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0444in" style:rel-width="93%" table:align="center"/>
    </style:style>
    <style:style style:name="Table1.A" style:family="table-column">
      <style:table-column-properties style:column-width="1.4438in" style:rel-column-width="14563*"/>
    </style:style>
    <style:style style:name="Table1.B" style:family="table-column">
      <style:table-column-properties style:column-width="1.0826in" style:rel-column-width="10922*"/>
    </style:style>
    <style:style style:name="Table1.C" style:family="table-column">
      <style:table-column-properties style:column-width="1.1729in" style:rel-column-width="11832*"/>
    </style:style>
    <style:style style:name="Table1.A1" style:family="table-cell">
      <style:table-cell-properties fo:padding="0in" fo:border="none"/>
    </style:style>
    <style:style style:name="Table2" style:family="table">
      <style:table-properties style:width="2.1444in" style:rel-width="33%" table:align="center"/>
    </style:style>
    <style:style style:name="Table2.A" style:family="table-column">
      <style:table-column-properties style:column-width="1.3986in" style:rel-column-width="14043*"/>
    </style:style>
    <style:style style:name="Table2.B" style:family="table-column">
      <style:table-column-properties style:column-width="0.7458in" style:rel-column-width="7489*"/>
    </style:style>
    <style:style style:name="Table2.A1" style:family="table-cell">
      <style:table-cell-properties fo:padding="0in" fo:border="none"/>
    </style:style>
    <style:style style:name="Table3" style:family="table">
      <style:table-properties style:width="2.1444in" style:rel-width="33%" table:align="center"/>
    </style:style>
    <style:style style:name="Table3.A" style:family="table-column">
      <style:table-column-properties style:column-width="1.3986in" style:rel-column-width="14043*"/>
    </style:style>
    <style:style style:name="Table3.B" style:family="table-column">
      <style:table-column-properties style:column-width="0.7458in" style:rel-column-width="7489*"/>
    </style:style>
    <style:style style:name="Table3.A1" style:family="table-cell">
      <style:table-cell-properties fo:padding="0in" fo:border="none"/>
    </style:style>
    <style:style style:name="Table4" style:family="table">
      <style:table-properties style:width="2.1444in" style:rel-width="33%" table:align="center"/>
    </style:style>
    <style:style style:name="Table4.A" style:family="table-column">
      <style:table-column-properties style:column-width="1.3986in" style:rel-column-width="14043*"/>
    </style:style>
    <style:style style:name="Table4.B" style:family="table-column">
      <style:table-column-properties style:column-width="0.7458in" style:rel-column-width="7489*"/>
    </style:style>
    <style:style style:name="Table4.A1" style:family="table-cell">
      <style:table-cell-properties fo:padding="0in" fo:border="none"/>
    </style:style>
    <style:style style:name="Table5" style:family="table">
      <style:table-properties style:width="2.1444in" style:rel-width="33%" table:align="center"/>
    </style:style>
    <style:style style:name="Table5.A" style:family="table-column">
      <style:table-column-properties style:column-width="1.3986in" style:rel-column-width="14043*"/>
    </style:style>
    <style:style style:name="Table5.B" style:family="table-column">
      <style:table-column-properties style:column-width="0.7458in" style:rel-column-width="7489*"/>
    </style:style>
    <style:style style:name="Table5.A1" style:family="table-cell">
      <style:table-cell-properties fo:padding="0in" fo:border="none"/>
    </style:style>
    <style:style style:name="Table6" style:family="table">
      <style:table-properties style:width="2.1444in" style:rel-width="33%" table:align="center"/>
    </style:style>
    <style:style style:name="Table6.A" style:family="table-column">
      <style:table-column-properties style:column-width="1.3986in" style:rel-column-width="14043*"/>
    </style:style>
    <style:style style:name="Table6.B" style:family="table-column">
      <style:table-column-properties style:column-width="0.7458in" style:rel-column-width="7489*"/>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in" fo:border="none"/>
    </style:style>
    <style:style style:name="Table8" style:family="table">
      <style:table-properties style:width="6.5in" style:rel-width="100%" table:align="center"/>
    </style:style>
    <style:style style:name="Table8.A" style:family="table-column">
      <style:table-column-properties style:column-width="3.7917in" style:rel-column-width="38228*"/>
    </style:style>
    <style:style style:name="Table8.B" style:family="table-column">
      <style:table-column-properties style:column-width="2.7083in" style:rel-column-width="27306*"/>
    </style:style>
    <style:style style:name="Table8.A1" style:family="table-cell">
      <style:table-cell-properties fo:padding="0in" fo:border="none"/>
    </style:style>
    <style:style style:name="Table9" style:family="table">
      <style:table-properties style:width="6.5in" style:rel-width="100%" table:align="center"/>
    </style:style>
    <style:style style:name="Table9.A" style:family="table-column">
      <style:table-column-properties style:column-width="1.6854in" style:rel-column-width="16990*"/>
    </style:style>
    <style:style style:name="Table9.B" style:family="table-column">
      <style:table-column-properties style:column-width="1.625in" style:rel-column-width="16383*"/>
    </style:style>
    <style:style style:name="Table9.C" style:family="table-column">
      <style:table-column-properties style:column-width="1.2639in" style:rel-column-width="12742*"/>
    </style:style>
    <style:style style:name="Table9.D" style:family="table-column">
      <style:table-column-properties style:column-width="1.9257in" style:rel-column-width="19417*"/>
    </style:style>
    <style:style style:name="Table9.A1" style:family="table-cell">
      <style:table-cell-properties fo:padding="0in" fo:border="none"/>
    </style:style>
    <style:style style:name="Table10" style:family="table">
      <style:table-properties style:width="5.1347in" style:rel-width="79%" table:align="center"/>
    </style:style>
    <style:style style:name="Table10.A" style:family="table-column">
      <style:table-column-properties style:column-width="2.0715in" style:rel-column-width="20934*"/>
    </style:style>
    <style:style style:name="Table10.B" style:family="table-column">
      <style:table-column-properties style:column-width="3.0632in" style:rel-column-width="30947*"/>
    </style:style>
    <style:style style:name="Table10.A1" style:family="table-cell">
      <style:table-cell-properties fo:padding="0in" fo:border="none"/>
    </style:style>
    <style:style style:name="Table11" style:family="table">
      <style:table-properties style:width="6.0444in" style:rel-width="93%" table:align="center"/>
    </style:style>
    <style:style style:name="Table11.A" style:family="table-column">
      <style:table-column-properties style:column-width="2.7063in" style:rel-column-width="27306*"/>
    </style:style>
    <style:style style:name="Table11.B" style:family="table-column">
      <style:table-column-properties style:column-width="3.3382in" style:rel-column-width="33677*"/>
    </style:style>
    <style:style style:name="Table11.A1" style:family="table-cell">
      <style:table-cell-properties fo:padding="0in" fo:border="none"/>
    </style:style>
    <style:style style:name="Table12" style:family="table">
      <style:table-properties style:width="3.9in" style:rel-width="60%" table:align="center"/>
    </style:style>
    <style:style style:name="Table12.A" style:family="table-column">
      <style:table-column-properties style:column-width="1.0882in" style:rel-column-width="10922*"/>
    </style:style>
    <style:style style:name="Table12.B" style:family="table-column">
      <style:table-column-properties style:column-width="2.8118in" style:rel-column-width="28216*"/>
    </style:style>
    <style:style style:name="Table12.A1" style:family="table-cell">
      <style:table-cell-properties fo:padding="0in" fo:border="none"/>
    </style:style>
    <style:style style:name="Table13" style:family="table">
      <style:table-properties style:width="6.5in" table:align="margins"/>
    </style:style>
    <style:style style:name="Table13.A" style:family="table-column">
      <style:table-column-properties style:column-width="1.625in" style:rel-column-width="16383*"/>
    </style:style>
    <style:style style:name="Table13.D" style:family="table-column">
      <style:table-column-properties style:column-width="1.625in" style:rel-column-width="16386*"/>
    </style:style>
    <style:style style:name="Table13.A1" style:family="table-cell">
      <style:table-cell-properties fo:padding="0in" fo:border="none"/>
    </style:style>
    <style:style style:name="Table14" style:family="table">
      <style:table-properties style:width="4.3556in" style:rel-width="67%" table:align="center"/>
    </style:style>
    <style:style style:name="Table14.A" style:family="table-column">
      <style:table-column-properties style:column-width="3.1757in" style:rel-column-width="31857*"/>
    </style:style>
    <style:style style:name="Table14.B" style:family="table-column">
      <style:table-column-properties style:column-width="1.1799in" style:rel-column-width="11832*"/>
    </style:style>
    <style:style style:name="Table14.A1" style:family="table-cell">
      <style:table-cell-properties fo:padding="0in" fo:border="none"/>
    </style:style>
    <style:style style:name="Table15" style:family="table">
      <style:table-properties style:width="6.5in" style:rel-width="100%" table:align="center"/>
    </style:style>
    <style:style style:name="Table15.A" style:family="table-column">
      <style:table-column-properties style:column-width="1.3354in" style:rel-column-width="13466*"/>
    </style:style>
    <style:style style:name="Table15.B" style:family="table-column">
      <style:table-column-properties style:column-width="5.1646in" style:rel-column-width="52068*"/>
    </style:style>
    <style:style style:name="Table15.A1" style:family="table-cell">
      <style:table-cell-properties fo:padding="0in" fo:border="none"/>
    </style:style>
    <style:style style:name="Table16" style:family="table">
      <style:table-properties style:width="6.5in" table:align="margins"/>
    </style:style>
    <style:style style:name="Table16.A" style:family="table-column">
      <style:table-column-properties style:column-width="1.3in" style:rel-column-width="13106*"/>
    </style:style>
    <style:style style:name="Table16.E" style:family="table-column">
      <style:table-column-properties style:column-width="1.3007in" style:rel-column-width="13111*"/>
    </style:style>
    <style:style style:name="Table16.A1" style:family="table-cell">
      <style:table-cell-properties fo:padding="0in" fo:border="none"/>
    </style:style>
    <style:style style:name="Table17" style:family="table">
      <style:table-properties style:width="4.0306in" style:rel-width="62%" table:align="center"/>
    </style:style>
    <style:style style:name="Table17.A" style:family="table-column">
      <style:table-column-properties style:column-width="1.1646in" style:rel-column-width="11832*"/>
    </style:style>
    <style:style style:name="Table17.B" style:family="table-column">
      <style:table-column-properties style:column-width="2.866in" style:rel-column-width="29126*"/>
    </style:style>
    <style:style style:name="Table17.A1" style:family="table-cell">
      <style:table-cell-properties fo:padding="0in" fo:border="none"/>
    </style:style>
    <style:style style:name="Table18" style:family="table">
      <style:table-properties style:width="6.5in" table:align="margins"/>
    </style:style>
    <style:style style:name="Table18.A" style:family="table-column">
      <style:table-column-properties style:column-width="3.25in" style:rel-column-width="32767*"/>
    </style:style>
    <style:style style:name="Table18.B" style:family="table-column">
      <style:table-column-properties style:column-width="3.25in" style:rel-column-width="32768*"/>
    </style:style>
    <style:style style:name="Table18.A1" style:family="table-cell">
      <style:table-cell-properties fo:padding="0in" fo:border="none"/>
    </style:style>
    <style:style style:name="Table19" style:family="table">
      <style:table-properties style:width="6.3056in" style:rel-width="97%" table:align="center"/>
    </style:style>
    <style:style style:name="Table19.A" style:family="table-column">
      <style:table-column-properties style:column-width="1.8917in" style:rel-column-width="19114*"/>
    </style:style>
    <style:style style:name="Table19.B" style:family="table-column">
      <style:table-column-properties style:column-width="1.3514in" style:rel-column-width="13653*"/>
    </style:style>
    <style:style style:name="Table19.C" style:family="table-column">
      <style:table-column-properties style:column-width="1.7111in" style:rel-column-width="17293*"/>
    </style:style>
    <style:style style:name="Table19.A1" style:family="table-cell">
      <style:table-cell-properties fo:padding="0in" fo:border="none"/>
    </style:style>
    <style:style style:name="Table20" style:family="table">
      <style:table-properties style:width="5.85in" style:rel-width="90%" table:align="center"/>
    </style:style>
    <style:style style:name="Table20.A" style:family="table-column">
      <style:table-column-properties style:column-width="1.8903in" style:rel-column-width="19114*"/>
    </style:style>
    <style:style style:name="Table20.C" style:family="table-column">
      <style:table-column-properties style:column-width="2.0701in" style:rel-column-width="20934*"/>
    </style:style>
    <style:style style:name="Table20.A1" style:family="table-cell">
      <style:table-cell-properties fo:padding="0in" fo:border="none"/>
    </style:style>
    <style:style style:name="Table21" style:family="table">
      <style:table-properties style:width="6.5in" table:align="margins"/>
    </style:style>
    <style:style style:name="Table21.A" style:family="table-column">
      <style:table-column-properties style:column-width="0.5417in" style:rel-column-width="5461*"/>
    </style:style>
    <style:style style:name="Table21.L" style:family="table-column">
      <style:table-column-properties style:column-width="0.5417in" style:rel-column-width="5464*"/>
    </style:style>
    <style:style style:name="Table2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3035in" style:type="right" style:leader-style="dotted" style:leader-text="."/>
        </style:tab-stops>
      </style:paragraph-properties>
    </style:style>
    <style:style style:name="P5" style:family="paragraph" style:parent-style-name="Contents_20_3">
      <style:paragraph-properties>
        <style:tab-stops>
          <style:tab-stop style:position="6.1071in" style:type="right" style:leader-style="dotted" style:leader-text="."/>
        </style:tab-stops>
      </style:paragraph-properties>
    </style:style>
    <style:style style:name="P6" style:family="paragraph" style:parent-style-name="First_20_paragraph">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Heading">
      <style:text-properties fo:font-weight="bold" style:font-weight-asian="bold" style:font-weight-complex="bold"/>
    </style:style>
    <style:style style:name="P10" style:family="paragraph" style:parent-style-name="Table_20_Heading">
      <style:text-properties fo:font-style="italic" style:font-style-asian="italic" style:font-style-complex="italic"/>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mimal OpenD6 System Reference Document</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P3"><text:a xlink:type="simple" xlink:href="#__RefHeading___Toc6258_2439159395" text:style-name="Internet_20_link" text:visited-style-name="Internet_20_link">Definitions of Common Game Terms</text:a><text:tab/><text:a xlink:type="simple" xlink:href="#__RefHeading___Toc6258_2439159395" text:style-name="Internet_20_link" text:visited-style-name="Internet_20_link">6</text:a></text:p>
          <text:p text:style-name="P3"><text:a xlink:type="simple" xlink:href="#__RefHeading___Toc6260_2439159395" text:style-name="Internet_20_link" text:visited-style-name="Internet_20_link">About this Book</text:a><text:tab/><text:a xlink:type="simple" xlink:href="#__RefHeading___Toc6260_2439159395" text:style-name="Internet_20_link" text:visited-style-name="Internet_20_link">7</text:a></text:p>
          <text:p text:style-name="P3"><text:a xlink:type="simple" xlink:href="#__RefHeading___Toc6262_2439159395" text:style-name="Internet_20_link" text:visited-style-name="Internet_20_link">Dice Basics</text:a><text:tab/><text:a xlink:type="simple" xlink:href="#__RefHeading___Toc6262_2439159395" text:style-name="Internet_20_link" text:visited-style-name="Internet_20_link">8</text:a></text:p>
          <text:p text:style-name="P3"><text:a xlink:type="simple" xlink:href="#__RefHeading___Toc6264_2439159395" text:style-name="Internet_20_link" text:visited-style-name="Internet_20_link">How to Make a Character</text:a><text:tab/><text:a xlink:type="simple" xlink:href="#__RefHeading___Toc6264_2439159395" text:style-name="Internet_20_link" text:visited-style-name="Internet_20_link">8</text:a></text:p>
          <text:p text:style-name="P4"><text:a xlink:type="simple" xlink:href="#__RefHeading___Toc6266_2439159395" text:style-name="Internet_20_link" text:visited-style-name="Internet_20_link">Attributes</text:a><text:tab/><text:a xlink:type="simple" xlink:href="#__RefHeading___Toc6266_2439159395" text:style-name="Internet_20_link" text:visited-style-name="Internet_20_link">8</text:a></text:p>
          <text:p text:style-name="P4"><text:a xlink:type="simple" xlink:href="#__RefHeading___Toc6268_2439159395" text:style-name="Internet_20_link" text:visited-style-name="Internet_20_link">Skills</text:a><text:tab/><text:a xlink:type="simple" xlink:href="#__RefHeading___Toc6268_2439159395" text:style-name="Internet_20_link" text:visited-style-name="Internet_20_link">9</text:a></text:p>
          <text:p text:style-name="P4"><text:a xlink:type="simple" xlink:href="#__RefHeading___Toc6270_2439159395" text:style-name="Internet_20_link" text:visited-style-name="Internet_20_link">Skill Specializations</text:a><text:tab/><text:a xlink:type="simple" xlink:href="#__RefHeading___Toc6270_2439159395" text:style-name="Internet_20_link" text:visited-style-name="Internet_20_link">9</text:a></text:p>
          <text:p text:style-name="P4"><text:a xlink:type="simple" xlink:href="#__RefHeading___Toc6272_2439159395" text:style-name="Internet_20_link" text:visited-style-name="Internet_20_link">Perks</text:a><text:tab/><text:a xlink:type="simple" xlink:href="#__RefHeading___Toc6272_2439159395" text:style-name="Internet_20_link" text:visited-style-name="Internet_20_link">10</text:a></text:p>
          <text:p text:style-name="P5"><text:a xlink:type="simple" xlink:href="#__RefHeading___Toc6274_2439159395" text:style-name="Internet_20_link" text:visited-style-name="Internet_20_link">Racial Perks</text:a><text:tab/><text:a xlink:type="simple" xlink:href="#__RefHeading___Toc6274_2439159395" text:style-name="Internet_20_link" text:visited-style-name="Internet_20_link">10</text:a></text:p>
          <text:p text:style-name="P5"><text:a xlink:type="simple" xlink:href="#__RefHeading___Toc6276_2439159395" text:style-name="Internet_20_link" text:visited-style-name="Internet_20_link">General Perks</text:a><text:tab/><text:a xlink:type="simple" xlink:href="#__RefHeading___Toc6276_2439159395" text:style-name="Internet_20_link" text:visited-style-name="Internet_20_link">10</text:a></text:p>
          <text:p text:style-name="P5"><text:a xlink:type="simple" xlink:href="#__RefHeading___Toc6278_2439159395" text:style-name="Internet_20_link" text:visited-style-name="Internet_20_link">Esoteric Perks</text:a><text:tab/><text:a xlink:type="simple" xlink:href="#__RefHeading___Toc6278_2439159395" text:style-name="Internet_20_link" text:visited-style-name="Internet_20_link">11</text:a></text:p>
          <text:p text:style-name="P3"><text:a xlink:type="simple" xlink:href="#__RefHeading___Toc6280_2439159395" text:style-name="Internet_20_link" text:visited-style-name="Internet_20_link">Complications</text:a><text:tab/><text:a xlink:type="simple" xlink:href="#__RefHeading___Toc6280_2439159395" text:style-name="Internet_20_link" text:visited-style-name="Internet_20_link">11</text:a></text:p>
          <text:p text:style-name="P3"><text:a xlink:type="simple" xlink:href="#__RefHeading___Toc6282_2439159395" text:style-name="Internet_20_link" text:visited-style-name="Internet_20_link">Gear</text:a><text:tab/><text:a xlink:type="simple" xlink:href="#__RefHeading___Toc6282_2439159395" text:style-name="Internet_20_link" text:visited-style-name="Internet_20_link">12</text:a></text:p>
          <text:p text:style-name="P3"><text:a xlink:type="simple" xlink:href="#__RefHeading___Toc6284_2439159395" text:style-name="Internet_20_link" text:visited-style-name="Internet_20_link">The Game Mechanics</text:a><text:tab/><text:a xlink:type="simple" xlink:href="#__RefHeading___Toc6284_2439159395" text:style-name="Internet_20_link" text:visited-style-name="Internet_20_link">14</text:a></text:p>
          <text:p text:style-name="P4"><text:a xlink:type="simple" xlink:href="#__RefHeading___Toc6286_2439159395" text:style-name="Internet_20_link" text:visited-style-name="Internet_20_link">General (non-combat) Challenges</text:a><text:tab/><text:a xlink:type="simple" xlink:href="#__RefHeading___Toc6286_2439159395" text:style-name="Internet_20_link" text:visited-style-name="Internet_20_link">14</text:a></text:p>
          <text:p text:style-name="P5"><text:a xlink:type="simple" xlink:href="#__RefHeading___Toc6288_2439159395" text:style-name="Internet_20_link" text:visited-style-name="Internet_20_link">Order of Actions in a Round</text:a><text:tab/><text:a xlink:type="simple" xlink:href="#__RefHeading___Toc6288_2439159395" text:style-name="Internet_20_link" text:visited-style-name="Internet_20_link">14</text:a></text:p>
          <text:p text:style-name="P5"><text:a xlink:type="simple" xlink:href="#__RefHeading___Toc6290_2439159395" text:style-name="Internet_20_link" text:visited-style-name="Internet_20_link">Multiple Actions</text:a><text:tab/><text:a xlink:type="simple" xlink:href="#__RefHeading___Toc6290_2439159395" text:style-name="Internet_20_link" text:visited-style-name="Internet_20_link">14</text:a></text:p>
          <text:p text:style-name="P4"><text:a xlink:type="simple" xlink:href="#__RefHeading___Toc6292_2439159395" text:style-name="Internet_20_link" text:visited-style-name="Internet_20_link">Scaling</text:a><text:tab/><text:a xlink:type="simple" xlink:href="#__RefHeading___Toc6292_2439159395" text:style-name="Internet_20_link" text:visited-style-name="Internet_20_link">15</text:a></text:p>
          <text:p text:style-name="P4"><text:a xlink:type="simple" xlink:href="#__RefHeading___Toc6294_2439159395" text:style-name="Internet_20_link" text:visited-style-name="Internet_20_link">Movement</text:a><text:tab/><text:a xlink:type="simple" xlink:href="#__RefHeading___Toc6294_2439159395" text:style-name="Internet_20_link" text:visited-style-name="Internet_20_link">15</text:a></text:p>
          <text:p text:style-name="P4"><text:a xlink:type="simple" xlink:href="#__RefHeading___Toc6296_2439159395" text:style-name="Internet_20_link" text:visited-style-name="Internet_20_link">Experience</text:a><text:tab/><text:a xlink:type="simple" xlink:href="#__RefHeading___Toc6296_2439159395" text:style-name="Internet_20_link" text:visited-style-name="Internet_20_link">15</text:a></text:p>
          <text:p text:style-name="P5"><text:a xlink:type="simple" xlink:href="#__RefHeading___Toc6298_2439159395" text:style-name="Internet_20_link" text:visited-style-name="Internet_20_link">Spending Character Points (CP)</text:a><text:tab/><text:a xlink:type="simple" xlink:href="#__RefHeading___Toc6298_2439159395" text:style-name="Internet_20_link" text:visited-style-name="Internet_20_link">15</text:a></text:p>
          <text:p text:style-name="P4"><text:a xlink:type="simple" xlink:href="#__RefHeading___Toc6300_2439159395" text:style-name="Internet_20_link" text:visited-style-name="Internet_20_link">Hero Points</text:a><text:tab/><text:a xlink:type="simple" xlink:href="#__RefHeading___Toc6300_2439159395" text:style-name="Internet_20_link" text:visited-style-name="Internet_20_link">15</text:a></text:p>
          <text:p text:style-name="P4"><text:a xlink:type="simple" xlink:href="#__RefHeading___Toc6302_2439159395" text:style-name="Internet_20_link" text:visited-style-name="Internet_20_link">Healing</text:a><text:tab/><text:a xlink:type="simple" xlink:href="#__RefHeading___Toc6302_2439159395" text:style-name="Internet_20_link" text:visited-style-name="Internet_20_link">16</text:a></text:p>
          <text:p text:style-name="P3"><text:a xlink:type="simple" xlink:href="#__RefHeading___Toc6304_2439159395" text:style-name="Internet_20_link" text:visited-style-name="Internet_20_link">Combat</text:a><text:tab/><text:a xlink:type="simple" xlink:href="#__RefHeading___Toc6304_2439159395" text:style-name="Internet_20_link" text:visited-style-name="Internet_20_link">16</text:a></text:p>
          <text:p text:style-name="P4"><text:a xlink:type="simple" xlink:href="#__RefHeading___Toc6306_2439159395" text:style-name="Internet_20_link" text:visited-style-name="Internet_20_link">Why two rules?</text:a><text:tab/><text:a xlink:type="simple" xlink:href="#__RefHeading___Toc6306_2439159395" text:style-name="Internet_20_link" text:visited-style-name="Internet_20_link">16</text:a></text:p>
          <text:p text:style-name="P4"><text:a xlink:type="simple" xlink:href="#__RefHeading___Toc6308_2439159395" text:style-name="Internet_20_link" text:visited-style-name="Internet_20_link">Fast Static Combat</text:a><text:tab/><text:a xlink:type="simple" xlink:href="#__RefHeading___Toc6308_2439159395" text:style-name="Internet_20_link" text:visited-style-name="Internet_20_link">17</text:a></text:p>
          <text:p text:style-name="P5"><text:a xlink:type="simple" xlink:href="#__RefHeading___Toc6310_2439159395" text:style-name="Internet_20_link" text:visited-style-name="Internet_20_link">Attacking a Target</text:a><text:tab/><text:a xlink:type="simple" xlink:href="#__RefHeading___Toc6310_2439159395" text:style-name="Internet_20_link" text:visited-style-name="Internet_20_link">17</text:a></text:p>
          <text:p text:style-name="P5"><text:a xlink:type="simple" xlink:href="#__RefHeading___Toc6312_2439159395" text:style-name="Internet_20_link" text:visited-style-name="Internet_20_link">Static Defenses</text:a><text:tab/><text:a xlink:type="simple" xlink:href="#__RefHeading___Toc6312_2439159395" text:style-name="Internet_20_link" text:visited-style-name="Internet_20_link">17</text:a></text:p>
          <text:p text:style-name="P5"><text:a xlink:type="simple" xlink:href="#__RefHeading___Toc6314_2439159395" text:style-name="Internet_20_link" text:visited-style-name="Internet_20_link">Resisting Damage</text:a><text:tab/><text:a xlink:type="simple" xlink:href="#__RefHeading___Toc6314_2439159395" text:style-name="Internet_20_link" text:visited-style-name="Internet_20_link">17</text:a></text:p>
          <text:p text:style-name="P4"><text:a xlink:type="simple" xlink:href="#__RefHeading___Toc6316_2439159395" text:style-name="Internet_20_link" text:visited-style-name="Internet_20_link">Traditional OpenD6 Combat</text:a><text:tab/><text:a xlink:type="simple" xlink:href="#__RefHeading___Toc6316_2439159395" text:style-name="Internet_20_link" text:visited-style-name="Internet_20_link">17</text:a></text:p>
          <text:p text:style-name="P5"><text:a xlink:type="simple" xlink:href="#__RefHeading___Toc6318_2439159395" text:style-name="Internet_20_link" text:visited-style-name="Internet_20_link">Attacking A Target</text:a><text:tab/><text:a xlink:type="simple" xlink:href="#__RefHeading___Toc6318_2439159395" text:style-name="Internet_20_link" text:visited-style-name="Internet_20_link">17</text:a></text:p>
          <text:p text:style-name="P5"><text:a xlink:type="simple" xlink:href="#__RefHeading___Toc6320_2439159395" text:style-name="Internet_20_link" text:visited-style-name="Internet_20_link">Defensive Options</text:a><text:tab/><text:a xlink:type="simple" xlink:href="#__RefHeading___Toc6320_2439159395" text:style-name="Internet_20_link" text:visited-style-name="Internet_20_link">18</text:a></text:p>
          <text:p text:style-name="P5"><text:a xlink:type="simple" xlink:href="#__RefHeading___Toc6322_2439159395" text:style-name="Internet_20_link" text:visited-style-name="Internet_20_link">Resisting Damage</text:a><text:tab/><text:a xlink:type="simple" xlink:href="#__RefHeading___Toc6322_2439159395" text:style-name="Internet_20_link" text:visited-style-name="Internet_20_link">18</text:a></text:p>
          <text:p text:style-name="P3"><text:a xlink:type="simple" xlink:href="#__RefHeading___Toc6324_2439159395" text:style-name="Internet_20_link" text:visited-style-name="Internet_20_link">Wounds</text:a><text:tab/><text:a xlink:type="simple" xlink:href="#__RefHeading___Toc6324_2439159395" text:style-name="Internet_20_link" text:visited-style-name="Internet_20_link">18</text:a></text:p>
          <text:p text:style-name="P4"><text:a xlink:type="simple" xlink:href="#__RefHeading___Toc6326_2439159395" text:style-name="Internet_20_link" text:visited-style-name="Internet_20_link">Wound Level Chart</text:a><text:tab/><text:a xlink:type="simple" xlink:href="#__RefHeading___Toc6326_2439159395" text:style-name="Internet_20_link" text:visited-style-name="Internet_20_link">18</text:a></text:p>
          <text:p text:style-name="P4"><text:a xlink:type="simple" xlink:href="#__RefHeading___Toc6328_2439159395" text:style-name="Internet_20_link" text:visited-style-name="Internet_20_link">Wound Level Effects</text:a><text:tab/><text:a xlink:type="simple" xlink:href="#__RefHeading___Toc6328_2439159395" text:style-name="Internet_20_link" text:visited-style-name="Internet_20_link">19</text:a></text:p>
          <text:p text:style-name="P3"><text:a xlink:type="simple" xlink:href="#__RefHeading___Toc6330_2439159395" text:style-name="Internet_20_link" text:visited-style-name="Internet_20_link">Vehicles</text:a><text:tab/><text:a xlink:type="simple" xlink:href="#__RefHeading___Toc6330_2439159395" text:style-name="Internet_20_link" text:visited-style-name="Internet_20_link">19</text:a></text:p>
          <text:p text:style-name="P4"><text:a xlink:type="simple" xlink:href="#__RefHeading___Toc6332_2439159395" text:style-name="Internet_20_link" text:visited-style-name="Internet_20_link">Vehicle Combat</text:a><text:tab/><text:a xlink:type="simple" xlink:href="#__RefHeading___Toc6332_2439159395" text:style-name="Internet_20_link" text:visited-style-name="Internet_20_link">20</text:a></text:p>
          <text:p text:style-name="P5"><text:soft-page-break/><text:a xlink:type="simple" xlink:href="#__RefHeading___Toc6334_2439159395" text:style-name="Internet_20_link" text:visited-style-name="Internet_20_link">Effects of Damage</text:a><text:tab/><text:a xlink:type="simple" xlink:href="#__RefHeading___Toc6334_2439159395" text:style-name="Internet_20_link" text:visited-style-name="Internet_20_link">20</text:a></text:p>
          <text:p text:style-name="P5"><text:a xlink:type="simple" xlink:href="#__RefHeading___Toc6336_2439159395" text:style-name="Internet_20_link" text:visited-style-name="Internet_20_link">Ramming</text:a><text:tab/><text:a xlink:type="simple" xlink:href="#__RefHeading___Toc6336_2439159395" text:style-name="Internet_20_link" text:visited-style-name="Internet_20_link">20</text:a></text:p>
          <text:p text:style-name="P5"><text:a xlink:type="simple" xlink:href="#__RefHeading___Toc6338_2439159395" text:style-name="Internet_20_link" text:visited-style-name="Internet_20_link">Multiple Weapons on Vehicles</text:a><text:tab/><text:a xlink:type="simple" xlink:href="#__RefHeading___Toc6338_2439159395" text:style-name="Internet_20_link" text:visited-style-name="Internet_20_link">20</text:a></text:p>
          <text:p text:style-name="P4"><text:a xlink:type="simple" xlink:href="#__RefHeading___Toc6340_2439159395" text:style-name="Internet_20_link" text:visited-style-name="Internet_20_link">Chases</text:a><text:tab/><text:a xlink:type="simple" xlink:href="#__RefHeading___Toc6340_2439159395" text:style-name="Internet_20_link" text:visited-style-name="Internet_20_link">21</text:a></text:p>
          <text:p text:style-name="P4"><text:a xlink:type="simple" xlink:href="#__RefHeading___Toc6342_2439159395" text:style-name="Internet_20_link" text:visited-style-name="Internet_20_link">Repairing Vehicles</text:a><text:tab/><text:a xlink:type="simple" xlink:href="#__RefHeading___Toc6342_2439159395" text:style-name="Internet_20_link" text:visited-style-name="Internet_20_link">21</text:a></text:p>
          <text:p text:style-name="P4"><text:a xlink:type="simple" xlink:href="#__RefHeading___Toc6344_2439159395" text:style-name="Internet_20_link" text:visited-style-name="Internet_20_link">Vehicle Movement</text:a><text:tab/><text:a xlink:type="simple" xlink:href="#__RefHeading___Toc6344_2439159395" text:style-name="Internet_20_link" text:visited-style-name="Internet_20_link">21</text:a></text:p>
          <text:p text:style-name="P4"><text:a xlink:type="simple" xlink:href="#__RefHeading___Toc6346_2439159395" text:style-name="Internet_20_link" text:visited-style-name="Internet_20_link">Weapon Ranges in Space</text:a><text:tab/><text:a xlink:type="simple" xlink:href="#__RefHeading___Toc6346_2439159395" text:style-name="Internet_20_link" text:visited-style-name="Internet_20_link">21</text:a></text:p>
          <text:p text:style-name="P4"><text:a xlink:type="simple" xlink:href="#__RefHeading___Toc6348_2439159395" text:style-name="Internet_20_link" text:visited-style-name="Internet_20_link">Vehicle Costs</text:a><text:tab/><text:a xlink:type="simple" xlink:href="#__RefHeading___Toc6348_2439159395" text:style-name="Internet_20_link" text:visited-style-name="Internet_20_link">21</text:a></text:p>
          <text:p text:style-name="P4"><text:a xlink:type="simple" xlink:href="#__RefHeading___Toc6350_2439159395" text:style-name="Internet_20_link" text:visited-style-name="Internet_20_link">Sample Fantasy Vehicles</text:a><text:tab/><text:a xlink:type="simple" xlink:href="#__RefHeading___Toc6350_2439159395" text:style-name="Internet_20_link" text:visited-style-name="Internet_20_link">22</text:a></text:p>
          <text:p text:style-name="P5"><text:a xlink:type="simple" xlink:href="#__RefHeading___Toc6352_2439159395" text:style-name="Internet_20_link" text:visited-style-name="Internet_20_link">Air Ship</text:a><text:tab/><text:a xlink:type="simple" xlink:href="#__RefHeading___Toc6352_2439159395" text:style-name="Internet_20_link" text:visited-style-name="Internet_20_link">22</text:a></text:p>
          <text:p text:style-name="P5"><text:a xlink:type="simple" xlink:href="#__RefHeading___Toc6354_2439159395" text:style-name="Internet_20_link" text:visited-style-name="Internet_20_link">Automaton</text:a><text:tab/><text:a xlink:type="simple" xlink:href="#__RefHeading___Toc6354_2439159395" text:style-name="Internet_20_link" text:visited-style-name="Internet_20_link">22</text:a></text:p>
          <text:p text:style-name="P5"><text:a xlink:type="simple" xlink:href="#__RefHeading___Toc6356_2439159395" text:style-name="Internet_20_link" text:visited-style-name="Internet_20_link">Galleon</text:a><text:tab/><text:a xlink:type="simple" xlink:href="#__RefHeading___Toc6356_2439159395" text:style-name="Internet_20_link" text:visited-style-name="Internet_20_link">22</text:a></text:p>
          <text:p text:style-name="P5"><text:a xlink:type="simple" xlink:href="#__RefHeading___Toc6358_2439159395" text:style-name="Internet_20_link" text:visited-style-name="Internet_20_link">Small Ship</text:a><text:tab/><text:a xlink:type="simple" xlink:href="#__RefHeading___Toc6358_2439159395" text:style-name="Internet_20_link" text:visited-style-name="Internet_20_link">23</text:a></text:p>
          <text:p text:style-name="P4"><text:a xlink:type="simple" xlink:href="#__RefHeading___Toc6360_2439159395" text:style-name="Internet_20_link" text:visited-style-name="Internet_20_link">Sample Modern Vehicles</text:a><text:tab/><text:a xlink:type="simple" xlink:href="#__RefHeading___Toc6360_2439159395" text:style-name="Internet_20_link" text:visited-style-name="Internet_20_link">23</text:a></text:p>
          <text:p text:style-name="P5"><text:a xlink:type="simple" xlink:href="#__RefHeading___Toc6362_2439159395" text:style-name="Internet_20_link" text:visited-style-name="Internet_20_link">Car</text:a><text:tab/><text:a xlink:type="simple" xlink:href="#__RefHeading___Toc6362_2439159395" text:style-name="Internet_20_link" text:visited-style-name="Internet_20_link">23</text:a></text:p>
          <text:p text:style-name="P5"><text:a xlink:type="simple" xlink:href="#__RefHeading___Toc6364_2439159395" text:style-name="Internet_20_link" text:visited-style-name="Internet_20_link">Fighter Jet</text:a><text:tab/><text:a xlink:type="simple" xlink:href="#__RefHeading___Toc6364_2439159395" text:style-name="Internet_20_link" text:visited-style-name="Internet_20_link">23</text:a></text:p>
          <text:p text:style-name="P5"><text:a xlink:type="simple" xlink:href="#__RefHeading___Toc6366_2439159395" text:style-name="Internet_20_link" text:visited-style-name="Internet_20_link">Motorcycle</text:a><text:tab/><text:a xlink:type="simple" xlink:href="#__RefHeading___Toc6366_2439159395" text:style-name="Internet_20_link" text:visited-style-name="Internet_20_link">24</text:a></text:p>
          <text:p text:style-name="P5"><text:a xlink:type="simple" xlink:href="#__RefHeading___Toc6368_2439159395" text:style-name="Internet_20_link" text:visited-style-name="Internet_20_link">Sports Car</text:a><text:tab/><text:a xlink:type="simple" xlink:href="#__RefHeading___Toc6368_2439159395" text:style-name="Internet_20_link" text:visited-style-name="Internet_20_link">24</text:a></text:p>
          <text:p text:style-name="P5"><text:a xlink:type="simple" xlink:href="#__RefHeading___Toc6370_2439159395" text:style-name="Internet_20_link" text:visited-style-name="Internet_20_link">Tank</text:a><text:tab/><text:a xlink:type="simple" xlink:href="#__RefHeading___Toc6370_2439159395" text:style-name="Internet_20_link" text:visited-style-name="Internet_20_link">24</text:a></text:p>
          <text:p text:style-name="P4"><text:a xlink:type="simple" xlink:href="#__RefHeading___Toc6372_2439159395" text:style-name="Internet_20_link" text:visited-style-name="Internet_20_link">Sample Sci-Fi Vehicles</text:a><text:tab/><text:a xlink:type="simple" xlink:href="#__RefHeading___Toc6372_2439159395" text:style-name="Internet_20_link" text:visited-style-name="Internet_20_link">25</text:a></text:p>
          <text:p text:style-name="P5"><text:a xlink:type="simple" xlink:href="#__RefHeading___Toc6374_2439159395" text:style-name="Internet_20_link" text:visited-style-name="Internet_20_link">Air Cycle</text:a><text:tab/><text:a xlink:type="simple" xlink:href="#__RefHeading___Toc6374_2439159395" text:style-name="Internet_20_link" text:visited-style-name="Internet_20_link">25</text:a></text:p>
          <text:p text:style-name="P5"><text:a xlink:type="simple" xlink:href="#__RefHeading___Toc6376_2439159395" text:style-name="Internet_20_link" text:visited-style-name="Internet_20_link">Capital Ship</text:a><text:tab/><text:a xlink:type="simple" xlink:href="#__RefHeading___Toc6376_2439159395" text:style-name="Internet_20_link" text:visited-style-name="Internet_20_link">25</text:a></text:p>
          <text:p text:style-name="P5"><text:a xlink:type="simple" xlink:href="#__RefHeading___Toc6378_2439159395" text:style-name="Internet_20_link" text:visited-style-name="Internet_20_link">Mecha</text:a><text:tab/><text:a xlink:type="simple" xlink:href="#__RefHeading___Toc6378_2439159395" text:style-name="Internet_20_link" text:visited-style-name="Internet_20_link">25</text:a></text:p>
          <text:p text:style-name="P5"><text:a xlink:type="simple" xlink:href="#__RefHeading___Toc6380_2439159395" text:style-name="Internet_20_link" text:visited-style-name="Internet_20_link">Star Fighter</text:a><text:tab/><text:a xlink:type="simple" xlink:href="#__RefHeading___Toc6380_2439159395" text:style-name="Internet_20_link" text:visited-style-name="Internet_20_link">26</text:a></text:p>
          <text:p text:style-name="P5"><text:a xlink:type="simple" xlink:href="#__RefHeading___Toc6382_2439159395" text:style-name="Internet_20_link" text:visited-style-name="Internet_20_link">Star Yacht</text:a><text:tab/><text:a xlink:type="simple" xlink:href="#__RefHeading___Toc6382_2439159395" text:style-name="Internet_20_link" text:visited-style-name="Internet_20_link">26</text:a></text:p>
          <text:p text:style-name="P3"><text:a xlink:type="simple" xlink:href="#__RefHeading___Toc6384_2439159395" text:style-name="Internet_20_link" text:visited-style-name="Internet_20_link">The Simple Magic System</text:a><text:tab/><text:a xlink:type="simple" xlink:href="#__RefHeading___Toc6384_2439159395" text:style-name="Internet_20_link" text:visited-style-name="Internet_20_link">26</text:a></text:p>
          <text:p text:style-name="P4"><text:a xlink:type="simple" xlink:href="#__RefHeading___Toc6386_2439159395" text:style-name="Internet_20_link" text:visited-style-name="Internet_20_link">Access to Magic</text:a><text:tab/><text:a xlink:type="simple" xlink:href="#__RefHeading___Toc6386_2439159395" text:style-name="Internet_20_link" text:visited-style-name="Internet_20_link">26</text:a></text:p>
          <text:p text:style-name="P4"><text:a xlink:type="simple" xlink:href="#__RefHeading___Toc6388_2439159395" text:style-name="Internet_20_link" text:visited-style-name="Internet_20_link">Casting Spells</text:a><text:tab/><text:a xlink:type="simple" xlink:href="#__RefHeading___Toc6388_2439159395" text:style-name="Internet_20_link" text:visited-style-name="Internet_20_link">27</text:a></text:p>
          <text:p text:style-name="P5"><text:a xlink:type="simple" xlink:href="#__RefHeading___Toc6390_2439159395" text:style-name="Internet_20_link" text:visited-style-name="Internet_20_link">Spells Requiring Multiple Actions</text:a><text:tab/><text:a xlink:type="simple" xlink:href="#__RefHeading___Toc6390_2439159395" text:style-name="Internet_20_link" text:visited-style-name="Internet_20_link">27</text:a></text:p>
          <text:p text:style-name="P5"><text:a xlink:type="simple" xlink:href="#__RefHeading___Toc6392_2439159395" text:style-name="Internet_20_link" text:visited-style-name="Internet_20_link">Concentration (CONC)</text:a><text:tab/><text:a xlink:type="simple" xlink:href="#__RefHeading___Toc6392_2439159395" text:style-name="Internet_20_link" text:visited-style-name="Internet_20_link">27</text:a></text:p>
          <text:p text:style-name="P4"><text:a xlink:type="simple" xlink:href="#__RefHeading___Toc6394_2439159395" text:style-name="Internet_20_link" text:visited-style-name="Internet_20_link">Beginning Spells &amp; Learning More</text:a><text:tab/><text:a xlink:type="simple" xlink:href="#__RefHeading___Toc6394_2439159395" text:style-name="Internet_20_link" text:visited-style-name="Internet_20_link">27</text:a></text:p>
          <text:p text:style-name="P4"><text:a xlink:type="simple" xlink:href="#__RefHeading___Toc6396_2439159395" text:style-name="Internet_20_link" text:visited-style-name="Internet_20_link">Magic Perks</text:a><text:tab/><text:a xlink:type="simple" xlink:href="#__RefHeading___Toc6396_2439159395" text:style-name="Internet_20_link" text:visited-style-name="Internet_20_link">27</text:a></text:p>
          <text:p text:style-name="P4"><text:a xlink:type="simple" xlink:href="#__RefHeading___Toc6398_2439159395" text:style-name="Internet_20_link" text:visited-style-name="Internet_20_link">Magic Complications</text:a><text:tab/><text:a xlink:type="simple" xlink:href="#__RefHeading___Toc6398_2439159395" text:style-name="Internet_20_link" text:visited-style-name="Internet_20_link">27</text:a></text:p>
          <text:p text:style-name="P4"><text:a xlink:type="simple" xlink:href="#__RefHeading___Toc6400_2439159395" text:style-name="Internet_20_link" text:visited-style-name="Internet_20_link">Sorcerer's Tools</text:a><text:tab/><text:a xlink:type="simple" xlink:href="#__RefHeading___Toc6400_2439159395" text:style-name="Internet_20_link" text:visited-style-name="Internet_20_link">28</text:a></text:p>
          <text:p text:style-name="P5"><text:a xlink:type="simple" xlink:href="#__RefHeading___Toc6402_2439159395" text:style-name="Internet_20_link" text:visited-style-name="Internet_20_link">Making Sorcerer's Tools</text:a><text:tab/><text:a xlink:type="simple" xlink:href="#__RefHeading___Toc6402_2439159395" text:style-name="Internet_20_link" text:visited-style-name="Internet_20_link">28</text:a></text:p>
          <text:p text:style-name="P4"><text:a xlink:type="simple" xlink:href="#__RefHeading___Toc6404_2439159395" text:style-name="Internet_20_link" text:visited-style-name="Internet_20_link">Spell Books</text:a><text:tab/><text:a xlink:type="simple" xlink:href="#__RefHeading___Toc6404_2439159395" text:style-name="Internet_20_link" text:visited-style-name="Internet_20_link">28</text:a></text:p>
          <text:p text:style-name="P4"><text:a xlink:type="simple" xlink:href="#__RefHeading___Toc6406_2439159395" text:style-name="Internet_20_link" text:visited-style-name="Internet_20_link">The Grimoire</text:a><text:tab/><text:a xlink:type="simple" xlink:href="#__RefHeading___Toc6406_2439159395" text:style-name="Internet_20_link" text:visited-style-name="Internet_20_link">29</text:a></text:p>
          <text:p text:style-name="P5"><text:a xlink:type="simple" xlink:href="#__RefHeading___Toc6408_2439159395" text:style-name="Internet_20_link" text:visited-style-name="Internet_20_link">Animal Growth</text:a><text:tab/><text:a xlink:type="simple" xlink:href="#__RefHeading___Toc6408_2439159395" text:style-name="Internet_20_link" text:visited-style-name="Internet_20_link">29</text:a></text:p>
          <text:p text:style-name="P5"><text:a xlink:type="simple" xlink:href="#__RefHeading___Toc6410_2439159395" text:style-name="Internet_20_link" text:visited-style-name="Internet_20_link">Animate Dead</text:a><text:tab/><text:a xlink:type="simple" xlink:href="#__RefHeading___Toc6410_2439159395" text:style-name="Internet_20_link" text:visited-style-name="Internet_20_link">29</text:a></text:p>
          <text:p text:style-name="P5"><text:a xlink:type="simple" xlink:href="#__RefHeading___Toc6412_2439159395" text:style-name="Internet_20_link" text:visited-style-name="Internet_20_link">Beast Tongue</text:a><text:tab/><text:a xlink:type="simple" xlink:href="#__RefHeading___Toc6412_2439159395" text:style-name="Internet_20_link" text:visited-style-name="Internet_20_link">29</text:a></text:p>
          <text:p text:style-name="P5"><text:a xlink:type="simple" xlink:href="#__RefHeading___Toc6414_2439159395" text:style-name="Internet_20_link" text:visited-style-name="Internet_20_link">Bless</text:a><text:tab/><text:a xlink:type="simple" xlink:href="#__RefHeading___Toc6414_2439159395" text:style-name="Internet_20_link" text:visited-style-name="Internet_20_link">29</text:a></text:p>
          <text:p text:style-name="P5"><text:a xlink:type="simple" xlink:href="#__RefHeading___Toc6416_2439159395" text:style-name="Internet_20_link" text:visited-style-name="Internet_20_link">Charm</text:a><text:tab/><text:a xlink:type="simple" xlink:href="#__RefHeading___Toc6416_2439159395" text:style-name="Internet_20_link" text:visited-style-name="Internet_20_link">29</text:a></text:p>
          <text:p text:style-name="P5"><text:a xlink:type="simple" xlink:href="#__RefHeading___Toc6418_2439159395" text:style-name="Internet_20_link" text:visited-style-name="Internet_20_link">Clairvoyance</text:a><text:tab/><text:a xlink:type="simple" xlink:href="#__RefHeading___Toc6418_2439159395" text:style-name="Internet_20_link" text:visited-style-name="Internet_20_link">29</text:a></text:p>
          <text:p text:style-name="P5"><text:a xlink:type="simple" xlink:href="#__RefHeading___Toc6420_2439159395" text:style-name="Internet_20_link" text:visited-style-name="Internet_20_link">Conjure Elemental</text:a><text:tab/><text:a xlink:type="simple" xlink:href="#__RefHeading___Toc6420_2439159395" text:style-name="Internet_20_link" text:visited-style-name="Internet_20_link">29</text:a></text:p>
          <text:p text:style-name="P5"><text:soft-page-break/><text:a xlink:type="simple" xlink:href="#__RefHeading___Toc6422_2439159395" text:style-name="Internet_20_link" text:visited-style-name="Internet_20_link">Control Weather</text:a><text:tab/><text:a xlink:type="simple" xlink:href="#__RefHeading___Toc6422_2439159395" text:style-name="Internet_20_link" text:visited-style-name="Internet_20_link">30</text:a></text:p>
          <text:p text:style-name="P5"><text:a xlink:type="simple" xlink:href="#__RefHeading___Toc6424_2439159395" text:style-name="Internet_20_link" text:visited-style-name="Internet_20_link">Curse</text:a><text:tab/><text:a xlink:type="simple" xlink:href="#__RefHeading___Toc6424_2439159395" text:style-name="Internet_20_link" text:visited-style-name="Internet_20_link">30</text:a></text:p>
          <text:p text:style-name="P5"><text:a xlink:type="simple" xlink:href="#__RefHeading___Toc6426_2439159395" text:style-name="Internet_20_link" text:visited-style-name="Internet_20_link">Dark Vision</text:a><text:tab/><text:a xlink:type="simple" xlink:href="#__RefHeading___Toc6426_2439159395" text:style-name="Internet_20_link" text:visited-style-name="Internet_20_link">30</text:a></text:p>
          <text:p text:style-name="P5"><text:a xlink:type="simple" xlink:href="#__RefHeading___Toc6428_2439159395" text:style-name="Internet_20_link" text:visited-style-name="Internet_20_link">Death Spell</text:a><text:tab/><text:a xlink:type="simple" xlink:href="#__RefHeading___Toc6428_2439159395" text:style-name="Internet_20_link" text:visited-style-name="Internet_20_link">30</text:a></text:p>
          <text:p text:style-name="P5"><text:a xlink:type="simple" xlink:href="#__RefHeading___Toc6430_2439159395" text:style-name="Internet_20_link" text:visited-style-name="Internet_20_link">Dispel Magic</text:a><text:tab/><text:a xlink:type="simple" xlink:href="#__RefHeading___Toc6430_2439159395" text:style-name="Internet_20_link" text:visited-style-name="Internet_20_link">30</text:a></text:p>
          <text:p text:style-name="P5"><text:a xlink:type="simple" xlink:href="#__RefHeading___Toc6432_2439159395" text:style-name="Internet_20_link" text:visited-style-name="Internet_20_link">Divination</text:a><text:tab/><text:a xlink:type="simple" xlink:href="#__RefHeading___Toc6432_2439159395" text:style-name="Internet_20_link" text:visited-style-name="Internet_20_link">31</text:a></text:p>
          <text:p text:style-name="P5"><text:a xlink:type="simple" xlink:href="#__RefHeading___Toc6434_2439159395" text:style-name="Internet_20_link" text:visited-style-name="Internet_20_link">Earthquake</text:a><text:tab/><text:a xlink:type="simple" xlink:href="#__RefHeading___Toc6434_2439159395" text:style-name="Internet_20_link" text:visited-style-name="Internet_20_link">31</text:a></text:p>
          <text:p text:style-name="P5"><text:a xlink:type="simple" xlink:href="#__RefHeading___Toc6436_2439159395" text:style-name="Internet_20_link" text:visited-style-name="Internet_20_link">ESP</text:a><text:tab/><text:a xlink:type="simple" xlink:href="#__RefHeading___Toc6436_2439159395" text:style-name="Internet_20_link" text:visited-style-name="Internet_20_link">31</text:a></text:p>
          <text:p text:style-name="P5"><text:a xlink:type="simple" xlink:href="#__RefHeading___Toc6438_2439159395" text:style-name="Internet_20_link" text:visited-style-name="Internet_20_link">Fly</text:a><text:tab/><text:a xlink:type="simple" xlink:href="#__RefHeading___Toc6438_2439159395" text:style-name="Internet_20_link" text:visited-style-name="Internet_20_link">31</text:a></text:p>
          <text:p text:style-name="P5"><text:a xlink:type="simple" xlink:href="#__RefHeading___Toc6440_2439159395" text:style-name="Internet_20_link" text:visited-style-name="Internet_20_link">Growth</text:a><text:tab/><text:a xlink:type="simple" xlink:href="#__RefHeading___Toc6440_2439159395" text:style-name="Internet_20_link" text:visited-style-name="Internet_20_link">31</text:a></text:p>
          <text:p text:style-name="P5"><text:a xlink:type="simple" xlink:href="#__RefHeading___Toc6442_2439159395" text:style-name="Internet_20_link" text:visited-style-name="Internet_20_link">Hasten</text:a><text:tab/><text:a xlink:type="simple" xlink:href="#__RefHeading___Toc6442_2439159395" text:style-name="Internet_20_link" text:visited-style-name="Internet_20_link">31</text:a></text:p>
          <text:p text:style-name="P5"><text:a xlink:type="simple" xlink:href="#__RefHeading___Toc6444_2439159395" text:style-name="Internet_20_link" text:visited-style-name="Internet_20_link">Heal</text:a><text:tab/><text:a xlink:type="simple" xlink:href="#__RefHeading___Toc6444_2439159395" text:style-name="Internet_20_link" text:visited-style-name="Internet_20_link">32</text:a></text:p>
          <text:p text:style-name="P5"><text:a xlink:type="simple" xlink:href="#__RefHeading___Toc6446_2439159395" text:style-name="Internet_20_link" text:visited-style-name="Internet_20_link">Illusions</text:a><text:tab/><text:a xlink:type="simple" xlink:href="#__RefHeading___Toc6446_2439159395" text:style-name="Internet_20_link" text:visited-style-name="Internet_20_link">32</text:a></text:p>
          <text:p text:style-name="P5"><text:a xlink:type="simple" xlink:href="#__RefHeading___Toc6448_2439159395" text:style-name="Internet_20_link" text:visited-style-name="Internet_20_link">Invisibility</text:a><text:tab/><text:a xlink:type="simple" xlink:href="#__RefHeading___Toc6448_2439159395" text:style-name="Internet_20_link" text:visited-style-name="Internet_20_link">32</text:a></text:p>
          <text:p text:style-name="P5"><text:a xlink:type="simple" xlink:href="#__RefHeading___Toc6450_2439159395" text:style-name="Internet_20_link" text:visited-style-name="Internet_20_link">Light</text:a><text:tab/><text:a xlink:type="simple" xlink:href="#__RefHeading___Toc6450_2439159395" text:style-name="Internet_20_link" text:visited-style-name="Internet_20_link">32</text:a></text:p>
          <text:p text:style-name="P5"><text:a xlink:type="simple" xlink:href="#__RefHeading___Toc6452_2439159395" text:style-name="Internet_20_link" text:visited-style-name="Internet_20_link">Lightning Bolt</text:a><text:tab/><text:a xlink:type="simple" xlink:href="#__RefHeading___Toc6452_2439159395" text:style-name="Internet_20_link" text:visited-style-name="Internet_20_link">32</text:a></text:p>
          <text:p text:style-name="P5"><text:a xlink:type="simple" xlink:href="#__RefHeading___Toc6454_2439159395" text:style-name="Internet_20_link" text:visited-style-name="Internet_20_link">Paralysis</text:a><text:tab/><text:a xlink:type="simple" xlink:href="#__RefHeading___Toc6454_2439159395" text:style-name="Internet_20_link" text:visited-style-name="Internet_20_link">32</text:a></text:p>
          <text:p text:style-name="P5"><text:a xlink:type="simple" xlink:href="#__RefHeading___Toc6456_2439159395" text:style-name="Internet_20_link" text:visited-style-name="Internet_20_link">Petrify</text:a><text:tab/><text:a xlink:type="simple" xlink:href="#__RefHeading___Toc6456_2439159395" text:style-name="Internet_20_link" text:visited-style-name="Internet_20_link">33</text:a></text:p>
          <text:p text:style-name="P5"><text:a xlink:type="simple" xlink:href="#__RefHeading___Toc6458_2439159395" text:style-name="Internet_20_link" text:visited-style-name="Internet_20_link">Possession</text:a><text:tab/><text:a xlink:type="simple" xlink:href="#__RefHeading___Toc6458_2439159395" text:style-name="Internet_20_link" text:visited-style-name="Internet_20_link">33</text:a></text:p>
          <text:p text:style-name="P5"><text:a xlink:type="simple" xlink:href="#__RefHeading___Toc6460_2439159395" text:style-name="Internet_20_link" text:visited-style-name="Internet_20_link">Resist Elements</text:a><text:tab/><text:a xlink:type="simple" xlink:href="#__RefHeading___Toc6460_2439159395" text:style-name="Internet_20_link" text:visited-style-name="Internet_20_link">33</text:a></text:p>
          <text:p text:style-name="P5"><text:a xlink:type="simple" xlink:href="#__RefHeading___Toc6462_2439159395" text:style-name="Internet_20_link" text:visited-style-name="Internet_20_link">Resurrection</text:a><text:tab/><text:a xlink:type="simple" xlink:href="#__RefHeading___Toc6462_2439159395" text:style-name="Internet_20_link" text:visited-style-name="Internet_20_link">33</text:a></text:p>
          <text:p text:style-name="P5"><text:a xlink:type="simple" xlink:href="#__RefHeading___Toc6464_2439159395" text:style-name="Internet_20_link" text:visited-style-name="Internet_20_link">See Magic Aura</text:a><text:tab/><text:a xlink:type="simple" xlink:href="#__RefHeading___Toc6464_2439159395" text:style-name="Internet_20_link" text:visited-style-name="Internet_20_link">33</text:a></text:p>
          <text:p text:style-name="P5"><text:a xlink:type="simple" xlink:href="#__RefHeading___Toc6466_2439159395" text:style-name="Internet_20_link" text:visited-style-name="Internet_20_link">Shape Change</text:a><text:tab/><text:a xlink:type="simple" xlink:href="#__RefHeading___Toc6466_2439159395" text:style-name="Internet_20_link" text:visited-style-name="Internet_20_link">33</text:a></text:p>
          <text:p text:style-name="P5"><text:a xlink:type="simple" xlink:href="#__RefHeading___Toc6468_2439159395" text:style-name="Internet_20_link" text:visited-style-name="Internet_20_link">Slumber</text:a><text:tab/><text:a xlink:type="simple" xlink:href="#__RefHeading___Toc6468_2439159395" text:style-name="Internet_20_link" text:visited-style-name="Internet_20_link">34</text:a></text:p>
          <text:p text:style-name="P5"><text:a xlink:type="simple" xlink:href="#__RefHeading___Toc6470_2439159395" text:style-name="Internet_20_link" text:visited-style-name="Internet_20_link">Still Mind</text:a><text:tab/><text:a xlink:type="simple" xlink:href="#__RefHeading___Toc6470_2439159395" text:style-name="Internet_20_link" text:visited-style-name="Internet_20_link">34</text:a></text:p>
          <text:p text:style-name="P5"><text:a xlink:type="simple" xlink:href="#__RefHeading___Toc6472_2439159395" text:style-name="Internet_20_link" text:visited-style-name="Internet_20_link">Telekinesis</text:a><text:tab/><text:a xlink:type="simple" xlink:href="#__RefHeading___Toc6472_2439159395" text:style-name="Internet_20_link" text:visited-style-name="Internet_20_link">34</text:a></text:p>
          <text:p text:style-name="P5"><text:a xlink:type="simple" xlink:href="#__RefHeading___Toc6474_2439159395" text:style-name="Internet_20_link" text:visited-style-name="Internet_20_link">Teleport</text:a><text:tab/><text:a xlink:type="simple" xlink:href="#__RefHeading___Toc6474_2439159395" text:style-name="Internet_20_link" text:visited-style-name="Internet_20_link">34</text:a></text:p>
          <text:p text:style-name="P4"><text:a xlink:type="simple" xlink:href="#__RefHeading___Toc6476_2439159395" text:style-name="Internet_20_link" text:visited-style-name="Internet_20_link">Enchanted Items</text:a><text:tab/><text:a xlink:type="simple" xlink:href="#__RefHeading___Toc6476_2439159395" text:style-name="Internet_20_link" text:visited-style-name="Internet_20_link">34</text:a></text:p>
          <text:p text:style-name="P5"><text:a xlink:type="simple" xlink:href="#__RefHeading___Toc6478_2439159395" text:style-name="Internet_20_link" text:visited-style-name="Internet_20_link">Scrolls</text:a><text:tab/><text:a xlink:type="simple" xlink:href="#__RefHeading___Toc6478_2439159395" text:style-name="Internet_20_link" text:visited-style-name="Internet_20_link">34</text:a></text:p>
          <text:p text:style-name="P5"><text:a xlink:type="simple" xlink:href="#__RefHeading___Toc6480_2439159395" text:style-name="Internet_20_link" text:visited-style-name="Internet_20_link">Potions</text:a><text:tab/><text:a xlink:type="simple" xlink:href="#__RefHeading___Toc6480_2439159395" text:style-name="Internet_20_link" text:visited-style-name="Internet_20_link">34</text:a></text:p>
          <text:p text:style-name="P5"><text:a xlink:type="simple" xlink:href="#__RefHeading___Toc6482_2439159395" text:style-name="Internet_20_link" text:visited-style-name="Internet_20_link">Enchanted Arms and Armor</text:a><text:tab/><text:a xlink:type="simple" xlink:href="#__RefHeading___Toc6482_2439159395" text:style-name="Internet_20_link" text:visited-style-name="Internet_20_link">35</text:a></text:p>
          <text:p text:style-name="P5"><text:a xlink:type="simple" xlink:href="#__RefHeading___Toc6484_2439159395" text:style-name="Internet_20_link" text:visited-style-name="Internet_20_link">Other Items</text:a><text:tab/><text:a xlink:type="simple" xlink:href="#__RefHeading___Toc6484_2439159395" text:style-name="Internet_20_link" text:visited-style-name="Internet_20_link">35</text:a></text:p>
          <text:p text:style-name="P3"><text:a xlink:type="simple" xlink:href="#__RefHeading___Toc6486_2439159395" text:style-name="Internet_20_link" text:visited-style-name="Internet_20_link">Sample Characters by Genre</text:a><text:tab/><text:a xlink:type="simple" xlink:href="#__RefHeading___Toc6486_2439159395" text:style-name="Internet_20_link" text:visited-style-name="Internet_20_link">35</text:a></text:p>
          <text:p text:style-name="P4"><text:a xlink:type="simple" xlink:href="#__RefHeading___Toc6488_2439159395" text:style-name="Internet_20_link" text:visited-style-name="Internet_20_link">All Genres</text:a><text:tab/><text:a xlink:type="simple" xlink:href="#__RefHeading___Toc6488_2439159395" text:style-name="Internet_20_link" text:visited-style-name="Internet_20_link">36</text:a></text:p>
          <text:p text:style-name="P5"><text:a xlink:type="simple" xlink:href="#__RefHeading___Toc6490_2439159395" text:style-name="Internet_20_link" text:visited-style-name="Internet_20_link">Average Human</text:a><text:tab/><text:a xlink:type="simple" xlink:href="#__RefHeading___Toc6490_2439159395" text:style-name="Internet_20_link" text:visited-style-name="Internet_20_link">36</text:a></text:p>
          <text:p text:style-name="P5"><text:a xlink:type="simple" xlink:href="#__RefHeading___Toc6492_2439159395" text:style-name="Internet_20_link" text:visited-style-name="Internet_20_link">Ape</text:a><text:tab/><text:a xlink:type="simple" xlink:href="#__RefHeading___Toc6492_2439159395" text:style-name="Internet_20_link" text:visited-style-name="Internet_20_link">36</text:a></text:p>
          <text:p text:style-name="P5"><text:a xlink:type="simple" xlink:href="#__RefHeading___Toc6494_2439159395" text:style-name="Internet_20_link" text:visited-style-name="Internet_20_link">Bear</text:a><text:tab/><text:a xlink:type="simple" xlink:href="#__RefHeading___Toc6494_2439159395" text:style-name="Internet_20_link" text:visited-style-name="Internet_20_link">36</text:a></text:p>
          <text:p text:style-name="P5"><text:a xlink:type="simple" xlink:href="#__RefHeading___Toc6496_2439159395" text:style-name="Internet_20_link" text:visited-style-name="Internet_20_link">Dog</text:a><text:tab/><text:a xlink:type="simple" xlink:href="#__RefHeading___Toc6496_2439159395" text:style-name="Internet_20_link" text:visited-style-name="Internet_20_link">36</text:a></text:p>
          <text:p text:style-name="P5"><text:a xlink:type="simple" xlink:href="#__RefHeading___Toc6498_2439159395" text:style-name="Internet_20_link" text:visited-style-name="Internet_20_link">Elk</text:a><text:tab/><text:a xlink:type="simple" xlink:href="#__RefHeading___Toc6498_2439159395" text:style-name="Internet_20_link" text:visited-style-name="Internet_20_link">36</text:a></text:p>
          <text:p text:style-name="P5"><text:a xlink:type="simple" xlink:href="#__RefHeading___Toc6500_2439159395" text:style-name="Internet_20_link" text:visited-style-name="Internet_20_link">Elephant</text:a><text:tab/><text:a xlink:type="simple" xlink:href="#__RefHeading___Toc6500_2439159395" text:style-name="Internet_20_link" text:visited-style-name="Internet_20_link">37</text:a></text:p>
          <text:p text:style-name="P5"><text:a xlink:type="simple" xlink:href="#__RefHeading___Toc6502_2439159395" text:style-name="Internet_20_link" text:visited-style-name="Internet_20_link">Horse</text:a><text:tab/><text:a xlink:type="simple" xlink:href="#__RefHeading___Toc6502_2439159395" text:style-name="Internet_20_link" text:visited-style-name="Internet_20_link">37</text:a></text:p>
          <text:p text:style-name="P5"><text:a xlink:type="simple" xlink:href="#__RefHeading___Toc6504_2439159395" text:style-name="Internet_20_link" text:visited-style-name="Internet_20_link">Monkey</text:a><text:tab/><text:a xlink:type="simple" xlink:href="#__RefHeading___Toc6504_2439159395" text:style-name="Internet_20_link" text:visited-style-name="Internet_20_link">37</text:a></text:p>
          <text:p text:style-name="P5"><text:a xlink:type="simple" xlink:href="#__RefHeading___Toc6506_2439159395" text:style-name="Internet_20_link" text:visited-style-name="Internet_20_link">Snake</text:a><text:tab/><text:a xlink:type="simple" xlink:href="#__RefHeading___Toc6506_2439159395" text:style-name="Internet_20_link" text:visited-style-name="Internet_20_link">37</text:a></text:p>
          <text:p text:style-name="P5"><text:a xlink:type="simple" xlink:href="#__RefHeading___Toc6508_2439159395" text:style-name="Internet_20_link" text:visited-style-name="Internet_20_link">Tiger</text:a><text:tab/><text:a xlink:type="simple" xlink:href="#__RefHeading___Toc6508_2439159395" text:style-name="Internet_20_link" text:visited-style-name="Internet_20_link">37</text:a></text:p>
          <text:p text:style-name="P5"><text:soft-page-break/><text:a xlink:type="simple" xlink:href="#__RefHeading___Toc6510_2439159395" text:style-name="Internet_20_link" text:visited-style-name="Internet_20_link">Wolf</text:a><text:tab/><text:a xlink:type="simple" xlink:href="#__RefHeading___Toc6510_2439159395" text:style-name="Internet_20_link" text:visited-style-name="Internet_20_link">38</text:a></text:p>
          <text:p text:style-name="P4"><text:a xlink:type="simple" xlink:href="#__RefHeading___Toc6512_2439159395" text:style-name="Internet_20_link" text:visited-style-name="Internet_20_link">Modern Stock Characters</text:a><text:tab/><text:a xlink:type="simple" xlink:href="#__RefHeading___Toc6512_2439159395" text:style-name="Internet_20_link" text:visited-style-name="Internet_20_link">38</text:a></text:p>
          <text:p text:style-name="P5"><text:a xlink:type="simple" xlink:href="#__RefHeading___Toc6514_2439159395" text:style-name="Internet_20_link" text:visited-style-name="Internet_20_link">Confidence Man</text:a><text:tab/><text:a xlink:type="simple" xlink:href="#__RefHeading___Toc6514_2439159395" text:style-name="Internet_20_link" text:visited-style-name="Internet_20_link">38</text:a></text:p>
          <text:p text:style-name="P5"><text:a xlink:type="simple" xlink:href="#__RefHeading___Toc6516_2439159395" text:style-name="Internet_20_link" text:visited-style-name="Internet_20_link">Criminal (Thug)</text:a><text:tab/><text:a xlink:type="simple" xlink:href="#__RefHeading___Toc6516_2439159395" text:style-name="Internet_20_link" text:visited-style-name="Internet_20_link">38</text:a></text:p>
          <text:p text:style-name="P5"><text:a xlink:type="simple" xlink:href="#__RefHeading___Toc6518_2439159395" text:style-name="Internet_20_link" text:visited-style-name="Internet_20_link">Ninja</text:a><text:tab/><text:a xlink:type="simple" xlink:href="#__RefHeading___Toc6518_2439159395" text:style-name="Internet_20_link" text:visited-style-name="Internet_20_link">38</text:a></text:p>
          <text:p text:style-name="P5"><text:a xlink:type="simple" xlink:href="#__RefHeading___Toc6520_2439159395" text:style-name="Internet_20_link" text:visited-style-name="Internet_20_link">Policeman</text:a><text:tab/><text:a xlink:type="simple" xlink:href="#__RefHeading___Toc6520_2439159395" text:style-name="Internet_20_link" text:visited-style-name="Internet_20_link">38</text:a></text:p>
          <text:p text:style-name="P5"><text:a xlink:type="simple" xlink:href="#__RefHeading___Toc6522_2439159395" text:style-name="Internet_20_link" text:visited-style-name="Internet_20_link">Soldier</text:a><text:tab/><text:a xlink:type="simple" xlink:href="#__RefHeading___Toc6522_2439159395" text:style-name="Internet_20_link" text:visited-style-name="Internet_20_link">39</text:a></text:p>
          <text:p text:style-name="P5"><text:a xlink:type="simple" xlink:href="#__RefHeading___Toc6524_2439159395" text:style-name="Internet_20_link" text:visited-style-name="Internet_20_link">Spy</text:a><text:tab/><text:a xlink:type="simple" xlink:href="#__RefHeading___Toc6524_2439159395" text:style-name="Internet_20_link" text:visited-style-name="Internet_20_link">39</text:a></text:p>
          <text:p text:style-name="P4"><text:a xlink:type="simple" xlink:href="#__RefHeading___Toc6526_2439159395" text:style-name="Internet_20_link" text:visited-style-name="Internet_20_link">Sci-Fi Stock Characters</text:a><text:tab/><text:a xlink:type="simple" xlink:href="#__RefHeading___Toc6526_2439159395" text:style-name="Internet_20_link" text:visited-style-name="Internet_20_link">39</text:a></text:p>
          <text:p text:style-name="P5"><text:a xlink:type="simple" xlink:href="#__RefHeading___Toc6528_2439159395" text:style-name="Internet_20_link" text:visited-style-name="Internet_20_link">Apprentice-Mystic</text:a><text:tab/><text:a xlink:type="simple" xlink:href="#__RefHeading___Toc6528_2439159395" text:style-name="Internet_20_link" text:visited-style-name="Internet_20_link">39</text:a></text:p>
          <text:p text:style-name="P5"><text:a xlink:type="simple" xlink:href="#__RefHeading___Toc6530_2439159395" text:style-name="Internet_20_link" text:visited-style-name="Internet_20_link">Cybercop</text:a><text:tab/><text:a xlink:type="simple" xlink:href="#__RefHeading___Toc6530_2439159395" text:style-name="Internet_20_link" text:visited-style-name="Internet_20_link">39</text:a></text:p>
          <text:p text:style-name="P5"><text:a xlink:type="simple" xlink:href="#__RefHeading___Toc6532_2439159395" text:style-name="Internet_20_link" text:visited-style-name="Internet_20_link">Kid Genius</text:a><text:tab/><text:a xlink:type="simple" xlink:href="#__RefHeading___Toc6532_2439159395" text:style-name="Internet_20_link" text:visited-style-name="Internet_20_link">40</text:a></text:p>
          <text:p text:style-name="P5"><text:a xlink:type="simple" xlink:href="#__RefHeading___Toc6534_2439159395" text:style-name="Internet_20_link" text:visited-style-name="Internet_20_link">Knight-Mystic</text:a><text:tab/><text:a xlink:type="simple" xlink:href="#__RefHeading___Toc6534_2439159395" text:style-name="Internet_20_link" text:visited-style-name="Internet_20_link">40</text:a></text:p>
          <text:p text:style-name="P5"><text:a xlink:type="simple" xlink:href="#__RefHeading___Toc6536_2439159395" text:style-name="Internet_20_link" text:visited-style-name="Internet_20_link">Reptoid Pilot</text:a><text:tab/><text:a xlink:type="simple" xlink:href="#__RefHeading___Toc6536_2439159395" text:style-name="Internet_20_link" text:visited-style-name="Internet_20_link">40</text:a></text:p>
          <text:p text:style-name="P5"><text:a xlink:type="simple" xlink:href="#__RefHeading___Toc6538_2439159395" text:style-name="Internet_20_link" text:visited-style-name="Internet_20_link">Robot Mechanic</text:a><text:tab/><text:a xlink:type="simple" xlink:href="#__RefHeading___Toc6538_2439159395" text:style-name="Internet_20_link" text:visited-style-name="Internet_20_link">40</text:a></text:p>
          <text:p text:style-name="P4"><text:a xlink:type="simple" xlink:href="#__RefHeading___Toc6540_2439159395" text:style-name="Internet_20_link" text:visited-style-name="Internet_20_link">Pulp Stock Characters</text:a><text:tab/><text:a xlink:type="simple" xlink:href="#__RefHeading___Toc6540_2439159395" text:style-name="Internet_20_link" text:visited-style-name="Internet_20_link">41</text:a></text:p>
          <text:p text:style-name="P5"><text:a xlink:type="simple" xlink:href="#__RefHeading___Toc6542_2439159395" text:style-name="Internet_20_link" text:visited-style-name="Internet_20_link">Cultist</text:a><text:tab/><text:a xlink:type="simple" xlink:href="#__RefHeading___Toc6542_2439159395" text:style-name="Internet_20_link" text:visited-style-name="Internet_20_link">41</text:a></text:p>
          <text:p text:style-name="P5"><text:a xlink:type="simple" xlink:href="#__RefHeading___Toc6544_2439159395" text:style-name="Internet_20_link" text:visited-style-name="Internet_20_link">Dame in Distress</text:a><text:tab/><text:a xlink:type="simple" xlink:href="#__RefHeading___Toc6544_2439159395" text:style-name="Internet_20_link" text:visited-style-name="Internet_20_link">41</text:a></text:p>
          <text:p text:style-name="P5"><text:a xlink:type="simple" xlink:href="#__RefHeading___Toc6546_2439159395" text:style-name="Internet_20_link" text:visited-style-name="Internet_20_link">Elder God</text:a><text:tab/><text:a xlink:type="simple" xlink:href="#__RefHeading___Toc6546_2439159395" text:style-name="Internet_20_link" text:visited-style-name="Internet_20_link">41</text:a></text:p>
          <text:p text:style-name="P5"><text:a xlink:type="simple" xlink:href="#__RefHeading___Toc6548_2439159395" text:style-name="Internet_20_link" text:visited-style-name="Internet_20_link">Mad Scientist</text:a><text:tab/><text:a xlink:type="simple" xlink:href="#__RefHeading___Toc6548_2439159395" text:style-name="Internet_20_link" text:visited-style-name="Internet_20_link">41</text:a></text:p>
          <text:p text:style-name="P5"><text:a xlink:type="simple" xlink:href="#__RefHeading___Toc6550_2439159395" text:style-name="Internet_20_link" text:visited-style-name="Internet_20_link">Scaly Kin</text:a><text:tab/><text:a xlink:type="simple" xlink:href="#__RefHeading___Toc6550_2439159395" text:style-name="Internet_20_link" text:visited-style-name="Internet_20_link">42</text:a></text:p>
          <text:p text:style-name="P4"><text:a xlink:type="simple" xlink:href="#__RefHeading___Toc6552_2439159395" text:style-name="Internet_20_link" text:visited-style-name="Internet_20_link">Fantasy Stock Characters</text:a><text:tab/><text:a xlink:type="simple" xlink:href="#__RefHeading___Toc6552_2439159395" text:style-name="Internet_20_link" text:visited-style-name="Internet_20_link">42</text:a></text:p>
          <text:p text:style-name="P5"><text:a xlink:type="simple" xlink:href="#__RefHeading___Toc6554_2439159395" text:style-name="Internet_20_link" text:visited-style-name="Internet_20_link">Barbarian</text:a><text:tab/><text:a xlink:type="simple" xlink:href="#__RefHeading___Toc6554_2439159395" text:style-name="Internet_20_link" text:visited-style-name="Internet_20_link">42</text:a></text:p>
          <text:p text:style-name="P5"><text:a xlink:type="simple" xlink:href="#__RefHeading___Toc6556_2439159395" text:style-name="Internet_20_link" text:visited-style-name="Internet_20_link">Dwarf Warrior</text:a><text:tab/><text:a xlink:type="simple" xlink:href="#__RefHeading___Toc6556_2439159395" text:style-name="Internet_20_link" text:visited-style-name="Internet_20_link">42</text:a></text:p>
          <text:p text:style-name="P5"><text:a xlink:type="simple" xlink:href="#__RefHeading___Toc6558_2439159395" text:style-name="Internet_20_link" text:visited-style-name="Internet_20_link">Elf Bowman</text:a><text:tab/><text:a xlink:type="simple" xlink:href="#__RefHeading___Toc6558_2439159395" text:style-name="Internet_20_link" text:visited-style-name="Internet_20_link">42</text:a></text:p>
          <text:p text:style-name="P5"><text:a xlink:type="simple" xlink:href="#__RefHeading___Toc6560_2439159395" text:style-name="Internet_20_link" text:visited-style-name="Internet_20_link">Guard</text:a><text:tab/><text:a xlink:type="simple" xlink:href="#__RefHeading___Toc6560_2439159395" text:style-name="Internet_20_link" text:visited-style-name="Internet_20_link">43</text:a></text:p>
          <text:p text:style-name="P5"><text:a xlink:type="simple" xlink:href="#__RefHeading___Toc6562_2439159395" text:style-name="Internet_20_link" text:visited-style-name="Internet_20_link">Knight</text:a><text:tab/><text:a xlink:type="simple" xlink:href="#__RefHeading___Toc6562_2439159395" text:style-name="Internet_20_link" text:visited-style-name="Internet_20_link">43</text:a></text:p>
          <text:p text:style-name="P5"><text:a xlink:type="simple" xlink:href="#__RefHeading___Toc6564_2439159395" text:style-name="Internet_20_link" text:visited-style-name="Internet_20_link">Priest</text:a><text:tab/><text:a xlink:type="simple" xlink:href="#__RefHeading___Toc6564_2439159395" text:style-name="Internet_20_link" text:visited-style-name="Internet_20_link">43</text:a></text:p>
          <text:p text:style-name="P5"><text:a xlink:type="simple" xlink:href="#__RefHeading___Toc6566_2439159395" text:style-name="Internet_20_link" text:visited-style-name="Internet_20_link">Pirate</text:a><text:tab/><text:a xlink:type="simple" xlink:href="#__RefHeading___Toc6566_2439159395" text:style-name="Internet_20_link" text:visited-style-name="Internet_20_link">43</text:a></text:p>
          <text:p text:style-name="P5"><text:a xlink:type="simple" xlink:href="#__RefHeading___Toc6568_2439159395" text:style-name="Internet_20_link" text:visited-style-name="Internet_20_link">Thief</text:a><text:tab/><text:a xlink:type="simple" xlink:href="#__RefHeading___Toc6568_2439159395" text:style-name="Internet_20_link" text:visited-style-name="Internet_20_link">44</text:a></text:p>
          <text:p text:style-name="P5"><text:a xlink:type="simple" xlink:href="#__RefHeading___Toc6570_2439159395" text:style-name="Internet_20_link" text:visited-style-name="Internet_20_link">Wizard</text:a><text:tab/><text:a xlink:type="simple" xlink:href="#__RefHeading___Toc6570_2439159395" text:style-name="Internet_20_link" text:visited-style-name="Internet_20_link">44</text:a></text:p>
          <text:p text:style-name="P4"><text:a xlink:type="simple" xlink:href="#__RefHeading___Toc6572_2439159395" text:style-name="Internet_20_link" text:visited-style-name="Internet_20_link">Fantasy Bestiary</text:a><text:tab/><text:a xlink:type="simple" xlink:href="#__RefHeading___Toc6572_2439159395" text:style-name="Internet_20_link" text:visited-style-name="Internet_20_link">44</text:a></text:p>
          <text:p text:style-name="P5"><text:a xlink:type="simple" xlink:href="#__RefHeading___Toc6574_2439159395" text:style-name="Internet_20_link" text:visited-style-name="Internet_20_link">Centaur</text:a><text:tab/><text:a xlink:type="simple" xlink:href="#__RefHeading___Toc6574_2439159395" text:style-name="Internet_20_link" text:visited-style-name="Internet_20_link">44</text:a></text:p>
          <text:p text:style-name="P5"><text:a xlink:type="simple" xlink:href="#__RefHeading___Toc6576_2439159395" text:style-name="Internet_20_link" text:visited-style-name="Internet_20_link">Devil (Minor)</text:a><text:tab/><text:a xlink:type="simple" xlink:href="#__RefHeading___Toc6576_2439159395" text:style-name="Internet_20_link" text:visited-style-name="Internet_20_link">44</text:a></text:p>
          <text:p text:style-name="P5"><text:a xlink:type="simple" xlink:href="#__RefHeading___Toc6578_2439159395" text:style-name="Internet_20_link" text:visited-style-name="Internet_20_link">Dragon</text:a><text:tab/><text:a xlink:type="simple" xlink:href="#__RefHeading___Toc6578_2439159395" text:style-name="Internet_20_link" text:visited-style-name="Internet_20_link">45</text:a></text:p>
          <text:p text:style-name="P5"><text:a xlink:type="simple" xlink:href="#__RefHeading___Toc6580_2439159395" text:style-name="Internet_20_link" text:visited-style-name="Internet_20_link">Elemental (Fire)</text:a><text:tab/><text:a xlink:type="simple" xlink:href="#__RefHeading___Toc6580_2439159395" text:style-name="Internet_20_link" text:visited-style-name="Internet_20_link">45</text:a></text:p>
          <text:p text:style-name="P5"><text:a xlink:type="simple" xlink:href="#__RefHeading___Toc6582_2439159395" text:style-name="Internet_20_link" text:visited-style-name="Internet_20_link">Fairie</text:a><text:tab/><text:a xlink:type="simple" xlink:href="#__RefHeading___Toc6582_2439159395" text:style-name="Internet_20_link" text:visited-style-name="Internet_20_link">45</text:a></text:p>
          <text:p text:style-name="P5"><text:a xlink:type="simple" xlink:href="#__RefHeading___Toc6584_2439159395" text:style-name="Internet_20_link" text:visited-style-name="Internet_20_link">Gargoyle</text:a><text:tab/><text:a xlink:type="simple" xlink:href="#__RefHeading___Toc6584_2439159395" text:style-name="Internet_20_link" text:visited-style-name="Internet_20_link">45</text:a></text:p>
          <text:p text:style-name="P5"><text:a xlink:type="simple" xlink:href="#__RefHeading___Toc6586_2439159395" text:style-name="Internet_20_link" text:visited-style-name="Internet_20_link">Ghost</text:a><text:tab/><text:a xlink:type="simple" xlink:href="#__RefHeading___Toc6586_2439159395" text:style-name="Internet_20_link" text:visited-style-name="Internet_20_link">46</text:a></text:p>
          <text:p text:style-name="P5"><text:a xlink:type="simple" xlink:href="#__RefHeading___Toc6588_2439159395" text:style-name="Internet_20_link" text:visited-style-name="Internet_20_link">Giant</text:a><text:tab/><text:a xlink:type="simple" xlink:href="#__RefHeading___Toc6588_2439159395" text:style-name="Internet_20_link" text:visited-style-name="Internet_20_link">46</text:a></text:p>
          <text:p text:style-name="P5"><text:a xlink:type="simple" xlink:href="#__RefHeading___Toc6590_2439159395" text:style-name="Internet_20_link" text:visited-style-name="Internet_20_link">Goblin</text:a><text:tab/><text:a xlink:type="simple" xlink:href="#__RefHeading___Toc6590_2439159395" text:style-name="Internet_20_link" text:visited-style-name="Internet_20_link">46</text:a></text:p>
          <text:p text:style-name="P5"><text:a xlink:type="simple" xlink:href="#__RefHeading___Toc6592_2439159395" text:style-name="Internet_20_link" text:visited-style-name="Internet_20_link">Golem</text:a><text:tab/><text:a xlink:type="simple" xlink:href="#__RefHeading___Toc6592_2439159395" text:style-name="Internet_20_link" text:visited-style-name="Internet_20_link">46</text:a></text:p>
          <text:p text:style-name="P5"><text:a xlink:type="simple" xlink:href="#__RefHeading___Toc6594_2439159395" text:style-name="Internet_20_link" text:visited-style-name="Internet_20_link">Gorgon</text:a><text:tab/><text:a xlink:type="simple" xlink:href="#__RefHeading___Toc6594_2439159395" text:style-name="Internet_20_link" text:visited-style-name="Internet_20_link">46</text:a></text:p>
          <text:p text:style-name="P5"><text:a xlink:type="simple" xlink:href="#__RefHeading___Toc6596_2439159395" text:style-name="Internet_20_link" text:visited-style-name="Internet_20_link">Griffon</text:a><text:tab/><text:a xlink:type="simple" xlink:href="#__RefHeading___Toc6596_2439159395" text:style-name="Internet_20_link" text:visited-style-name="Internet_20_link">47</text:a></text:p>
          <text:p text:style-name="P5"><text:soft-page-break/><text:a xlink:type="simple" xlink:href="#__RefHeading___Toc6598_2439159395" text:style-name="Internet_20_link" text:visited-style-name="Internet_20_link">Harpy</text:a><text:tab/><text:a xlink:type="simple" xlink:href="#__RefHeading___Toc6598_2439159395" text:style-name="Internet_20_link" text:visited-style-name="Internet_20_link">47</text:a></text:p>
          <text:p text:style-name="P5"><text:a xlink:type="simple" xlink:href="#__RefHeading___Toc6600_2439159395" text:style-name="Internet_20_link" text:visited-style-name="Internet_20_link">Hell Hound</text:a><text:tab/><text:a xlink:type="simple" xlink:href="#__RefHeading___Toc6600_2439159395" text:style-name="Internet_20_link" text:visited-style-name="Internet_20_link">47</text:a></text:p>
          <text:p text:style-name="P5"><text:a xlink:type="simple" xlink:href="#__RefHeading___Toc6602_2439159395" text:style-name="Internet_20_link" text:visited-style-name="Internet_20_link">Hydra</text:a><text:tab/><text:a xlink:type="simple" xlink:href="#__RefHeading___Toc6602_2439159395" text:style-name="Internet_20_link" text:visited-style-name="Internet_20_link">47</text:a></text:p>
          <text:p text:style-name="P5"><text:a xlink:type="simple" xlink:href="#__RefHeading___Toc6604_2439159395" text:style-name="Internet_20_link" text:visited-style-name="Internet_20_link">Medusa</text:a><text:tab/><text:a xlink:type="simple" xlink:href="#__RefHeading___Toc6604_2439159395" text:style-name="Internet_20_link" text:visited-style-name="Internet_20_link">48</text:a></text:p>
          <text:p text:style-name="P5"><text:a xlink:type="simple" xlink:href="#__RefHeading___Toc6606_2439159395" text:style-name="Internet_20_link" text:visited-style-name="Internet_20_link">Minotaur</text:a><text:tab/><text:a xlink:type="simple" xlink:href="#__RefHeading___Toc6606_2439159395" text:style-name="Internet_20_link" text:visited-style-name="Internet_20_link">48</text:a></text:p>
          <text:p text:style-name="P5"><text:a xlink:type="simple" xlink:href="#__RefHeading___Toc6608_2439159395" text:style-name="Internet_20_link" text:visited-style-name="Internet_20_link">Ogre</text:a><text:tab/><text:a xlink:type="simple" xlink:href="#__RefHeading___Toc6608_2439159395" text:style-name="Internet_20_link" text:visited-style-name="Internet_20_link">48</text:a></text:p>
          <text:p text:style-name="P5"><text:a xlink:type="simple" xlink:href="#__RefHeading___Toc6610_2439159395" text:style-name="Internet_20_link" text:visited-style-name="Internet_20_link">Orc</text:a><text:tab/><text:a xlink:type="simple" xlink:href="#__RefHeading___Toc6610_2439159395" text:style-name="Internet_20_link" text:visited-style-name="Internet_20_link">48</text:a></text:p>
          <text:p text:style-name="P5"><text:a xlink:type="simple" xlink:href="#__RefHeading___Toc6612_2439159395" text:style-name="Internet_20_link" text:visited-style-name="Internet_20_link">Pegasus</text:a><text:tab/><text:a xlink:type="simple" xlink:href="#__RefHeading___Toc6612_2439159395" text:style-name="Internet_20_link" text:visited-style-name="Internet_20_link">49</text:a></text:p>
          <text:p text:style-name="P5"><text:a xlink:type="simple" xlink:href="#__RefHeading___Toc6614_2439159395" text:style-name="Internet_20_link" text:visited-style-name="Internet_20_link">Phoenix</text:a><text:tab/><text:a xlink:type="simple" xlink:href="#__RefHeading___Toc6614_2439159395" text:style-name="Internet_20_link" text:visited-style-name="Internet_20_link">49</text:a></text:p>
          <text:p text:style-name="P5"><text:a xlink:type="simple" xlink:href="#__RefHeading___Toc6616_2439159395" text:style-name="Internet_20_link" text:visited-style-name="Internet_20_link">Rat of Unusual Size</text:a><text:tab/><text:a xlink:type="simple" xlink:href="#__RefHeading___Toc6616_2439159395" text:style-name="Internet_20_link" text:visited-style-name="Internet_20_link">49</text:a></text:p>
          <text:p text:style-name="P5"><text:a xlink:type="simple" xlink:href="#__RefHeading___Toc6618_2439159395" text:style-name="Internet_20_link" text:visited-style-name="Internet_20_link">Skeleton</text:a><text:tab/><text:a xlink:type="simple" xlink:href="#__RefHeading___Toc6618_2439159395" text:style-name="Internet_20_link" text:visited-style-name="Internet_20_link">49</text:a></text:p>
          <text:p text:style-name="P5"><text:a xlink:type="simple" xlink:href="#__RefHeading___Toc6620_2439159395" text:style-name="Internet_20_link" text:visited-style-name="Internet_20_link">Troll</text:a><text:tab/><text:a xlink:type="simple" xlink:href="#__RefHeading___Toc6620_2439159395" text:style-name="Internet_20_link" text:visited-style-name="Internet_20_link">49</text:a></text:p>
          <text:p text:style-name="P5"><text:a xlink:type="simple" xlink:href="#__RefHeading___Toc6622_2439159395" text:style-name="Internet_20_link" text:visited-style-name="Internet_20_link">Vampire</text:a><text:tab/><text:a xlink:type="simple" xlink:href="#__RefHeading___Toc6622_2439159395" text:style-name="Internet_20_link" text:visited-style-name="Internet_20_link">50</text:a></text:p>
          <text:p text:style-name="P5"><text:a xlink:type="simple" xlink:href="#__RefHeading___Toc6624_2439159395" text:style-name="Internet_20_link" text:visited-style-name="Internet_20_link">Werewolf</text:a><text:tab/><text:a xlink:type="simple" xlink:href="#__RefHeading___Toc6624_2439159395" text:style-name="Internet_20_link" text:visited-style-name="Internet_20_link">50</text:a></text:p>
          <text:p text:style-name="P5"><text:a xlink:type="simple" xlink:href="#__RefHeading___Toc6626_2439159395" text:style-name="Internet_20_link" text:visited-style-name="Internet_20_link">Zombie</text:a><text:tab/><text:a xlink:type="simple" xlink:href="#__RefHeading___Toc6626_2439159395" text:style-name="Internet_20_link" text:visited-style-name="Internet_20_link">50</text:a></text:p>
          <text:p text:style-name="P3"><text:a xlink:type="simple" xlink:href="#__RefHeading___Toc6628_2439159395" text:style-name="Internet_20_link" text:visited-style-name="Internet_20_link">Optional Rules</text:a><text:tab/><text:a xlink:type="simple" xlink:href="#__RefHeading___Toc6628_2439159395" text:style-name="Internet_20_link" text:visited-style-name="Internet_20_link">50</text:a></text:p>
          <text:p text:style-name="P4"><text:a xlink:type="simple" xlink:href="#__RefHeading___Toc6630_2439159395" text:style-name="Internet_20_link" text:visited-style-name="Internet_20_link">Renaming Attributes</text:a><text:tab/><text:a xlink:type="simple" xlink:href="#__RefHeading___Toc6630_2439159395" text:style-name="Internet_20_link" text:visited-style-name="Internet_20_link">51</text:a></text:p>
          <text:p text:style-name="P4"><text:a xlink:type="simple" xlink:href="#__RefHeading___Toc6632_2439159395" text:style-name="Internet_20_link" text:visited-style-name="Internet_20_link">Varying the Number of Attribute Dice</text:a><text:tab/><text:a xlink:type="simple" xlink:href="#__RefHeading___Toc6632_2439159395" text:style-name="Internet_20_link" text:visited-style-name="Internet_20_link">51</text:a></text:p>
          <text:p text:style-name="P4"><text:a xlink:type="simple" xlink:href="#__RefHeading___Toc6634_2439159395" text:style-name="Internet_20_link" text:visited-style-name="Internet_20_link">Expanded Number of Attributes</text:a><text:tab/><text:a xlink:type="simple" xlink:href="#__RefHeading___Toc6634_2439159395" text:style-name="Internet_20_link" text:visited-style-name="Internet_20_link">51</text:a></text:p>
          <text:p text:style-name="P4"><text:a xlink:type="simple" xlink:href="#__RefHeading___Toc6636_2439159395" text:style-name="Internet_20_link" text:visited-style-name="Internet_20_link">Increasing the Attribute Range</text:a><text:tab/><text:a xlink:type="simple" xlink:href="#__RefHeading___Toc6636_2439159395" text:style-name="Internet_20_link" text:visited-style-name="Internet_20_link">51</text:a></text:p>
          <text:p text:style-name="P4"><text:a xlink:type="simple" xlink:href="#__RefHeading___Toc6638_2439159395" text:style-name="Internet_20_link" text:visited-style-name="Internet_20_link">Higher Attributes at a Price</text:a><text:tab/><text:a xlink:type="simple" xlink:href="#__RefHeading___Toc6638_2439159395" text:style-name="Internet_20_link" text:visited-style-name="Internet_20_link">51</text:a></text:p>
          <text:p text:style-name="P4"><text:a xlink:type="simple" xlink:href="#__RefHeading___Toc6640_2439159395" text:style-name="Internet_20_link" text:visited-style-name="Internet_20_link">No Attributes</text:a><text:tab/><text:a xlink:type="simple" xlink:href="#__RefHeading___Toc6640_2439159395" text:style-name="Internet_20_link" text:visited-style-name="Internet_20_link">52</text:a></text:p>
          <text:p text:style-name="P4"><text:a xlink:type="simple" xlink:href="#__RefHeading___Toc6642_2439159395" text:style-name="Internet_20_link" text:visited-style-name="Internet_20_link">Adding Paranormal Abilities</text:a><text:tab/><text:a xlink:type="simple" xlink:href="#__RefHeading___Toc6642_2439159395" text:style-name="Internet_20_link" text:visited-style-name="Internet_20_link">52</text:a></text:p>
          <text:p text:style-name="P4"><text:a xlink:type="simple" xlink:href="#__RefHeading___Toc6644_2439159395" text:style-name="Internet_20_link" text:visited-style-name="Internet_20_link">Quasi Skills</text:a><text:tab/><text:a xlink:type="simple" xlink:href="#__RefHeading___Toc6644_2439159395" text:style-name="Internet_20_link" text:visited-style-name="Internet_20_link">52</text:a></text:p>
          <text:p text:style-name="P4"><text:a xlink:type="simple" xlink:href="#__RefHeading___Toc6646_2439159395" text:style-name="Internet_20_link" text:visited-style-name="Internet_20_link">Paranormal Attributes with Skills</text:a><text:tab/><text:a xlink:type="simple" xlink:href="#__RefHeading___Toc6646_2439159395" text:style-name="Internet_20_link" text:visited-style-name="Internet_20_link">52</text:a></text:p>
          <text:p text:style-name="P4"><text:a xlink:type="simple" xlink:href="#__RefHeading___Toc6648_2439159395" text:style-name="Internet_20_link" text:visited-style-name="Internet_20_link">Varying Starting Skill Dice</text:a><text:tab/><text:a xlink:type="simple" xlink:href="#__RefHeading___Toc6648_2439159395" text:style-name="Internet_20_link" text:visited-style-name="Internet_20_link">53</text:a></text:p>
          <text:p text:style-name="P4"><text:a xlink:type="simple" xlink:href="#__RefHeading___Toc6650_2439159395" text:style-name="Internet_20_link" text:visited-style-name="Internet_20_link">High Skills Rolls Increasing Damage</text:a><text:tab/><text:a xlink:type="simple" xlink:href="#__RefHeading___Toc6650_2439159395" text:style-name="Internet_20_link" text:visited-style-name="Internet_20_link">53</text:a></text:p>
          <text:p text:style-name="P4"><text:a xlink:type="simple" xlink:href="#__RefHeading___Toc6652_2439159395" text:style-name="Internet_20_link" text:visited-style-name="Internet_20_link">Independent Skills</text:a><text:tab/><text:a xlink:type="simple" xlink:href="#__RefHeading___Toc6652_2439159395" text:style-name="Internet_20_link" text:visited-style-name="Internet_20_link">53</text:a></text:p>
          <text:p text:style-name="P4"><text:a xlink:type="simple" xlink:href="#__RefHeading___Toc6654_2439159395" text:style-name="Internet_20_link" text:visited-style-name="Internet_20_link">Rolling Limit</text:a><text:tab/><text:a xlink:type="simple" xlink:href="#__RefHeading___Toc6654_2439159395" text:style-name="Internet_20_link" text:visited-style-name="Internet_20_link">53</text:a></text:p>
          <text:p text:style-name="P4"><text:a xlink:type="simple" xlink:href="#__RefHeading___Toc6656_2439159395" text:style-name="Internet_20_link" text:visited-style-name="Internet_20_link">Halfway There</text:a><text:tab/><text:a xlink:type="simple" xlink:href="#__RefHeading___Toc6656_2439159395" text:style-name="Internet_20_link" text:visited-style-name="Internet_20_link">54</text:a></text:p>
          <text:p text:style-name="P4"><text:a xlink:type="simple" xlink:href="#__RefHeading___Toc6658_2439159395" text:style-name="Internet_20_link" text:visited-style-name="Internet_20_link">Traditional OpenD6 Hero Points</text:a><text:tab/><text:a xlink:type="simple" xlink:href="#__RefHeading___Toc6658_2439159395" text:style-name="Internet_20_link" text:visited-style-name="Internet_20_link">54</text:a></text:p>
          <text:p text:style-name="P4"><text:a xlink:type="simple" xlink:href="#__RefHeading___Toc6660_2439159395" text:style-name="Internet_20_link" text:visited-style-name="Internet_20_link">Traditional OpenD6 Character Points</text:a><text:tab/><text:a xlink:type="simple" xlink:href="#__RefHeading___Toc6660_2439159395" text:style-name="Internet_20_link" text:visited-style-name="Internet_20_link">54</text:a></text:p>
          <text:p text:style-name="P4"><text:a xlink:type="simple" xlink:href="#__RefHeading___Toc6662_2439159395" text:style-name="Internet_20_link" text:visited-style-name="Internet_20_link">Traditional OpenD6 Might Damage</text:a><text:tab/><text:a xlink:type="simple" xlink:href="#__RefHeading___Toc6662_2439159395" text:style-name="Internet_20_link" text:visited-style-name="Internet_20_link">54</text:a></text:p>
          <text:p text:style-name="P4"><text:a xlink:type="simple" xlink:href="#__RefHeading___Toc6664_2439159395" text:style-name="Internet_20_link" text:visited-style-name="Internet_20_link">Buying New Perks</text:a><text:tab/><text:a xlink:type="simple" xlink:href="#__RefHeading___Toc6664_2439159395" text:style-name="Internet_20_link" text:visited-style-name="Internet_20_link">54</text:a></text:p>
          <text:p text:style-name="P4"><text:a xlink:type="simple" xlink:href="#__RefHeading___Toc6666_2439159395" text:style-name="Internet_20_link" text:visited-style-name="Internet_20_link">Buying Off Complications</text:a><text:tab/><text:a xlink:type="simple" xlink:href="#__RefHeading___Toc6666_2439159395" text:style-name="Internet_20_link" text:visited-style-name="Internet_20_link">54</text:a></text:p>
          <text:p text:style-name="P4"><text:a xlink:type="simple" xlink:href="#__RefHeading___Toc6668_2439159395" text:style-name="Internet_20_link" text:visited-style-name="Internet_20_link">Body Points (alternative to Wound Levels)</text:a><text:tab/><text:a xlink:type="simple" xlink:href="#__RefHeading___Toc6668_2439159395" text:style-name="Internet_20_link" text:visited-style-name="Internet_20_link">54</text:a></text:p>
          <text:p text:style-name="P5"><text:a xlink:type="simple" xlink:href="#__RefHeading___Toc6670_2439159395" text:style-name="Internet_20_link" text:visited-style-name="Internet_20_link">Natural Healing</text:a><text:tab/><text:a xlink:type="simple" xlink:href="#__RefHeading___Toc6670_2439159395" text:style-name="Internet_20_link" text:visited-style-name="Internet_20_link">55</text:a></text:p>
          <text:p text:style-name="P5"><text:a xlink:type="simple" xlink:href="#__RefHeading___Toc6672_2439159395" text:style-name="Internet_20_link" text:visited-style-name="Internet_20_link">Assisted Healing (Medicine)</text:a><text:tab/><text:a xlink:type="simple" xlink:href="#__RefHeading___Toc6672_2439159395" text:style-name="Internet_20_link" text:visited-style-name="Internet_20_link">55</text:a></text:p>
          <text:p text:style-name="P5"><text:a xlink:type="simple" xlink:href="#__RefHeading___Toc6674_2439159395" text:style-name="Internet_20_link" text:visited-style-name="Internet_20_link">Adjusting Deadliness</text:a><text:tab/><text:a xlink:type="simple" xlink:href="#__RefHeading___Toc6674_2439159395" text:style-name="Internet_20_link" text:visited-style-name="Internet_20_link">55</text:a></text:p>
          <text:p text:style-name="P3"><text:a xlink:type="simple" xlink:href="#__RefHeading___Toc6676_2439159395" text:style-name="Internet_20_link" text:visited-style-name="Internet_20_link">Making the Game Your Own</text:a><text:tab/><text:a xlink:type="simple" xlink:href="#__RefHeading___Toc6676_2439159395" text:style-name="Internet_20_link" text:visited-style-name="Internet_20_link">55</text:a></text:p>
          <text:p text:style-name="P4"><text:a xlink:type="simple" xlink:href="#__RefHeading___Toc6678_2439159395" text:style-name="Internet_20_link" text:visited-style-name="Internet_20_link">Developing Your Own Setting (or stealing from the Great Ones)</text:a><text:tab/><text:a xlink:type="simple" xlink:href="#__RefHeading___Toc6678_2439159395" text:style-name="Internet_20_link" text:visited-style-name="Internet_20_link">56</text:a></text:p>
          <text:p text:style-name="P5"><text:a xlink:type="simple" xlink:href="#__RefHeading___Toc6680_2439159395" text:style-name="Internet_20_link" text:visited-style-name="Internet_20_link">Who are the Characters?</text:a><text:tab/><text:a xlink:type="simple" xlink:href="#__RefHeading___Toc6680_2439159395" text:style-name="Internet_20_link" text:visited-style-name="Internet_20_link">56</text:a></text:p>
          <text:p text:style-name="P5"><text:a xlink:type="simple" xlink:href="#__RefHeading___Toc6682_2439159395" text:style-name="Internet_20_link" text:visited-style-name="Internet_20_link">What are the Rules?</text:a><text:tab/><text:a xlink:type="simple" xlink:href="#__RefHeading___Toc6682_2439159395" text:style-name="Internet_20_link" text:visited-style-name="Internet_20_link">56</text:a></text:p>
          <text:p text:style-name="P5"><text:a xlink:type="simple" xlink:href="#__RefHeading___Toc6684_2439159395" text:style-name="Internet_20_link" text:visited-style-name="Internet_20_link">What are the Skills?</text:a><text:tab/><text:a xlink:type="simple" xlink:href="#__RefHeading___Toc6684_2439159395" text:style-name="Internet_20_link" text:visited-style-name="Internet_20_link">57</text:a></text:p>
          <text:p text:style-name="P5"><text:soft-page-break/><text:a xlink:type="simple" xlink:href="#__RefHeading___Toc6686_2439159395" text:style-name="Internet_20_link" text:visited-style-name="Internet_20_link">New Perks or Complications?</text:a><text:tab/><text:a xlink:type="simple" xlink:href="#__RefHeading___Toc6686_2439159395" text:style-name="Internet_20_link" text:visited-style-name="Internet_20_link">57</text:a></text:p>
          <text:p text:style-name="P5"><text:a xlink:type="simple" xlink:href="#__RefHeading___Toc6688_2439159395" text:style-name="Internet_20_link" text:visited-style-name="Internet_20_link">How are Money and Gear Handled?</text:a><text:tab/><text:a xlink:type="simple" xlink:href="#__RefHeading___Toc6688_2439159395" text:style-name="Internet_20_link" text:visited-style-name="Internet_20_link">57</text:a></text:p>
          <text:p text:style-name="P5"><text:a xlink:type="simple" xlink:href="#__RefHeading___Toc6690_2439159395" text:style-name="Internet_20_link" text:visited-style-name="Internet_20_link">What are You Going to do When You Run Out of Ideas?</text:a><text:tab/><text:a xlink:type="simple" xlink:href="#__RefHeading___Toc6690_2439159395" text:style-name="Internet_20_link" text:visited-style-name="Internet_20_link">57</text:a></text:p>
          <text:p text:style-name="P3"><text:a xlink:type="simple" xlink:href="#__RefHeading___Toc6692_2439159395" text:style-name="Internet_20_link" text:visited-style-name="Internet_20_link">Campaigning the TV Way</text:a><text:tab/><text:a xlink:type="simple" xlink:href="#__RefHeading___Toc6692_2439159395" text:style-name="Internet_20_link" text:visited-style-name="Internet_20_link">57</text:a></text:p>
          <text:p text:style-name="P4"><text:a xlink:type="simple" xlink:href="#__RefHeading___Toc6694_2439159395" text:style-name="Internet_20_link" text:visited-style-name="Internet_20_link">Flash Forwards</text:a><text:tab/><text:a xlink:type="simple" xlink:href="#__RefHeading___Toc6694_2439159395" text:style-name="Internet_20_link" text:visited-style-name="Internet_20_link">58</text:a></text:p>
          <text:p text:style-name="P4"><text:a xlink:type="simple" xlink:href="#__RefHeading___Toc6696_2439159395" text:style-name="Internet_20_link" text:visited-style-name="Internet_20_link">Flash Backs</text:a><text:tab/><text:a xlink:type="simple" xlink:href="#__RefHeading___Toc6696_2439159395" text:style-name="Internet_20_link" text:visited-style-name="Internet_20_link">58</text:a></text:p>
          <text:p text:style-name="P3"><text:a xlink:type="simple" xlink:href="#__RefHeading___Toc6698_2439159395" text:style-name="Internet_20_link" text:visited-style-name="Internet_20_link">Converting Between Minimal OpenD6 &amp; Traditional OpenD6</text:a><text:tab/><text:a xlink:type="simple" xlink:href="#__RefHeading___Toc6698_2439159395" text:style-name="Internet_20_link" text:visited-style-name="Internet_20_link">59</text:a></text:p>
          <text:p text:style-name="P4"><text:a xlink:type="simple" xlink:href="#__RefHeading___Toc6700_2439159395" text:style-name="Internet_20_link" text:visited-style-name="Internet_20_link">Character Creation</text:a><text:tab/><text:a xlink:type="simple" xlink:href="#__RefHeading___Toc6700_2439159395" text:style-name="Internet_20_link" text:visited-style-name="Internet_20_link">59</text:a></text:p>
          <text:p text:style-name="P4"><text:a xlink:type="simple" xlink:href="#__RefHeading___Toc6702_2439159395" text:style-name="Internet_20_link" text:visited-style-name="Internet_20_link">Extranormal Skills</text:a><text:tab/><text:a xlink:type="simple" xlink:href="#__RefHeading___Toc6702_2439159395" text:style-name="Internet_20_link" text:visited-style-name="Internet_20_link">59</text:a></text:p>
          <text:p text:style-name="P4"><text:a xlink:type="simple" xlink:href="#__RefHeading___Toc6704_2439159395" text:style-name="Internet_20_link" text:visited-style-name="Internet_20_link">The Wild Die</text:a><text:tab/><text:a xlink:type="simple" xlink:href="#__RefHeading___Toc6704_2439159395" text:style-name="Internet_20_link" text:visited-style-name="Internet_20_link">59</text:a></text:p>
          <text:p text:style-name="P4"><text:a xlink:type="simple" xlink:href="#__RefHeading___Toc6706_2439159395" text:style-name="Internet_20_link" text:visited-style-name="Internet_20_link">Options Used by Traditional OpenD6</text:a><text:tab/><text:a xlink:type="simple" xlink:href="#__RefHeading___Toc6706_2439159395" text:style-name="Internet_20_link" text:visited-style-name="Internet_20_link">59</text:a></text:p>
          <text:p text:style-name="P3"><text:a xlink:type="simple" xlink:href="#__RefHeading___Toc6708_2439159395" text:style-name="Internet_20_link" text:visited-style-name="Internet_20_link">Sample Settings</text:a><text:tab/><text:a xlink:type="simple" xlink:href="#__RefHeading___Toc6708_2439159395" text:style-name="Internet_20_link" text:visited-style-name="Internet_20_link">60</text:a></text:p>
          <text:p text:style-name="P4"><text:a xlink:type="simple" xlink:href="#__RefHeading___Toc6710_2439159395" text:style-name="Internet_20_link" text:visited-style-name="Internet_20_link">Perdition: Tales of Damned Fool Heroes</text:a><text:tab/><text:a xlink:type="simple" xlink:href="#__RefHeading___Toc6710_2439159395" text:style-name="Internet_20_link" text:visited-style-name="Internet_20_link">60</text:a></text:p>
          <text:p text:style-name="P5"><text:a xlink:type="simple" xlink:href="#__RefHeading___Toc6712_2439159395" text:style-name="Internet_20_link" text:visited-style-name="Internet_20_link">Character Creation Guidelines</text:a><text:tab/><text:a xlink:type="simple" xlink:href="#__RefHeading___Toc6712_2439159395" text:style-name="Internet_20_link" text:visited-style-name="Internet_20_link">60</text:a></text:p>
          <text:p text:style-name="P5"><text:a xlink:type="simple" xlink:href="#__RefHeading___Toc6714_2439159395" text:style-name="Internet_20_link" text:visited-style-name="Internet_20_link">Advice for the GM</text:a><text:tab/><text:a xlink:type="simple" xlink:href="#__RefHeading___Toc6714_2439159395" text:style-name="Internet_20_link" text:visited-style-name="Internet_20_link">61</text:a></text:p>
          <text:p text:style-name="P5"><text:a xlink:type="simple" xlink:href="#__RefHeading___Toc6716_2439159395" text:style-name="Internet_20_link" text:visited-style-name="Internet_20_link">Standard Travel Times</text:a><text:tab/><text:a xlink:type="simple" xlink:href="#__RefHeading___Toc6716_2439159395" text:style-name="Internet_20_link" text:visited-style-name="Internet_20_link">62</text:a></text:p>
          <text:p text:style-name="P5"><text:a xlink:type="simple" xlink:href="#__RefHeading___Toc6718_2439159395" text:style-name="Internet_20_link" text:visited-style-name="Internet_20_link">Scarab Class Transport</text:a><text:tab/><text:a xlink:type="simple" xlink:href="#__RefHeading___Toc6718_2439159395" text:style-name="Internet_20_link" text:visited-style-name="Internet_20_link">63</text:a></text:p>
          <text:p text:style-name="P5"><text:a xlink:type="simple" xlink:href="#__RefHeading___Toc6720_2439159395" text:style-name="Internet_20_link" text:visited-style-name="Internet_20_link">Character Templates</text:a><text:tab/><text:a xlink:type="simple" xlink:href="#__RefHeading___Toc6720_2439159395" text:style-name="Internet_20_link" text:visited-style-name="Internet_20_link">63</text:a></text:p>
          <text:p text:style-name="P4"><text:a xlink:type="simple" xlink:href="#__RefHeading___Toc6722_2439159395" text:style-name="Internet_20_link" text:visited-style-name="Internet_20_link">Rust Moon of Castia</text:a><text:tab/><text:a xlink:type="simple" xlink:href="#__RefHeading___Toc6722_2439159395" text:style-name="Internet_20_link" text:visited-style-name="Internet_20_link">66</text:a></text:p>
          <text:p text:style-name="P5"><text:a xlink:type="simple" xlink:href="#__RefHeading___Toc6724_2439159395" text:style-name="Internet_20_link" text:visited-style-name="Internet_20_link">Character Creation Guidelines</text:a><text:tab/><text:a xlink:type="simple" xlink:href="#__RefHeading___Toc6724_2439159395" text:style-name="Internet_20_link" text:visited-style-name="Internet_20_link">67</text:a></text:p>
          <text:p text:style-name="P5"><text:a xlink:type="simple" xlink:href="#__RefHeading___Toc6726_2439159395" text:style-name="Internet_20_link" text:visited-style-name="Internet_20_link">Advice for the GM</text:a><text:tab/><text:a xlink:type="simple" xlink:href="#__RefHeading___Toc6726_2439159395" text:style-name="Internet_20_link" text:visited-style-name="Internet_20_link">68</text:a></text:p>
          <text:p text:style-name="P5"><text:a xlink:type="simple" xlink:href="#__RefHeading___Toc6728_2439159395" text:style-name="Internet_20_link" text:visited-style-name="Internet_20_link">Character Templates</text:a><text:tab/><text:a xlink:type="simple" xlink:href="#__RefHeading___Toc6728_2439159395" text:style-name="Internet_20_link" text:visited-style-name="Internet_20_link">69</text:a></text:p>
          <text:p text:style-name="P5"><text:a xlink:type="simple" xlink:href="#__RefHeading___Toc6730_2439159395" text:style-name="Internet_20_link" text:visited-style-name="Internet_20_link">Bestiary</text:a><text:tab/><text:a xlink:type="simple" xlink:href="#__RefHeading___Toc6730_2439159395" text:style-name="Internet_20_link" text:visited-style-name="Internet_20_link">70</text:a></text:p>
          <text:p text:style-name="P4"><text:a xlink:type="simple" xlink:href="#__RefHeading___Toc6732_2439159395" text:style-name="Internet_20_link" text:visited-style-name="Internet_20_link">Imperium in Revolt</text:a><text:tab/><text:a xlink:type="simple" xlink:href="#__RefHeading___Toc6732_2439159395" text:style-name="Internet_20_link" text:visited-style-name="Internet_20_link">71</text:a></text:p>
          <text:p text:style-name="P5"><text:a xlink:type="simple" xlink:href="#__RefHeading___Toc6734_2439159395" text:style-name="Internet_20_link" text:visited-style-name="Internet_20_link">Character Creation Guidelines</text:a><text:tab/><text:a xlink:type="simple" xlink:href="#__RefHeading___Toc6734_2439159395" text:style-name="Internet_20_link" text:visited-style-name="Internet_20_link">71</text:a></text:p>
          <text:p text:style-name="P5"><text:a xlink:type="simple" xlink:href="#__RefHeading___Toc6736_2439159395" text:style-name="Internet_20_link" text:visited-style-name="Internet_20_link">Order of the Star Paladins</text:a><text:tab/><text:a xlink:type="simple" xlink:href="#__RefHeading___Toc6736_2439159395" text:style-name="Internet_20_link" text:visited-style-name="Internet_20_link">73</text:a></text:p>
          <text:p text:style-name="P5"><text:a xlink:type="simple" xlink:href="#__RefHeading___Toc6738_2439159395" text:style-name="Internet_20_link" text:visited-style-name="Internet_20_link">Using Magic in the Imperium</text:a><text:tab/><text:a xlink:type="simple" xlink:href="#__RefHeading___Toc6738_2439159395" text:style-name="Internet_20_link" text:visited-style-name="Internet_20_link">73</text:a></text:p>
          <text:p text:style-name="P5"><text:a xlink:type="simple" xlink:href="#__RefHeading___Toc6740_2439159395" text:style-name="Internet_20_link" text:visited-style-name="Internet_20_link">The Galaxy</text:a><text:tab/><text:a xlink:type="simple" xlink:href="#__RefHeading___Toc6740_2439159395" text:style-name="Internet_20_link" text:visited-style-name="Internet_20_link">74</text:a></text:p>
          <text:p text:style-name="P5"><text:a xlink:type="simple" xlink:href="#__RefHeading___Toc6742_2439159395" text:style-name="Internet_20_link" text:visited-style-name="Internet_20_link">Advice for the GM</text:a><text:tab/><text:a xlink:type="simple" xlink:href="#__RefHeading___Toc6742_2439159395" text:style-name="Internet_20_link" text:visited-style-name="Internet_20_link">76</text:a></text:p>
          <text:p text:style-name="P5"><text:a xlink:type="simple" xlink:href="#__RefHeading___Toc6744_2439159395" text:style-name="Internet_20_link" text:visited-style-name="Internet_20_link">Character Templates</text:a><text:tab/><text:a xlink:type="simple" xlink:href="#__RefHeading___Toc6744_2439159395" text:style-name="Internet_20_link" text:visited-style-name="Internet_20_link">77</text:a></text:p>
          <text:p text:style-name="P5"><text:a xlink:type="simple" xlink:href="#__RefHeading___Toc6746_2439159395" text:style-name="Internet_20_link" text:visited-style-name="Internet_20_link">Vehicles</text:a><text:tab/><text:a xlink:type="simple" xlink:href="#__RefHeading___Toc6746_2439159395" text:style-name="Internet_20_link" text:visited-style-name="Internet_20_link">80</text:a></text:p>
          <text:p text:style-name="P3"><text:a xlink:type="simple" xlink:href="#__RefHeading___Toc6748_2439159395" text:style-name="Internet_20_link" text:visited-style-name="Internet_20_link">OPEN GAME LICENSE Version 1.0a</text:a><text:tab/><text:a xlink:type="simple" xlink:href="#__RefHeading___Toc6748_2439159395" text:style-name="Internet_20_link" text:visited-style-name="Internet_20_link">83</text:a></text:p>
        </text:index-body>
      </text:table-of-content>
      <text:p text:style-name="Text_20_body">Mimimal OpenD6 is a <text:a xlink:type="simple" xlink:href="https://en.wikipedia.org/wiki/System_Reference_Document" text:style-name="Internet_20_link" text:visited-style-name="Visited_20_Internet_20_Link"><text:span text:style-name="Definition">System Reference Document</text:span></text:a> based on Mini Six, from <text:a xlink:type="simple" xlink:href="http://www.antipaladingames.com/" text:style-name="Internet_20_link" text:visited-style-name="Visited_20_Internet_20_Link"><text:span text:style-name="Definition">AntiPaladin Games</text:span></text:a>, used in accordance with the <text:a xlink:type="simple" xlink:href="http://www.antipaladingames.com/p/license.html" text:style-name="Internet_20_link" text:visited-style-name="Visited_20_Internet_20_Link"><text:span text:style-name="Definition">Mini Six Standard Trademark License</text:span></text:a> and the <text:a xlink:type="simple" xlink:href="https://ogc.rpglibrary.org/images/7/73/OpenD6_OGL_v2.pdf" text:style-name="Internet_20_link" text:visited-style-name="Visited_20_Internet_20_Link"><text:span text:style-name="Definition">Open Game License</text:span></text:a> used with <text:a xlink:type="simple" xlink:href="https://opend6.fandom.com/wiki/OpenD6" text:style-name="Internet_20_link" text:visited-style-name="Visited_20_Internet_20_Link"><text:span text:style-name="Definition">OpenD6</text:span></text:a>.</text:p>
      <text:h text:style-name="Heading_20_1" text:outline-level="1"><text:bookmark-start text:name="definitions-of-common-game-terms"/><text:bookmark-start text:name="__RefHeading___Toc6258_2439159395"/>Definitions of Common Game Terms<text:bookmark-end text:name="definitions-of-common-game-terms"/><text:bookmark-end text:name="__RefHeading___Toc6258_2439159395"/></text:h>
      <text:p text:style-name="First_20_paragraph">Mimimal OpenD6 wasn't written to be read from the standpoint of the novice gamer; someone who's never seen a roleplaying game before. So, if you're lost the following definitions might prove helpful.</text:p>
      <text:p text:style-name="Text_20_body"><text:span text:style-name="T1">Adventure:</text:span> The story the player characters are taking part in. Rescue the princess, slay the dragon, blow up the space station, break up the car theft ring. It is like having one episode of a <text:soft-page-break/>television show or a single movie. It might be finished in a single night or take several sessions to complete.</text:p>
      <text:p text:style-name="Text_20_body"><text:span text:style-name="T1">Campaign:</text:span> Linked adventures that tell a larger story. For instance it could resemble a series of novels telling an epic quest or a television series where each adventure is episodic and the main common factor are the recurring characters.</text:p>
      <text:p text:style-name="Text_20_body"><text:span text:style-name="T1">Game Master (GM):</text:span> The person in charge. They are sometimes called narrators. They run the adventure and act as impartial judge helping to keep the game moving.</text:p>
      <text:p text:style-name="Text_20_body"><text:span text:style-name="T1">Non-Player Character (NPC):</text:span> All of the characters controlled by the Game Master. They are the heroes' allies, enemies, extras in the background, and everyone in between. If it's a character not controlled by a player, it's an NPC. These characters do not follow normal creation guidelines. They are built on the needs of the story and for the purpose the GM has in mind for them.</text:p>
      <text:p text:style-name="Text_20_body"><text:span text:style-name="T1">Player Character (PC):</text:span> The protagonists, be they hero or antihero. These are the characters controlled by the players.</text:p>
      <text:p text:style-name="Text_20_body"><text:span text:style-name="T1">Round (rd or /r):</text:span> Approximately ten seconds of time in the game world. How to track the speed of simple actions and combat.</text:p>
      <text:p text:style-name="Text_20_body"><text:span text:style-name="T1">Scene:</text:span> An intense fight, a thrilling car chase, a meeting with NPC's, each extended moment of interaction with each other or others is a scene. Just like in a play or a story, when the action winds down it's the end of a scene.</text:p>
      <text:p text:style-name="Text_20_body"><text:span text:style-name="T1">Session:</text:span> A single gathering of gamers. When you are done for the night and everyone is going home, it is the end of the session. Please respect your host by cleaning your area before you leave; it's just the nice thing to do.</text:p>
      <text:p text:style-name="Text_20_body"><text:span text:style-name="T1">Target Number (TN):</text:span> This is the number you need to roll or higher to succeed at whatever you are attempting. General challenges are broken down into six levels of difficulty (see <text:a xlink:type="simple" xlink:href="#general-non-combat-challenges" text:style-name="Internet_20_link" text:visited-style-name="Visited_20_Internet_20_Link"><text:span text:style-name="Definition">General (non-combat) Challenges</text:span></text:a>). Combat target numbers are based on the target's defensive scores like block, dodge, etc. Sometimes you will attempt to affect another character through certain skills, such as <text:span text:style-name="T2">Seduce</text:span> or <text:span text:style-name="T2">Persuasion</text:span>, which can be resisted by the target's skill. In this case you must beat the defender's roll to succeed. The TN of a given action might be modified by the GM depending on circumstances.</text:p>
      <text:h text:style-name="Heading_20_1" text:outline-level="1"><text:bookmark-start text:name="about-this-book"/><text:bookmark-start text:name="__RefHeading___Toc6260_2439159395"/>About this Book<text:bookmark-end text:name="about-this-book"/><text:bookmark-end text:name="__RefHeading___Toc6260_2439159395"/></text:h>
      <text:p text:style-name="First_20_paragraph">Minimal OpenD6 is a member of the <text:a xlink:type="simple" xlink:href="https://opend6.fandom.com/wiki/OpenD6" text:style-name="Internet_20_link" text:visited-style-name="Visited_20_Internet_20_Link"><text:span text:style-name="Definition">OpenD6</text:span></text:a> family of games. It's cinematic and flexible like its parent, but its goal is to be lighter and faster, keeping the heart of the system's mechanics but streamling the rules.</text:p>
      <text:p text:style-name="Text_20_body"><text:a xlink:type="simple" xlink:href="#how-to-make-a-character" text:style-name="Internet_20_link" text:visited-style-name="Visited_20_Internet_20_Link"><text:span text:style-name="Definition">How to Make a Character</text:span></text:a> details character creation while <text:a xlink:type="simple" xlink:href="#the-game-mechanics" text:style-name="Internet_20_link" text:visited-style-name="Visited_20_Internet_20_Link"><text:span text:style-name="Definition">The Game Mechanics</text:span></text:a> and <text:a xlink:type="simple" xlink:href="#combat" text:style-name="Internet_20_link" text:visited-style-name="Visited_20_Internet_20_Link"><text:span text:style-name="Definition">Combat</text:span></text:a> provide all the needed mechanics to play a complete game. Beyond these short sections are additional rules and options to expand your game.</text:p>
      <text:p text:style-name="Text_20_body"><text:soft-page-break/><text:a xlink:type="simple" xlink:href="#vehicles-1" text:style-name="Internet_20_link" text:visited-style-name="Visited_20_Internet_20_Link"><text:span text:style-name="Definition">Vehicles</text:span></text:a> and <text:a xlink:type="simple" xlink:href="#the-simple-magic-system" text:style-name="Internet_20_link" text:visited-style-name="Visited_20_Internet_20_Link"><text:span text:style-name="Definition">The Simple Magic System</text:span></text:a> are rules that will only come up in some games. <text:a xlink:type="simple" xlink:href="#sample-characters-by-genre" text:style-name="Internet_20_link" text:visited-style-name="Visited_20_Internet_20_Link"><text:span text:style-name="Definition">Sample Characters by Genre</text:span></text:a> provide GMs with a ready list of NPCs and monsters to populate the game. <text:a xlink:type="simple" xlink:href="#optional-rules" text:style-name="Internet_20_link" text:visited-style-name="Visited_20_Internet_20_Link"><text:span text:style-name="Definition">Optional Rules</text:span></text:a> provides rule variants to help change up the game to better fit the style of the campaign desired.</text:p>
      <text:p text:style-name="Text_20_body">In <text:a xlink:type="simple" xlink:href="#making-the-game-your-own" text:style-name="Internet_20_link" text:visited-style-name="Visited_20_Internet_20_Link"><text:span text:style-name="Definition">Making the Game Your Own</text:span></text:a> the GM will find a little advice on creating the campaign and adapting other OpenD6 materials to their Minimal OpenD6 games. In <text:a xlink:type="simple" xlink:href="#sample-settings" text:style-name="Internet_20_link" text:visited-style-name="Visited_20_Internet_20_Link"><text:span text:style-name="Definition">Sample Settings</text:span></text:a> you will find several sample settings that are nearly ready to go as is.</text:p>
      <text:p text:style-name="Text_20_body">What you won't find in ths book are a lot of detailed examples, exhaustive rules to cover every possible scenario, or a large list of modifiers. Instead, we are trusting GMs, with the help of their players, to apply common sense to make the game fun for everyone. Don't slow the game down by wasting time digging for rules that aren't there. And most importantly, when the rules conflict with fun, fun wins.</text:p>
      <text:h text:style-name="Heading_20_1" text:outline-level="1"><text:bookmark-start text:name="dice-basics"/><text:bookmark-start text:name="__RefHeading___Toc6262_2439159395"/>Dice Basics<text:bookmark-end text:name="dice-basics"/><text:bookmark-end text:name="__RefHeading___Toc6262_2439159395"/></text:h>
      <text:p text:style-name="First_20_paragraph">This game uses regular six sided dice. The number before the “D” is how many to roll, and any number after a + is how much to add to the roll. For instance 2D+2 means roll two dice and add two to the resulting total.</text:p>
      <text:p text:style-name="Text_20_body">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Heading_20_1" text:outline-level="1"><text:bookmark-start text:name="how-to-make-a-character"/><text:bookmark-start text:name="__RefHeading___Toc6264_2439159395"/>How to Make a Character<text:bookmark-end text:name="how-to-make-a-character"/><text:bookmark-end text:name="__RefHeading___Toc6264_2439159395"/></text:h>
      <text:list xml:id="list4026208315" text:style-name="L1">
        <text:list-item>
          <text:p text:style-name="P11">Distribute 12 dice between the four attributes. No attribute may have less than one nor more than four dice assigned to it.</text:p>
        </text:list-item>
        <text:list-item>
          <text:p text:style-name="P11">Distribute 7 dice to skills and perks. No skill may have more than two dice assigned to it at character creation.</text:p>
        </text:list-item>
        <text:list-item>
          <text:p text:style-name="P11">Select Complications.</text:p>
        </text:list-item>
        <text:list-item>
          <text:p text:style-name="P11">Choose gear.</text:p>
        </text:list-item>
      </text:list>
      <text:p text:style-name="First_20_paragraph"><text:span text:style-name="T1">Splitting Dice:</text:span> skill and attribute dice may be split into “pips.” Each die is equal to three pips. An attribute must always have at least 1D. An attribute may have dice only (no bonus pips), +1 or +2. Going to “+3” advances the die code to the next largest die. Example progression is 1D, 1D+1, 1D+2, 2D, 2D+1, etc.</text:p>
      <text:h text:style-name="Heading_20_2" text:outline-level="2"><text:bookmark-start text:name="attributes"/><text:bookmark-start text:name="__RefHeading___Toc6266_2439159395"/>Attributes<text:bookmark-end text:name="attributes"/><text:bookmark-end text:name="__RefHeading___Toc6266_2439159395"/></text:h>
      <text:p text:style-name="First_20_paragraph">Each character has four attributes which measure basic physical and mental abilities that are common to every creature. Characters distribute 12D among the four attributes. These are normally rated on a scale of 1D to 4D, although perks may change these limits. When putting dice into each attribute you can put whole dice in each or use a mixture of whole dice and pips.</text:p>
      <text:list xml:id="list2813008647" text:style-name="L2">
        <text:list-item>
          <text:p text:style-name="P12"><text:soft-page-break/><text:span text:style-name="T1">Might</text:span> represents physical strength, toughness, and amount of damage dealt when striking unarmed.</text:p>
        </text:list-item>
        <text:list-item>
          <text:p text:style-name="P12"><text:span text:style-name="T1">Agility</text:span> represents aim and coordination.</text:p>
        </text:list-item>
        <text:list-item>
          <text:p text:style-name="P12"><text:span text:style-name="T1">Wit</text:span> represents mental creativity and intelligence.</text:p>
        </text:list-item>
        <text:list-item>
          <text:p text:style-name="P12"><text:span text:style-name="T1">Charm</text:span> represents charisma, resolve, and leadership.</text:p>
        </text:list-item>
      </text:list>
      <text:h text:style-name="Heading_20_2" text:outline-level="2"><text:bookmark-start text:name="skills"/><text:bookmark-start text:name="__RefHeading___Toc6268_2439159395"/>Skills<text:bookmark-end text:name="skills"/><text:bookmark-end text:name="__RefHeading___Toc6268_2439159395"/></text:h>
      <text:p text:style-name="First_20_paragraph">Characters are further defined by skills. Players may allocate up 7D on skills to best represent the unique talents of their character. Unspent skill dice can be used to purchase Perks.</text:p>
      <text:p text:style-name="Text_20_body">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text:span text:style-name="T2">Brawling</text:span> it is recorded as 5D.</text:p>
      <text:p text:style-name="Text_20_body">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able:table table:name="Table1" table:style-name="Table1">
        <table:table-column table:style-name="Table1.A"/>
        <table:table-column table:style-name="Table1.B"/>
        <table:table-column table:style-name="Table1.C" table:number-columns-repeated="3"/>
        <table:table-header-rows>
          <table:table-row table:style-name="TableLine105553160770048">
            <table:table-cell table:style-name="Table1.A1" office:value-type="string">
              <text:p text:style-name="Standard"/>
            </table:table-cell>
            <table:table-cell table:style-name="Table1.A1" office:value-type="string">
              <text:p text:style-name="P9">Might Skills</text:p>
            </table:table-cell>
            <table:table-cell table:style-name="Table1.A1" office:value-type="string">
              <text:p text:style-name="P9">Agility Skills</text:p>
            </table:table-cell>
            <table:table-cell table:style-name="Table1.A1" office:value-type="string">
              <text:p text:style-name="P9">Wit Skills</text:p>
            </table:table-cell>
            <table:table-cell table:style-name="Table1.A1" office:value-type="string">
              <text:p text:style-name="P9">Charm Skills</text:p>
            </table:table-cell>
          </table:table-row>
        </table:table-header-rows>
        <table:table-row table:style-name="TableLine105553160817408">
          <table:table-cell table:style-name="Table1.A1" office:value-type="string">
            <text:p text:style-name="P8">All Genres</text:p>
          </table:table-cell>
          <table:table-cell table:style-name="Table1.A1" office:value-type="string">
            <text:p text:style-name="Table_20_Contents">Brawling†</text:p>
          </table:table-cell>
          <table:table-cell table:style-name="Table1.A1" office:value-type="string">
            <text:p text:style-name="Table_20_Contents">Athletics</text:p>
          </table:table-cell>
          <table:table-cell table:style-name="Table1.A1" office:value-type="string">
            <text:p text:style-name="Table_20_Contents">Athletics</text:p>
          </table:table-cell>
          <table:table-cell table:style-name="Table1.A1" office:value-type="string">
            <text:p text:style-name="Table_20_Contents">Command</text:p>
          </table:table-cell>
        </table:table-row>
        <table:table-row table:style-name="TableLine105553160818432">
          <table:table-cell table:style-name="Table1.A1" office:value-type="string">
            <text:p text:style-name="Standard"/>
          </table:table-cell>
          <table:table-cell table:style-name="Table1.A1" office:value-type="string">
            <text:p text:style-name="Table_20_Contents">Knife†</text:p>
          </table:table-cell>
          <table:table-cell table:style-name="Table1.A1" office:value-type="string">
            <text:p text:style-name="Table_20_Contents">Dodge†</text:p>
          </table:table-cell>
          <table:table-cell table:style-name="Table1.A1" office:value-type="string">
            <text:p text:style-name="Table_20_Contents">Language</text:p>
          </table:table-cell>
          <table:table-cell table:style-name="Table1.A1" office:value-type="string">
            <text:p text:style-name="Table_20_Contents">Courage</text:p>
          </table:table-cell>
        </table:table-row>
        <table:table-row table:style-name="TableLine105553160818688">
          <table:table-cell table:style-name="Table1.A1" office:value-type="string">
            <text:p text:style-name="Standard"/>
          </table:table-cell>
          <table:table-cell table:style-name="Table1.A1" office:value-type="string">
            <text:p text:style-name="Table_20_Contents">Lift</text:p>
          </table:table-cell>
          <table:table-cell table:style-name="Table1.A1" office:value-type="string">
            <text:p text:style-name="Table_20_Contents">Pickpocket</text:p>
          </table:table-cell>
          <table:table-cell table:style-name="Table1.A1" office:value-type="string">
            <text:p text:style-name="Table_20_Contents">Medicine</text:p>
          </table:table-cell>
          <table:table-cell table:style-name="Table1.A1" office:value-type="string">
            <text:p text:style-name="Table_20_Contents">Diplomacy</text:p>
          </table:table-cell>
        </table:table-row>
        <table:table-row table:style-name="TableLine105553160819200">
          <table:table-cell table:style-name="Table1.A1" office:value-type="string">
            <text:p text:style-name="Standard"/>
          </table:table-cell>
          <table:table-cell table:style-name="Table1.A1" office:value-type="string">
            <text:p text:style-name="Table_20_Contents">Mace†</text:p>
          </table:table-cell>
          <table:table-cell table:style-name="Table1.A1" office:value-type="string">
            <text:p text:style-name="Table_20_Contents">Stealth</text:p>
          </table:table-cell>
          <table:table-cell table:style-name="Table1.A1" office:value-type="string">
            <text:p text:style-name="Table_20_Contents">Pick Locks</text:p>
          </table:table-cell>
          <table:table-cell table:style-name="Table1.A1" office:value-type="string">
            <text:p text:style-name="Table_20_Contents">Persuasion</text:p>
          </table:table-cell>
        </table:table-row>
        <table:table-row table:style-name="TableLine105553160819456">
          <table:table-cell table:style-name="Table1.A1" office:value-type="string">
            <text:p text:style-name="Standard"/>
          </table:table-cell>
          <table:table-cell table:style-name="Table1.A1" office:value-type="string">
            <text:p text:style-name="Table_20_Contents">Stamina</text:p>
          </table:table-cell>
          <table:table-cell table:style-name="Table1.A1" office:value-type="string">
            <text:p text:style-name="Table_20_Contents">Throwing†</text:p>
          </table:table-cell>
          <table:table-cell table:style-name="Table1.A1" office:value-type="string">
            <text:p text:style-name="Table_20_Contents">Search</text:p>
          </table:table-cell>
          <table:table-cell table:style-name="Table1.A1" office:value-type="string">
            <text:p text:style-name="Table_20_Contents">Seduce</text:p>
          </table:table-cell>
        </table:table-row>
        <table:table-row table:style-name="TableLine1055531608197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Tracking</text:p>
          </table:table-cell>
          <table:table-cell table:style-name="Table1.A1" office:value-type="string">
            <text:p text:style-name="Standard"/>
          </table:table-cell>
        </table:table-row>
        <table:table-row table:style-name="TableLine105553160818944">
          <table:table-cell table:style-name="Table1.A1" office:value-type="string">
            <text:p text:style-name="P8">Modern</text:p>
          </table:table-cell>
          <table:table-cell table:style-name="Table1.A1" office:value-type="string">
            <text:p text:style-name="Standard"/>
          </table:table-cell>
          <table:table-cell table:style-name="Table1.A1" office:value-type="string">
            <text:p text:style-name="Table_20_Contents">BFG†</text:p>
          </table:table-cell>
          <table:table-cell table:style-name="Table1.A1" office:value-type="string">
            <text:p text:style-name="Table_20_Contents">Computer</text:p>
          </table:table-cell>
          <table:table-cell table:style-name="Table1.A1" office:value-type="string">
            <text:p text:style-name="Table_20_Contents">Streetwise</text:p>
          </table:table-cell>
        </table:table-row>
        <table:table-row table:style-name="TableLine105553160819968">
          <table:table-cell table:style-name="Table1.A1" office:value-type="string">
            <text:p text:style-name="P8">or Sci-fi</text:p>
          </table:table-cell>
          <table:table-cell table:style-name="Table1.A1" office:value-type="string">
            <text:p text:style-name="Standard"/>
          </table:table-cell>
          <table:table-cell table:style-name="Table1.A1" office:value-type="string">
            <text:p text:style-name="Table_20_Contents">Drive</text:p>
          </table:table-cell>
          <table:table-cell table:style-name="Table1.A1" office:value-type="string">
            <text:p text:style-name="Table_20_Contents">Navigation</text:p>
          </table:table-cell>
          <table:table-cell table:style-name="Table1.A1" office:value-type="string">
            <text:p text:style-name="Standard"/>
          </table:table-cell>
        </table:table-row>
        <table:table-row table:style-name="TableLine105553160820224">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Pilot</text:p>
          </table:table-cell>
          <table:table-cell table:style-name="Table1.A1" office:value-type="string">
            <text:p text:style-name="Table_20_Contents">Repair</text:p>
          </table:table-cell>
          <table:table-cell table:style-name="Table1.A1" office:value-type="string">
            <text:p text:style-name="Standard"/>
          </table:table-cell>
        </table:table-row>
        <table:table-row table:style-name="TableLine105553160820480">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Pistol†</text:p>
          </table:table-cell>
          <table:table-cell table:style-name="Table1.A1" office:value-type="string">
            <text:p text:style-name="Table_20_Contents">Science</text:p>
          </table:table-cell>
          <table:table-cell table:style-name="Table1.A1" office:value-type="string">
            <text:p text:style-name="Standard"/>
          </table:table-cell>
        </table:table-row>
        <table:table-row table:style-name="TableLine105553160820736">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Rifle†</text:p>
          </table:table-cell>
          <table:table-cell table:style-name="Table1.A1" office:value-type="string">
            <text:p text:style-name="Standard"/>
          </table:table-cell>
          <table:table-cell table:style-name="Table1.A1" office:value-type="string">
            <text:p text:style-name="Standard"/>
          </table:table-cell>
        </table:table-row>
        <table:table-row table:style-name="TableLine105553160820992">
          <table:table-cell table:style-name="Table1.A1" office:value-type="string">
            <text:p text:style-name="P8">Fantasy</text:p>
          </table:table-cell>
          <table:table-cell table:style-name="Table1.A1" office:value-type="string">
            <text:p text:style-name="Table_20_Contents">Axe†</text:p>
          </table:table-cell>
          <table:table-cell table:style-name="Table1.A1" office:value-type="string">
            <text:p text:style-name="Table_20_Contents">Bow†</text:p>
          </table:table-cell>
          <table:table-cell table:style-name="Table1.A1" office:value-type="string">
            <text:p text:style-name="Table_20_Contents">Magic</text:p>
          </table:table-cell>
          <table:table-cell table:style-name="Table1.A1" office:value-type="string">
            <text:p text:style-name="Table_20_Contents">Ride</text:p>
          </table:table-cell>
        </table:table-row>
        <table:table-row table:style-name="TableLine105553160821248">
          <table:table-cell table:style-name="Table1.A1" office:value-type="string">
            <text:p text:style-name="Standard"/>
          </table:table-cell>
          <table:table-cell table:style-name="Table1.A1" office:value-type="string">
            <text:p text:style-name="Table_20_Contents">Pole Arm†</text:p>
          </table:table-cell>
          <table:table-cell table:style-name="Table1.A1" office:value-type="string">
            <text:p text:style-name="Table_20_Contents">Crossbow†</text:p>
          </table:table-cell>
          <table:table-cell table:style-name="Table1.A1" office:value-type="string">
            <text:p text:style-name="Standard"/>
          </table:table-cell>
          <table:table-cell table:style-name="Table1.A1" office:value-type="string">
            <text:p text:style-name="Standard"/>
          </table:table-cell>
        </table:table-row>
        <table:table-row table:style-name="TableLine105553160821504">
          <table:table-cell table:style-name="Table1.A1" office:value-type="string">
            <text:p text:style-name="Standard"/>
          </table:table-cell>
          <table:table-cell table:style-name="Table1.A1" office:value-type="string">
            <text:p text:style-name="Table_20_Contents">Smithing</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105553160821760">
          <table:table-cell table:style-name="Table1.A1" office:value-type="string">
            <text:p text:style-name="Standard"/>
          </table:table-cell>
          <table:table-cell table:style-name="Table1.A1" office:value-type="string">
            <text:p text:style-name="Table_20_Contents">Sword†</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 = <text:span text:style-name="T2">Combat skills are not allowed specializations</text:span></text:p>
      <text:h text:style-name="Heading_20_2" text:outline-level="2"><text:bookmark-start text:name="skill-specializations"/><text:bookmark-start text:name="__RefHeading___Toc6270_2439159395"/>Skill Specializations<text:bookmark-end text:name="skill-specializations"/><text:bookmark-end text:name="__RefHeading___Toc6270_2439159395"/></text:h>
      <text:p text:style-name="First_20_paragraph">Specializations are focused aspects of a skill. For example, <text:span text:style-name="T2">Drive</text:span> specializations might include <text:span text:style-name="T2">Car</text:span> and <text:span text:style-name="T2">Motorcycle</text:span>. One skill die can be spent to gain three specialty dice. Combat skills don't have specializations. Example: A character with an Agility of 3D focuses on the <text:span text:style-name="T2">Running</text:span> <text:soft-page-break/>Speciality of <text:span text:style-name="T2">Athletics</text:span>. He spends one skill die in it, but records it as Running 6D on his character sheet. He has an <text:span text:style-name="T2">Athletics</text:span> of only 3D. This is the only time the 2D skill limit can be exceeded during character creation.</text:p>
      <text:h text:style-name="Heading_20_2" text:outline-level="2"><text:bookmark-start text:name="perks"/><text:bookmark-start text:name="__RefHeading___Toc6272_2439159395"/>Perks<text:bookmark-end text:name="perks"/><text:bookmark-end text:name="__RefHeading___Toc6272_2439159395"/></text:h>
      <text:p text:style-name="First_20_paragraph">During character creation, unspent skill dice may be spent to acquire Perks. The following perks are meant to serve as examples and inspiration. The cost listed next to each is in whole skill dice.</text:p>
      <text:h text:style-name="Heading_20_3" text:outline-level="3"><text:bookmark-start text:name="racial-perks"/><text:bookmark-start text:name="__RefHeading___Toc6274_2439159395"/>Racial Perks<text:bookmark-end text:name="racial-perks"/><text:bookmark-end text:name="__RefHeading___Toc6274_2439159395"/></text:h>
      <text:p text:style-name="First_20_paragraph"><text:span text:style-name="T1">Dwarf (1):</text:span> You're long lived, you can see in the dark, you receive +2 to smithing or any other craft skill, Your maximum Might is 5D but your maximum Agility is 3D.</text:p>
      <text:p text:style-name="Text_20_body"><text:span text:style-name="T1">Elf (2):</text:span> You're long lived, you can see in the dark, you receive a +1 on all ranged attacks, Your maximum Agility is 5D but your maximum Might is only 3D.</text:p>
      <text:p text:style-name="Text_20_body"><text:span text:style-name="T1">Reptoid (2):</text:span> You're green and scaly, this gives a +1 Armor Value. You also have claw-tipped fingers which grant you +1 damage on unarmed attacks. You might also be asexual. Sorry.</text:p>
      <text:p text:style-name="Text_20_body"><text:span text:style-name="T1">Robot (4):</text:span> You don't eat, breathe, or sleep. You can have your memory wiped. You don't heal but you can be repaired. As long as your memory core survives you may be rebuilt if destroyed.</text:p>
      <text:h text:style-name="Heading_20_3" text:outline-level="3"><text:bookmark-start text:name="general-perks"/><text:bookmark-start text:name="__RefHeading___Toc6276_2439159395"/>General Perks<text:bookmark-end text:name="general-perks"/><text:bookmark-end text:name="__RefHeading___Toc6276_2439159395"/></text:h>
      <text:p text:style-name="First_20_paragraph"><text:span text:style-name="T1">Attractive (1):</text:span>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p text:style-name="Text_20_body"><text:span text:style-name="T1">Daredevil (2):</text:span> Once per session you may throw caution to the wind taking extremely reckless action that may result in your own death. Your dodge, block, and parry are reduced by half however all Might rolls are doubled when resisting damage for one round.</text:p>
      <text:p text:style-name="Text_20_body"><text:span text:style-name="T1">Destiny (2):</text:span> Characters with Destiny feel they are fated to some grand purpose. Once per game session a character may declare a failed roll is not part of their Destiny and immediately reroll to get a different result.</text:p>
      <text:p text:style-name="Text_20_body"><text:span text:style-name="T1">Favors (1):</text:span> People owe you. Once per session you can call in one of those debts. This can take the form of information, a temporary use of equipment (borrowing a truck, plow, pump action shotgun, etc.), a place to hide someone or something for a brief time, or any similar event.</text:p>
      <text:p text:style-name="Text_20_body"><text:span text:style-name="T1">Lucky (2):</text:span> Once per session you can declare you are feeling lucky. Double the result of your next roll.</text:p>
      <text:p text:style-name="Text_20_body"><text:span text:style-name="T1">Perceptive (2):</text:span> The GM may reveal small clues to you that others would miss. Once per session a character may announce they are studying an object or situation and the GM may reveal <text:soft-page-break/>something that would be impossible for a normal character to determine. If nothing is revealed this perk may be used again. “Elementary, my dear Watson.”</text:p>
      <text:p text:style-name="Text_20_body"><text:span text:style-name="T1">Recall (1):</text:span> Any time the character chooses to recall anything he has experienced, the GM must tell him the truth in as much detail as the character would have been aware.</text:p>
      <text:p text:style-name="Text_20_body"><text:span text:style-name="T1">Sidekick (3):</text:span> You have a boon companion willing to join in your adventures. This character only gets 10D to spend on attributes and 4D to spend on starting skills. They normally only receive 1 to 3 CP per session, but never as many as their fearless leader.</text:p>
      <text:h text:style-name="Heading_20_3" text:outline-level="3"><text:bookmark-start text:name="esoteric-perks"/><text:bookmark-start text:name="__RefHeading___Toc6278_2439159395"/>Esoteric Perks<text:bookmark-end text:name="esoteric-perks"/><text:bookmark-end text:name="__RefHeading___Toc6278_2439159395"/></text:h>
      <text:p text:style-name="First_20_paragraph"><text:span text:style-name="T1">Energy Blast (5):</text:span> You can throw bolts of pure energy. These do 4D damage and use your <text:span text:style-name="T2">Throwing</text:span> skill.</text:p>
      <text:p text:style-name="Text_20_body"><text:span text:style-name="T1">ESP (3):</text:span> You can read minds. Targets resist using their Charm vs. your Wits.</text:p>
      <text:p text:style-name="Text_20_body"><text:span text:style-name="T1">Flying (4):</text:span> You can fly (at twice your move).</text:p>
      <text:p text:style-name="Text_20_body"><text:span text:style-name="T1">Regeneration (3):</text:span> You heal 1 wound level/hour.</text:p>
      <text:p text:style-name="Text_20_body"><text:span text:style-name="T1">Sorcerer (3):</text:span> You're magically sensitive. Magic spells actually work for you. See <text:a xlink:type="simple" xlink:href="#the-simple-magic-system" text:style-name="Internet_20_link" text:visited-style-name="Visited_20_Internet_20_Link"><text:span text:style-name="Definition">The Simple Magic System</text:span></text:a>.</text:p>
      <text:p text:style-name="Text_20_body"><text:span text:style-name="T1">Telekinesis (3):</text:span> You can move stuff with your mind. Make a Wits roll and treat it like the <text:span text:style-name="T2">Lift</text:span> skill. People resist using their Might.</text:p>
      <text:p text:style-name="Text_20_body"><text:span text:style-name="T1">X-Ray Vision (3):</text:span> you can see through 1 foot of material.</text:p>
      <text:h text:style-name="Heading_20_1" text:outline-level="1"><text:bookmark-start text:name="complications"/><text:bookmark-start text:name="__RefHeading___Toc6280_2439159395"/>Complications<text:bookmark-end text:name="complications"/><text:bookmark-end text:name="__RefHeading___Toc6280_2439159395"/></text:h>
      <text:p text:style-name="First_20_paragraph">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p text:style-name="Text_20_body"><text:span text:style-name="T1">Age:</text:span>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p text:style-name="Text_20_body"><text:span text:style-name="T1">Crazy:</text:span>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p text:style-name="Text_20_body"><text:soft-page-break/><text:span text:style-name="T1">Enemies:</text:span> Someone doesn't like you at all. And they are a credible threat. Maybe they have more friends than you, maybe they're just bigger and meaner; either way you have your own personal bully. You earn the bonus CP when they complicate your life.</text:p>
      <text:p text:style-name="Text_20_body"><text:span text:style-name="T1">Gremlins:</text:span> You have a special touch. Specifically the kind that breaks machines. You're no good with engines, electronics, magical gizmos, or any other trinket. If it's a device, you can't trust it. Earn one CP whenever the GM takes his one free shot on you this way.</text:p>
      <text:p text:style-name="Text_20_body"><text:span text:style-name="T1">Personal Code:</text:span>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p text:style-name="Text_20_body"><text:span text:style-name="T1">Skeletons in the Closet:</text:span>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p text:style-name="Text_20_body"><text:span text:style-name="T1">Unlucky in Love:</text:span> Things just don't work out for some guys. Your love interest is always dying, being kidnapped, betraying you, or even worse dumping you. You earn bonus CP when your love life falls apart in a meaningful way.</text:p>
      <text:p text:style-name="Text_20_body"><text:span text:style-name="T1">Unlucky in Money:</text:span> You have a hard time holding onto money. You earn the bonus CP when you lose a significant amount of cash through your own foolishness or bad luck and have nothing to show for it.</text:p>
      <text:h text:style-name="Heading_20_1" text:outline-level="1"><text:bookmark-start text:name="gear"/><text:bookmark-start text:name="__RefHeading___Toc6282_2439159395"/>Gear<text:bookmark-end text:name="gear"/><text:bookmark-end text:name="__RefHeading___Toc6282_2439159395"/></text:h>
      <text:p text:style-name="First_20_paragraph">Some games may assume the character has the trappings of a middle class lifestyle, while others may take place in a world of fantasy where only those items in your pack mean the difference between life and death.</text:p>
      <text:p text:style-name="Text_20_body">Characters might start with one piece of related gear for each skill they allocated dice to during character creation. For example a pistol for the <text:span text:style-name="T2">Pistol</text:span> skill, a medic bag for <text:span text:style-name="T2">Medicine</text:span>, etc. For anything else, beg the GM.</text:p>
      <text:p text:style-name="P7">Low Tech Weapons</text:p>
      <table:table table:name="Table2" table:style-name="Table2">
        <table:table-column table:style-name="Table2.A"/>
        <table:table-column table:style-name="Table2.B"/>
        <table:table-header-rows>
          <table:table-row table:style-name="TableLine105553160765952">
            <table:table-cell table:style-name="Table2.A1" office:value-type="string">
              <text:p text:style-name="P9">Weapon</text:p>
            </table:table-cell>
            <table:table-cell table:style-name="Table2.A1" office:value-type="string">
              <text:p text:style-name="P9">Damage</text:p>
            </table:table-cell>
          </table:table-row>
        </table:table-header-rows>
        <table:table-row table:style-name="TableLine105553160822272">
          <table:table-cell table:style-name="Table2.A1" office:value-type="string">
            <text:p text:style-name="Table_20_Contents">Axe</text:p>
          </table:table-cell>
          <table:table-cell table:style-name="Table2.A1" office:value-type="string">
            <text:p text:style-name="Table_20_Contents">+3D</text:p>
          </table:table-cell>
        </table:table-row>
        <table:table-row table:style-name="TableLine105553160823040">
          <table:table-cell table:style-name="Table2.A1" office:value-type="string">
            <text:p text:style-name="Table_20_Contents">Club</text:p>
          </table:table-cell>
          <table:table-cell table:style-name="Table2.A1" office:value-type="string">
            <text:p text:style-name="Table_20_Contents">+1D+1</text:p>
          </table:table-cell>
        </table:table-row>
        <table:table-row table:style-name="TableLine105553160823296">
          <table:table-cell table:style-name="Table2.A1" office:value-type="string">
            <text:p text:style-name="Table_20_Contents">Hatchet</text:p>
          </table:table-cell>
          <table:table-cell table:style-name="Table2.A1" office:value-type="string">
            <text:p text:style-name="Table_20_Contents">+1D+1</text:p>
          </table:table-cell>
        </table:table-row>
        <table:table-row table:style-name="TableLine105553160823552">
          <table:table-cell table:style-name="Table2.A1" office:value-type="string">
            <text:p text:style-name="Table_20_Contents">Halberd</text:p>
          </table:table-cell>
          <table:table-cell table:style-name="Table2.A1" office:value-type="string">
            <text:p text:style-name="Table_20_Contents">+3D</text:p>
          </table:table-cell>
        </table:table-row>
        <table:table-row table:style-name="TableLine105553160823808">
          <table:table-cell table:style-name="Table2.A1" office:value-type="string">
            <text:p text:style-name="Table_20_Contents">Knife</text:p>
          </table:table-cell>
          <table:table-cell table:style-name="Table2.A1" office:value-type="string">
            <text:p text:style-name="Table_20_Contents">+1D</text:p>
          </table:table-cell>
        </table:table-row>
        <table:table-row table:style-name="TableLine105553160824064">
          <table:table-cell table:style-name="Table2.A1" office:value-type="string">
            <text:p text:style-name="Table_20_Contents">Mace</text:p>
          </table:table-cell>
          <table:table-cell table:style-name="Table2.A1" office:value-type="string">
            <text:p text:style-name="Table_20_Contents">+1D+1</text:p>
          </table:table-cell>
        </table:table-row>
        <table:table-row table:style-name="TableLine105553160824320">
          <table:table-cell table:style-name="Table2.A1" office:value-type="string">
            <text:p text:style-name="Table_20_Contents">Rapier</text:p>
          </table:table-cell>
          <table:table-cell table:style-name="Table2.A1" office:value-type="string">
            <text:p text:style-name="Table_20_Contents">+2D</text:p>
          </table:table-cell>
        </table:table-row>
        <table:table-row table:style-name="TableLine105553160824576">
          <table:table-cell table:style-name="Table2.A1" office:value-type="string">
            <text:p text:style-name="Table_20_Contents">Staff</text:p>
          </table:table-cell>
          <table:table-cell table:style-name="Table2.A1" office:value-type="string">
            <text:p text:style-name="Table_20_Contents">+1D+2</text:p>
          </table:table-cell>
        </table:table-row>
        <text:soft-page-break/>
        <table:table-row table:style-name="TableLine105553160825088">
          <table:table-cell table:style-name="Table2.A1" office:value-type="string">
            <text:p text:style-name="Table_20_Contents">Spear</text:p>
          </table:table-cell>
          <table:table-cell table:style-name="Table2.A1" office:value-type="string">
            <text:p text:style-name="Table_20_Contents">+2D</text:p>
          </table:table-cell>
        </table:table-row>
        <table:table-row table:style-name="TableLine105553160825344">
          <table:table-cell table:style-name="Table2.A1" office:value-type="string">
            <text:p text:style-name="Table_20_Contents">Sword</text:p>
          </table:table-cell>
          <table:table-cell table:style-name="Table2.A1" office:value-type="string">
            <text:p text:style-name="Table_20_Contents">+2D+2</text:p>
          </table:table-cell>
        </table:table-row>
        <table:table-row table:style-name="TableLine105553160825600">
          <table:table-cell table:style-name="Table2.A1" office:value-type="string">
            <text:p text:style-name="Table_20_Contents">Sword, 2h</text:p>
          </table:table-cell>
          <table:table-cell table:style-name="Table2.A1" office:value-type="string">
            <text:p text:style-name="Table_20_Contents">+3D+1</text:p>
          </table:table-cell>
        </table:table-row>
        <table:table-row table:style-name="TableLine105553160825856">
          <table:table-cell table:style-name="Table2.A1" office:value-type="string">
            <text:p text:style-name="Table_20_Contents">Warhammer</text:p>
          </table:table-cell>
          <table:table-cell table:style-name="Table2.A1" office:value-type="string">
            <text:p text:style-name="Table_20_Contents">+3D</text:p>
          </table:table-cell>
        </table:table-row>
        <table:table-row table:style-name="TableLine105553160826112">
          <table:table-cell table:style-name="Table2.A1" office:value-type="string">
            <text:p text:style-name="Table_20_Contents">Bow</text:p>
          </table:table-cell>
          <table:table-cell table:style-name="Table2.A1" office:value-type="string">
            <text:p text:style-name="Table_20_Contents">+2D+2</text:p>
          </table:table-cell>
        </table:table-row>
        <table:table-row table:style-name="TableLine105553160826368">
          <table:table-cell table:style-name="Table2.A1" office:value-type="string">
            <text:p text:style-name="Table_20_Contents">Crossbow</text:p>
          </table:table-cell>
          <table:table-cell table:style-name="Table2.A1" office:value-type="string">
            <text:p text:style-name="Table_20_Contents">4D+1</text:p>
          </table:table-cell>
        </table:table-row>
      </table:table>
      <text:p text:style-name="P7">Low Tech Armor</text:p>
      <table:table table:name="Table3" table:style-name="Table3">
        <table:table-column table:style-name="Table3.A"/>
        <table:table-column table:style-name="Table3.B"/>
        <table:table-header-rows>
          <table:table-row table:style-name="TableLine105553160826624">
            <table:table-cell table:style-name="Table3.A1" office:value-type="string">
              <text:p text:style-name="P9">Armor</text:p>
            </table:table-cell>
            <table:table-cell table:style-name="Table3.A1" office:value-type="string">
              <text:p text:style-name="P9">Value</text:p>
            </table:table-cell>
          </table:table-row>
        </table:table-header-rows>
        <table:table-row table:style-name="TableLine105553160827904">
          <table:table-cell table:style-name="Table3.A1" office:value-type="string">
            <text:p text:style-name="Table_20_Contents">Leather</text:p>
          </table:table-cell>
          <table:table-cell table:style-name="Table3.A1" office:value-type="string">
            <text:p text:style-name="Table_20_Contents">+2</text:p>
          </table:table-cell>
        </table:table-row>
        <table:table-row table:style-name="TableLine105553160828672">
          <table:table-cell table:style-name="Table3.A1" office:value-type="string">
            <text:p text:style-name="Table_20_Contents">Chainmail</text:p>
          </table:table-cell>
          <table:table-cell table:style-name="Table3.A1" office:value-type="string">
            <text:p text:style-name="Table_20_Contents">+6</text:p>
          </table:table-cell>
        </table:table-row>
        <table:table-row table:style-name="TableLine105553160828928">
          <table:table-cell table:style-name="Table3.A1" office:value-type="string">
            <text:p text:style-name="Table_20_Contents">Platemail</text:p>
          </table:table-cell>
          <table:table-cell table:style-name="Table3.A1" office:value-type="string">
            <text:p text:style-name="Table_20_Contents">+9</text:p>
          </table:table-cell>
        </table:table-row>
        <table:table-row table:style-name="TableLine105553160829184">
          <table:table-cell table:style-name="Table3.A1" office:value-type="string">
            <text:p text:style-name="Table_20_Contents">Shield</text:p>
          </table:table-cell>
          <table:table-cell table:style-name="Table3.A1" office:value-type="string">
            <text:p text:style-name="Table_20_Contents">+4</text:p>
          </table:table-cell>
        </table:table-row>
      </table:table>
      <text:p text:style-name="P7">Modern Tech Weapons</text:p>
      <table:table table:name="Table4" table:style-name="Table4">
        <table:table-column table:style-name="Table4.A"/>
        <table:table-column table:style-name="Table4.B"/>
        <table:table-header-rows>
          <table:table-row table:style-name="TableLine105553160827392">
            <table:table-cell table:style-name="Table4.A1" office:value-type="string">
              <text:p text:style-name="P9">Weapon</text:p>
            </table:table-cell>
            <table:table-cell table:style-name="Table4.A1" office:value-type="string">
              <text:p text:style-name="P9">Damage</text:p>
            </table:table-cell>
          </table:table-row>
        </table:table-header-rows>
        <table:table-row table:style-name="TableLine105553160830464">
          <table:table-cell table:style-name="Table4.A1" office:value-type="string">
            <text:p text:style-name="Table_20_Contents">Light Pistol</text:p>
          </table:table-cell>
          <table:table-cell table:style-name="Table4.A1" office:value-type="string">
            <text:p text:style-name="Table_20_Contents">3D+2</text:p>
          </table:table-cell>
        </table:table-row>
        <table:table-row table:style-name="TableLine105553160676864">
          <table:table-cell table:style-name="Table4.A1" office:value-type="string">
            <text:p text:style-name="Table_20_Contents">Heavy Pistol</text:p>
          </table:table-cell>
          <table:table-cell table:style-name="Table4.A1" office:value-type="string">
            <text:p text:style-name="Table_20_Contents">4D</text:p>
          </table:table-cell>
        </table:table-row>
        <table:table-row table:style-name="TableLine105553160787712">
          <table:table-cell table:style-name="Table4.A1" office:value-type="string">
            <text:p text:style-name="Table_20_Contents">Rifle</text:p>
          </table:table-cell>
          <table:table-cell table:style-name="Table4.A1" office:value-type="string">
            <text:p text:style-name="Table_20_Contents">5D</text:p>
          </table:table-cell>
        </table:table-row>
        <table:table-row table:style-name="TableLine105553160787968">
          <table:table-cell table:style-name="Table4.A1" office:value-type="string">
            <text:p text:style-name="Table_20_Contents">Shotgun</text:p>
          </table:table-cell>
          <table:table-cell table:style-name="Table4.A1" office:value-type="string">
            <text:p text:style-name="Table_20_Contents">4D+2</text:p>
          </table:table-cell>
        </table:table-row>
        <table:table-row table:style-name="TableLine105553160782848">
          <table:table-cell table:style-name="Table4.A1" office:value-type="string">
            <text:p text:style-name="Table_20_Contents">BFG</text:p>
          </table:table-cell>
          <table:table-cell table:style-name="Table4.A1" office:value-type="string">
            <text:p text:style-name="Table_20_Contents">6D</text:p>
          </table:table-cell>
        </table:table-row>
      </table:table>
      <text:p text:style-name="P7">Sci-Fi Tech Weapons</text:p>
      <table:table table:name="Table5" table:style-name="Table5">
        <table:table-column table:style-name="Table5.A"/>
        <table:table-column table:style-name="Table5.B"/>
        <table:table-header-rows>
          <table:table-row table:style-name="TableLine105553160790784">
            <table:table-cell table:style-name="Table5.A1" office:value-type="string">
              <text:p text:style-name="P9">Weapon</text:p>
            </table:table-cell>
            <table:table-cell table:style-name="Table5.A1" office:value-type="string">
              <text:p text:style-name="P9">Damage</text:p>
            </table:table-cell>
          </table:table-row>
        </table:table-header-rows>
        <table:table-row table:style-name="TableLine105553160789504">
          <table:table-cell table:style-name="Table5.A1" office:value-type="string">
            <text:p text:style-name="Table_20_Contents">Plasma Pistol</text:p>
          </table:table-cell>
          <table:table-cell table:style-name="Table5.A1" office:value-type="string">
            <text:p text:style-name="Table_20_Contents">5D</text:p>
          </table:table-cell>
        </table:table-row>
        <table:table-row table:style-name="TableLine105553160790272">
          <table:table-cell table:style-name="Table5.A1" office:value-type="string">
            <text:p text:style-name="Table_20_Contents">Plasma Rifle</text:p>
          </table:table-cell>
          <table:table-cell table:style-name="Table5.A1" office:value-type="string">
            <text:p text:style-name="Table_20_Contents">6D</text:p>
          </table:table-cell>
        </table:table-row>
        <table:table-row table:style-name="TableLine105553160790528">
          <table:table-cell table:style-name="Table5.A1" office:value-type="string">
            <text:p text:style-name="Table_20_Contents">Plasma BFG</text:p>
          </table:table-cell>
          <table:table-cell table:style-name="Table5.A1" office:value-type="string">
            <text:p text:style-name="Table_20_Contents">7D</text:p>
          </table:table-cell>
        </table:table-row>
        <table:table-row table:style-name="TableLine105553160788736">
          <table:table-cell table:style-name="Table5.A1" office:value-type="string">
            <text:p text:style-name="Table_20_Contents">Plasma Sword</text:p>
          </table:table-cell>
          <table:table-cell table:style-name="Table5.A1" office:value-type="string">
            <text:p text:style-name="Table_20_Contents">+4D</text:p>
          </table:table-cell>
        </table:table-row>
      </table:table>
      <text:p text:style-name="P7">Missile Weapon Ranges</text:p>
      <table:table table:name="Table6" table:style-name="Table6">
        <table:table-column table:style-name="Table6.A"/>
        <table:table-column table:style-name="Table6.B"/>
        <table:table-header-rows>
          <table:table-row table:style-name="TableLine105553160788992">
            <table:table-cell table:style-name="Table6.A1" office:value-type="string">
              <text:p text:style-name="P9">Weapon</text:p>
            </table:table-cell>
            <table:table-cell table:style-name="Table6.A1" office:value-type="string">
              <text:p text:style-name="Table_20_Heading"><text:span text:style-name="T1">(S/M/L)</text:span>†</text:p>
            </table:table-cell>
          </table:table-row>
        </table:table-header-rows>
        <table:table-row table:style-name="TableLine105553160784384">
          <table:table-cell table:style-name="Table6.A1" office:value-type="string">
            <text:p text:style-name="Table_20_Contents">Bow</text:p>
          </table:table-cell>
          <table:table-cell table:style-name="Table6.A1" office:value-type="string">
            <text:p text:style-name="Table_20_Contents">30/100/300</text:p>
          </table:table-cell>
        </table:table-row>
        <table:table-row table:style-name="TableLine105553160829952">
          <table:table-cell table:style-name="Table6.A1" office:value-type="string">
            <text:p text:style-name="Table_20_Contents">Crossbow</text:p>
          </table:table-cell>
          <table:table-cell table:style-name="Table6.A1" office:value-type="string">
            <text:p text:style-name="Table_20_Contents">50/150/400</text:p>
          </table:table-cell>
        </table:table-row>
        <table:table-row table:style-name="TableLine105553160880128">
          <table:table-cell table:style-name="Table6.A1" office:value-type="string">
            <text:p text:style-name="Table_20_Contents">All Pistols</text:p>
          </table:table-cell>
          <table:table-cell table:style-name="Table6.A1" office:value-type="string">
            <text:p text:style-name="Table_20_Contents">30/100/350</text:p>
          </table:table-cell>
        </table:table-row>
        <table:table-row table:style-name="TableLine105553160880384">
          <table:table-cell table:style-name="Table6.A1" office:value-type="string">
            <text:p text:style-name="Table_20_Contents">All Rifles</text:p>
          </table:table-cell>
          <table:table-cell table:style-name="Table6.A1" office:value-type="string">
            <text:p text:style-name="Table_20_Contents">100/350/500</text:p>
          </table:table-cell>
        </table:table-row>
        <table:table-row table:style-name="TableLine105553160880640">
          <table:table-cell table:style-name="Table6.A1" office:value-type="string">
            <text:p text:style-name="Table_20_Contents">Shotguns</text:p>
          </table:table-cell>
          <table:table-cell table:style-name="Table6.A1" office:value-type="string">
            <text:p text:style-name="Table_20_Contents">50/150/400</text:p>
          </table:table-cell>
        </table:table-row>
        <table:table-row table:style-name="TableLine105553160880896">
          <table:table-cell table:style-name="Table6.A1" office:value-type="string">
            <text:p text:style-name="Table_20_Contents">BFG</text:p>
          </table:table-cell>
          <table:table-cell table:style-name="Table6.A1" office:value-type="string">
            <text:p text:style-name="Table_20_Contents">100/400/700</text:p>
          </table:table-cell>
        </table:table-row>
        <table:table-row table:style-name="TableLine105553160881152">
          <table:table-cell table:style-name="Table6.A1" office:value-type="string">
            <text:p text:style-name="Table_20_Contents">Grenades</text:p>
          </table:table-cell>
          <table:table-cell table:style-name="Table6.A1" office:value-type="string">
            <text:p text:style-name="Table_20_Contents">10/20/30</text:p>
          </table:table-cell>
        </table:table-row>
      </table:table>
      <text:p text:style-name="First_20_paragraph">† Ranges in feet.</text:p>
      <text:h text:style-name="Heading_20_1" text:outline-level="1"><text:bookmark-start text:name="the-game-mechanics"/><text:bookmark-start text:name="__RefHeading___Toc6284_2439159395"/><text:soft-page-break/>The Game Mechanics<text:bookmark-end text:name="the-game-mechanics"/><text:bookmark-end text:name="__RefHeading___Toc6284_2439159395"/></text:h>
      <text:h text:style-name="Heading_20_2" text:outline-level="2"><text:bookmark-start text:name="general-non-combat-challenges"/><text:bookmark-start text:name="__RefHeading___Toc6286_2439159395"/>General (non-combat) Challenges<text:bookmark-end text:name="general-non-combat-challenges"/><text:bookmark-end text:name="__RefHeading___Toc6286_2439159395"/></text:h>
      <text:p text:style-name="First_20_paragraph">Characters roll the appropriate attribute plus skill against a set target number based on the task attempted.</text:p>
      <table:table table:name="Table7" table:style-name="Table7">
        <table:table-column table:style-name="Table7.A"/>
        <table:table-column table:style-name="Table7.B"/>
        <table:table-header-rows>
          <table:table-row table:style-name="TableLine105553160881408">
            <table:table-cell table:style-name="Table7.A1" office:value-type="string">
              <text:p text:style-name="P9">Difficulty</text:p>
            </table:table-cell>
            <table:table-cell table:style-name="Table7.A1" office:value-type="string">
              <text:p text:style-name="P9">Target Number</text:p>
            </table:table-cell>
          </table:table-row>
        </table:table-header-rows>
        <table:table-row table:style-name="TableLine105553160866304">
          <table:table-cell table:style-name="Table7.A1" office:value-type="string">
            <text:p text:style-name="Table_20_Contents">Very Easy</text:p>
          </table:table-cell>
          <table:table-cell table:style-name="Table7.A1" office:value-type="string">
            <text:p text:style-name="Table_20_Contents">2–5</text:p>
          </table:table-cell>
        </table:table-row>
        <table:table-row table:style-name="TableLine105553160867328">
          <table:table-cell table:style-name="Table7.A1" office:value-type="string">
            <text:p text:style-name="Table_20_Contents">Easy</text:p>
          </table:table-cell>
          <table:table-cell table:style-name="Table7.A1" office:value-type="string">
            <text:p text:style-name="Table_20_Contents">6–10</text:p>
          </table:table-cell>
        </table:table-row>
        <table:table-row table:style-name="TableLine105553160867584">
          <table:table-cell table:style-name="Table7.A1" office:value-type="string">
            <text:p text:style-name="Table_20_Contents">Moderate</text:p>
          </table:table-cell>
          <table:table-cell table:style-name="Table7.A1" office:value-type="string">
            <text:p text:style-name="Table_20_Contents">11–15</text:p>
          </table:table-cell>
        </table:table-row>
        <table:table-row table:style-name="TableLine105553160867840">
          <table:table-cell table:style-name="Table7.A1" office:value-type="string">
            <text:p text:style-name="Table_20_Contents">Difficult</text:p>
          </table:table-cell>
          <table:table-cell table:style-name="Table7.A1" office:value-type="string">
            <text:p text:style-name="Table_20_Contents">16–20</text:p>
          </table:table-cell>
        </table:table-row>
        <table:table-row table:style-name="TableLine105553160868096">
          <table:table-cell table:style-name="Table7.A1" office:value-type="string">
            <text:p text:style-name="Table_20_Contents">Very Difficult</text:p>
          </table:table-cell>
          <table:table-cell table:style-name="Table7.A1" office:value-type="string">
            <text:p text:style-name="Table_20_Contents">21–30</text:p>
          </table:table-cell>
        </table:table-row>
        <table:table-row table:style-name="TableLine105553160868352">
          <table:table-cell table:style-name="Table7.A1" office:value-type="string">
            <text:p text:style-name="Table_20_Contents">Heroic</text:p>
          </table:table-cell>
          <table:table-cell table:style-name="Table7.A1" office:value-type="string">
            <text:p text:style-name="Table_20_Contents">31+</text:p>
          </table:table-cell>
        </table:table-row>
      </table:table>
      <text:p text:style-name="First_20_paragraph"><text:span text:style-name="T1">Very Easy:</text:span> Nearly everyone can do it. These checks should only be made if a success is critical to the scenario at hand.</text:p>
      <text:p text:style-name="Text_20_body"><text:span text:style-name="T1">Easy:</text:span> Characters will seldom have trouble with these tasks, but an untrained individual may find them challenging.</text:p>
      <text:p text:style-name="Text_20_body"><text:span text:style-name="T1">Moderate:</text:span> Average characters have a reasonable chance of failing at this level. Consistent success often requires training in the skill or a high level of natural ability.</text:p>
      <text:p text:style-name="Text_20_body"><text:span text:style-name="T1">Difficult:</text:span> Tasks at this level are truly challenging. To succeed a character needs to be well skilled or very lucky.</text:p>
      <text:p text:style-name="Text_20_body"><text:span text:style-name="T1">Very Difficult:</text:span> Challenges of this level fall into the domain of masters in the skill being used; few others will succeed at them.</text:p>
      <text:p text:style-name="Text_20_body"><text:span text:style-name="T1">Heroic:</text:span> These challenges are almost impossible. Only the very lucky or true masters can consistently succeed at them.</text:p>
      <text:h text:style-name="Heading_20_3" text:outline-level="3"><text:bookmark-start text:name="order-of-actions-in-a-round"/><text:bookmark-start text:name="__RefHeading___Toc6288_2439159395"/>Order of Actions in a Round<text:bookmark-end text:name="order-of-actions-in-a-round"/><text:bookmark-end text:name="__RefHeading___Toc6288_2439159395"/></text:h>
      <text:p text:style-name="P6">(a round is considered to be approximately 10 seconds)</text:p>
      <text:list xml:id="list3856735660" text:style-name="L3">
        <text:list-item>
          <text:p text:style-name="P13">Declare all actions planned for the round.</text:p>
        </text:list-item>
        <text:list-item>
          <text:p text:style-name="P13">Determine order of Initiative by rolling Agility for each character. Highest goes first.</text:p>
        </text:list-item>
        <text:list-item>
          <text:p text:style-name="P13">Characters make rolls for all actions they are attempting. The target may get an opportunity to resist or avoid the action.</text:p>
        </text:list-item>
      </text:list>
      <text:h text:style-name="Heading_20_3" text:outline-level="3"><text:bookmark-start text:name="multiple-actions"/><text:bookmark-start text:name="__RefHeading___Toc6290_2439159395"/>Multiple Actions<text:bookmark-end text:name="multiple-actions"/><text:bookmark-end text:name="__RefHeading___Toc6290_2439159395"/></text:h>
      <text:p text:style-name="First_20_paragraph">Characters may attempt to do more than one thing on a turn by withholding one die from every action they attempt for each action beyond the first. For instance, if a character tries to shoot twice, he will subtract one die from each attempt.</text:p>
      <text:h text:style-name="Heading_20_2" text:outline-level="2"><text:bookmark-start text:name="scaling"/><text:bookmark-start text:name="__RefHeading___Toc6292_2439159395"/><text:soft-page-break/>Scaling<text:bookmark-end text:name="scaling"/><text:bookmark-end text:name="__RefHeading___Toc6292_2439159395"/></text:h>
      <text:p text:style-name="First_20_paragraph">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able:table table:name="Table8" table:style-name="Table8">
        <table:table-column table:style-name="Table8.A"/>
        <table:table-column table:style-name="Table8.B"/>
        <table:table-header-rows>
          <table:table-row table:style-name="TableLine105553160883456">
            <table:table-cell table:style-name="Table8.A1" office:value-type="string">
              <text:p text:style-name="P10">Scale</text:p>
            </table:table-cell>
            <table:table-cell table:style-name="Table8.A1" office:value-type="string">
              <text:p text:style-name="P10">Modifier</text:p>
            </table:table-cell>
          </table:table-row>
        </table:table-header-rows>
        <table:table-row table:style-name="TableLine105553160869120">
          <table:table-cell table:style-name="Table8.A1" office:value-type="string">
            <text:p text:style-name="Table_20_Contents">Character, Animals</text:p>
          </table:table-cell>
          <table:table-cell table:style-name="Table8.A1" office:value-type="string">
            <text:p text:style-name="Table_20_Contents">None</text:p>
          </table:table-cell>
        </table:table-row>
        <table:table-row table:style-name="TableLine105553160869888">
          <table:table-cell table:style-name="Table8.A1" office:value-type="string">
            <text:p text:style-name="Table_20_Contents">Air Cycle, Car, Little Dragon, Wagon</text:p>
          </table:table-cell>
          <table:table-cell table:style-name="Table8.A1" office:value-type="string">
            <text:p text:style-name="Table_20_Contents">+2D/+6 to Dodge &amp; Soak</text:p>
          </table:table-cell>
        </table:table-row>
        <table:table-row table:style-name="TableLine105553160870144">
          <table:table-cell table:style-name="Table8.A1" office:value-type="string">
            <text:p text:style-name="Table_20_Contents">Big Dragon, Galley, Mecha, Tank</text:p>
          </table:table-cell>
          <table:table-cell table:style-name="Table8.A1" office:value-type="string">
            <text:p text:style-name="Table_20_Contents">+4D/+12 to Dodge &amp; Soak</text:p>
          </table:table-cell>
        </table:table-row>
        <table:table-row table:style-name="TableLine105553160870400">
          <table:table-cell table:style-name="Table8.A1" office:value-type="string">
            <text:p text:style-name="Table_20_Contents">Fighter, Light Transport, Heavy Mecha</text:p>
          </table:table-cell>
          <table:table-cell table:style-name="Table8.A1" office:value-type="string">
            <text:p text:style-name="Table_20_Contents">+6D/+18 to Dodge &amp; Soak</text:p>
          </table:table-cell>
        </table:table-row>
        <table:table-row table:style-name="TableLine105553160870656">
          <table:table-cell table:style-name="Table8.A1" office:value-type="string">
            <text:p text:style-name="Table_20_Contents">Capital Ship, Elder God, Space Station</text:p>
          </table:table-cell>
          <table:table-cell table:style-name="Table8.A1" office:value-type="string">
            <text:p text:style-name="Table_20_Contents">+12D/+36 to Dodge &amp; Soak</text:p>
          </table:table-cell>
        </table:table-row>
        <table:table-row table:style-name="TableLine105553160870912">
          <table:table-cell table:style-name="Table8.A1" office:value-type="string">
            <text:p text:style-name="Table_20_Contents">Mega Space Station, Planets</text:p>
          </table:table-cell>
          <table:table-cell table:style-name="Table8.A1" office:value-type="string">
            <text:p text:style-name="Table_20_Contents">+24D/+72 to Dodge &amp; Soak</text:p>
          </table:table-cell>
        </table:table-row>
      </table:table>
      <text:h text:style-name="Heading_20_2" text:outline-level="2"><text:bookmark-start text:name="movement"/><text:bookmark-start text:name="__RefHeading___Toc6294_2439159395"/>Movement<text:bookmark-end text:name="movement"/><text:bookmark-end text:name="__RefHeading___Toc6294_2439159395"/></text:h>
      <text:p text:style-name="First_20_paragraph">A character may move up to 15 feet as a free action or move 30 feet at the cost of one action. If a character wishes to run faster he rolls his <text:span text:style-name="T2">Athletics</text:span> skill and adds it to his movement. If the only action taken in a round is running, his total move is doubled.</text:p>
      <text:h text:style-name="Heading_20_2" text:outline-level="2"><text:bookmark-start text:name="experience"/><text:bookmark-start text:name="__RefHeading___Toc6296_2439159395"/>Experience<text:bookmark-end text:name="experience"/><text:bookmark-end text:name="__RefHeading___Toc6296_2439159395"/></text:h>
      <text:p text:style-name="First_20_paragraph">At the end of each session the GM awards each character a number of character points. The number of points given per session typically varies from 3 to 7 depending on drama, danger, success, and fun!</text:p>
      <text:h text:style-name="Heading_20_3" text:outline-level="3"><text:bookmark-start text:name="spending-character-points-cp"/><text:bookmark-start text:name="__RefHeading___Toc6298_2439159395"/>Spending Character Points (CP)<text:bookmark-end text:name="spending-character-points-cp"/><text:bookmark-end text:name="__RefHeading___Toc6298_2439159395"/></text:h>
      <text:p text:style-name="First_20_paragraph">Any skill may be increased one pip by spending a number of CPs equal to its current number of dice. No skill may be increased more than one pip per session. Skill specializations cost only half as much to raise, rounding up.</text:p>
      <text:p text:style-name="Text_20_body">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Heading_20_2" text:outline-level="2"><text:bookmark-start text:name="hero-points"/><text:bookmark-start text:name="__RefHeading___Toc6300_2439159395"/>Hero Points<text:bookmark-end text:name="hero-points"/><text:bookmark-end text:name="__RefHeading___Toc6300_2439159395"/></text:h>
      <text:p text:style-name="First_20_paragraph">Characters start with 1 hero point and may spend it before any roll. Hero Points provide a variety of options, but once spent the point is lost:</text:p>
      <text:list xml:id="list2988865968" text:style-name="L4">
        <text:list-item>
          <text:p text:style-name="P14">Gaining a +6 to any single roll (up to 3 points may be used at one time when using this effect).</text:p>
        </text:list-item>
        <text:list-item>
          <text:p text:style-name="P14"><text:soft-page-break/>Just a flesh wound. Once per combat a hero point can be used to reduce the severity of a character's wounds one level.</text:p>
        </text:list-item>
        <text:list-item>
          <text:p text:style-name="P14">Make a small change to their location (locating an unlocked window, finding a can of WD40 and a roll of duct tape, etc).</text:p>
        </text:list-item>
        <text:list-item>
          <text:p text:style-name="P14">“Buy” a clue. Sometimes players are at a lost or think they might have missed something. This gives them the option to find that detail that they would have otherwise missed.</text:p>
        </text:list-item>
      </text:list>
      <text:p text:style-name="First_20_paragraph">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Heading_20_2" text:outline-level="2"><text:bookmark-start text:name="healing"/><text:bookmark-start text:name="__RefHeading___Toc6302_2439159395"/>Healing<text:bookmark-end text:name="healing"/><text:bookmark-end text:name="__RefHeading___Toc6302_2439159395"/></text:h>
      <text:p text:style-name="First_20_paragraph"><text:span text:style-name="T1">Natural Healing:</text:span> If a wounded character rests he is allowed a Might check and if successful heals a wound level. The frequency of the check depends on the severity of the character's wounds.</text:p>
      <text:p text:style-name="Text_20_body"><text:span text:style-name="T1">Assisted Healing:</text:span> Characters with the <text:span text:style-name="T2">Medicine</text:span> skill can attempt to help others heal more quickly. A skill check may be made once per day for each patient treated. On a successful roll, the patient heals one wound level.</text:p>
      <table:table table:name="Table9" table:style-name="Table9">
        <table:table-column table:style-name="Table9.A"/>
        <table:table-column table:style-name="Table9.B"/>
        <table:table-column table:style-name="Table9.C"/>
        <table:table-column table:style-name="Table9.D"/>
        <table:table-header-rows>
          <table:table-row table:style-name="TableLine105553160871680">
            <table:table-cell table:style-name="Table9.A1" office:value-type="string">
              <text:p text:style-name="P10">Wound Level</text:p>
            </table:table-cell>
            <table:table-cell table:style-name="Table9.A1" office:value-type="string">
              <text:p text:style-name="P10">Frequency (N. Healing)</text:p>
            </table:table-cell>
            <table:table-cell table:style-name="Table9.A1" office:value-type="string">
              <text:p text:style-name="P10">Might Difficulty</text:p>
            </table:table-cell>
            <table:table-cell table:style-name="Table9.A1" office:value-type="string">
              <text:p text:style-name="P10">Assisted Healing Difficulty</text:p>
            </table:table-cell>
          </table:table-row>
        </table:table-header-rows>
        <table:table-row table:style-name="TableLine105553160873472">
          <table:table-cell table:style-name="Table9.A1" office:value-type="string">
            <text:p text:style-name="Table_20_Contents">Stunned</text:p>
          </table:table-cell>
          <table:table-cell table:style-name="Table9.A1" office:value-type="string">
            <text:p text:style-name="Table_20_Contents">1 minute</text:p>
          </table:table-cell>
          <table:table-cell table:style-name="Table9.A1" office:value-type="string">
            <text:p text:style-name="Table_20_Contents">automatic</text:p>
          </table:table-cell>
          <table:table-cell table:style-name="Table9.A1" office:value-type="string">
            <text:p text:style-name="Table_20_Contents">Easy</text:p>
          </table:table-cell>
        </table:table-row>
        <table:table-row table:style-name="TableLine105553160874752">
          <table:table-cell table:style-name="Table9.A1" office:value-type="string">
            <text:p text:style-name="Table_20_Contents">Wounded</text:p>
          </table:table-cell>
          <table:table-cell table:style-name="Table9.A1" office:value-type="string">
            <text:p text:style-name="Table_20_Contents">3 days</text:p>
          </table:table-cell>
          <table:table-cell table:style-name="Table9.A1" office:value-type="string">
            <text:p text:style-name="Table_20_Contents">6</text:p>
          </table:table-cell>
          <table:table-cell table:style-name="Table9.A1" office:value-type="string">
            <text:p text:style-name="Table_20_Contents">Moderate</text:p>
          </table:table-cell>
        </table:table-row>
        <table:table-row table:style-name="TableLine105553160875008">
          <table:table-cell table:style-name="Table9.A1" office:value-type="string">
            <text:p text:style-name="Table_20_Contents">Severely Wounded</text:p>
          </table:table-cell>
          <table:table-cell table:style-name="Table9.A1" office:value-type="string">
            <text:p text:style-name="Table_20_Contents">3 days</text:p>
          </table:table-cell>
          <table:table-cell table:style-name="Table9.A1" office:value-type="string">
            <text:p text:style-name="Table_20_Contents">6</text:p>
          </table:table-cell>
          <table:table-cell table:style-name="Table9.A1" office:value-type="string">
            <text:p text:style-name="Table_20_Contents">Moderate</text:p>
          </table:table-cell>
        </table:table-row>
        <table:table-row table:style-name="TableLine105553160875264">
          <table:table-cell table:style-name="Table9.A1" office:value-type="string">
            <text:p text:style-name="Table_20_Contents">Incapacitated</text:p>
          </table:table-cell>
          <table:table-cell table:style-name="Table9.A1" office:value-type="string">
            <text:p text:style-name="Table_20_Contents">2 weeks</text:p>
          </table:table-cell>
          <table:table-cell table:style-name="Table9.A1" office:value-type="string">
            <text:p text:style-name="Table_20_Contents">8</text:p>
          </table:table-cell>
          <table:table-cell table:style-name="Table9.A1" office:value-type="string">
            <text:p text:style-name="Table_20_Contents">Difficult</text:p>
          </table:table-cell>
        </table:table-row>
        <table:table-row table:style-name="TableLine105553160875776">
          <table:table-cell table:style-name="Table9.A1" office:value-type="string">
            <text:p text:style-name="Table_20_Contents">Mortally Wounded</text:p>
          </table:table-cell>
          <table:table-cell table:style-name="Table9.A1" office:value-type="string">
            <text:p text:style-name="Table_20_Contents">5 weeks</text:p>
          </table:table-cell>
          <table:table-cell table:style-name="Table9.A1" office:value-type="string">
            <text:p text:style-name="Table_20_Contents">9</text:p>
          </table:table-cell>
          <table:table-cell table:style-name="Table9.A1" office:value-type="string">
            <text:p text:style-name="Table_20_Contents">Very Difficult</text:p>
          </table:table-cell>
        </table:table-row>
      </table:table>
      <text:h text:style-name="Heading_20_1" text:outline-level="1"><text:bookmark-start text:name="combat"/><text:bookmark-start text:name="__RefHeading___Toc6304_2439159395"/>Combat<text:bookmark-end text:name="combat"/><text:bookmark-end text:name="__RefHeading___Toc6304_2439159395"/></text:h>
      <text:h text:style-name="Heading_20_2" text:outline-level="2"><text:bookmark-start text:name="why-two-rules"/><text:bookmark-start text:name="__RefHeading___Toc6306_2439159395"/>Why two rules?<text:bookmark-end text:name="why-two-rules"/><text:bookmark-end text:name="__RefHeading___Toc6306_2439159395"/></text:h>
      <text:p text:style-name="First_20_paragraph">The Fast Static Combat is the preferred method of combat resolution, while players familiar with OpenD6 may be more comfortable with Traditional OpenD6 Combat.</text:p>
      <text:p text:style-name="Text_20_body">Fast Static Combat reduces the number of die rolls without significantly altering the results compared to Traditional OpenD6 Combat.</text:p>
      <text:p text:style-name="Text_20_body">Minimal OpenD6 supports both flavors so you can easily use whichever method you prefer.</text:p>
      <text:h text:style-name="Heading_20_2" text:outline-level="2"><text:bookmark-start text:name="fast-static-combat"/><text:bookmark-start text:name="__RefHeading___Toc6308_2439159395"/><text:soft-page-break/>Fast Static Combat<text:bookmark-end text:name="fast-static-combat"/><text:bookmark-end text:name="__RefHeading___Toc6308_2439159395"/></text:h>
      <text:h text:style-name="Heading_20_3" text:outline-level="3"><text:bookmark-start text:name="attacking-a-target"/><text:bookmark-start text:name="__RefHeading___Toc6310_2439159395"/>Attacking a Target<text:bookmark-end text:name="attacking-a-target"/><text:bookmark-end text:name="__RefHeading___Toc6310_2439159395"/></text:h>
      <text:p text:style-name="First_20_paragraph">The Target Number, or TN, is the number needed to successfully hit the target. The base target number on an attack is based on the target's static defense score.</text:p>
      <text:p text:style-name="Text_20_body"><text:span text:style-name="T1">Range:</text:span> Add the range modifier to the Dodge score in all cases (Point Blank/Hand-to-Hand −5, Medium +5, Long +10). See the sample gear list for ranges.</text:p>
      <text:p text:style-name="Text_20_body"><text:span text:style-name="T1">Cover:</text:span> If the target is behind at least 50% cover, add +5 to the Target Number. Add +10 for 75% cover. It's impossible to hit a target behind 100% cover. Darkness can also be considered as cover at the GM's whim.</text:p>
      <text:h text:style-name="Heading_20_3" text:outline-level="3"><text:bookmark-start text:name="static-defenses"/><text:bookmark-start text:name="__RefHeading___Toc6312_2439159395"/>Static Defenses<text:bookmark-end text:name="static-defenses"/><text:bookmark-end text:name="__RefHeading___Toc6312_2439159395"/></text:h>
      <text:p text:style-name="First_20_paragraph">In the simplified combat system characters precalculate their Dodge, Block, Parry, and Soak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text:span text:style-name="T2">Sword</text:span> skill of 5D+1. His static Parry score would become 16 ((5 x 3)+1).</text:p>
      <text:p text:style-name="Text_20_body"><text:span text:style-name="T1">Block</text:span> = (<text:span text:style-name="T2">Brawling</text:span> skill dice x 3) + pips.</text:p>
      <text:p text:style-name="Text_20_body"><text:span text:style-name="T1">Dodge</text:span> = (<text:span text:style-name="T2">Dodge</text:span> skill dice x 3) + pips.</text:p>
      <text:p text:style-name="Text_20_body"><text:span text:style-name="T1">Parry</text:span> = (Weapon skill dice x 3) + pips.</text:p>
      <text:p text:style-name="Text_20_body"><text:span text:style-name="T1">Soak</text:span> = (Might attribute dice x 3) + pips plus armor value + any magical, super-tech, or other AV bonus.</text:p>
      <text:p text:style-name="Text_20_body"><text:span text:style-name="T1">Full Dodge:</text:span> If the character does nothing except dodge until his next turn they will add 10 to their Dodge score, and apply range and cover as usual. This result is useful against any number of attacks.</text:p>
      <text:h text:style-name="Heading_20_3" text:outline-level="3"><text:bookmark-start text:name="resisting-damage"/><text:bookmark-start text:name="__RefHeading___Toc6314_2439159395"/>Resisting Damage<text:bookmark-end text:name="resisting-damage"/><text:bookmark-end text:name="__RefHeading___Toc6314_2439159395"/></text:h>
      <text:p text:style-name="First_20_paragraph">When a target has been hit, the attacker rolls damage and the target's Soak score is subtracted from the damage. The player or GM then checks the “Wound Level” chart below to see how badly the target was wounded.</text:p>
      <text:h text:style-name="Heading_20_2" text:outline-level="2"><text:bookmark-start text:name="traditional-opend6-combat"/><text:bookmark-start text:name="__RefHeading___Toc6316_2439159395"/>Traditional OpenD6 Combat<text:bookmark-end text:name="traditional-opend6-combat"/><text:bookmark-end text:name="__RefHeading___Toc6316_2439159395"/></text:h>
      <text:h text:style-name="Heading_20_3" text:outline-level="3"><text:bookmark-start text:name="attacking-a-target-1"/><text:bookmark-start text:name="__RefHeading___Toc6318_2439159395"/>Attacking A Target<text:bookmark-end text:name="attacking-a-target-1"/><text:bookmark-end text:name="__RefHeading___Toc6318_2439159395"/></text:h>
      <text:p text:style-name="First_20_paragraph">The Target Number, or TN is the number needed to successfully hit the target. The base target <text:soft-page-break/>number on an attack is 10. This is modified by range, by cover, by block, by parry, or by dodging (see below).</text:p>
      <text:p text:style-name="Text_20_body"><text:span text:style-name="T1">Range:</text:span> The ranged attack modifier applies to the base TN or defender's <text:span text:style-name="T2">Dodge</text:span> roll (Point Blank/Hand-to-Hand −5, Medium +5, Long +10). See the sample gear list for ranges.</text:p>
      <text:p text:style-name="Text_20_body"><text:span text:style-name="T1">Cover:</text:span> If the target is behind at least 50% cover, add +5 to the TN. Add +10 for 75% cover. It's impossible to hit a target behind 100% cover. Darkness can also be considered as cover at the GM's whim.</text:p>
      <text:h text:style-name="Heading_20_3" text:outline-level="3"><text:bookmark-start text:name="defensive-options"/><text:bookmark-start text:name="__RefHeading___Toc6320_2439159395"/>Defensive Options<text:bookmark-end text:name="defensive-options"/><text:bookmark-end text:name="__RefHeading___Toc6320_2439159395"/></text:h>
      <text:p text:style-name="First_20_paragraph">The defender may optionally choose to Dodge, Block, or Parry when attacked, however if the defense was not stated when the character first declared their actions for the turn they suffer an additional −1D penalty until their next turn.</text:p>
      <text:p text:style-name="Text_20_body"><text:span text:style-name="T1">Block/Parry:</text:span> When attacked by a brawling or melee weapon, the defender may choose to Block or Parry, both incur a reflex penalty (see below). The defender rolls his <text:span text:style-name="T2">Brawling</text:span> skill, or weapon skill if armed, and this becomes the TN the attacker must score to hit the character. The result of this roll is used even if it is less than what the TN would have been had the defender not blocked! If a weapon parries a brawling attack the attacker takes the damage of the weapon!</text:p>
      <text:p text:style-name="Text_20_body"><text:span text:style-name="T1">Reflexive Dodge:</text:span> The character tries to get out of the way of the attack. Roll the defender's <text:span text:style-name="T2">Dodge</text:span> skill and use that instead of any other TN. (Range and Cover still apply.) The defender suffers a penalty of −1D to all actions until their next turn.</text:p>
      <text:p text:style-name="Text_20_body"><text:span text:style-name="T1">Full Dodge:</text:span> The character does nothing except dodge until his next turn. Roll <text:span text:style-name="T2">Dodge</text:span>, add 10, and apply range and cover as usual. This result is useful against any number of attacks.</text:p>
      <text:h text:style-name="Heading_20_3" text:outline-level="3"><text:bookmark-start text:name="resisting-damage-1"/><text:bookmark-start text:name="__RefHeading___Toc6322_2439159395"/>Resisting Damage<text:bookmark-end text:name="resisting-damage-1"/><text:bookmark-end text:name="__RefHeading___Toc6322_2439159395"/></text:h>
      <text:p text:style-name="First_20_paragraph">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Heading_20_1" text:outline-level="1"><text:bookmark-start text:name="wounds"/><text:bookmark-start text:name="__RefHeading___Toc6324_2439159395"/>Wounds<text:bookmark-end text:name="wounds"/><text:bookmark-end text:name="__RefHeading___Toc6324_2439159395"/></text:h>
      <text:h text:style-name="Heading_20_2" text:outline-level="2"><text:bookmark-start text:name="wound-level-chart"/><text:bookmark-start text:name="__RefHeading___Toc6326_2439159395"/>Wound Level Chart<text:bookmark-end text:name="wound-level-chart"/><text:bookmark-end text:name="__RefHeading___Toc6326_2439159395"/></text:h>
      <table:table table:name="Table10" table:style-name="Table10">
        <table:table-column table:style-name="Table10.A"/>
        <table:table-column table:style-name="Table10.B"/>
        <table:table-header-rows>
          <table:table-row table:style-name="TableLine105553160715008">
            <table:table-cell table:style-name="Table10.A1" office:value-type="string">
              <text:p text:style-name="P9">Wound Level</text:p>
            </table:table-cell>
            <table:table-cell table:style-name="Table10.A1" office:value-type="string">
              <text:p text:style-name="P9">Dmg Total* ≥ Res Total by:</text:p>
            </table:table-cell>
          </table:table-row>
        </table:table-header-rows>
        <table:table-row table:style-name="TableLine105553160640000">
          <table:table-cell table:style-name="Table10.A1" office:value-type="string">
            <text:p text:style-name="Table_20_Contents">Unharmed</text:p>
          </table:table-cell>
          <table:table-cell table:style-name="Table10.A1" office:value-type="string">
            <text:p text:style-name="Table_20_Contents">0 or less</text:p>
          </table:table-cell>
        </table:table-row>
        <table:table-row table:style-name="TableLine105553160815104">
          <table:table-cell table:style-name="Table10.A1" office:value-type="string">
            <text:p text:style-name="Table_20_Contents">Stunned</text:p>
          </table:table-cell>
          <table:table-cell table:style-name="Table10.A1" office:value-type="string">
            <text:p text:style-name="Table_20_Contents">1–3</text:p>
          </table:table-cell>
        </table:table-row>
        <table:table-row table:style-name="TableLine105553160783872">
          <table:table-cell table:style-name="Table10.A1" office:value-type="string">
            <text:p text:style-name="Table_20_Contents">Wounded</text:p>
          </table:table-cell>
          <table:table-cell table:style-name="Table10.A1" office:value-type="string">
            <text:p text:style-name="Table_20_Contents">4–8</text:p>
          </table:table-cell>
        </table:table-row>
        <table:table-row table:style-name="TableLine105553160830976">
          <table:table-cell table:style-name="Table10.A1" office:value-type="string">
            <text:p text:style-name="Table_20_Contents">Severely Wounded**</text:p>
          </table:table-cell>
          <table:table-cell table:style-name="Table10.A1" office:value-type="string">
            <text:p text:style-name="Table_20_Contents">4–8</text:p>
          </table:table-cell>
        </table:table-row>
        <table:table-row table:style-name="TableLine105553160831232">
          <table:table-cell table:style-name="Table10.A1" office:value-type="string">
            <text:p text:style-name="Table_20_Contents">Incapacitated</text:p>
          </table:table-cell>
          <table:table-cell table:style-name="Table10.A1" office:value-type="string">
            <text:p text:style-name="Table_20_Contents">9–12</text:p>
          </table:table-cell>
        </table:table-row>
        <text:soft-page-break/>
        <table:table-row table:style-name="TableLine105553160831488">
          <table:table-cell table:style-name="Table10.A1" office:value-type="string">
            <text:p text:style-name="Table_20_Contents">Mortally Wounded</text:p>
          </table:table-cell>
          <table:table-cell table:style-name="Table10.A1" office:value-type="string">
            <text:p text:style-name="Table_20_Contents">13–15</text:p>
          </table:table-cell>
        </table:table-row>
        <table:table-row table:style-name="TableLine105553160831744">
          <table:table-cell table:style-name="Table10.A1" office:value-type="string">
            <text:p text:style-name="Table_20_Contents">Dead</text:p>
          </table:table-cell>
          <table:table-cell table:style-name="Table10.A1" office:value-type="string">
            <text:p text:style-name="Table_20_Contents">16+</text:p>
          </table:table-cell>
        </table:table-row>
      </table:table>
      <text:p text:style-name="First_20_paragraph"><text:span text:style-name="T1">* Note:</text:span> Any additional damage less than or equal to the character's current level moves him up by one level.</text:p>
      <text:p text:style-name="Text_20_body"><text:span text:style-name="T1">** Note:</text:span> A character is Severely Wounded if the result is between 4 and 8 and he already has the Wounded level.</text:p>
      <text:h text:style-name="Heading_20_2" text:outline-level="2"><text:bookmark-start text:name="wound-level-effects"/><text:bookmark-start text:name="__RefHeading___Toc6328_2439159395"/>Wound Level Effects<text:bookmark-end text:name="wound-level-effects"/><text:bookmark-end text:name="__RefHeading___Toc6328_2439159395"/></text:h>
      <text:p text:style-name="First_20_paragraph"><text:span text:style-name="T1">Stunned:</text:span> −1D for all remaining actions this round and next round.</text:p>
      <text:p text:style-name="Text_20_body"><text:span text:style-name="T1">Wounded:</text:span> −1D to all actions until healed.</text:p>
      <text:p text:style-name="Text_20_body"><text:span text:style-name="T1">Severely Wounded:</text:span> −2D on all actions until healed.</text:p>
      <text:p text:style-name="Text_20_body"><text:span text:style-name="T1">Incapacitated:</text:span> As a free action before losing consciousness, the character may try to stay up with a Moderate (15) <text:span text:style-name="T2">Stamina</text:span> roll. If successful, he may continue to act, but with a −3D penalty. If he fails, he is knocked out for 10D minutes.</text:p>
      <text:p text:style-name="Text_20_body"><text:span text:style-name="T1">Mortally Wounded:</text:span> The character is near death and knocked unconscious with no chance to keep up. Roll the character's Might each round, the character finally dies if the roll is less than the number of minutes he's been at this level.</text:p>
      <text:p text:style-name="Text_20_body"><text:span text:style-name="T1">Dead:</text:span> The character has perished.</text:p>
      <text:h text:style-name="Heading_20_1" text:outline-level="1"><text:bookmark-start text:name="vehicles"/><text:bookmark-start text:name="__RefHeading___Toc6330_2439159395"/>Vehicles<text:bookmark-end text:name="vehicles"/><text:bookmark-end text:name="__RefHeading___Toc6330_2439159395"/></text:h>
      <text:p text:style-name="First_20_paragraph">All vehicles from ancient chariots to futuristic starships are defined by a common set of statistics. The following stats help the GM and players quickly resolve all actions related to vehicles.</text:p>
      <text:p text:style-name="Text_20_body"><text:span text:style-name="T1">Skill:</text:span> What skill is used to drive/pilot it.</text:p>
      <text:p text:style-name="Text_20_body"><text:span text:style-name="T1">Scale:</text:span> The size of the vehicle.</text:p>
      <text:p text:style-name="Text_20_body"><text:span text:style-name="T1">Body:</text:span> Used to resist damage.</text:p>
      <text:p text:style-name="Text_20_body"><text:span text:style-name="T1">Maneuverability (MNV):</text:span> How easy it is to handle. This gives a bonus on <text:span text:style-name="T2">Drive</text:span> and <text:span text:style-name="T2">Pilot</text:span> skill rolls.</text:p>
      <text:p text:style-name="Text_20_body"><text:span text:style-name="T1">Move:</text:span> How fast it can travel.</text:p>
      <text:p text:style-name="Text_20_body"><text:span text:style-name="T1">Crew:</text:span> The number needed to successfully operate the vehicle.</text:p>
      <text:p text:style-name="Text_20_body"><text:span text:style-name="T1">Passengers (Psg):</text:span> Non-crew capacity.</text:p>
      <text:p text:style-name="Text_20_body"><text:span text:style-name="T1">Weapons:</text:span> Any armaments mounted on the vehicle.</text:p>
      <text:p text:style-name="Text_20_body"><text:soft-page-break/><text:span text:style-name="T1">Cargo:</text:span> How much stuff it can carry.</text:p>
      <text:h text:style-name="Heading_20_2" text:outline-level="2"><text:bookmark-start text:name="vehicle-combat"/><text:bookmark-start text:name="__RefHeading___Toc6332_2439159395"/>Vehicle Combat<text:bookmark-end text:name="vehicle-combat"/><text:bookmark-end text:name="__RefHeading___Toc6332_2439159395"/></text:h>
      <text:p text:style-name="First_20_paragraph">Some vehicles have weapons. Unless specified in their descriptions they are considered to be the same scale as the vehicle. Attacks are resolved in the same manner as character vs. character combat with the only difference being the character uses their <text:span text:style-name="T2">Drive/Pilot</text:span> skill in place of <text:span text:style-name="T2">Dodge</text:span> to avoid being hit. If the hit was successful the character would roll the vehicle's Body to resist the damage and consult the following chart to determine how severe the damage is:</text:p>
      <table:table table:name="Table11" table:style-name="Table11">
        <table:table-column table:style-name="Table11.A"/>
        <table:table-column table:style-name="Table11.B"/>
        <table:table-header-rows>
          <table:table-row table:style-name="TableLine105553160832000">
            <table:table-cell table:style-name="Table11.A1" office:value-type="string">
              <text:p text:style-name="P10">Damage Rolled</text:p>
            </table:table-cell>
            <table:table-cell table:style-name="Table11.A1" office:value-type="string">
              <text:p text:style-name="P10">Effect</text:p>
            </table:table-cell>
          </table:table-row>
        </table:table-header-rows>
        <table:table-row table:style-name="TableLine105553160833280">
          <table:table-cell table:style-name="Table11.A1" office:value-type="string">
            <text:p text:style-name="Table_20_Contents">Damage Roll ≥ Body Roll</text:p>
          </table:table-cell>
          <table:table-cell table:style-name="Table11.A1" office:value-type="string">
            <text:p text:style-name="Table_20_Contents">Temporary Effect (one round)</text:p>
          </table:table-cell>
        </table:table-row>
        <table:table-row table:style-name="TableLine105553160834048">
          <table:table-cell table:style-name="Table11.A1" office:value-type="string">
            <text:p text:style-name="Table_20_Contents">Damage Roll ≥ 2 × Body Roll</text:p>
          </table:table-cell>
          <table:table-cell table:style-name="Table11.A1" office:value-type="string">
            <text:p text:style-name="Table_20_Contents">Permanent Effect (repair required)</text:p>
          </table:table-cell>
        </table:table-row>
        <table:table-row table:style-name="TableLine105553160834304">
          <table:table-cell table:style-name="Table11.A1" office:value-type="string">
            <text:p text:style-name="Table_20_Contents">Damage Roll ≥ 3 × Body Roll</text:p>
          </table:table-cell>
          <table:table-cell table:style-name="Table11.A1" office:value-type="string">
            <text:p text:style-name="Table_20_Contents">Permanent Effect (part destroyed)</text:p>
          </table:table-cell>
        </table:table-row>
      </table:table>
      <text:p text:style-name="First_20_paragraph">Once the severity of the damage is determined the GM may roll randomly on the following chart or use common sense to determine which part is damaged.</text:p>
      <table:table table:name="Table12" table:style-name="Table12">
        <table:table-column table:style-name="Table12.A"/>
        <table:table-column table:style-name="Table12.B"/>
        <table:table-header-rows>
          <table:table-row table:style-name="TableLine105553160832768">
            <table:table-cell table:style-name="Table12.A1" office:value-type="string">
              <text:p text:style-name="P10">Roll 1D</text:p>
            </table:table-cell>
            <table:table-cell table:style-name="Table12.A1" office:value-type="string">
              <text:p text:style-name="P10">Effect</text:p>
            </table:table-cell>
          </table:table-row>
        </table:table-header-rows>
        <table:table-row table:style-name="TableLine105553160771584">
          <table:table-cell table:style-name="Table12.A1" office:value-type="string">
            <text:p text:style-name="Table_20_Contents">1</text:p>
          </table:table-cell>
          <table:table-cell table:style-name="Table12.A1" office:value-type="string">
            <text:p text:style-name="Table_20_Contents">Lose 1D from Maneuverability</text:p>
          </table:table-cell>
        </table:table-row>
        <table:table-row table:style-name="TableLine105553160772352">
          <table:table-cell table:style-name="Table12.A1" office:value-type="string">
            <text:p text:style-name="Table_20_Contents">2–3</text:p>
          </table:table-cell>
          <table:table-cell table:style-name="Table12.A1" office:value-type="string">
            <text:p text:style-name="Table_20_Contents">Random System Damaged</text:p>
          </table:table-cell>
        </table:table-row>
        <table:table-row table:style-name="TableLine105553160772608">
          <table:table-cell table:style-name="Table12.A1" office:value-type="string">
            <text:p text:style-name="Table_20_Contents">4–5</text:p>
          </table:table-cell>
          <table:table-cell table:style-name="Table12.A1" office:value-type="string">
            <text:p text:style-name="Table_20_Contents">Structural Damage</text:p>
          </table:table-cell>
        </table:table-row>
      </table:table>
      <text:h text:style-name="Heading_20_3" text:outline-level="3"><text:bookmark-start text:name="effects-of-damage"/><text:bookmark-start text:name="__RefHeading___Toc6334_2439159395"/>Effects of Damage<text:bookmark-end text:name="effects-of-damage"/><text:bookmark-end text:name="__RefHeading___Toc6334_2439159395"/></text:h>
      <text:p text:style-name="First_20_paragraph"><text:span text:style-name="T1">Maneuverability:</text:span> Each time this is affected the vehicle loses 1D. This can go negative becoming a penalty to the driver's skill roll.</text:p>
      <text:p text:style-name="Text_20_body"><text:span text:style-name="T1">System Damaged:</text:span> Randomly select a vehicle's system and it either becomes broken or loses 1D from its rating (if applicable). Examples include communications/radio, sensors, shielding, sail, rigging, armor, etc.</text:p>
      <text:p text:style-name="Text_20_body"><text:span text:style-name="T1">Structural Damage:</text:span> The vehicle receives one wound level. Treat these like character wound levels. Mortally wounded vehicles stop running and Dead vehicles are considered destroyed.</text:p>
      <text:h text:style-name="Heading_20_3" text:outline-level="3"><text:bookmark-start text:name="ramming"/><text:bookmark-start text:name="__RefHeading___Toc6336_2439159395"/>Ramming<text:bookmark-end text:name="ramming"/><text:bookmark-end text:name="__RefHeading___Toc6336_2439159395"/></text:h>
      <text:p text:style-name="First_20_paragraph">When vehicles are at short range, a pursuer may try to ram. To successfully ram the pilot needs to roll higher than the target's <text:span text:style-name="T2">Pilot</text:span> skill check. If successful both vehicles take damage equal to to the body of attacking plus relative move dice.</text:p>
      <text:h text:style-name="Heading_20_3" text:outline-level="3"><text:bookmark-start text:name="multiple-weapons-on-vehicles"/><text:bookmark-start text:name="__RefHeading___Toc6338_2439159395"/>Multiple Weapons on Vehicles<text:bookmark-end text:name="multiple-weapons-on-vehicles"/><text:bookmark-end text:name="__RefHeading___Toc6338_2439159395"/></text:h>
      <text:p text:style-name="First_20_paragraph">When vehicles have more than one weapon of a single type, they can be fired as a single salvo. This requires a successful <text:span text:style-name="T2">Command</text:span> skill roll with the difficulty based on the number of guns being combined. Each doubling of the number of weapons combined increases the damage by one pip.</text:p>
      <text:h text:style-name="Heading_20_2" text:outline-level="2"><text:bookmark-start text:name="chases"/><text:bookmark-start text:name="__RefHeading___Toc6340_2439159395"/><text:soft-page-break/>Chases<text:bookmark-end text:name="chases"/><text:bookmark-end text:name="__RefHeading___Toc6340_2439159395"/></text:h>
      <text:p text:style-name="First_20_paragraph">When attempting to overtake or outrun an opponent the GM determines what range you are at (Short/Medium/Long). Each turn each vehicle makes a <text:span text:style-name="T2">Drive/Pilot</text:span> check, with the vehicle's Move dice granting a bonus. The higher roll either closes or increases the distance 1 range as desired. If reduced below Short you catch up, if increased beyond Long you escape.</text:p>
      <text:h text:style-name="Heading_20_2" text:outline-level="2"><text:bookmark-start text:name="repairing-vehicles"/><text:bookmark-start text:name="__RefHeading___Toc6342_2439159395"/>Repairing Vehicles<text:bookmark-end text:name="repairing-vehicles"/><text:bookmark-end text:name="__RefHeading___Toc6342_2439159395"/></text:h>
      <text:p text:style-name="First_20_paragraph">Characters may repair vehicles using their skills. The difficulty and cost is determined on the following chart. The cost is based on the price of a new vehicle.</text:p>
      <table:table table:name="Table13" table:style-name="Table13">
        <table:table-column table:style-name="Table13.A" table:number-columns-repeated="3"/>
        <table:table-column table:style-name="Table13.D"/>
        <table:table-header-rows>
          <table:table-row table:style-name="TableLine105553160769536">
            <table:table-cell table:style-name="Table13.A1" office:value-type="string">
              <text:p text:style-name="P10">Dice Lost</text:p>
            </table:table-cell>
            <table:table-cell table:style-name="Table13.A1" office:value-type="string">
              <text:p text:style-name="P10">Difficulty</text:p>
            </table:table-cell>
            <table:table-cell table:style-name="Table13.A1" office:value-type="string">
              <text:p text:style-name="P10">Cost</text:p>
            </table:table-cell>
            <table:table-cell table:style-name="Table13.A1" office:value-type="string">
              <text:p text:style-name="P10">Time Needed</text:p>
            </table:table-cell>
          </table:table-row>
        </table:table-header-rows>
        <table:table-row table:style-name="TableLine105553160835072">
          <table:table-cell table:style-name="Table13.A1" office:value-type="string">
            <text:p text:style-name="Table_20_Contents">1D</text:p>
          </table:table-cell>
          <table:table-cell table:style-name="Table13.A1" office:value-type="string">
            <text:p text:style-name="Table_20_Contents">Easy</text:p>
          </table:table-cell>
          <table:table-cell table:style-name="Table13.A1" office:value-type="string">
            <text:p text:style-name="Table_20_Contents">10%</text:p>
          </table:table-cell>
          <table:table-cell table:style-name="Table13.A1" office:value-type="string">
            <text:p text:style-name="Table_20_Contents">1 hour</text:p>
          </table:table-cell>
        </table:table-row>
        <table:table-row table:style-name="TableLine105553160835840">
          <table:table-cell table:style-name="Table13.A1" office:value-type="string">
            <text:p text:style-name="Table_20_Contents">2D</text:p>
          </table:table-cell>
          <table:table-cell table:style-name="Table13.A1" office:value-type="string">
            <text:p text:style-name="Table_20_Contents">Moderate</text:p>
          </table:table-cell>
          <table:table-cell table:style-name="Table13.A1" office:value-type="string">
            <text:p text:style-name="Table_20_Contents">15%</text:p>
          </table:table-cell>
          <table:table-cell table:style-name="Table13.A1" office:value-type="string">
            <text:p text:style-name="Table_20_Contents">4 hours</text:p>
          </table:table-cell>
        </table:table-row>
        <table:table-row table:style-name="TableLine105553160836096">
          <table:table-cell table:style-name="Table13.A1" office:value-type="string">
            <text:p text:style-name="Table_20_Contents">3D+</text:p>
          </table:table-cell>
          <table:table-cell table:style-name="Table13.A1" office:value-type="string">
            <text:p text:style-name="Table_20_Contents">Difficult</text:p>
          </table:table-cell>
          <table:table-cell table:style-name="Table13.A1" office:value-type="string">
            <text:p text:style-name="Table_20_Contents">20%</text:p>
          </table:table-cell>
          <table:table-cell table:style-name="Table13.A1" office:value-type="string">
            <text:p text:style-name="Table_20_Contents">1 day</text:p>
          </table:table-cell>
        </table:table-row>
      </table:table>
      <text:h text:style-name="Heading_20_2" text:outline-level="2"><text:bookmark-start text:name="vehicle-movement"/><text:bookmark-start text:name="__RefHeading___Toc6344_2439159395"/>Vehicle Movement<text:bookmark-end text:name="vehicle-movement"/><text:bookmark-end text:name="__RefHeading___Toc6344_2439159395"/></text:h>
      <text:p text:style-name="First_20_paragraph">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able:table table:name="Table14" table:style-name="Table14">
        <table:table-column table:style-name="Table14.A"/>
        <table:table-column table:style-name="Table14.B"/>
        <table:table-header-rows>
          <table:table-row table:style-name="TableLine105553160836352">
            <table:table-cell table:style-name="Table14.A1" office:value-type="string">
              <text:p text:style-name="P10">Speed Factor</text:p>
            </table:table-cell>
            <table:table-cell table:style-name="Table14.A1" office:value-type="string">
              <text:p text:style-name="P10">Modifier</text:p>
            </table:table-cell>
          </table:table-row>
        </table:table-header-rows>
        <table:table-row table:style-name="TableLine105553160837632">
          <table:table-cell table:style-name="Table14.A1" office:value-type="string">
            <text:p text:style-name="Table_20_Contents">Primitive Craft / Muscle Powered</text:p>
          </table:table-cell>
          <table:table-cell table:style-name="Table14.A1" office:value-type="string">
            <text:p text:style-name="Table_20_Contents">0D</text:p>
          </table:table-cell>
        </table:table-row>
        <table:table-row table:style-name="TableLine105553160838400">
          <table:table-cell table:style-name="Table14.A1" office:value-type="string">
            <text:p text:style-name="Table_20_Contents">Motorized Ground / Water Craft</text:p>
          </table:table-cell>
          <table:table-cell table:style-name="Table14.A1" office:value-type="string">
            <text:p text:style-name="Table_20_Contents">2D</text:p>
          </table:table-cell>
        </table:table-row>
        <table:table-row table:style-name="TableLine105553160838656">
          <table:table-cell table:style-name="Table14.A1" office:value-type="string">
            <text:p text:style-name="Table_20_Contents">Aircraft</text:p>
          </table:table-cell>
          <table:table-cell table:style-name="Table14.A1" office:value-type="string">
            <text:p text:style-name="Table_20_Contents">5D</text:p>
          </table:table-cell>
        </table:table-row>
        <table:table-row table:style-name="TableLine105553160838912">
          <table:table-cell table:style-name="Table14.A1" office:value-type="string">
            <text:p text:style-name="Table_20_Contents">Spacecraft</text:p>
          </table:table-cell>
          <table:table-cell table:style-name="Table14.A1" office:value-type="string">
            <text:p text:style-name="Table_20_Contents">10D</text:p>
          </table:table-cell>
        </table:table-row>
      </table:table>
      <text:h text:style-name="Heading_20_2" text:outline-level="2"><text:bookmark-start text:name="weapon-ranges-in-space"/><text:bookmark-start text:name="__RefHeading___Toc6346_2439159395"/>Weapon Ranges in Space<text:bookmark-end text:name="weapon-ranges-in-space"/><text:bookmark-end text:name="__RefHeading___Toc6346_2439159395"/></text:h>
      <text:p text:style-name="First_20_paragraph">Space is big and empty. Guns shoot great distances and ships are extremely fast. The ranges given are abstract units that are defined by the needs of the individual game.</text:p>
      <text:h text:style-name="Heading_20_2" text:outline-level="2"><text:bookmark-start text:name="vehicle-costs"/><text:bookmark-start text:name="__RefHeading___Toc6348_2439159395"/>Vehicle Costs<text:bookmark-end text:name="vehicle-costs"/><text:bookmark-end text:name="__RefHeading___Toc6348_2439159395"/></text:h>
      <table:table table:name="Table15" table:style-name="Table15">
        <table:table-column table:style-name="Table15.A"/>
        <table:table-column table:style-name="Table15.B"/>
        <table:table-header-rows>
          <table:table-row table:style-name="TableLine105553160837120">
            <table:table-cell table:style-name="Table15.A1" office:value-type="string">
              <text:p text:style-name="P9">Cost</text:p>
            </table:table-cell>
            <table:table-cell table:style-name="Table15.A1" office:value-type="string">
              <text:p text:style-name="P9">Description</text:p>
            </table:table-cell>
          </table:table-row>
        </table:table-header-rows>
        <table:table-row table:style-name="TableLine105553160840192">
          <table:table-cell table:style-name="Table15.A1" office:value-type="string">
            <text:p text:style-name="Table_20_Contents">$</text:p>
          </table:table-cell>
          <table:table-cell table:style-name="Table15.A1" office:value-type="string">
            <text:p text:style-name="Table_20_Contents">Trivial cost.</text:p>
          </table:table-cell>
        </table:table-row>
        <table:table-row table:style-name="TableLine105553160840960">
          <table:table-cell table:style-name="Table15.A1" office:value-type="string">
            <text:p text:style-name="Table_20_Contents">$$</text:p>
          </table:table-cell>
          <table:table-cell table:style-name="Table15.A1" office:value-type="string">
            <text:p text:style-name="Table_20_Contents">Affordable to most.</text:p>
          </table:table-cell>
        </table:table-row>
        <table:table-row table:style-name="TableLine105553160841216">
          <table:table-cell table:style-name="Table15.A1" office:value-type="string">
            <text:p text:style-name="Table_20_Contents">$$$</text:p>
          </table:table-cell>
          <table:table-cell table:style-name="Table15.A1" office:value-type="string">
            <text:p text:style-name="Table_20_Contents">Affordable to the very wealthy, governments, and corps.</text:p>
          </table:table-cell>
        </table:table-row>
        <table:table-row table:style-name="TableLine105553160841472">
          <table:table-cell table:style-name="Table15.A1" office:value-type="string">
            <text:p text:style-name="Table_20_Contents">$$$$</text:p>
          </table:table-cell>
          <table:table-cell table:style-name="Table15.A1" office:value-type="string">
            <text:p text:style-name="Table_20_Contents">Only the richest individuals, most governments.</text:p>
          </table:table-cell>
        </table:table-row>
        <table:table-row table:style-name="TableLine105553160841728">
          <table:table-cell table:style-name="Table15.A1" office:value-type="string">
            <text:p text:style-name="Table_20_Contents">$$$$$</text:p>
          </table:table-cell>
          <table:table-cell table:style-name="Table15.A1" office:value-type="string">
            <text:p text:style-name="Table_20_Contents">Only large governments and megacorps can purchase.</text:p>
          </table:table-cell>
        </table:table-row>
        <table:table-row table:style-name="TableLine105553160841984">
          <table:table-cell table:style-name="Table15.A1" office:value-type="string">
            <text:p text:style-name="Table_20_Contents">$$$$$$</text:p>
          </table:table-cell>
          <table:table-cell table:style-name="Table15.A1" office:value-type="string">
            <text:p text:style-name="Table_20_Contents">World governments and star empires only.</text:p>
          </table:table-cell>
        </table:table-row>
      </table:table>
      <text:h text:style-name="Heading_20_2" text:outline-level="2"><text:bookmark-start text:name="sample-fantasy-vehicles"/><text:bookmark-start text:name="__RefHeading___Toc6350_2439159395"/><text:soft-page-break/>Sample Fantasy Vehicles<text:bookmark-end text:name="sample-fantasy-vehicles"/><text:bookmark-end text:name="__RefHeading___Toc6350_2439159395"/></text:h>
      <text:h text:style-name="Heading_20_3" text:outline-level="3"><text:bookmark-start text:name="air-ship"/><text:bookmark-start text:name="__RefHeading___Toc6352_2439159395"/>Air Ship<text:bookmark-end text:name="air-ship"/><text:bookmark-end text:name="__RefHeading___Toc6352_2439159395"/></text:h>
      <text:p text:style-name="P6">A magic flying ship.</text:p>
      <text:p text:style-name="Text_20_body"><text:span text:style-name="T1">Cost:</text:span> $$$$<text:line-break/><text:span text:style-name="T1">Scale:</text:span> +4D<text:line-break/><text:span text:style-name="T1">Skill:</text:span> Pilot<text:line-break/><text:span text:style-name="T1">Body:</text:span> 2D<text:line-break/><text:span text:style-name="T1">MNV:</text:span> 0D<text:line-break/><text:span text:style-name="T1">Move:</text:span> 1D<text:line-break/><text:span text:style-name="T1">Crew:</text:span> 4<text:line-break/><text:span text:style-name="T1">Psg:</text:span> 12<text:line-break/><text:span text:style-name="T1">Cargo:</text:span> 2 tons</text:p>
      <text:h text:style-name="Heading_20_3" text:outline-level="3"><text:bookmark-start text:name="automaton"/><text:bookmark-start text:name="__RefHeading___Toc6354_2439159395"/>Automaton<text:bookmark-end text:name="automaton"/><text:bookmark-end text:name="__RefHeading___Toc6354_2439159395"/></text:h>
      <text:p text:style-name="P6">A steam powered golem.</text:p>
      <text:p text:style-name="Text_20_body"><text:span text:style-name="T1">Cost:</text:span> $$$$<text:line-break/><text:span text:style-name="T1">Scale:</text:span> +2D<text:line-break/><text:span text:style-name="T1">Skill:</text:span> Command<text:line-break/><text:span text:style-name="T1">Body:</text:span> 5D<text:line-break/><text:span text:style-name="T1">MNV:</text:span> 0D<text:line-break/><text:span text:style-name="T1">Move:</text:span> 1D<text:line-break/><text:span text:style-name="T1">Crew:</text:span> 1<text:line-break/><text:span text:style-name="T1">Psg:</text:span> 0<text:line-break/><text:span text:style-name="T1">Weapons:</text:span> Mace (3D), Range: melee.<text:line-break/><text:span text:style-name="T1">Cargo:</text:span> None</text:p>
      <text:h text:style-name="Heading_20_3" text:outline-level="3"><text:bookmark-start text:name="galleon"/><text:bookmark-start text:name="__RefHeading___Toc6356_2439159395"/>Galleon<text:bookmark-end text:name="galleon"/><text:bookmark-end text:name="__RefHeading___Toc6356_2439159395"/></text:h>
      <text:p text:style-name="P6">A pirate ship yoho.</text:p>
      <text:p text:style-name="Text_20_body"><text:span text:style-name="T1">Cost:</text:span> $$<text:line-break/><text:span text:style-name="T1">Scale:</text:span> +4D<text:line-break/><text:span text:style-name="T1">Skill:</text:span> Sailing<text:line-break/><text:span text:style-name="T1">Body:</text:span> 4D<text:line-break/><text:span text:style-name="T1">MNV:</text:span> 0D<text:line-break/><text:span text:style-name="T1">Move:</text:span> 2D<text:line-break/><text:span text:style-name="T1">Crew:</text:span> 70<text:line-break/><text:span text:style-name="T1">Psg:</text:span> 30<text:line-break/><text:span text:style-name="T1">Weapons:</text:span> 16 cannons (4D/ea), 8 cannons (2D+2/ea) Range: 10/30/50. May only fire 50% of guns at one target once every three turns.<text:line-break/><text:soft-page-break/><text:span text:style-name="T1">Cargo:</text:span> 15 tons</text:p>
      <text:h text:style-name="Heading_20_3" text:outline-level="3"><text:bookmark-start text:name="small-ship"/><text:bookmark-start text:name="__RefHeading___Toc6358_2439159395"/>Small Ship<text:bookmark-end text:name="small-ship"/><text:bookmark-end text:name="__RefHeading___Toc6358_2439159395"/></text:h>
      <text:p text:style-name="P6">A sloop or pinnace.</text:p>
      <text:p text:style-name="Text_20_body"><text:span text:style-name="T1">Cost:</text:span> $$<text:line-break/><text:span text:style-name="T1">Scale:</text:span> +4D<text:line-break/><text:span text:style-name="T1">Skill:</text:span> Sailing<text:line-break/><text:span text:style-name="T1">Body:</text:span> 2D+2<text:line-break/><text:span text:style-name="T1">MNV:</text:span> 1D<text:line-break/><text:span text:style-name="T1">Move:</text:span> 2D+2<text:line-break/><text:span text:style-name="T1">Crew:</text:span> 12<text:line-break/><text:span text:style-name="T1">Psg:</text:span> 8<text:line-break/><text:span text:style-name="T1">Weapons:</text:span> 6 cannons (2d+2/ea), Range: 10/30/50. May only fire 50% of guns at one target once every three turns.<text:line-break/><text:span text:style-name="T1">Cargo:</text:span> 5 tons</text:p>
      <text:h text:style-name="Heading_20_2" text:outline-level="2"><text:bookmark-start text:name="sample-modern-vehicles"/><text:bookmark-start text:name="__RefHeading___Toc6360_2439159395"/>Sample Modern Vehicles<text:bookmark-end text:name="sample-modern-vehicles"/><text:bookmark-end text:name="__RefHeading___Toc6360_2439159395"/></text:h>
      <text:h text:style-name="Heading_20_3" text:outline-level="3"><text:bookmark-start text:name="car"/><text:bookmark-start text:name="__RefHeading___Toc6362_2439159395"/>Car<text:bookmark-end text:name="car"/><text:bookmark-end text:name="__RefHeading___Toc6362_2439159395"/></text:h>
      <text:p text:style-name="P6">Vroom, vroom.</text:p>
      <text:p text:style-name="Text_20_body"><text:span text:style-name="T1">Cost:</text:span> $$<text:line-break/><text:span text:style-name="T1">Scale:</text:span> +2D<text:line-break/><text:span text:style-name="T1">Skill:</text:span> Driving<text:line-break/><text:span text:style-name="T1">Body:</text:span> 2D<text:line-break/><text:span text:style-name="T1">MNV:</text:span> 1D<text:line-break/><text:span text:style-name="T1">Move:</text:span> 2D+1<text:line-break/><text:span text:style-name="T1">Crew:</text:span> 1<text:line-break/><text:span text:style-name="T1">Psg:</text:span> 4<text:line-break/><text:span text:style-name="T1">Cargo:</text:span> 500 lbs.</text:p>
      <text:h text:style-name="Heading_20_3" text:outline-level="3"><text:bookmark-start text:name="fighter-jet"/><text:bookmark-start text:name="__RefHeading___Toc6364_2439159395"/>Fighter Jet<text:bookmark-end text:name="fighter-jet"/><text:bookmark-end text:name="__RefHeading___Toc6364_2439159395"/></text:h>
      <text:p text:style-name="P6">Sate of the art killing machine.</text:p>
      <text:p text:style-name="Text_20_body"><text:span text:style-name="T1">Cost:</text:span> $$$$$<text:line-break/><text:span text:style-name="T1">Scale:</text:span> +6D<text:line-break/><text:span text:style-name="T1">Skill:</text:span> Pilot<text:line-break/><text:span text:style-name="T1">Body:</text:span> 2D<text:line-break/><text:span text:style-name="T1">MNV:</text:span> 3D<text:line-break/><text:span text:style-name="T1">Move:</text:span> 3D<text:line-break/><text:span text:style-name="T1">Crew:</text:span> 1 or 2<text:line-break/><text:soft-page-break/><text:span text:style-name="T1">Psg:</text:span> 0<text:line-break/><text:span text:style-name="T1">Weapons:</text:span> Weapons: Guns (2D), range: 30/50/100; 4 missiles (4D/ea), range: ½ mile/2 miles/5 miles.<text:line-break/><text:span text:style-name="T1">Cargo:</text:span> None</text:p>
      <text:h text:style-name="Heading_20_3" text:outline-level="3"><text:bookmark-start text:name="motorcycle"/><text:bookmark-start text:name="__RefHeading___Toc6366_2439159395"/>Motorcycle<text:bookmark-end text:name="motorcycle"/><text:bookmark-end text:name="__RefHeading___Toc6366_2439159395"/></text:h>
      <text:p text:style-name="P6">Darling Heavyson Fatboy.</text:p>
      <text:p text:style-name="Text_20_body"><text:span text:style-name="T1">Cost:</text:span> $<text:line-break/><text:span text:style-name="T1">Scale:</text:span> +2D<text:line-break/><text:span text:style-name="T1">Skill:</text:span> Motorcycle<text:line-break/><text:span text:style-name="T1">Body:</text:span> 1D+2<text:line-break/><text:span text:style-name="T1">MNV:</text:span> 2D<text:line-break/><text:span text:style-name="T1">Move:</text:span> 2D+2<text:line-break/><text:span text:style-name="T1">Crew:</text:span> 1<text:line-break/><text:span text:style-name="T1">Psg:</text:span> 1<text:line-break/><text:span text:style-name="T1">Cargo:</text:span> None</text:p>
      <text:h text:style-name="Heading_20_3" text:outline-level="3"><text:bookmark-start text:name="sports-car"/><text:bookmark-start text:name="__RefHeading___Toc6368_2439159395"/>Sports Car<text:bookmark-end text:name="sports-car"/><text:bookmark-end text:name="__RefHeading___Toc6368_2439159395"/></text:h>
      <text:p text:style-name="P6">The Lilith Novum.</text:p>
      <text:p text:style-name="Text_20_body"><text:span text:style-name="T1">Cost:</text:span> $$$<text:line-break/><text:span text:style-name="T1">Scale:</text:span> +2D<text:line-break/><text:span text:style-name="T1">Skill:</text:span> Driving<text:line-break/><text:span text:style-name="T1">Body:</text:span> 2D<text:line-break/><text:span text:style-name="T1">MNV:</text:span> 2D<text:line-break/><text:span text:style-name="T1">Move:</text:span> 3D<text:line-break/><text:span text:style-name="T1">Crew:</text:span> 1<text:line-break/><text:span text:style-name="T1">Psg:</text:span> 1<text:line-break/><text:span text:style-name="T1">Cargo:</text:span> 200 lbs</text:p>
      <text:h text:style-name="Heading_20_3" text:outline-level="3"><text:bookmark-start text:name="tank"/><text:bookmark-start text:name="__RefHeading___Toc6370_2439159395"/>Tank<text:bookmark-end text:name="tank"/><text:bookmark-end text:name="__RefHeading___Toc6370_2439159395"/></text:h>
      <text:p text:style-name="P6">Adams Main Battle Tank.</text:p>
      <text:p text:style-name="Text_20_body"><text:span text:style-name="T1">Cost:</text:span> $$$$<text:line-break/><text:span text:style-name="T1">Scale:</text:span> +4D<text:line-break/><text:span text:style-name="T1">Skill:</text:span> Driving<text:line-break/><text:span text:style-name="T1">Body:</text:span> 6D<text:line-break/><text:span text:style-name="T1">MNV:</text:span> 1D<text:line-break/><text:span text:style-name="T1">Move:</text:span> 2D<text:line-break/><text:span text:style-name="T1">Crew:</text:span> 3<text:line-break/><text:span text:style-name="T1">Psg:</text:span> 1<text:line-break/><text:soft-page-break/><text:span text:style-name="T1">Weapons:</text:span> BFG (character scale, see gear); Main Gun (6D), Range: ½ mile/1 mile/2 miles.<text:line-break/><text:span text:style-name="T1">Cargo:</text:span> 500 lbs</text:p>
      <text:h text:style-name="Heading_20_2" text:outline-level="2"><text:bookmark-start text:name="sample-sci-fi-vehicles"/><text:bookmark-start text:name="__RefHeading___Toc6372_2439159395"/>Sample Sci-Fi Vehicles<text:bookmark-end text:name="sample-sci-fi-vehicles"/><text:bookmark-end text:name="__RefHeading___Toc6372_2439159395"/></text:h>
      <text:h text:style-name="Heading_20_3" text:outline-level="3"><text:bookmark-start text:name="air-cycle"/><text:bookmark-start text:name="__RefHeading___Toc6374_2439159395"/>Air Cycle<text:bookmark-end text:name="air-cycle"/><text:bookmark-end text:name="__RefHeading___Toc6374_2439159395"/></text:h>
      <text:p text:style-name="P6">The Elsner Skywing.</text:p>
      <text:p text:style-name="Text_20_body"><text:span text:style-name="T1">Cost:</text:span> $<text:line-break/><text:span text:style-name="T1">Scale:</text:span> +2D<text:line-break/><text:span text:style-name="T1">Skill:</text:span> Pilot<text:line-break/><text:span text:style-name="T1">Body:</text:span> 1D+2<text:line-break/><text:span text:style-name="T1">MNV:</text:span> 2D<text:line-break/><text:span text:style-name="T1">Move:</text:span> 3D<text:line-break/><text:span text:style-name="T1">Crew:</text:span> 1<text:line-break/><text:span text:style-name="T1">Psg:</text:span> 1<text:line-break/><text:span text:style-name="T1">Cargo:</text:span> None</text:p>
      <text:h text:style-name="Heading_20_3" text:outline-level="3"><text:bookmark-start text:name="capital-ship"/><text:bookmark-start text:name="__RefHeading___Toc6376_2439159395"/>Capital Ship<text:bookmark-end text:name="capital-ship"/><text:bookmark-end text:name="__RefHeading___Toc6376_2439159395"/></text:h>
      <text:p text:style-name="P6">Galaxy Class Destroyer.</text:p>
      <text:p text:style-name="Text_20_body"><text:span text:style-name="T1">Cost:</text:span> $$$$$$<text:line-break/><text:span text:style-name="T1">Scale:</text:span> +12D<text:line-break/><text:span text:style-name="T1">Skill:</text:span> Command<text:line-break/><text:span text:style-name="T1">Body:</text:span> 6D<text:line-break/><text:span text:style-name="T1">MNV:</text:span> 0D<text:line-break/><text:span text:style-name="T1">Move:</text:span> 1D<text:line-break/><text:span text:style-name="T1">Crew:</text:span> 5,000<text:line-break/><text:span text:style-name="T1">Psg:</text:span> 500<text:line-break/><text:span text:style-name="T1">Weapons:</text:span> Weapons: 100 AA Guns (3D, Fighter scale), Range 1/3/5; 32 Plasma Cannons (4D+1), Range 5/10/15; 6 100 Megaton Warheads (8D), Range 15. Only 50% of guns or cannons can be on one target at any time.<text:line-break/><text:span text:style-name="T1">Cargo:</text:span> 100 kilotons + 30 star fighters</text:p>
      <text:h text:style-name="Heading_20_3" text:outline-level="3"><text:bookmark-start text:name="mecha"/><text:bookmark-start text:name="__RefHeading___Toc6378_2439159395"/>Mecha<text:bookmark-end text:name="mecha"/><text:bookmark-end text:name="__RefHeading___Toc6378_2439159395"/></text:h>
      <text:p text:style-name="P6">The Spartan 300.</text:p>
      <text:p text:style-name="Text_20_body"><text:span text:style-name="T1">Cost:</text:span> $$$$<text:line-break/><text:span text:style-name="T1">Scale:</text:span> +4D<text:line-break/><text:span text:style-name="T1">Skill:</text:span> Mecha<text:line-break/><text:span text:style-name="T1">Body:</text:span> 5D+1<text:line-break/><text:span text:style-name="T1">MNV:</text:span> 1D<text:line-break/><text:soft-page-break/><text:span text:style-name="T1">Move:</text:span> 2D<text:line-break/><text:span text:style-name="T1">Crew:</text:span> 1<text:line-break/><text:span text:style-name="T1">Psg:</text:span> 0<text:line-break/><text:span text:style-name="T1">Weapons:</text:span> Weapons: Punch (5D, melee); Arm Gun (4D), Range: 400 yards/½ mile/1 mile.<text:line-break/><text:span text:style-name="T1">Cargo:</text:span> None</text:p>
      <text:h text:style-name="Heading_20_3" text:outline-level="3"><text:bookmark-start text:name="star-fighter"/><text:bookmark-start text:name="__RefHeading___Toc6380_2439159395"/>Star Fighter<text:bookmark-end text:name="star-fighter"/><text:bookmark-end text:name="__RefHeading___Toc6380_2439159395"/></text:h>
      <text:p text:style-name="P6">The Adder Mk II.</text:p>
      <text:p text:style-name="Text_20_body"><text:span text:style-name="T1">Cost:</text:span> $$$<text:line-break/><text:span text:style-name="T1">Scale:</text:span> +6D<text:line-break/><text:span text:style-name="T1">Skill:</text:span> Pilot<text:line-break/><text:span text:style-name="T1">Body:</text:span> 2D+1<text:line-break/><text:span text:style-name="T1">MNV:</text:span> 3D+2<text:line-break/><text:span text:style-name="T1">Move:</text:span> 4D<text:line-break/><text:span text:style-name="T1">Crew:</text:span> 1 + 1 robot<text:line-break/><text:span text:style-name="T1">Psg:</text:span> 0<text:line-break/><text:span text:style-name="T1">Weapons:</text:span> Twin Guns (4D), Range: 1/3/5<text:line-break/><text:span text:style-name="T1">Cargo:</text:span> None</text:p>
      <text:h text:style-name="Heading_20_3" text:outline-level="3"><text:bookmark-start text:name="star-yacht"/><text:bookmark-start text:name="__RefHeading___Toc6382_2439159395"/>Star Yacht<text:bookmark-end text:name="star-yacht"/><text:bookmark-end text:name="__RefHeading___Toc6382_2439159395"/></text:h>
      <text:p text:style-name="P6">The choice of beginner smugglers.</text:p>
      <text:p text:style-name="Text_20_body"><text:span text:style-name="T1">Cost:</text:span> $$$$<text:line-break/><text:span text:style-name="T1">Scale:</text:span> +6D<text:line-break/><text:span text:style-name="T1">Skill:</text:span> Pilot<text:line-break/><text:span text:style-name="T1">Body:</text:span> 3D+1<text:line-break/><text:span text:style-name="T1">MNV:</text:span> 1D<text:line-break/><text:span text:style-name="T1">Move:</text:span> 3D<text:line-break/><text:span text:style-name="T1">Crew:</text:span> 2<text:line-break/><text:span text:style-name="T1">Psg:</text:span> 8<text:line-break/><text:span text:style-name="T1">Cargo:</text:span> 50 tons</text:p>
      <text:h text:style-name="Heading_20_1" text:outline-level="1"><text:bookmark-start text:name="the-simple-magic-system"/><text:bookmark-start text:name="__RefHeading___Toc6384_2439159395"/>The Simple Magic System<text:bookmark-end text:name="the-simple-magic-system"/><text:bookmark-end text:name="__RefHeading___Toc6384_2439159395"/></text:h>
      <text:p text:style-name="First_20_paragraph">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Heading_20_2" text:outline-level="2"><text:bookmark-start text:name="access-to-magic"/><text:bookmark-start text:name="__RefHeading___Toc6386_2439159395"/>Access to Magic<text:bookmark-end text:name="access-to-magic"/><text:bookmark-end text:name="__RefHeading___Toc6386_2439159395"/></text:h>
      <text:p text:style-name="First_20_paragraph">In some games, none may use magic, in others everyone can. The most common option is a <text:soft-page-break/>middle ground that requires the character to start the game with the Sorcerer esoteric perk.</text:p>
      <text:h text:style-name="Heading_20_2" text:outline-level="2"><text:bookmark-start text:name="casting-spells"/><text:bookmark-start text:name="__RefHeading___Toc6388_2439159395"/>Casting Spells<text:bookmark-end text:name="casting-spells"/><text:bookmark-end text:name="__RefHeading___Toc6388_2439159395"/></text:h>
      <text:p text:style-name="First_20_paragraph">All spells have a target number (TN) listed in their description. Sorcerers roll <text:span text:style-name="T2">Magic</text:span> to determine success. Only one spell may be cast per turn. Success on the roll mean the spell is cast, see each spell description for the exact effect achieved. On a failed roll, the Sorcerer suffers a −1D penalty to their <text:span text:style-name="T2">Magic</text:span> skill. Further failures increase the penalty. One hour of rest with no interruption removes all penalties.</text:p>
      <text:h text:style-name="Heading_20_3" text:outline-level="3"><text:bookmark-start text:name="spells-requiring-multiple-actions"/><text:bookmark-start text:name="__RefHeading___Toc6390_2439159395"/>Spells Requiring Multiple Actions<text:bookmark-end text:name="spells-requiring-multiple-actions"/><text:bookmark-end text:name="__RefHeading___Toc6390_2439159395"/></text:h>
      <text:p text:style-name="First_20_paragraph">Some spells require additional actions to be taken after casting. For example, thrown spells require the Sorcerer to cast the spell and then hit the target by making a <text:span text:style-name="T2">Throwing</text:span> skill check. The Sorcerer may wait until the next turn to throw the spell or they may opt to suffer the penalty for multiple actions and do them all in one turn.</text:p>
      <text:h text:style-name="Heading_20_3" text:outline-level="3"><text:bookmark-start text:name="concentration-conc"/><text:bookmark-start text:name="__RefHeading___Toc6392_2439159395"/>Concentration (CONC)<text:bookmark-end text:name="concentration-conc"/><text:bookmark-end text:name="__RefHeading___Toc6392_2439159395"/></text:h>
      <text:p text:style-name="First_20_paragraph">Some spells require the Sorcerer to maintain concentration for the spell to remain in effect. Each spell maintained counts as one action.</text:p>
      <text:h text:style-name="Heading_20_2" text:outline-level="2"><text:bookmark-start text:name="beginning-spells-learning-more"/><text:bookmark-start text:name="__RefHeading___Toc6394_2439159395"/>Beginning Spells &amp; Learning More<text:bookmark-end text:name="beginning-spells-learning-more"/><text:bookmark-end text:name="__RefHeading___Toc6394_2439159395"/></text:h>
      <text:p text:style-name="First_20_paragraph">The character knows two spells for each die allocated to <text:span text:style-name="T2">Magic</text:span> at character creation. Learning a new spell costs 2 CP.</text:p>
      <text:h text:style-name="Heading_20_2" text:outline-level="2"><text:bookmark-start text:name="magic-perks"/><text:bookmark-start text:name="__RefHeading___Toc6396_2439159395"/>Magic Perks<text:bookmark-end text:name="magic-perks"/><text:bookmark-end text:name="__RefHeading___Toc6396_2439159395"/></text:h>
      <text:p text:style-name="First_20_paragraph">Characters that are able to learn the <text:span text:style-name="T2">Magic</text:span> skill may also purchase the following Perks.</text:p>
      <text:p text:style-name="Text_20_body"><text:span text:style-name="T1">Familiar (1):</text:span> The character has an imp for a companion. The familiar can fly at a rate of 60 ft each turn, can talk, and has 1D in each attribute. He also has 3D in skills. He can't cast spells, but he can turn into a black cat or other small animal at will.</text:p>
      <text:p text:style-name="Text_20_body"><text:span text:style-name="T1">Totem Spirit (1):</text:span>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h text:style-name="Heading_20_2" text:outline-level="2"><text:bookmark-start text:name="magic-complications"/><text:bookmark-start text:name="__RefHeading___Toc6398_2439159395"/>Magic Complications<text:bookmark-end text:name="magic-complications"/><text:bookmark-end text:name="__RefHeading___Toc6398_2439159395"/></text:h>
      <text:p text:style-name="First_20_paragraph">The GM may also allow special complications for magic capable characters.</text:p>
      <text:p text:style-name="Text_20_body"><text:soft-page-break/><text:span text:style-name="T1">Demonic Pact:</text:span> The character has allied himself with a demon. It tends to impress all the wrong people. You earn bonus CP any time this complicates your life.</text:p>
      <text:p text:style-name="Text_20_body"><text:span text:style-name="T1">White Wizard:</text:span> You can't harm anyone with your magic. Ever. Earn 1 bonus CP every session.</text:p>
      <text:h text:style-name="Heading_20_2" text:outline-level="2"><text:bookmark-start text:name="sorcerers-tools"/><text:bookmark-start text:name="__RefHeading___Toc6400_2439159395"/>Sorcerer's Tools<text:bookmark-end text:name="sorcerers-tools"/><text:bookmark-end text:name="__RefHeading___Toc6400_2439159395"/></text:h>
      <text:p text:style-name="First_20_paragraph">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p text:style-name="Text_20_body"><text:span text:style-name="T1">The Cloak</text:span> grants +2D to the <text:span text:style-name="T2">Magic</text:span> skill test required to use the Fly and Teleport spells.</text:p>
      <text:p text:style-name="Text_20_body"><text:span text:style-name="T1">The Crystal Ball</text:span> grants +3D to the <text:span text:style-name="T2">Magic</text:span> skill test required to use the Clairvoyance and Divination spells.</text:p>
      <text:p text:style-name="Text_20_body"><text:span text:style-name="T1">The Magic Wand</text:span> grants +1D to any <text:span text:style-name="T2">Magic</text:span> skill test when used for the spell the wand was designed for.</text:p>
      <text:p text:style-name="Text_20_body"><text:span text:style-name="T1">The Spell Staff</text:span> grants +1D to <text:span text:style-name="T2">Magic</text:span> once each day.</text:p>
      <text:h text:style-name="Heading_20_3" text:outline-level="3"><text:bookmark-start text:name="making-sorcerers-tools"/><text:bookmark-start text:name="__RefHeading___Toc6402_2439159395"/>Making Sorcerer's Tools<text:bookmark-end text:name="making-sorcerers-tools"/><text:bookmark-end text:name="__RefHeading___Toc6402_2439159395"/></text:h>
      <text:p text:style-name="First_20_paragraph">Sorcerers may construct their own tools; this requires time, money, and CP. During the construction of the item the sorcerer must work for twelve hours each day. If any days are skipped all effort is lost. At the end of the process he rolls a <text:span text:style-name="T2">Magic</text:span> check vs. the TN listed below. If he fails all effort and money is wasted but no CP were spent.</text:p>
      <table:table table:name="Table16" table:style-name="Table16">
        <table:table-column table:style-name="Table16.A" table:number-columns-repeated="4"/>
        <table:table-column table:style-name="Table16.E"/>
        <table:table-header-rows>
          <table:table-row table:style-name="TableLine105553160884480">
            <table:table-cell table:style-name="Table16.A1" office:value-type="string">
              <text:p text:style-name="P10">Item</text:p>
            </table:table-cell>
            <table:table-cell table:style-name="Table16.A1" office:value-type="string">
              <text:p text:style-name="P10">Cost</text:p>
            </table:table-cell>
            <table:table-cell table:style-name="Table16.A1" office:value-type="string">
              <text:p text:style-name="P10">Time</text:p>
            </table:table-cell>
            <table:table-cell table:style-name="Table16.A1" office:value-type="string">
              <text:p text:style-name="P10">CP</text:p>
            </table:table-cell>
            <table:table-cell table:style-name="Table16.A1" office:value-type="string">
              <text:p text:style-name="P10">TN</text:p>
            </table:table-cell>
          </table:table-row>
        </table:table-header-rows>
        <table:table-row table:style-name="TableLine105553160885760">
          <table:table-cell table:style-name="Table16.A1" office:value-type="string">
            <text:p text:style-name="Table_20_Contents">Cloak</text:p>
          </table:table-cell>
          <table:table-cell table:style-name="Table16.A1" office:value-type="string">
            <text:p text:style-name="Table_20_Contents">$$$</text:p>
          </table:table-cell>
          <table:table-cell table:style-name="Table16.A1" office:value-type="string">
            <text:p text:style-name="Table_20_Contents">4 weeks</text:p>
          </table:table-cell>
          <table:table-cell table:style-name="Table16.A1" office:value-type="string">
            <text:p text:style-name="Table_20_Contents">20</text:p>
          </table:table-cell>
          <table:table-cell table:style-name="Table16.A1" office:value-type="string">
            <text:p text:style-name="Table_20_Contents">30</text:p>
          </table:table-cell>
        </table:table-row>
        <table:table-row table:style-name="TableLine105553160886528">
          <table:table-cell table:style-name="Table16.A1" office:value-type="string">
            <text:p text:style-name="Table_20_Contents">Crystal Ball</text:p>
          </table:table-cell>
          <table:table-cell table:style-name="Table16.A1" office:value-type="string">
            <text:p text:style-name="Table_20_Contents">$$$$</text:p>
          </table:table-cell>
          <table:table-cell table:style-name="Table16.A1" office:value-type="string">
            <text:p text:style-name="Table_20_Contents">8 weeks</text:p>
          </table:table-cell>
          <table:table-cell table:style-name="Table16.A1" office:value-type="string">
            <text:p text:style-name="Table_20_Contents">30</text:p>
          </table:table-cell>
          <table:table-cell table:style-name="Table16.A1" office:value-type="string">
            <text:p text:style-name="Table_20_Contents">35</text:p>
          </table:table-cell>
        </table:table-row>
        <table:table-row table:style-name="TableLine105553160886784">
          <table:table-cell table:style-name="Table16.A1" office:value-type="string">
            <text:p text:style-name="Table_20_Contents">Magic Wand</text:p>
          </table:table-cell>
          <table:table-cell table:style-name="Table16.A1" office:value-type="string">
            <text:p text:style-name="Table_20_Contents">$$</text:p>
          </table:table-cell>
          <table:table-cell table:style-name="Table16.A1" office:value-type="string">
            <text:p text:style-name="Table_20_Contents">2 weeks</text:p>
          </table:table-cell>
          <table:table-cell table:style-name="Table16.A1" office:value-type="string">
            <text:p text:style-name="Table_20_Contents">10</text:p>
          </table:table-cell>
          <table:table-cell table:style-name="Table16.A1" office:value-type="string">
            <text:p text:style-name="Table_20_Contents">25</text:p>
          </table:table-cell>
        </table:table-row>
        <table:table-row table:style-name="TableLine105553160887296">
          <table:table-cell table:style-name="Table16.A1" office:value-type="string">
            <text:p text:style-name="Table_20_Contents">Spell Staff</text:p>
          </table:table-cell>
          <table:table-cell table:style-name="Table16.A1" office:value-type="string">
            <text:p text:style-name="Table_20_Contents">$$$</text:p>
          </table:table-cell>
          <table:table-cell table:style-name="Table16.A1" office:value-type="string">
            <text:p text:style-name="Table_20_Contents">4 weeks</text:p>
          </table:table-cell>
          <table:table-cell table:style-name="Table16.A1" office:value-type="string">
            <text:p text:style-name="Table_20_Contents">15</text:p>
          </table:table-cell>
          <table:table-cell table:style-name="Table16.A1" office:value-type="string">
            <text:p text:style-name="Table_20_Contents">30</text:p>
          </table:table-cell>
        </table:table-row>
      </table:table>
      <text:h text:style-name="Heading_20_2" text:outline-level="2"><text:bookmark-start text:name="spell-books"/><text:bookmark-start text:name="__RefHeading___Toc6404_2439159395"/>Spell Books<text:bookmark-end text:name="spell-books"/><text:bookmark-end text:name="__RefHeading___Toc6404_2439159395"/></text:h>
      <text:p text:style-name="First_20_paragraph">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Heading_20_2" text:outline-level="2"><text:bookmark-start text:name="the-grimoire"/><text:bookmark-start text:name="__RefHeading___Toc6406_2439159395"/><text:soft-page-break/>The Grimoire<text:bookmark-end text:name="the-grimoire"/><text:bookmark-end text:name="__RefHeading___Toc6406_2439159395"/></text:h>
      <text:h text:style-name="Heading_20_3" text:outline-level="3"><text:bookmark-start text:name="animal-growth"/><text:bookmark-start text:name="__RefHeading___Toc6408_2439159395"/>Animal Growth<text:bookmark-end text:name="animal-growth"/><text:bookmark-end text:name="__RefHeading___Toc6408_2439159395"/></text:h>
      <text:p text:style-name="First_20_paragraph">TN: 23, Duration: 1 hour, Range: 120 feet, Resisted: None</text:p>
      <text:p text:style-name="Text_20_body">Increase the scale of a normal animal by one level.</text:p>
      <text:h text:style-name="Heading_20_3" text:outline-level="3"><text:bookmark-start text:name="animate-dead"/><text:bookmark-start text:name="__RefHeading___Toc6410_2439159395"/>Animate Dead<text:bookmark-end text:name="animate-dead"/><text:bookmark-end text:name="__RefHeading___Toc6410_2439159395"/></text:h>
      <text:p text:style-name="First_20_paragraph">TN: 31, Duration: Permanent, Range: Touch, Resisted: None</text:p>
      <text:p text:style-name="Text_20_body">The caster touches a dead humanoid giving it unlife as a zombie or skeleton depending the corpse's condition. Undead created this way can be controlled by the caster's <text:span text:style-name="T2">Command</text:span> skill. When destroyed they crumble to dust.</text:p>
      <text:h text:style-name="Heading_20_3" text:outline-level="3"><text:bookmark-start text:name="beast-tongue"/><text:bookmark-start text:name="__RefHeading___Toc6412_2439159395"/>Beast Tongue<text:bookmark-end text:name="beast-tongue"/><text:bookmark-end text:name="__RefHeading___Toc6412_2439159395"/></text:h>
      <text:p text:style-name="First_20_paragraph">TN: 19, Duration: Concentration, Range: Self, Resisted: None</text:p>
      <text:p text:style-name="Text_20_body">The caster can talk to animals.</text:p>
      <text:h text:style-name="Heading_20_3" text:outline-level="3"><text:bookmark-start text:name="bless"/><text:bookmark-start text:name="__RefHeading___Toc6414_2439159395"/>Bless<text:bookmark-end text:name="bless"/><text:bookmark-end text:name="__RefHeading___Toc6414_2439159395"/></text:h>
      <text:p text:style-name="First_20_paragraph">TN: 19, Duration: 1 hour, Range: 30 foot radius, Resisted: None</text:p>
      <text:p text:style-name="Text_20_body">All allies within the area of effect receive a +2 bonus to all rolls.</text:p>
      <text:h text:style-name="Heading_20_3" text:outline-level="3"><text:bookmark-start text:name="charm"/><text:bookmark-start text:name="__RefHeading___Toc6416_2439159395"/>Charm<text:bookmark-end text:name="charm"/><text:bookmark-end text:name="__RefHeading___Toc6416_2439159395"/></text:h>
      <text:p text:style-name="First_20_paragraph">TN: 15, Duration: Concentration, Range: Self, Resisted: None</text:p>
      <text:p text:style-name="Text_20_body">This spell grants a +4D bonus to all Charm skills.</text:p>
      <text:h text:style-name="Heading_20_3" text:outline-level="3"><text:bookmark-start text:name="clairvoyance"/><text:bookmark-start text:name="__RefHeading___Toc6418_2439159395"/>Clairvoyance<text:bookmark-end text:name="clairvoyance"/><text:bookmark-end text:name="__RefHeading___Toc6418_2439159395"/></text:h>
      <text:p text:style-name="First_20_paragraph">TN: 23, Duration: Concentration, Range: 300 feet, Resisted: None</text:p>
      <text:p text:style-name="Text_20_body">The caster's senses leave his own body and project outward to any point within 300 feet. The caster may move the area he perceives at the rate of 10 feet per turn. While in this state, he cannot take any physical action and any damage done to him will end the spell.</text:p>
      <text:h text:style-name="Heading_20_3" text:outline-level="3"><text:bookmark-start text:name="conjure-elemental"/><text:bookmark-start text:name="__RefHeading___Toc6420_2439159395"/>Conjure Elemental<text:bookmark-end text:name="conjure-elemental"/><text:bookmark-end text:name="__RefHeading___Toc6420_2439159395"/></text:h>
      <text:p text:style-name="First_20_paragraph">TN: 31, Duration: Permanent, Range: Zero, Resisted: None</text:p>
      <text:p text:style-name="Text_20_body"><text:soft-page-break/>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text:span text:style-name="T2">Command</text:span> skill. Uncontrolled elementals will attack everyone, including the conjurer.</text:p>
      <text:h text:style-name="Heading_20_3" text:outline-level="3"><text:bookmark-start text:name="control-weather"/><text:bookmark-start text:name="__RefHeading___Toc6422_2439159395"/>Control Weather<text:bookmark-end text:name="control-weather"/><text:bookmark-end text:name="__RefHeading___Toc6422_2439159395"/></text:h>
      <text:p text:style-name="First_20_paragraph">TN: 35, Duration: Concentration, Range: ½ mile radius</text:p>
      <text:p text:style-name="Text_20_body">The caster dictates the weather in the area affected. He can make it hot, cold, snowy, rainy, foggy, or calm as desired.</text:p>
      <text:h text:style-name="Heading_20_3" text:outline-level="3"><text:bookmark-start text:name="curse"/><text:bookmark-start text:name="__RefHeading___Toc6424_2439159395"/>Curse<text:bookmark-end text:name="curse"/><text:bookmark-end text:name="__RefHeading___Toc6424_2439159395"/></text:h>
      <text:p text:style-name="First_20_paragraph">TN: 15 + Resist Roll, Duration: Permanent, Range: Touch, Resisted: Charm</text:p>
      <text:p text:style-name="Text_20_body">The target of this spell suffers some negative effect determined by the caster. Examples include being struck mute until hearing a certain word, deafness or blindness, inability to run or cross running water. This spell is open ended but the GM has final say on all effects. <text:span text:style-name="T2">Dispel Magic</text:span> will remove any curse.</text:p>
      <text:h text:style-name="Heading_20_3" text:outline-level="3"><text:bookmark-start text:name="dark-vision"/><text:bookmark-start text:name="__RefHeading___Toc6426_2439159395"/>Dark Vision<text:bookmark-end text:name="dark-vision"/><text:bookmark-end text:name="__RefHeading___Toc6426_2439159395"/></text:h>
      <text:p text:style-name="First_20_paragraph">TN: 23, Duration: 1 hour, Range: Touch, Resisted: None</text:p>
      <text:p text:style-name="Text_20_body">The target can see 60 feet in the dark.</text:p>
      <text:h text:style-name="Heading_20_3" text:outline-level="3"><text:bookmark-start text:name="death-spell"/><text:bookmark-start text:name="__RefHeading___Toc6428_2439159395"/>Death Spell<text:bookmark-end text:name="death-spell"/><text:bookmark-end text:name="__RefHeading___Toc6428_2439159395"/></text:h>
      <text:p text:style-name="First_20_paragraph">TN: 35, Duration: Instant, Range: 30 feet, Resisted: Special</text:p>
      <text:p text:style-name="Text_20_body">If successfully cast, the Sorcerer rolls his <text:span text:style-name="T2">Magic</text:span> skill without his Wit attribute for damage. The target resists using only Might. For example, Melkot casts <text:span text:style-name="T2">Death Spell</text:span> on Tamore. Melkot has a Wit of 4D and 10D in <text:span text:style-name="T2">Magic</text:span>. Melkot would roll 6D for damage (10D – 4D) and Tamore would resist with his Might.</text:p>
      <text:h text:style-name="Heading_20_3" text:outline-level="3"><text:bookmark-start text:name="dispel-magic"/><text:bookmark-start text:name="__RefHeading___Toc6430_2439159395"/>Dispel Magic<text:bookmark-end text:name="dispel-magic"/><text:bookmark-end text:name="__RefHeading___Toc6430_2439159395"/></text:h>
      <text:p text:style-name="First_20_paragraph">TN: Special, Duration: Permanent, Range: 30 feet, Resisted: None</text:p>
      <text:p text:style-name="Text_20_body">The caster undoes any single spell or permanent magical effect. The target number is five higher than the spell or effect being targeted. Some things cannot be dispelled, such as healing and resurrection.</text:p>
      <text:h text:style-name="Heading_20_3" text:outline-level="3"><text:bookmark-start text:name="divination"/><text:bookmark-start text:name="__RefHeading___Toc6432_2439159395"/><text:soft-page-break/>Divination<text:bookmark-end text:name="divination"/><text:bookmark-end text:name="__RefHeading___Toc6432_2439159395"/></text:h>
      <text:p text:style-name="First_20_paragraph">TN: Special, Duration: Concentration, Range: Self, Resisted: None</text:p>
      <text:p text:style-name="Text_20_body">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h text:style-name="Heading_20_3" text:outline-level="3"><text:bookmark-start text:name="earthquake"/><text:bookmark-start text:name="__RefHeading___Toc6434_2439159395"/>Earthquake<text:bookmark-end text:name="earthquake"/><text:bookmark-end text:name="__RefHeading___Toc6434_2439159395"/></text:h>
      <text:p text:style-name="First_20_paragraph">TN: 39, Duration: 1 round, Range: 200 feet, Resisted: None</text:p>
      <text:p text:style-name="Text_20_body">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h text:style-name="Heading_20_3" text:outline-level="3"><text:bookmark-start text:name="esp"/><text:bookmark-start text:name="__RefHeading___Toc6436_2439159395"/>ESP<text:bookmark-end text:name="esp"/><text:bookmark-end text:name="__RefHeading___Toc6436_2439159395"/></text:h>
      <text:p text:style-name="First_20_paragraph">TN: 15 + Resist Roll, Duration: Concentration, Range: 50 feet, Resisted: Charm</text:p>
      <text:p text:style-name="Text_20_body">When cast you can hear the thoughts of any one person; language is no barrier.</text:p>
      <text:h text:style-name="Heading_20_3" text:outline-level="3"><text:bookmark-start text:name="fly"/><text:bookmark-start text:name="__RefHeading___Toc6438_2439159395"/>Fly<text:bookmark-end text:name="fly"/><text:bookmark-end text:name="__RefHeading___Toc6438_2439159395"/></text:h>
      <text:p text:style-name="First_20_paragraph">TN: 23 (or 15), Duration: Concentration, Range: Self, Resisted: None</text:p>
      <text:p text:style-name="Text_20_body">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h text:style-name="Heading_20_3" text:outline-level="3"><text:bookmark-start text:name="growth"/><text:bookmark-start text:name="__RefHeading___Toc6440_2439159395"/>Growth<text:bookmark-end text:name="growth"/><text:bookmark-end text:name="__RefHeading___Toc6440_2439159395"/></text:h>
      <text:p text:style-name="First_20_paragraph">TN: 23 + Special, Duration: 10 Rounds, Range: Self, Resisted: None</text:p>
      <text:p text:style-name="Text_20_body">The caster grows. Each scale increase adds +10 to the TN. For example, for a human sorcerer to grow to the size of a dragon would require 2 scale increases making the TN 43.</text:p>
      <text:h text:style-name="Heading_20_3" text:outline-level="3"><text:bookmark-start text:name="hasten"/><text:bookmark-start text:name="__RefHeading___Toc6442_2439159395"/>Hasten<text:bookmark-end text:name="hasten"/><text:bookmark-end text:name="__RefHeading___Toc6442_2439159395"/></text:h>
      <text:p text:style-name="First_20_paragraph">TN: 23, Duration: 5 rounds, Range: touch, Resisted: None</text:p>
      <text:p text:style-name="Text_20_body">Targets have their multiple action penalty reduced by 1D. The effects of multiple Hasten spells don't stack.</text:p>
      <text:h text:style-name="Heading_20_3" text:outline-level="3"><text:bookmark-start text:name="heal"/><text:bookmark-start text:name="__RefHeading___Toc6444_2439159395"/><text:soft-page-break/>Heal<text:bookmark-end text:name="heal"/><text:bookmark-end text:name="__RefHeading___Toc6444_2439159395"/></text:h>
      <text:p text:style-name="First_20_paragraph">TN: Special, Duration: Instant, Range: Touch, Resisted: None</text:p>
      <text:p text:style-name="Text_20_body">The Sorcerer must concentrate for 6 turns before casting this spell. The TN is 15 when attempting to heal anyone wounded or severely wounded, 19 for incapacitated characters, and 23 for the mortally wounded. Success reduces the wound level by one. If <text:span text:style-name="T2">Heal</text:span> is used more than once per day on a target, the target number of additional castings increases by +10.</text:p>
      <text:h text:style-name="Heading_20_3" text:outline-level="3"><text:bookmark-start text:name="illusions"/><text:bookmark-start text:name="__RefHeading___Toc6446_2439159395"/>Illusions<text:bookmark-end text:name="illusions"/><text:bookmark-end text:name="__RefHeading___Toc6446_2439159395"/></text:h>
      <text:p text:style-name="First_20_paragraph">TN: Special + Resist Roll, Duration: Concentration, Range: 50 foot radius, Resisted: Wit</text:p>
      <text:p text:style-name="Text_20_body">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h text:style-name="Heading_20_3" text:outline-level="3"><text:bookmark-start text:name="invisibility"/><text:bookmark-start text:name="__RefHeading___Toc6448_2439159395"/>Invisibility<text:bookmark-end text:name="invisibility"/><text:bookmark-end text:name="__RefHeading___Toc6448_2439159395"/></text:h>
      <text:p text:style-name="First_20_paragraph">TN: 27, Duration: 1 hour, Range: Touch, Resisted: None</text:p>
      <text:p text:style-name="Text_20_body">This spell renders the target almost unseen granting a +5D bonus to <text:span text:style-name="T2">Stealth</text:span>.</text:p>
      <text:h text:style-name="Heading_20_3" text:outline-level="3"><text:bookmark-start text:name="light"/><text:bookmark-start text:name="__RefHeading___Toc6450_2439159395"/>Light<text:bookmark-end text:name="light"/><text:bookmark-end text:name="__RefHeading___Toc6450_2439159395"/></text:h>
      <text:p text:style-name="First_20_paragraph">TN: 15, Duration: 1 hour, Range: 100 feet, Resisted: None</text:p>
      <text:p text:style-name="Text_20_body">The targeted location or object glows as brightly as a torch.</text:p>
      <text:h text:style-name="Heading_20_3" text:outline-level="3"><text:bookmark-start text:name="lightning-bolt"/><text:bookmark-start text:name="__RefHeading___Toc6452_2439159395"/>Lightning Bolt<text:bookmark-end text:name="lightning-bolt"/><text:bookmark-end text:name="__RefHeading___Toc6452_2439159395"/></text:h>
      <text:p text:style-name="First_20_paragraph">TN: 23, Duration: Instant, Range: 150 feet, Resisted: None</text:p>
      <text:p text:style-name="Text_20_body">The caster throws lightning. This requires the use of the <text:span text:style-name="T2">Throwing</text:span>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text:span text:style-name="T2">Dodge</text:span> roll to avoid being hit. A successful hit inflicts 5D damage. Armor does not protect against <text:span text:style-name="T2">Lightning Bolt</text:span>.</text:p>
      <text:h text:style-name="Heading_20_3" text:outline-level="3"><text:bookmark-start text:name="paralysis"/><text:bookmark-start text:name="__RefHeading___Toc6454_2439159395"/>Paralysis<text:bookmark-end text:name="paralysis"/><text:bookmark-end text:name="__RefHeading___Toc6454_2439159395"/></text:h>
      <text:p text:style-name="First_20_paragraph">TN: 15 + Resist Roll, Duration: 1 hour, Range: 150, Resisted: Might</text:p>
      <text:p text:style-name="Text_20_body">The target becomes paralyzed, freezing in place.</text:p>
      <text:h text:style-name="Heading_20_3" text:outline-level="3"><text:bookmark-start text:name="petrify"/><text:bookmark-start text:name="__RefHeading___Toc6456_2439159395"/><text:soft-page-break/>Petrify<text:bookmark-end text:name="petrify"/><text:bookmark-end text:name="__RefHeading___Toc6456_2439159395"/></text:h>
      <text:p text:style-name="First_20_paragraph">TN: 25 + Resist Roll, Duration: Permanent, Range: 100 feet, Resisted: Might</text:p>
      <text:p text:style-name="Text_20_body">Turns one creature into a statue include all gear and any items held. <text:span text:style-name="T2">Dispel Magic</text:span> will return the target to their normal state.</text:p>
      <text:h text:style-name="Heading_20_3" text:outline-level="3"><text:bookmark-start text:name="possession"/><text:bookmark-start text:name="__RefHeading___Toc6458_2439159395"/>Possession<text:bookmark-end text:name="possession"/><text:bookmark-end text:name="__RefHeading___Toc6458_2439159395"/></text:h>
      <text:p text:style-name="First_20_paragraph">TN: 25 + Resist Roll, Duration: Concentration (special), Range: 500 feet, Resisted: Charm</text:p>
      <text:p text:style-name="Text_20_body">The sorcerer takes control of the physical body of a single character or creature. The sorcerer may make the possessed being take any physical action it is capable of, but can't make it use <text:span text:style-name="T2">Magic</text:span> or any Perk. The possessed being uses its own Might and Agility, but skills depend on those of the sorcerer. The possessed may contest the sorcerer for control each round.</text:p>
      <text:h text:style-name="Heading_20_3" text:outline-level="3"><text:bookmark-start text:name="resist-elements"/><text:bookmark-start text:name="__RefHeading___Toc6460_2439159395"/>Resist Elements<text:bookmark-end text:name="resist-elements"/><text:bookmark-end text:name="__RefHeading___Toc6460_2439159395"/></text:h>
      <text:p text:style-name="First_20_paragraph">TN: 19, Duration: 1 hour, Range: 30 feet, Resisted: None</text:p>
      <text:p text:style-name="Text_20_body">When cast, the Sorcerer selects one element such as fire, cold, or electricity, and the target is granted a +1D bonus to resist damage from that source.</text:p>
      <text:h text:style-name="Heading_20_3" text:outline-level="3"><text:bookmark-start text:name="resurrection"/><text:bookmark-start text:name="__RefHeading___Toc6462_2439159395"/>Resurrection<text:bookmark-end text:name="resurrection"/><text:bookmark-end text:name="__RefHeading___Toc6462_2439159395"/></text:h>
      <text:p text:style-name="First_20_paragraph">TN: 60, Duration: Permanent, Range: touch, Resisted: None</text:p>
      <text:p text:style-name="Text_20_body">A body which has been dead for less than one month may be restored to life; but no one who has died from old age can be raised. Whether or not the casting of this spell is successful the Sorcerer's <text:span text:style-name="T2">Magic</text:span> skill is reduced by 3D for one day.</text:p>
      <text:h text:style-name="Heading_20_3" text:outline-level="3"><text:bookmark-start text:name="see-magic-aura"/><text:bookmark-start text:name="__RefHeading___Toc6464_2439159395"/>See Magic Aura<text:bookmark-end text:name="see-magic-aura"/><text:bookmark-end text:name="__RefHeading___Toc6464_2439159395"/></text:h>
      <text:p text:style-name="First_20_paragraph">TN: 15, Duration: Concentration, Range: 30 feet, Resisted: None</text:p>
      <text:p text:style-name="Text_20_body">The caster can see a magical glow on anything enchanted.</text:p>
      <text:h text:style-name="Heading_20_3" text:outline-level="3"><text:bookmark-start text:name="shape-change"/><text:bookmark-start text:name="__RefHeading___Toc6466_2439159395"/>Shape Change<text:bookmark-end text:name="shape-change"/><text:bookmark-end text:name="__RefHeading___Toc6466_2439159395"/></text:h>
      <text:p text:style-name="First_20_paragraph">TN: 15, Duration: Concentration, Range: 30 feet, Resisted: None</text:p>
      <text:p text:style-name="Text_20_body">The caster transforms into any creature (not specific individuals) gaining its physical attributes. Spells may not be cast while changed. The TN is increased by +10 per increase in scale.</text:p>
      <text:h text:style-name="Heading_20_3" text:outline-level="3"><text:bookmark-start text:name="slumber"/><text:bookmark-start text:name="__RefHeading___Toc6468_2439159395"/><text:soft-page-break/>Slumber<text:bookmark-end text:name="slumber"/><text:bookmark-end text:name="__RefHeading___Toc6468_2439159395"/></text:h>
      <text:p text:style-name="First_20_paragraph">TN: 10 + Resist Roll, Duration: 1 hour, Range: 30 foot radius, Resisted: Wit</text:p>
      <text:p text:style-name="Text_20_body">The Sorcerer can affect as many targets as he has dice in <text:span text:style-name="T2">Magic</text:span>. Targets resist individually, falling into a deep sleep on failure.</text:p>
      <text:h text:style-name="Heading_20_3" text:outline-level="3"><text:bookmark-start text:name="still-mind"/><text:bookmark-start text:name="__RefHeading___Toc6470_2439159395"/>Still Mind<text:bookmark-end text:name="still-mind"/><text:bookmark-end text:name="__RefHeading___Toc6470_2439159395"/></text:h>
      <text:p text:style-name="First_20_paragraph">TN: 43, Duration: Concentration, Range: Self, Resisted: None</text:p>
      <text:p text:style-name="Text_20_body">The Sorcerer is protected from all spells that influence, detect, or read emotions and thoughts.</text:p>
      <text:h text:style-name="Heading_20_3" text:outline-level="3"><text:bookmark-start text:name="telekinesis"/><text:bookmark-start text:name="__RefHeading___Toc6472_2439159395"/>Telekinesis<text:bookmark-end text:name="telekinesis"/><text:bookmark-end text:name="__RefHeading___Toc6472_2439159395"/></text:h>
      <text:p text:style-name="First_20_paragraph">TN: 31 + Special, Duration: Concentration, Range: 150 Feet, Resisted: None / Might</text:p>
      <text:p text:style-name="Text_20_body">The caster moves up to 50 lbs per die in <text:span text:style-name="T2">Magic</text:span> up to 30 feet per round. Living beings may resist using Might.</text:p>
      <text:h text:style-name="Heading_20_3" text:outline-level="3"><text:bookmark-start text:name="teleport"/><text:bookmark-start text:name="__RefHeading___Toc6474_2439159395"/>Teleport<text:bookmark-end text:name="teleport"/><text:bookmark-end text:name="__RefHeading___Toc6474_2439159395"/></text:h>
      <text:p text:style-name="First_20_paragraph">TN: Special, Duration: Instant, Range: 10 foot radius, Resisted: None</text:p>
      <text:p text:style-name="Text_20_body">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h text:style-name="Heading_20_2" text:outline-level="2"><text:bookmark-start text:name="enchanted-items"/><text:bookmark-start text:name="__RefHeading___Toc6476_2439159395"/>Enchanted Items<text:bookmark-end text:name="enchanted-items"/><text:bookmark-end text:name="__RefHeading___Toc6476_2439159395"/></text:h>
      <text:h text:style-name="Heading_20_3" text:outline-level="3"><text:bookmark-start text:name="scrolls"/><text:bookmark-start text:name="__RefHeading___Toc6478_2439159395"/>Scrolls<text:bookmark-end text:name="scrolls"/><text:bookmark-end text:name="__RefHeading___Toc6478_2439159395"/></text:h>
      <text:p text:style-name="First_20_paragraph">These are written spells nearly ready to cast. They allow a caster who doesn't know a spell to use it once before it burns to ash. The character must be able to use spells to read a scroll.</text:p>
      <text:h text:style-name="Heading_20_3" text:outline-level="3"><text:bookmark-start text:name="potions"/><text:bookmark-start text:name="__RefHeading___Toc6480_2439159395"/>Potions<text:bookmark-end text:name="potions"/><text:bookmark-end text:name="__RefHeading___Toc6480_2439159395"/></text:h>
      <text:p text:style-name="First_20_paragraph">Distilled arcane power. The magic is released when consumed.</text:p>
      <text:p text:style-name="Text_20_body"><text:span text:style-name="T1">A Potion of Healing</text:span> automatically heals a single wound level.</text:p>
      <text:p text:style-name="Text_20_body"><text:span text:style-name="T1">A Potion of Skill</text:span> grant's +2D to a selected skill for ten minutes. A different variant of the potion exists for each skill.</text:p>
      <text:p text:style-name="Text_20_body"><text:span text:style-name="T1">A Potion of Changing</text:span> will <text:span text:style-name="T2">Shape Change</text:span> the character into any one predetermined form. The effect lasts one hour.</text:p>
      <text:h text:style-name="Heading_20_3" text:outline-level="3"><text:bookmark-start text:name="enchanted-arms-and-armor"/><text:bookmark-start text:name="__RefHeading___Toc6482_2439159395"/><text:soft-page-break/>Enchanted Arms and Armor<text:bookmark-end text:name="enchanted-arms-and-armor"/><text:bookmark-end text:name="__RefHeading___Toc6482_2439159395"/></text:h>
      <text:p text:style-name="First_20_paragraph">These grant a bonus or have a unique effect when wielded.</text:p>
      <text:p text:style-name="Text_20_body"><text:span text:style-name="T1">The Axe of Dwarf Mercy</text:span> deals an additional +1D damage when striking Goblins or Orcs.</text:p>
      <text:p text:style-name="Text_20_body"><text:span text:style-name="T1">The Valiant Sword</text:span> grants its wielder an additional +1D to <text:span text:style-name="T2">Command</text:span> allied troops.</text:p>
      <text:p text:style-name="Text_20_body"><text:span text:style-name="T1">The Shield of Faith</text:span> grants its wielder +1D to resist any magic.</text:p>
      <text:h text:style-name="Heading_20_3" text:outline-level="3"><text:bookmark-start text:name="other-items"/><text:bookmark-start text:name="__RefHeading___Toc6484_2439159395"/>Other Items<text:bookmark-end text:name="other-items"/><text:bookmark-end text:name="__RefHeading___Toc6484_2439159395"/></text:h>
      <text:p text:style-name="First_20_paragraph"><text:span text:style-name="T1">Cloak of Stealth</text:span> (<text:span text:style-name="T2">Stealth</text:span> +1D)</text:p>
      <text:p text:style-name="Text_20_body"><text:span text:style-name="T1">Flying Carpet</text:span> (moves 90 feet per round)</text:p>
      <text:p text:style-name="Text_20_body"><text:span text:style-name="T1">Ring of Slyness</text:span> (<text:span text:style-name="T2">Persuasion</text:span> +1D)</text:p>
      <text:h text:style-name="Heading_20_1" text:outline-level="1"><text:bookmark-start text:name="sample-characters-by-genre"/><text:bookmark-start text:name="__RefHeading___Toc6486_2439159395"/>Sample Characters by Genre<text:bookmark-end text:name="sample-characters-by-genre"/><text:bookmark-end text:name="__RefHeading___Toc6486_2439159395"/></text:h>
      <text:p text:style-name="First_20_paragraph">The characters presented below are sometimes less powerful than starting player characters, sometimes more. Here is a scale to help determine potency:</text:p>
      <table:table table:name="Table17" table:style-name="Table17">
        <table:table-column table:style-name="Table17.A"/>
        <table:table-column table:style-name="Table17.B"/>
        <table:table-row table:style-name="TableLine105553160872448">
          <table:table-cell table:style-name="Table17.A1" office:value-type="string">
            <text:p text:style-name="Table_20_Contents">*</text:p>
          </table:table-cell>
          <table:table-cell table:style-name="Table17.A1" office:value-type="string">
            <text:p text:style-name="Table_20_Contents">Not a threat usually.</text:p>
          </table:table-cell>
        </table:table-row>
        <table:table-row table:style-name="TableLine105553160877056">
          <table:table-cell table:style-name="Table17.A1" office:value-type="string">
            <text:p text:style-name="Table_20_Contents">**</text:p>
          </table:table-cell>
          <table:table-cell table:style-name="Table17.A1" office:value-type="string">
            <text:p text:style-name="Table_20_Contents">Minor threat only in a group.</text:p>
          </table:table-cell>
        </table:table-row>
        <table:table-row table:style-name="TableLine105553160877312">
          <table:table-cell table:style-name="Table17.A1" office:value-type="string">
            <text:p text:style-name="Table_20_Contents">***</text:p>
          </table:table-cell>
          <table:table-cell table:style-name="Table17.A1" office:value-type="string">
            <text:p text:style-name="Table_20_Contents">Credible threat.</text:p>
          </table:table-cell>
        </table:table-row>
        <table:table-row table:style-name="TableLine105553160877568">
          <table:table-cell table:style-name="Table17.A1" office:value-type="string">
            <text:p text:style-name="Table_20_Contents">****</text:p>
          </table:table-cell>
          <table:table-cell table:style-name="Table17.A1" office:value-type="string">
            <text:p text:style-name="Table_20_Contents">Watch out, Heroes!</text:p>
          </table:table-cell>
        </table:table-row>
        <table:table-row table:style-name="TableLine105553160877824">
          <table:table-cell table:style-name="Table17.A1" office:value-type="string">
            <text:p text:style-name="Table_20_Contents">*****</text:p>
          </table:table-cell>
          <table:table-cell table:style-name="Table17.A1" office:value-type="string">
            <text:p text:style-name="Table_20_Contents">Bold or foolish to even try.</text:p>
          </table:table-cell>
        </table:table-row>
      </table:table>
      <text:p text:style-name="First_20_paragraph">Skills listed in each entry include the base attribute, but effects of character scale haven't been prefigured. All attributes, skills, and gear are just for typical or average characters. Superior and inferior individuals exist of every type.</text:p>
      <text:p text:style-name="Text_20_body">Static defenses are precalculated with any skills listed. Soak is listed as X(Y) where X is the base soak value and Y includes any armor or other bonus listed. If a bonus die is granted to <text:span text:style-name="T2">Brawling</text:span>, <text:span text:style-name="T2">Dodge</text:span>, or melee skills simply add 3 per die to the static score.</text:p>
      <text:p text:style-name="Text_20_body">While listed by genre type, these are only rough guidelines. If you need a bloodthirsty alien race for a space opera campaign, 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Text_20_body"><text:span text:style-name="T1">Note:</text:span> Animals have a Wit score of 0D due to their limited intelligence. Even very clever animals have this restriction.</text:p>
      <text:h text:style-name="Heading_20_2" text:outline-level="2"><text:bookmark-start text:name="all-genres"/><text:bookmark-start text:name="__RefHeading___Toc6488_2439159395"/><text:soft-page-break/>All Genres<text:bookmark-end text:name="all-genres"/><text:bookmark-end text:name="__RefHeading___Toc6488_2439159395"/></text:h>
      <text:h text:style-name="Heading_20_3" text:outline-level="3"><text:bookmark-start text:name="average-human"/><text:bookmark-start text:name="__RefHeading___Toc6490_2439159395"/>Average Human<text:bookmark-end text:name="average-human"/><text:bookmark-end text:name="__RefHeading___Toc6490_2439159395"/></text:h>
      <text:p text:style-name="P6">“Everyman.”</text:p>
      <text:p text:style-name="Text_20_body">Potency: *, Scale: 0D<text:line-break/>Might: 2D, Agility: 2D, Wit: 2D, Charm: 2D<text:line-break/>Skills: Any three at +1D each.<text:line-break/>Gear: As needed by profession.<text:line-break/>Static: Dodge 6, Soak 6</text:p>
      <text:h text:style-name="Heading_20_3" text:outline-level="3"><text:bookmark-start text:name="ape"/><text:bookmark-start text:name="__RefHeading___Toc6492_2439159395"/>Ape<text:bookmark-end text:name="ape"/><text:bookmark-end text:name="__RefHeading___Toc6492_2439159395"/></text:h>
      <text:p text:style-name="P6">The Great Ape or Yeti.</text:p>
      <text:p text:style-name="Text_20_body">Potency: ***, Scale: 0D<text:line-break/>Might: 4D+2, Agility: 2D+1, Wit: 0D, Charm: 1D<text:line-break/>Skills: Acrobatics 3D+1, Brawling 6D+2, Stealth 4D+1<text:line-break/>Static: Dodge 7, Block 20, Soak 14</text:p>
      <text:h text:style-name="Heading_20_3" text:outline-level="3"><text:bookmark-start text:name="bear"/><text:bookmark-start text:name="__RefHeading___Toc6494_2439159395"/>Bear<text:bookmark-end text:name="bear"/><text:bookmark-end text:name="__RefHeading___Toc6494_2439159395"/></text:h>
      <text:p text:style-name="P6">Black, brown, or grizzly.</text:p>
      <text:p text:style-name="Text_20_body">Potency: ***, Scale: 0D<text:line-break/>Might: 5D+1, Wit: 0D, Agility: 2D, Charm: 1D<text:line-break/>Skills: Brawling 6D (claws: 6D+1 damage)<text:line-break/>Static: Dodge 6, Block 18, Soak 16</text:p>
      <text:h text:style-name="Heading_20_3" text:outline-level="3"><text:bookmark-start text:name="dog"/><text:bookmark-start text:name="__RefHeading___Toc6496_2439159395"/>Dog<text:bookmark-end text:name="dog"/><text:bookmark-end text:name="__RefHeading___Toc6496_2439159395"/></text:h>
      <text:p text:style-name="P6">Man's best friend.</text:p>
      <text:p text:style-name="Text_20_body">Potency: **, Scale: 0D<text:line-break/>Might: 2D, Agility: 2D+1, Wit: 0D, Charm: 1D<text:line-break/>Static: Dodge 7, Soak 6</text:p>
      <text:h text:style-name="Heading_20_3" text:outline-level="3"><text:bookmark-start text:name="elk"/><text:bookmark-start text:name="__RefHeading___Toc6498_2439159395"/>Elk<text:bookmark-end text:name="elk"/><text:bookmark-end text:name="__RefHeading___Toc6498_2439159395"/></text:h>
      <text:p text:style-name="P6">Any large herbivore.</text:p>
      <text:p text:style-name="Text_20_body">Potency: **, Scale: 0D<text:line-break/>Might: 4D+2, Agility: 1D+2, Wit: 0D, Charm: 1D<text:line-break/>Static: Dodge 5, Soak 14</text:p>
      <text:h text:style-name="Heading_20_3" text:outline-level="3"><text:bookmark-start text:name="elephant"/><text:bookmark-start text:name="__RefHeading___Toc6500_2439159395"/><text:soft-page-break/>Elephant<text:bookmark-end text:name="elephant"/><text:bookmark-end text:name="__RefHeading___Toc6500_2439159395"/></text:h>
      <text:p text:style-name="P6">They never forget.</text:p>
      <text:p text:style-name="Text_20_body">Potency: **, Scale: +2D<text:line-break/>Might: 4D+1, Agility: 1D, Wit: 0D, Charm: 1D<text:line-break/>Static: Dodge 3, Soak 13</text:p>
      <text:h text:style-name="Heading_20_3" text:outline-level="3"><text:bookmark-start text:name="horse"/><text:bookmark-start text:name="__RefHeading___Toc6502_2439159395"/>Horse<text:bookmark-end text:name="horse"/><text:bookmark-end text:name="__RefHeading___Toc6502_2439159395"/></text:h>
      <text:p text:style-name="P6">Saddle up.</text:p>
      <text:p text:style-name="Text_20_body">Potency: **, Scale: 0D<text:line-break/>Might: 4D+2, Agility: 2D+2, Wit: 0D, Charm: 1D<text:line-break/>Static: Dodge 8, Soak 14</text:p>
      <text:h text:style-name="Heading_20_3" text:outline-level="3"><text:bookmark-start text:name="monkey"/><text:bookmark-start text:name="__RefHeading___Toc6504_2439159395"/>Monkey<text:bookmark-end text:name="monkey"/><text:bookmark-end text:name="__RefHeading___Toc6504_2439159395"/></text:h>
      <text:p text:style-name="P6">A pirate's best friend.</text:p>
      <text:p text:style-name="Text_20_body">Potency: *, Scale: 0D<text:line-break/>Might: 1D, Agility: 4D+2, Wit: 0D, Charm: 2D+1<text:line-break/>Skills: Acrobatics 6D+2, Dodge 6D+2<text:line-break/>Learns simple tricks more easily.<text:line-break/>Static: Dodge 20, Soak 3</text:p>
      <text:h text:style-name="Heading_20_3" text:outline-level="3"><text:bookmark-start text:name="snake"/><text:bookmark-start text:name="__RefHeading___Toc6506_2439159395"/>Snake<text:bookmark-end text:name="snake"/><text:bookmark-end text:name="__RefHeading___Toc6506_2439159395"/></text:h>
      <text:p text:style-name="P6">An archaeologist's nightmare.</text:p>
      <text:p text:style-name="Text_20_body">Potency: *, Scale: 0D<text:line-break/>Might: 1D+2, Agility: 3D+1, Wit: 0D, Charm: 1D<text:line-break/>Skills: Brawling 3D, Stealth 4D<text:line-break/>Special: Target's bitten by a snake must roll pass a Moderate Might roll or be poisoned. Poisoned victims suffer 2D to 4D damage on the species of snake.<text:line-break/>Static: Dodge 10, Soak 5</text:p>
      <text:h text:style-name="Heading_20_3" text:outline-level="3"><text:bookmark-start text:name="tiger"/><text:bookmark-start text:name="__RefHeading___Toc6508_2439159395"/>Tiger<text:bookmark-end text:name="tiger"/><text:bookmark-end text:name="__RefHeading___Toc6508_2439159395"/></text:h>
      <text:p text:style-name="P6">Jungle cats, ho!</text:p>
      <text:p text:style-name="Text_20_body">Potency: **, Scale: 0D<text:line-break/>Might: 3D+1, Agility: 3D+2, Wit: 0D, Charm: 1D<text:line-break/>Skills: Brawling 5D+1, Stealth 4D+2<text:line-break/>Static: Dodge 11, Block 16, Soak 10</text:p>
      <text:h text:style-name="Heading_20_3" text:outline-level="3"><text:bookmark-start text:name="wolf"/><text:bookmark-start text:name="__RefHeading___Toc6510_2439159395"/><text:soft-page-break/>Wolf<text:bookmark-end text:name="wolf"/><text:bookmark-end text:name="__RefHeading___Toc6510_2439159395"/></text:h>
      <text:p text:style-name="P6">They hunt in packs.</text:p>
      <text:p text:style-name="Text_20_body">Potency: **, Scale: 0D<text:line-break/>Might: 3D+2, Agility: 2D+1, Wit: 0D, Charm: 1D<text:line-break/>Skills: Brawling 4D+2, Dodge: 4D+1<text:line-break/>Static: Dodge 13, Block 14, Soak 11</text:p>
      <text:h text:style-name="Heading_20_2" text:outline-level="2"><text:bookmark-start text:name="modern-stock-characters"/><text:bookmark-start text:name="__RefHeading___Toc6512_2439159395"/>Modern Stock Characters<text:bookmark-end text:name="modern-stock-characters"/><text:bookmark-end text:name="__RefHeading___Toc6512_2439159395"/></text:h>
      <text:h text:style-name="Heading_20_3" text:outline-level="3"><text:bookmark-start text:name="confidence-man"/><text:bookmark-start text:name="__RefHeading___Toc6514_2439159395"/>Confidence Man<text:bookmark-end text:name="confidence-man"/><text:bookmark-end text:name="__RefHeading___Toc6514_2439159395"/></text:h>
      <text:p text:style-name="P6">“Have I got a deal for you.”</text:p>
      <text:p text:style-name="Text_20_body">Potency: ***, Scale: 0D<text:line-break/>Might: 2D, Agility: 2D+1, Wit: 3D+1, Charm: 3D+1<text:line-break/>Skills: Dodge 3D+1, Persuasion 5D+2, Seduce 5D<text:line-break/>Gear: Counterfeit money, fake ID, stolen credit card.<text:line-break/>Static: Dodge 10, Block 6, Parry 6, Soak 6</text:p>
      <text:h text:style-name="Heading_20_3" text:outline-level="3"><text:bookmark-start text:name="criminal-thug"/><text:bookmark-start text:name="__RefHeading___Toc6516_2439159395"/>Criminal (Thug)<text:bookmark-end text:name="criminal-thug"/><text:bookmark-end text:name="__RefHeading___Toc6516_2439159395"/></text:h>
      <text:p text:style-name="P6">Mooks!</text:p>
      <text:p text:style-name="Text_20_body">Might: 2D+2, Agility: 2D+1, Wit: 1D+2, Charm: 1D+1<text:line-break/>Skills: Brawling 3D, Pistol 3D<text:line-break/>Gear: Crowbar, heavy pistol, ski mask.<text:line-break/>Static: Dodge 7, Block 9, Soak 8</text:p>
      <text:h text:style-name="Heading_20_3" text:outline-level="3"><text:bookmark-start text:name="ninja"/><text:bookmark-start text:name="__RefHeading___Toc6518_2439159395"/>Ninja<text:bookmark-end text:name="ninja"/><text:bookmark-end text:name="__RefHeading___Toc6518_2439159395"/></text:h>
      <text:p text:style-name="P6">Agents of the shadows.</text:p>
      <text:p text:style-name="Text_20_body">Potency: ****, Scale: 0D<text:line-break/>Might: 3D+1, Agility: 4D, Wit: 2D+2, Charm: 2D<text:line-break/>Skills: Brawling 5D, Dodge 5D, Stealth 5D, Sword 5D+1<text:line-break/>Gear: Sword (6D).<text:line-break/>Static: Dodge 15, Block 15, Parry 16, Soak 7</text:p>
      <text:h text:style-name="Heading_20_3" text:outline-level="3"><text:bookmark-start text:name="policeman"/><text:bookmark-start text:name="__RefHeading___Toc6520_2439159395"/>Policeman<text:bookmark-end text:name="policeman"/><text:bookmark-end text:name="__RefHeading___Toc6520_2439159395"/></text:h>
      <text:p text:style-name="P6">To serve and protect.</text:p>
      <text:p text:style-name="Text_20_body">Potency: **, Scale: 0D<text:line-break/><text:soft-page-break/>Might: 2D+2, Agility: 2D+1, Wit: 2D, Charm: 2D<text:line-break/>Skills: Brawling 3D, Pistol 3D, Search 3D<text:line-break/>Gear: Armor vest, pistol, handcuffs.<text:line-break/>Static: Dodge 7, Block 9, Soak 8(11)</text:p>
      <text:h text:style-name="Heading_20_3" text:outline-level="3"><text:bookmark-start text:name="soldier"/><text:bookmark-start text:name="__RefHeading___Toc6522_2439159395"/>Soldier<text:bookmark-end text:name="soldier"/><text:bookmark-end text:name="__RefHeading___Toc6522_2439159395"/></text:h>
      <text:p text:style-name="P6">The few, the proud.</text:p>
      <text:p text:style-name="Text_20_body">Potency: ***, Scale: 0D<text:line-break/>Might: 3D+1, Agility: 2D+1, Wit: 2D, Charm: 2D<text:line-break/>Skills: Dodge 3D+1, Rifle 4D+1<text:line-break/>Gear: Armor jack (+6), rifle.<text:line-break/>Static: Dodge 10, Block 10, Soak 10(16)</text:p>
      <text:h text:style-name="Heading_20_3" text:outline-level="3"><text:bookmark-start text:name="spy"/><text:bookmark-start text:name="__RefHeading___Toc6524_2439159395"/>Spy<text:bookmark-end text:name="spy"/><text:bookmark-end text:name="__RefHeading___Toc6524_2439159395"/></text:h>
      <text:p text:style-name="P6">Licensed to kill.</text:p>
      <text:p text:style-name="Text_20_body">Potency: ****, Scale: 0D<text:line-break/>Might: 2D+2, Agility: 3D+1, Wit: 3D, Charm: 3D<text:line-break/>Skills: Dodge 5D+1, Pistol 5D+1, Stealth 4D<text:line-break/>Gear: Camera, passport, pistol, secret phone, sports car, suicide pill.<text:line-break/>Static: Dodge 16, Block 9, Soak 8</text:p>
      <text:h text:style-name="Heading_20_2" text:outline-level="2"><text:bookmark-start text:name="sci-fi-stock-characters"/><text:bookmark-start text:name="__RefHeading___Toc6526_2439159395"/>Sci-Fi Stock Characters<text:bookmark-end text:name="sci-fi-stock-characters"/><text:bookmark-end text:name="__RefHeading___Toc6526_2439159395"/></text:h>
      <text:h text:style-name="Heading_20_3" text:outline-level="3"><text:bookmark-start text:name="apprentice-mystic"/><text:bookmark-start text:name="__RefHeading___Toc6528_2439159395"/>Apprentice-Mystic<text:bookmark-end text:name="apprentice-mystic"/><text:bookmark-end text:name="__RefHeading___Toc6528_2439159395"/></text:h>
      <text:p text:style-name="P6">Devoted Pupil.</text:p>
      <text:p text:style-name="Text_20_body">Potency: ***, Scale: 0D<text:line-break/>Might: 3D, Agility: 3D+2, Wit: 3D, Charm: 2D+1<text:line-break/>Skills: Dodge 4D+2, Magic 5D, Sword 4D<text:line-break/>Perks: Sorcerer.<text:line-break/>Spells: Charm, ESP, Hasten, See Magic Aura.<text:line-break/>Gear: Plasma sword.<text:line-break/>Static: Dodge 14, Block 9, Parry 12, Soak 9</text:p>
      <text:h text:style-name="Heading_20_3" text:outline-level="3"><text:bookmark-start text:name="cybercop"/><text:bookmark-start text:name="__RefHeading___Toc6530_2439159395"/>Cybercop<text:bookmark-end text:name="cybercop"/><text:bookmark-end text:name="__RefHeading___Toc6530_2439159395"/></text:h>
      <text:p text:style-name="P6">Stand down citizen.</text:p>
      <text:p text:style-name="Text_20_body">Potency: ***, Scale: 0D<text:line-break/>Might: 4D, Agility: 3D+1, Wit: 2D+1, Charm: 2D+1<text:line-break/><text:soft-page-break/>Skills: Brawling 5D, Dodge 4D+1, Pistol 5D+1, Rifle 4D+1<text:line-break/>Perks: Cybernetics (dermal armor +3), cyber holster in leg).<text:line-break/>Gear: Armor jack (+6), heavy pistol, rifle.<text:line-break/>Static: Dodge 13, Block 15, Parry 12, Soak 12(21)</text:p>
      <text:h text:style-name="Heading_20_3" text:outline-level="3"><text:bookmark-start text:name="kid-genius"/><text:bookmark-start text:name="__RefHeading___Toc6532_2439159395"/>Kid Genius<text:bookmark-end text:name="kid-genius"/><text:bookmark-end text:name="__RefHeading___Toc6532_2439159395"/></text:h>
      <text:p text:style-name="P6">You didn't know that?! Hah!</text:p>
      <text:p text:style-name="Text_20_body">Potency: **, Scale: 0D<text:line-break/>Might: 1D+1, Agility: 3D, Wit: 3D+2, Charm: 2D<text:line-break/>Skills: Dodge 5D, Science 4D+2, Throwing 4D<text:line-break/>Gear: Baseball, pocket knife, galaxy guide.<text:line-break/>Static: Dodge 15, Block 4, Parry 4, Soak 4</text:p>
      <text:h text:style-name="Heading_20_3" text:outline-level="3"><text:bookmark-start text:name="knight-mystic"/><text:bookmark-start text:name="__RefHeading___Toc6534_2439159395"/>Knight-Mystic<text:bookmark-end text:name="knight-mystic"/><text:bookmark-end text:name="__RefHeading___Toc6534_2439159395"/></text:h>
      <text:p text:style-name="P6">Monastic warriors of truth.</text:p>
      <text:p text:style-name="Text_20_body">Potency: ****, Scale: 0D<text:line-break/>Might: 3D, Agility: 3D+2, Wit: 3D, Charm: 2D+1<text:line-break/>Skills: Courage 5D, Diplomacy 5D+1, Dodge 6D+1, Magic 8D, Sword 6D+2<text:line-break/>Perks: Sorcerer.<text:line-break/>Spells: Charm, Clairvoyance, Dark Vision, Divination, ESP, Hasten, Resist Elements, See Magic Aura, Telekinesis.<text:line-break/>Gear: Plasma sword.<text:line-break/>Static: Dodge 19, Block 9, Parry 20, Soak 9</text:p>
      <text:h text:style-name="Heading_20_3" text:outline-level="3"><text:bookmark-start text:name="reptoid-pilot"/><text:bookmark-start text:name="__RefHeading___Toc6536_2439159395"/>Reptoid Pilot<text:bookmark-end text:name="reptoid-pilot"/><text:bookmark-end text:name="__RefHeading___Toc6536_2439159395"/></text:h>
      <text:p text:style-name="P6">Smuggler with 2 hearts of gold.</text:p>
      <text:p text:style-name="Text_20_body">Potency: ***, Scale: 0D<text:line-break/>Might: 4D, Agility: 3D+1, Wit: 2D+1, Charm: 2D+1<text:line-break/>Skills: Dodge 5D+1, Stealth 4D, Pistol 4D, Pilot 5D<text:line-break/>Perks: Reptoid<text:line-break/>Comp: Unlucky in Money (huge debt)<text:line-break/>Gear: Plasma pistol, star yacht.<text:line-break/>Static: Dodge 16, Block 12, Parry 12, Soak 12(13)</text:p>
      <text:h text:style-name="Heading_20_3" text:outline-level="3"><text:bookmark-start text:name="robot-mechanic"/><text:bookmark-start text:name="__RefHeading___Toc6538_2439159395"/>Robot Mechanic<text:bookmark-end text:name="robot-mechanic"/><text:bookmark-end text:name="__RefHeading___Toc6538_2439159395"/></text:h>
      <text:p text:style-name="P6">Beep. I mean yes sir.</text:p>
      <text:p text:style-name="Text_20_body">Potency: *, Scale: 0D<text:line-break/>Might: 3D, Agility: 1D+2, Wit: 4D, Charm: 1D+1<text:line-break/><text:soft-page-break/>Skills: Navigation 5D, Pick Lock 5D, Repair 6D<text:line-break/>Perks: Robot, Built-In Tools (drill, extinguisher, oiler, saw, spanner, spot welder, magnetic feet)<text:line-break/>Comp: Personal Code (pacifist)<text:line-break/>Static: Dodge 16, Block 12, Parry 12, Soak 12(13)</text:p>
      <text:h text:style-name="Heading_20_2" text:outline-level="2"><text:bookmark-start text:name="pulp-stock-characters"/><text:bookmark-start text:name="__RefHeading___Toc6540_2439159395"/>Pulp Stock Characters<text:bookmark-end text:name="pulp-stock-characters"/><text:bookmark-end text:name="__RefHeading___Toc6540_2439159395"/></text:h>
      <text:h text:style-name="Heading_20_3" text:outline-level="3"><text:bookmark-start text:name="cultist"/><text:bookmark-start text:name="__RefHeading___Toc6542_2439159395"/>Cultist<text:bookmark-end text:name="cultist"/><text:bookmark-end text:name="__RefHeading___Toc6542_2439159395"/></text:h>
      <text:p text:style-name="P6">We're not worthy.</text:p>
      <text:p text:style-name="Text_20_body">Potency: **, Scale: 0D<text:line-break/>Might: 2D, Agility: 2D, Wit: 2D+1, Charm: 1D+2<text:line-break/>Skills: Brawling 3D, Stealth 3D, Magic 3D<text:line-break/>Gear: Hooded robe, knife.<text:line-break/>Static: Dodge 6, Block 9, Parry 6, Soak 6</text:p>
      <text:h text:style-name="Heading_20_3" text:outline-level="3"><text:bookmark-start text:name="dame-in-distress"/><text:bookmark-start text:name="__RefHeading___Toc6544_2439159395"/>Dame in Distress<text:bookmark-end text:name="dame-in-distress"/><text:bookmark-end text:name="__RefHeading___Toc6544_2439159395"/></text:h>
      <text:p text:style-name="P6">Anything goes</text:p>
      <text:p text:style-name="Text_20_body">Potency: **, Scale: 0D<text:line-break/>Might: 1D+2, Agility: 2D, Wit: 2D+1, Charm: 3D<text:line-break/>Skills: Brawling 2D+2, Dodge 4D, Seduce 5D<text:line-break/>Gear: Compact mirror, hair pin, lip stick.<text:line-break/>Static: Dodge 12, Block 8, Parry 5, Soak 5</text:p>
      <text:h text:style-name="Heading_20_3" text:outline-level="3"><text:bookmark-start text:name="elder-god"/><text:bookmark-start text:name="__RefHeading___Toc6546_2439159395"/>Elder God<text:bookmark-end text:name="elder-god"/><text:bookmark-end text:name="__RefHeading___Toc6546_2439159395"/></text:h>
      <text:p text:style-name="P6">Klatu Barada Nikto.</text:p>
      <text:p text:style-name="Text_20_body">Potency: *******, Scale: +12D<text:line-break/>Might: 5D, Agility: 3D+2, Wit: 10D, Charm: 10D<text:line-break/>Skills: Magic 17D<text:line-break/>Spells: All.<text:line-break/>Perks: Maddening Visage (any character that sees the Elder God must make a Heroic Charm roll or gain Crazy complication). Cosmic Appetite (It will eat D6 characters before returning to its home dimension). Dimensional Shift (can return to its home dimension at will). Sorcerer.<text:line-break/>Complication: Must be summoned.<text:line-break/>Static: Dodge 11, Block 15, Soak 15</text:p>
      <text:h text:style-name="Heading_20_3" text:outline-level="3"><text:bookmark-start text:name="mad-scientist"/><text:bookmark-start text:name="__RefHeading___Toc6548_2439159395"/>Mad Scientist<text:bookmark-end text:name="mad-scientist"/><text:bookmark-end text:name="__RefHeading___Toc6548_2439159395"/></text:h>
      <text:p text:style-name="P6">1.21 jigawatts should do the it!</text:p>
      <text:p text:style-name="Text_20_body"><text:soft-page-break/>Potency: **, Scale: 0D<text:line-break/>Might: 2D, Agility: 2D, Wit: 4D, Charm: 2D<text:line-break/>Skills: Dodge 4D, Repair 6D, Science 7D<text:line-break/>Complication: Crazy.<text:line-break/>Static: Dodge 12, Block 6, Parry 6, Soak 6</text:p>
      <text:h text:style-name="Heading_20_3" text:outline-level="3"><text:bookmark-start text:name="scaly-kin"/><text:bookmark-start text:name="__RefHeading___Toc6550_2439159395"/>Scaly Kin<text:bookmark-end text:name="scaly-kin"/><text:bookmark-end text:name="__RefHeading___Toc6550_2439159395"/></text:h>
      <text:p text:style-name="P6">Survivors out of time.</text:p>
      <text:p text:style-name="Text_20_body">Potency: ***, Scale: 0D<text:line-break/>Might: 2D+1, Agility: 2D+2, Wit: 2D, Charm: 3D<text:line-break/>Skills: Dodge 3D+2, Pole Arm 3D+1, Stealth: 4D<text:line-break/>Perk: ESP<text:line-break/>Static: Dodge 11, Block 7, Parry 10, Soak 7</text:p>
      <text:h text:style-name="Heading_20_2" text:outline-level="2"><text:bookmark-start text:name="fantasy-stock-characters"/><text:bookmark-start text:name="__RefHeading___Toc6552_2439159395"/>Fantasy Stock Characters<text:bookmark-end text:name="fantasy-stock-characters"/><text:bookmark-end text:name="__RefHeading___Toc6552_2439159395"/></text:h>
      <text:h text:style-name="Heading_20_3" text:outline-level="3"><text:bookmark-start text:name="barbarian"/><text:bookmark-start text:name="__RefHeading___Toc6554_2439159395"/>Barbarian<text:bookmark-end text:name="barbarian"/><text:bookmark-end text:name="__RefHeading___Toc6554_2439159395"/></text:h>
      <text:p text:style-name="P6">Savage from the north hills.</text:p>
      <text:p text:style-name="Text_20_body">Potency: **, Scale: 0D<text:line-break/>Might: 3D+2, Agility: 2D+1, Wit: 1D+2, Charm: 2D+1<text:line-break/>Skills: Brawling 4D+2, Dodge 4D+1, Sword 5D+2, Track 3D+2<text:line-break/>Gear: Leather armor (+2), two-handed sword.<text:line-break/>Static: Dodge 13, Block 14, Parry 17, Soak 11(13)</text:p>
      <text:h text:style-name="Heading_20_3" text:outline-level="3"><text:bookmark-start text:name="dwarf-warrior"/><text:bookmark-start text:name="__RefHeading___Toc6556_2439159395"/>Dwarf Warrior<text:bookmark-end text:name="dwarf-warrior"/><text:bookmark-end text:name="__RefHeading___Toc6556_2439159395"/></text:h>
      <text:p text:style-name="P6">Clansman of the Great Hall.</text:p>
      <text:p text:style-name="Text_20_body">Potency: ***<text:line-break/>Might: 4D, Agility: 2D, Wit: 2D, Charm: 2D<text:line-break/>Skills: Axe 5D, Brawling 5D, Dodge 3D<text:line-break/>Perks: Dwarf<text:line-break/>Gear: Axe, chain mail (+6).<text:line-break/>Static: Dodge 9, Block 15, Parry 15, Soak 8(14)</text:p>
      <text:h text:style-name="Heading_20_3" text:outline-level="3"><text:bookmark-start text:name="elf-bowman"/><text:bookmark-start text:name="__RefHeading___Toc6558_2439159395"/>Elf Bowman<text:bookmark-end text:name="elf-bowman"/><text:bookmark-end text:name="__RefHeading___Toc6558_2439159395"/></text:h>
      <text:p text:style-name="P6">Guardian of the forest.</text:p>
      <text:p text:style-name="Text_20_body">Potency: ***, Scale: 0D<text:line-break/>Might: 2D, Agility: 4D, Wit: 2D, Charm: 2D<text:line-break/><text:soft-page-break/>Skills: Bow 5D, Dodge 5D, Sword 3D<text:line-break/>Perks: Elf<text:line-break/>Gear: Bow &amp; arrows, leather armor (+2), sword.<text:line-break/>Static: Dodge 15, Block 6, Parry 9, Soak 6(8)</text:p>
      <text:h text:style-name="Heading_20_3" text:outline-level="3"><text:bookmark-start text:name="guard"/><text:bookmark-start text:name="__RefHeading___Toc6560_2439159395"/>Guard<text:bookmark-end text:name="guard"/><text:bookmark-end text:name="__RefHeading___Toc6560_2439159395"/></text:h>
      <text:p text:style-name="P6">Guard, gladiator, or soldier.</text:p>
      <text:p text:style-name="Text_20_body">Potency: **, Scale: 0D<text:line-break/>Might: 3D, Agility: 2D, Wit: 2D, Charm: 2D<text:line-break/>Skills: Brawling 4D, Dodge 3D, Sword or Mace 4D<text:line-break/>Gear: Leather armor (+2), sword or mace.<text:line-break/>Static: Dodge 9, Block 12, Parry 12, Soak 9(11)</text:p>
      <text:h text:style-name="Heading_20_3" text:outline-level="3"><text:bookmark-start text:name="knight"/><text:bookmark-start text:name="__RefHeading___Toc6562_2439159395"/>Knight<text:bookmark-end text:name="knight"/><text:bookmark-end text:name="__RefHeading___Toc6562_2439159395"/></text:h>
      <text:p text:style-name="P6">For King and country!</text:p>
      <text:p text:style-name="Text_20_body">Potency: ***, Scale: 0D<text:line-break/>Might: 3D+1, Agility: 2D+2, Wit: 2D, Charm: 2D<text:line-break/>Skills: Dodge 3D+2, Sword 4D+2, Riding 3D<text:line-break/>Gear: Horse, plate mail (+9), shield (+4), sword.<text:line-break/>Static: Dodge 11, Block 10, Parry 14, Soak 10(23)</text:p>
      <text:h text:style-name="Heading_20_3" text:outline-level="3"><text:bookmark-start text:name="priest"/><text:bookmark-start text:name="__RefHeading___Toc6564_2439159395"/>Priest<text:bookmark-end text:name="priest"/><text:bookmark-end text:name="__RefHeading___Toc6564_2439159395"/></text:h>
      <text:p text:style-name="P6">Righteous defender.</text:p>
      <text:p text:style-name="Text_20_body">Potency: ***, Scale: 0D<text:line-break/>Might: 2D+1, Agility: 2D, Wit: 2D+2, Charm: 3D<text:line-break/>Skills: Dodge 3D, Magic 4D+2.<text:line-break/>Perks: Sorcerer.<text:line-break/>Spells: Heal, Bless, +2 more<text:line-break/>Gear: Chain mail (+3), staff.<text:line-break/>Static: Dodge 9, Block 7, Parry 7, Soak 7(13)</text:p>
      <text:h text:style-name="Heading_20_3" text:outline-level="3"><text:bookmark-start text:name="pirate"/><text:bookmark-start text:name="__RefHeading___Toc6566_2439159395"/>Pirate<text:bookmark-end text:name="pirate"/><text:bookmark-end text:name="__RefHeading___Toc6566_2439159395"/></text:h>
      <text:p text:style-name="P6">Yoho!</text:p>
      <text:p text:style-name="Text_20_body">Potency: ***, Scale: 0D<text:line-break/>Might: 2D, Agility: 4D, Wit: 2D, Charm: 2D<text:line-break/>Skills: Brawling 3D, Dodge 5D, Navigation 3D, Sailing 5D, Sword 4D<text:line-break/>Gear: Compass or spy glass, sword.<text:line-break/>Static: Dodge 15, Block 9, Parry 12, Soak 6</text:p>
      <text:h text:style-name="Heading_20_3" text:outline-level="3"><text:bookmark-start text:name="thief"/><text:bookmark-start text:name="__RefHeading___Toc6568_2439159395"/><text:soft-page-break/>Thief<text:bookmark-end text:name="thief"/><text:bookmark-end text:name="__RefHeading___Toc6568_2439159395"/></text:h>
      <text:p text:style-name="P6">What's yours is mine.</text:p>
      <text:p text:style-name="Text_20_body">Potency: **, Scale: 0D<text:line-break/>Might: 2D, Agility: 3D+1, Wit: 2D, Charm: 2D+2<text:line-break/>Skills: Pick Locks 3D, Pickpocket 4D, Stealth 5D<text:line-break/>Gear: Leather armor (+2), lock picks, knife.<text:line-break/>Static: Dodge 9, Block 12, Parry 12, Soak 9(11)</text:p>
      <text:h text:style-name="Heading_20_3" text:outline-level="3"><text:bookmark-start text:name="wizard"/><text:bookmark-start text:name="__RefHeading___Toc6570_2439159395"/>Wizard<text:bookmark-end text:name="wizard"/><text:bookmark-end text:name="__RefHeading___Toc6570_2439159395"/></text:h>
      <text:p text:style-name="P6">Sorcerer or necromancer.</text:p>
      <text:p text:style-name="Text_20_body">Potency: ****, Scale: 0D<text:line-break/>Might: 1D+2, Agility: 2D+1, Wit: 4D, Charm: 2D<text:line-break/>Perks: Sorcerer.<text:line-break/>Skills: Dodge 3D+1, Magic 6D<text:line-break/>Gear: Knife<text:line-break/>Spells: ESP, Lightning Bolt, Paralysis, +3 more<text:line-break/>Static: Dodge 10, Block 4, Parry 4, Soak 5</text:p>
      <text:h text:style-name="Heading_20_2" text:outline-level="2"><text:bookmark-start text:name="fantasy-bestiary"/><text:bookmark-start text:name="__RefHeading___Toc6572_2439159395"/>Fantasy Bestiary<text:bookmark-end text:name="fantasy-bestiary"/><text:bookmark-end text:name="__RefHeading___Toc6572_2439159395"/></text:h>
      <text:h text:style-name="Heading_20_3" text:outline-level="3"><text:bookmark-start text:name="centaur"/><text:bookmark-start text:name="__RefHeading___Toc6574_2439159395"/>Centaur<text:bookmark-end text:name="centaur"/><text:bookmark-end text:name="__RefHeading___Toc6574_2439159395"/></text:h>
      <text:p text:style-name="P6">Can you ride me? I say nay.</text:p>
      <text:p text:style-name="Text_20_body">Potency: **, Scale: 0D<text:line-break/>Might: 4D, Agility: 2D+1, Wit: 1D+2, Charm: 2D<text:line-break/>Skills: Bow 4D+1, Dodge 3D+1, Stamina 5D<text:line-break/>Gear: Bow &amp; arrows.<text:line-break/>Static: Dodge 10, Block 12, Parry 12, Soak 12</text:p>
      <text:h text:style-name="Heading_20_3" text:outline-level="3"><text:bookmark-start text:name="devil-minor"/><text:bookmark-start text:name="__RefHeading___Toc6576_2439159395"/>Devil (Minor)<text:bookmark-end text:name="devil-minor"/><text:bookmark-end text:name="__RefHeading___Toc6576_2439159395"/></text:h>
      <text:p text:style-name="P6">I'm the best there's ever been.</text:p>
      <text:p text:style-name="Text_20_body">Potency: ****, Scale: 0D<text:line-break/>Might: 3D, Agility: 2D+2, Wit: 3D+1, Charm: 5D<text:line-break/>Skills: Brawling 5D, Dodge 4D+2, Persuasion 7D, Seduce 6D<text:line-break/>Perks: Regeneration, Speaks All Languages.<text:line-break/>Static: Dodge 14, Block 15, Soak 9</text:p>
      <text:h text:style-name="Heading_20_3" text:outline-level="3"><text:bookmark-start text:name="dragon"/><text:bookmark-start text:name="__RefHeading___Toc6578_2439159395"/><text:soft-page-break/>Dragon<text:bookmark-end text:name="dragon"/><text:bookmark-end text:name="__RefHeading___Toc6578_2439159395"/></text:h>
      <text:p text:style-name="P6">Master of all he surveys.</text:p>
      <text:p text:style-name="Text_20_body">Potency: *****, Scale: +4D<text:line-break/>Might: 4D, Agility: 2D, Wit: 4D, Charm: 3D<text:line-break/>Skills: Brawling 5D, Breath Attack 5D<text:line-break/>Attacks: Bite (character scale, 8D damage) or Bite (dragon scale, 4D damage) Tail Bash (character scale, 4D damage), Breath Fire (3D damage, range 60 ft)<text:line-break/>Perks: Scales (+3 armor), Fly 90 ft/round<text:line-break/>Static: Dodge 6, Block 15, Soak 12(15)</text:p>
      <text:h text:style-name="Heading_20_3" text:outline-level="3"><text:bookmark-start text:name="elemental-fire"/><text:bookmark-start text:name="__RefHeading___Toc6580_2439159395"/>Elemental (Fire)<text:bookmark-end text:name="elemental-fire"/><text:bookmark-end text:name="__RefHeading___Toc6580_2439159395"/></text:h>
      <text:p text:style-name="P6">Body of living flame.</text:p>
      <text:p text:style-name="Text_20_body">Potency: ***, Scale: 0D<text:line-break/>Might: 4D+1, Agility: 4D+2, Wit: 1D, Charm: 1D<text:line-break/>Skills: Brawling 5D+1, Dodge 5D+2<text:line-break/>Perks: Ignite by Touch, Targets hit by brawling attack must make a Moderate Might check or catch fire (4D damage/round until extinguished).<text:line-break/>Comp: Weakness to Water (1D damage/gallon).<text:line-break/>Static: Dodge 17, Block 16, Soak 13</text:p>
      <text:h text:style-name="Heading_20_3" text:outline-level="3"><text:bookmark-start text:name="fairie"/><text:bookmark-start text:name="__RefHeading___Toc6582_2439159395"/>Fairie<text:bookmark-end text:name="fairie"/><text:bookmark-end text:name="__RefHeading___Toc6582_2439159395"/></text:h>
      <text:p text:style-name="P6">Third star to the right…</text:p>
      <text:p text:style-name="Text_20_body">Potency: *, Scale: 0D<text:line-break/>Might: 1D, Agility: 4D+1, Wit: 2D, Charm: 2D+2<text:line-break/>Skills: Athletics 3D, Dodge 6D+1, Magic 4D<text:line-break/>Perks: Sorcerer, Fly 60 ft/round<text:line-break/>Spells: Charm, Illusions, Light, Slumber<text:line-break/>Static: Dodge 19, Block 3, Soak 3</text:p>
      <text:h text:style-name="Heading_20_3" text:outline-level="3"><text:bookmark-start text:name="gargoyle"/><text:bookmark-start text:name="__RefHeading___Toc6584_2439159395"/>Gargoyle<text:bookmark-end text:name="gargoyle"/><text:bookmark-end text:name="__RefHeading___Toc6584_2439159395"/></text:h>
      <text:p text:style-name="P6">Stone guardian.</text:p>
      <text:p text:style-name="Text_20_body">Potency: ***, Scale: 0D<text:line-break/>Might: 2D, Agility: 2D+2, Wit: 1D, Charm: 1D<text:line-break/>Skills: Brawling 4D+1, Dodge 4D, Search 3D+2, Stamina 4D, Stealth 4D+1<text:line-break/>Perk: Fly 60 ft/round, Armor Skin (+9)<text:line-break/>Static: Dodge 12, Block 13, Soak 6(15)</text:p>
      <text:h text:style-name="Heading_20_3" text:outline-level="3"><text:bookmark-start text:name="ghost"/><text:bookmark-start text:name="__RefHeading___Toc6586_2439159395"/><text:soft-page-break/>Ghost<text:bookmark-end text:name="ghost"/><text:bookmark-end text:name="__RefHeading___Toc6586_2439159395"/></text:h>
      <text:p text:style-name="P6">Doomed spirit.</text:p>
      <text:p text:style-name="Text_20_body">Potency: ****, Scale: 0D<text:line-break/>Might: 0D, Agility: 4D, Wit: 3D+2, Charm: 3D+1<text:line-break/>Skills: Brawling 4D+2, Dodge 5D, Stealth 6D<text:line-break/>Perks: Insubstantial (can only be harmed by magic or enchanted weapons; uses Wit in place of Might to resist and deal damage); Mournful Wail (any who hear the wail must make a Moderate Courage check or flee).<text:line-break/>Static: Dodge 15, Block 14, Soak 11</text:p>
      <text:h text:style-name="Heading_20_3" text:outline-level="3"><text:bookmark-start text:name="giant"/><text:bookmark-start text:name="__RefHeading___Toc6588_2439159395"/>Giant<text:bookmark-end text:name="giant"/><text:bookmark-end text:name="__RefHeading___Toc6588_2439159395"/></text:h>
      <text:p text:style-name="P6">Grind your bones to paste.</text:p>
      <text:p text:style-name="Text_20_body">Potency: *****, Scale: +4D<text:line-break/>Might: 5D, Agility: 2D, Wit: 2D, Charm: 3D<text:line-break/>Skills: Brawling 7D, Mace 7D, Throwing 4D<text:line-break/>Gear: Mace (tree trunk). Boulders: 3D damage, range 20/40/60<text:line-break/>Static: Dodge 6, Block 21, Parry 21, Soak 15</text:p>
      <text:h text:style-name="Heading_20_3" text:outline-level="3"><text:bookmark-start text:name="goblin"/><text:bookmark-start text:name="__RefHeading___Toc6590_2439159395"/>Goblin<text:bookmark-end text:name="goblin"/><text:bookmark-end text:name="__RefHeading___Toc6590_2439159395"/></text:h>
      <text:p text:style-name="P6">Vermin from below.</text:p>
      <text:p text:style-name="Text_20_body">Potency: **, Scale: 0D<text:line-break/>Might: 1D+1, Agility: 2D+1, Wit: 1D+1, Charm: 1D<text:line-break/>Skills: Bow 3D, Dodge 3D+1, Stealth 2D+2<text:line-break/>Gear: Bow &amp; arrows, knife, shield (+4)<text:line-break/>Static: Dodge 10, Block 4, Parry 4, Soak 4(8)</text:p>
      <text:h text:style-name="Heading_20_3" text:outline-level="3"><text:bookmark-start text:name="golem"/><text:bookmark-start text:name="__RefHeading___Toc6592_2439159395"/>Golem<text:bookmark-end text:name="golem"/><text:bookmark-end text:name="__RefHeading___Toc6592_2439159395"/></text:h>
      <text:p text:style-name="P6">Automatons of destruction.</text:p>
      <text:p text:style-name="Text_20_body">Potency: ****, Scale: +2D<text:line-break/>Might: 4D+1, Agility: 2D, Wit: 1D, Charm: 1D<text:line-break/>Skills: Brawling 6D+1, Dodge 4D, Lift 6D+1<text:line-break/>Perks: Armor Skin (+3)<text:line-break/>Static: Dodge 12, Block 19, Soak 13(16)</text:p>
      <text:h text:style-name="Heading_20_3" text:outline-level="3"><text:bookmark-start text:name="gorgon"/><text:bookmark-start text:name="__RefHeading___Toc6594_2439159395"/>Gorgon<text:bookmark-end text:name="gorgon"/><text:bookmark-end text:name="__RefHeading___Toc6594_2439159395"/></text:h>
      <text:p text:style-name="P6">With baited breath.</text:p>
      <text:p text:style-name="Text_20_body"><text:soft-page-break/>Potency: ***, Scale: 0D<text:line-break/>Might: 5D+1, Agility: 1D+2, Wit: 0D, Charm: 1D<text:line-break/>Skills: Brawling 6D+2, Breath Attack 3D+2<text:line-break/>Perks: Armor Skin (+5), Petrifying Breath (60 ft range, any creature caught in its breath must make a Moderate Stamina check or be paralyzed for 1d6 rounds).<text:line-break/>Static: Dodge 5, Block 20, Soak 16(21)</text:p>
      <text:h text:style-name="Heading_20_3" text:outline-level="3"><text:bookmark-start text:name="griffon"/><text:bookmark-start text:name="__RefHeading___Toc6596_2439159395"/>Griffon<text:bookmark-end text:name="griffon"/><text:bookmark-end text:name="__RefHeading___Toc6596_2439159395"/></text:h>
      <text:p text:style-name="P6">Hunters of the sky.</text:p>
      <text:p text:style-name="Text_20_body">Potency: ***, Scale: 0D<text:line-break/>Might: 3D+2, Agility: 3D+1, Wit: 1D, Charm: 1D<text:line-break/>Skills: Brawling 5D, Dodge 5D+1, Stamina 6D<text:line-break/>Perks: Fly (60 ft/round), Talons (+1D damage)<text:line-break/>Static: Dodge 16, Block 15, Soak 11</text:p>
      <text:h text:style-name="Heading_20_3" text:outline-level="3"><text:bookmark-start text:name="harpy"/><text:bookmark-start text:name="__RefHeading___Toc6598_2439159395"/>Harpy<text:bookmark-end text:name="harpy"/><text:bookmark-end text:name="__RefHeading___Toc6598_2439159395"/></text:h>
      <text:p text:style-name="P6">She's a maneater.</text:p>
      <text:p text:style-name="Text_20_body">Potency: ***, Scale: 0D<text:line-break/>Might: 2D+2, Agility: 3D+1, Wit: 2D, Charm: 1D<text:line-break/>Skills: Brawling 4D+2, Dodge 5D, Stealth 5D<text:line-break/>Perk: Fly (60 ft/round), Talons (+1D damage)<text:line-break/>Static: Dodge 15, Block 14, Soak 8</text:p>
      <text:h text:style-name="Heading_20_3" text:outline-level="3"><text:bookmark-start text:name="hell-hound"/><text:bookmark-start text:name="__RefHeading___Toc6600_2439159395"/>Hell Hound<text:bookmark-end text:name="hell-hound"/><text:bookmark-end text:name="__RefHeading___Toc6600_2439159395"/></text:h>
      <text:p text:style-name="P6">The devil's lapdog.</text:p>
      <text:p text:style-name="Text_20_body">Potency: ***, Scale: 0D<text:line-break/>Might: 3D+2, Agility: 2D+1, Wit: 1D, Charm: 1D<text:line-break/>Skills: Breath Attack 4D+1, Brawling 4D+2, Dodge 3D+1, Tracking 5D<text:line-break/>Perks: Fire Breathing (20 ft range, 3D damage)<text:line-break/>Static: Dodge 10, Block 14, Soak 11</text:p>
      <text:h text:style-name="Heading_20_3" text:outline-level="3"><text:bookmark-start text:name="hydra"/><text:bookmark-start text:name="__RefHeading___Toc6602_2439159395"/>Hydra<text:bookmark-end text:name="hydra"/><text:bookmark-end text:name="__RefHeading___Toc6602_2439159395"/></text:h>
      <text:p text:style-name="P6">Many-headed terror.</text:p>
      <text:p text:style-name="Text_20_body">Potency: *****, Scale: +4D<text:line-break/>Might: 3D, Agility: 2D, Wit: 1D, Charm: 1D<text:line-break/>Skills: Brawling 5D, Search 4D<text:line-break/>Perks: Hydra Heads (A Hydra starts with three heads and has one Wounded level for each head but has no Severely Wounded level. A head is destroyed if it takes a Wounded damage level. <text:soft-page-break/>Three rounds after a head is destroyed two new ones take its place. These heads provide extra Wounded levels.) Extra Attacks (make one unpenalized attack for each head.)<text:line-break/>Static: Dodge 6, Block 15, Soak 9</text:p>
      <text:h text:style-name="Heading_20_3" text:outline-level="3"><text:bookmark-start text:name="medusa"/><text:bookmark-start text:name="__RefHeading___Toc6604_2439159395"/>Medusa<text:bookmark-end text:name="medusa"/><text:bookmark-end text:name="__RefHeading___Toc6604_2439159395"/></text:h>
      <text:p text:style-name="P6">Stone cold killer.</text:p>
      <text:p text:style-name="Text_20_body">Potency: *****, Scale: 0D<text:line-break/>Might: 2D+2, Agility: 2D+2, Wit: 2D+2, Charm: 1D<text:line-break/>Skills: Bow 4D+2, Dodge 4D+2, Stealth 4D<text:line-break/>Gear: Bow &amp; arrows.<text:line-break/>Perks: Petrifying Visage (setting eyes upon a medusa will turn a character to stone if they fail a Difficult Stamina check. To avoid looking at her while targeting her requires a Moderate Wit check or closing one's eyes. Closed eyes incur a −20 penalty to the attack.)<text:line-break/>Static: Dodge 14, Block 8, Soak 10</text:p>
      <text:h text:style-name="Heading_20_3" text:outline-level="3"><text:bookmark-start text:name="minotaur"/><text:bookmark-start text:name="__RefHeading___Toc6606_2439159395"/>Minotaur<text:bookmark-end text:name="minotaur"/><text:bookmark-end text:name="__RefHeading___Toc6606_2439159395"/></text:h>
      <text:p text:style-name="P6">Master of the maze.</text:p>
      <text:p text:style-name="Text_20_body">Potency: ***, Scale 0D<text:line-break/>Might: 5D+2, Agility: 2D+1, Wit: 1D+2, Charm: 1D+1<text:line-break/>Skills: Pole Arm 6D+2, Dodge 3D+1, Tracking 5D+2<text:line-break/>Gear: Spear.<text:line-break/>Static: Dodge 10, Block 17, Parry 20, Soak 17</text:p>
      <text:h text:style-name="Heading_20_3" text:outline-level="3"><text:bookmark-start text:name="ogre"/><text:bookmark-start text:name="__RefHeading___Toc6608_2439159395"/>Ogre<text:bookmark-end text:name="ogre"/><text:bookmark-end text:name="__RefHeading___Toc6608_2439159395"/></text:h>
      <text:p text:style-name="P6">Mercenaries and brigands.</text:p>
      <text:p text:style-name="Text_20_body">Potency: ****, Scale: +2D<text:line-break/>Might: 4D, Agility: 1D+1, Wit: 1D+1, Charm: 1D+1<text:line-break/>Skills: Axe 6D, Brawling 5D+2, Dodge 3D+1<text:line-break/>Gear: Axe, leather armor (+2).<text:line-break/>Static: Dodge 10, Block 17, Parry 18, Soak 12(14)</text:p>
      <text:h text:style-name="Heading_20_3" text:outline-level="3"><text:bookmark-start text:name="orc"/><text:bookmark-start text:name="__RefHeading___Toc6610_2439159395"/>Orc<text:bookmark-end text:name="orc"/><text:bookmark-end text:name="__RefHeading___Toc6610_2439159395"/></text:h>
      <text:p text:style-name="P6">Scourge of civilization.</text:p>
      <text:p text:style-name="Text_20_body">Potency: ***, Scale: 0D<text:line-break/>Might: 3D+1, Agility: 2D, Wit: 1D+2, Charm: 1D<text:line-break/>Skills: Dodge 3D, Stealth 3D, Sword 4D+1<text:line-break/>Gear: Sword, shield (+4).<text:line-break/>Static: Dodge 9, Block 10, Parry 13, Soak 10(14)</text:p>
      <text:h text:style-name="Heading_20_3" text:outline-level="3"><text:bookmark-start text:name="pegasus"/><text:bookmark-start text:name="__RefHeading___Toc6612_2439159395"/><text:soft-page-break/>Pegasus<text:bookmark-end text:name="pegasus"/><text:bookmark-end text:name="__RefHeading___Toc6612_2439159395"/></text:h>
      <text:p text:style-name="P6">Sky mount of the elves.</text:p>
      <text:p text:style-name="Text_20_body">Potency: ***, Scale: 0D<text:line-break/>Might: 4D+1, Agility: 2D+2, Wit: 1D, Charm: 2D<text:line-break/>Skills: Athletics 3D, Dodge 4D+2<text:line-break/>Perks: Fly (60 ft/round).<text:line-break/>Static: Dodge 14, Block 13, Soak 13</text:p>
      <text:h text:style-name="Heading_20_3" text:outline-level="3"><text:bookmark-start text:name="phoenix"/><text:bookmark-start text:name="__RefHeading___Toc6614_2439159395"/>Phoenix<text:bookmark-end text:name="phoenix"/><text:bookmark-end text:name="__RefHeading___Toc6614_2439159395"/></text:h>
      <text:p text:style-name="P6">The eternal bird.</text:p>
      <text:p text:style-name="Text_20_body">Potency: ****, Scale: +2D<text:line-break/>Might: 2D+1, Agility: 3D+2, Wit: 2D, Charm: 2D<text:line-break/>Skills: Brawling 6D, Dodge 6D+2<text:line-break/>Perks: Fly (60 ft/round)<text:line-break/>Explosive Death (when killed a 20 ft radius 5D fireball erupts from its body). Resurrection (at the next sunrise a new phoenix rises from the ashes.)<text:line-break/>Static: Dodge 20, Block 18, Soak 7</text:p>
      <text:h text:style-name="Heading_20_3" text:outline-level="3"><text:bookmark-start text:name="rat-of-unusual-size"/><text:bookmark-start text:name="__RefHeading___Toc6616_2439159395"/>Rat of Unusual Size<text:bookmark-end text:name="rat-of-unusual-size"/><text:bookmark-end text:name="__RefHeading___Toc6616_2439159395"/></text:h>
      <text:p text:style-name="P6">Most dispute they exists.</text:p>
      <text:p text:style-name="Text_20_body">Potency: **, Scale: 0D<text:line-break/>Might: 3D, Agility: 2D, Wit: 0D, Charm: 1D<text:line-break/>Skills: Athletics 4D, Brawling 4D, Dodge 3D<text:line-break/>Static: Dodge 9, Block 12, Soak 9</text:p>
      <text:h text:style-name="Heading_20_3" text:outline-level="3"><text:bookmark-start text:name="skeleton"/><text:bookmark-start text:name="__RefHeading___Toc6618_2439159395"/>Skeleton<text:bookmark-end text:name="skeleton"/><text:bookmark-end text:name="__RefHeading___Toc6618_2439159395"/></text:h>
      <text:p text:style-name="P6">Fleshless undead.</text:p>
      <text:p text:style-name="Text_20_body">Potency: **, Scale: 0D<text:line-break/>Might: 2D, Agility: 3D, Wit: 0D, Charm: 0D<text:line-break/>Static: Dodge 9, Block 6, Parry 6, Soak 6</text:p>
      <text:h text:style-name="Heading_20_3" text:outline-level="3"><text:bookmark-start text:name="troll"/><text:bookmark-start text:name="__RefHeading___Toc6620_2439159395"/>Troll<text:bookmark-end text:name="troll"/><text:bookmark-end text:name="__RefHeading___Toc6620_2439159395"/></text:h>
      <text:p text:style-name="P6">Nearly mindless killers.</text:p>
      <text:p text:style-name="Text_20_body">Potency: ****, Scale: 0D<text:line-break/>Might: 6D, Agility: 2D, Wit: 1D, Charm: 1D<text:line-break/>Perks: Regeneration<text:line-break/><text:soft-page-break/>Comp: Weakness to fire (+2D damage)<text:line-break/>Gear: Club.<text:line-break/>Static: Dodge 6, Block 18, Parry 18, Soak 18</text:p>
      <text:h text:style-name="Heading_20_3" text:outline-level="3"><text:bookmark-start text:name="vampire"/><text:bookmark-start text:name="__RefHeading___Toc6622_2439159395"/>Vampire<text:bookmark-end text:name="vampire"/><text:bookmark-end text:name="__RefHeading___Toc6622_2439159395"/></text:h>
      <text:p text:style-name="P6">Cursed to feed on the living.</text:p>
      <text:p text:style-name="Text_20_body">Potency: *****, Scale: 0D<text:line-break/>Might: 3D+1, Agility: 4D+1, Wit: 3D+1, Charm: 4D<text:line-break/>Skills: Athletics 5D, Brawling 5D, Dodge 6D+1, History 5D, Seduce 6D, Stealth 5D<text:line-break/>Perks: ESP, Bite (the vampire heals a wound level when inflicting at least a serious wound by brawling. Anyone killed this way rises as a vampire the next night.)<text:line-break/>Comp: Weakness to Sunlight (the vampire suffers a −2D to all rolls and −6 to all Static combat scores while in direct sunlight.) Stake through the heart (targeting a vampire's heart with a wooden stake adds 25 to the TN to hit but kills it instantly.)<text:line-break/>Static: Dodge 19, Block 15, Parry 10, Soak 10</text:p>
      <text:h text:style-name="Heading_20_3" text:outline-level="3"><text:bookmark-start text:name="werewolf"/><text:bookmark-start text:name="__RefHeading___Toc6624_2439159395"/>Werewolf<text:bookmark-end text:name="werewolf"/><text:bookmark-end text:name="__RefHeading___Toc6624_2439159395"/></text:h>
      <text:p text:style-name="P6">He's the hairy hairy gent.</text:p>
      <text:p text:style-name="Text_20_body">Potency: ***, Scale: 0D<text:line-break/>Might: 4D, Agility: 3D+2, Wit: 1D+2, Charm: 2D<text:line-break/>Skills: Brawling 5D, Dodge 5D+2, Stealth 5D<text:line-break/>Perks: Regeneration, Damage Immunity (can only be harmed by silver, magic, and enchanted weapons.) Infectious Attack (anyone who is Severely Wounded or worse by a werewolf must make a Moderate Charm roll or transforms into a werewolf during the full moon).<text:line-break/>Static: Dodge 17, Block 15, Soak 12</text:p>
      <text:h text:style-name="Heading_20_3" text:outline-level="3"><text:bookmark-start text:name="zombie"/><text:bookmark-start text:name="__RefHeading___Toc6626_2439159395"/>Zombie<text:bookmark-end text:name="zombie"/><text:bookmark-end text:name="__RefHeading___Toc6626_2439159395"/></text:h>
      <text:p text:style-name="P6">Freshly risen undead.</text:p>
      <text:p text:style-name="Text_20_body">Potency: **, Scale: 0D<text:line-break/>Might: 3D, Agility: 2D, Wit: 0D, Charm: 0D<text:line-break/>Static: Dodge 6, Block 9, Parry 9, Soak 9</text:p>
      <text:h text:style-name="Heading_20_1" text:outline-level="1"><text:bookmark-start text:name="optional-rules"/><text:bookmark-start text:name="__RefHeading___Toc6628_2439159395"/>Optional Rules<text:bookmark-end text:name="optional-rules"/><text:bookmark-end text:name="__RefHeading___Toc6628_2439159395"/></text:h>
      <text:p text:style-name="First_20_paragraph">By its nature Minimal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Heading_20_2" text:outline-level="2"><text:bookmark-start text:name="renaming-attributes"/><text:bookmark-start text:name="__RefHeading___Toc6630_2439159395"/><text:soft-page-break/>Renaming Attributes<text:bookmark-end text:name="renaming-attributes"/><text:bookmark-end text:name="__RefHeading___Toc6630_2439159395"/></text:h>
      <text:p text:style-name="First_20_paragraph">By changing attribute names GMs can influence how a game feels. For Swashbuckling games the four attributes could be called Power, Grace, Reason, and Poise. If set in 70's Grindhouse they could transform into Muscles, Moves, Brains, and Cool.</text:p>
      <text:h text:style-name="Heading_20_2" text:outline-level="2"><text:bookmark-start text:name="varying-the-number-of-attribute-dice"/><text:bookmark-start text:name="__RefHeading___Toc6632_2439159395"/>Varying the Number of Attribute Dice<text:bookmark-end text:name="varying-the-number-of-attribute-dice"/><text:bookmark-end text:name="__RefHeading___Toc6632_2439159395"/></text:h>
      <text:p text:style-name="First_20_paragraph">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xml:id="list3665269444" text:style-name="L5">
        <text:list-item>
          <text:p text:style-name="P15">8 dice = The common man.</text:p>
        </text:list-item>
        <text:list-item>
          <text:p text:style-name="P15">9 dice = Experienced. Well trained in their specialty.</text:p>
        </text:list-item>
        <text:list-item>
          <text:p text:style-name="P15">10 dice = Competent. A cut above John Q Public.</text:p>
        </text:list-item>
        <text:list-item>
          <text:p text:style-name="P15">11 dice = Veteran. Easily stands out from the rest.</text:p>
        </text:list-item>
        <text:list-item>
          <text:p text:style-name="P15">12 dice = Heroic. The default level of play.</text:p>
        </text:list-item>
        <text:list-item>
          <text:p text:style-name="P15">13 dice = World Class. Has an edge in most everything.</text:p>
        </text:list-item>
        <text:list-item>
          <text:p text:style-name="P15">14+ dice = Legendary characters. Herculean in nature.</text:p>
        </text:list-item>
      </text:list>
      <text:h text:style-name="Heading_20_2" text:outline-level="2"><text:bookmark-start text:name="expanded-number-of-attributes"/><text:bookmark-start text:name="__RefHeading___Toc6634_2439159395"/>Expanded Number of Attributes<text:bookmark-end text:name="expanded-number-of-attributes"/><text:bookmark-end text:name="__RefHeading___Toc6634_2439159395"/></text:h>
      <text:p text:style-name="First_20_paragraph">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p text:style-name="Text_20_body"><text:span text:style-name="T1">Beginning Attribute Dice:</text:span> When adding extra attributes each player receives three additional dice per attribute added for heroic level games. If 6 attributes are used in place of 4, players would divide 18D among them.</text:p>
      <text:p text:style-name="Text_20_body"><text:span text:style-name="T1">Effects on Skills:</text:span> If your GM has increased the number of attributes he will provide you with a breakdown of where each skill now defaults.</text:p>
      <text:h text:style-name="Heading_20_2" text:outline-level="2"><text:bookmark-start text:name="increasing-the-attribute-range"/><text:bookmark-start text:name="__RefHeading___Toc6636_2439159395"/>Increasing the Attribute Range<text:bookmark-end text:name="increasing-the-attribute-range"/><text:bookmark-end text:name="__RefHeading___Toc6636_2439159395"/></text:h>
      <text:p text:style-name="First_20_paragraph">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Heading_20_2" text:outline-level="2"><text:bookmark-start text:name="higher-attributes-at-a-price"/><text:bookmark-start text:name="__RefHeading___Toc6638_2439159395"/>Higher Attributes at a Price<text:bookmark-end text:name="higher-attributes-at-a-price"/><text:bookmark-end text:name="__RefHeading___Toc6638_2439159395"/></text:h>
      <text:p text:style-name="First_20_paragraph">Under this rule characters can select attributes above 4D or whatever limits the GM sets, but they cost twice as much as normal beyond that limit. For example, a GM declares attributes are <text:soft-page-break/>purchased as normal up to 4D but he allows higher attributes at a price up to 5D. A character who spends 6D in Might would record 5D as their Might attribute. Another character wants an Agility of 4D+2. This would cost him 5D+1 attribute dice.</text:p>
      <text:h text:style-name="Heading_20_2" text:outline-level="2"><text:bookmark-start text:name="no-attributes"/><text:bookmark-start text:name="__RefHeading___Toc6640_2439159395"/>No Attributes<text:bookmark-end text:name="no-attributes"/><text:bookmark-end text:name="__RefHeading___Toc6640_2439159395"/></text:h>
      <text:p text:style-name="First_20_paragraph">All skills default to a base 2D and at character creation players receive 16D to spend on skills. Up to 4D can be spent in any one skill. For example, if playing a Gunslinger, the player may spend 4D in <text:span text:style-name="T2">Pistol</text:span>, 1D in <text:span text:style-name="T2">Rifle</text:span>, 3D in <text:span text:style-name="T2">Toughness</text:span> (to resist damage) 4D in <text:span text:style-name="T2">Dodge</text:span>, 3D in <text:span text:style-name="T2">Brawling</text:span>, and 1D in <text:span text:style-name="T2">Gamble</text:span>; recording it like this:</text:p>
      <text:p text:style-name="Text_20_body"><text:span text:style-name="T1">Gunslinger:</text:span> 5D Brawl, 6D Dodge, 3D Gamble, 6D Pistol, 3D Rifle, 5D Toughness.</text:p>
      <text:h text:style-name="Heading_20_2" text:outline-level="2"><text:bookmark-start text:name="adding-paranormal-abilities"/><text:bookmark-start text:name="__RefHeading___Toc6642_2439159395"/>Adding Paranormal Abilities<text:bookmark-end text:name="adding-paranormal-abilities"/><text:bookmark-end text:name="__RefHeading___Toc6642_2439159395"/></text:h>
      <text:p text:style-name="First_20_paragraph">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Text_20_body">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Text_20_body">Characters who begin with 0D in a Paranormal Ability may be allowed to purchase it later with GM permission. We suggest the first die cost 10 or 20 CP.</text:p>
      <text:h text:style-name="Heading_20_2" text:outline-level="2"><text:bookmark-start text:name="quasi-skills"/><text:bookmark-start text:name="__RefHeading___Toc6644_2439159395"/>Quasi Skills<text:bookmark-end text:name="quasi-skills"/><text:bookmark-end text:name="__RefHeading___Toc6644_2439159395"/></text:h>
      <text:p text:style-name="First_20_paragraph">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text:span text:style-name="T2">Spiritual</text:span>, <text:span text:style-name="T2">Etheric</text:span>, and <text:span text:style-name="T2">Corporeal</text:span>. A starting character may have <text:span text:style-name="T2">Spiritual</text:span> 2D <text:span text:style-name="T2">Etheric</text:span> 1D, and <text:span text:style-name="T2">Corporeal</text:span> 0D. Later, studying under one of his elder's the angel would spend 2 CP to improve Spiritual to 2D+1.</text:p>
      <text:h text:style-name="Heading_20_2" text:outline-level="2"><text:bookmark-start text:name="paranormal-attributes-with-skills"/><text:bookmark-start text:name="__RefHeading___Toc6646_2439159395"/>Paranormal Attributes with Skills<text:bookmark-end text:name="paranormal-attributes-with-skills"/><text:bookmark-end text:name="__RefHeading___Toc6646_2439159395"/></text:h>
      <text:p text:style-name="First_20_paragraph">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text:span text:style-name="T2">Air</text:span>, <text:span text:style-name="T2">Earth</text:span>, <text:span text:style-name="T2">Fire</text:span>, and <text:span text:style-name="T2">Water</text:span>; while Spiritual includes <text:span text:style-name="T2">Communing</text:span>, <text:span text:style-name="T2">Summoning</text:span>, and <text:span text:style-name="T2">Channeling</text:span>.</text:p>
      <text:h text:style-name="Heading_20_2" text:outline-level="2"><text:bookmark-start text:name="varying-starting-skill-dice"/><text:bookmark-start text:name="__RefHeading___Toc6648_2439159395"/><text:soft-page-break/>Varying Starting Skill Dice<text:bookmark-end text:name="varying-starting-skill-dice"/><text:bookmark-end text:name="__RefHeading___Toc6648_2439159395"/></text:h>
      <text:p text:style-name="First_20_paragraph">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Heading_20_2" text:outline-level="2"><text:bookmark-start text:name="high-skills-rolls-increasing-damage"/><text:bookmark-start text:name="__RefHeading___Toc6650_2439159395"/>High Skills Rolls Increasing Damage<text:bookmark-end text:name="high-skills-rolls-increasing-damage"/><text:bookmark-end text:name="__RefHeading___Toc6650_2439159395"/></text:h>
      <text:p text:style-name="First_20_paragraph">When using this rule damage is boosted by 1 point for every 5 points you exceeded the target number to hit. If a warrior needed to beat a Parry of 14 and rolled a 26 on his attack, this would increase the damage by +2 since the target was beaten by 12.</text:p>
      <text:p text:style-name="Text_20_body">For increased deadliness, simply reduce the number needed to exceed the roll by to increase damage. If every 3 points of success translates to 1 point of damage skilled characters are deadly.</text:p>
      <text:h text:style-name="Heading_20_2" text:outline-level="2"><text:bookmark-start text:name="independent-skills"/><text:bookmark-start text:name="__RefHeading___Toc6652_2439159395"/>Independent Skills<text:bookmark-end text:name="independent-skills"/><text:bookmark-end text:name="__RefHeading___Toc6652_2439159395"/></text:h>
      <text:p text:style-name="First_20_paragraph">Skills normally always default to one particular attribute, for example <text:span text:style-name="T2">Sword</text:span>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Text_20_body">It is suggested that raising skills with CP should cost double the normal price for skill advancement. This sounds more costly but isn't because the skills start so much lower.</text:p>
      <text:p text:style-name="Text_20_body">A sample knight might look like this:</text:p>
      <text:p text:style-name="Text_20_body"><text:span text:style-name="T1">Knight:</text:span> Might 4D, Agility 3D, Wit 2D, Charm 3D<text:line-break/>        Dodge 1D, History 1D, Ride 2D, Seduce 1D, Sword 2D</text:p>
      <text:p text:style-name="Text_20_body">When attacking an enemy our knight will typically roll Might + <text:span text:style-name="T2">Sword</text:span> for a total of 6D. Later when attempting to purchase a quality sword in the market the knight would roll his Wit + <text:span text:style-name="T2">Sword</text:span> for a total of 4D. That evening while practicing his swordsmanship a group of ladies watches from afar. To impress them he rolls his Charm + <text:span text:style-name="T2">Sword</text:span> for a total of 5D.</text:p>
      <text:h text:style-name="Heading_20_2" text:outline-level="2"><text:bookmark-start text:name="rolling-limit"/><text:bookmark-start text:name="__RefHeading___Toc6654_2439159395"/>Rolling Limit<text:bookmark-end text:name="rolling-limit"/><text:bookmark-end text:name="__RefHeading___Toc6654_2439159395"/></text:h>
      <text:p text:style-name="First_20_paragraph">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text:span text:style-name="T2">Rifle</text:span> shoots at bad guy. He rolls 5 dice and adds 7 to the result.</text:p>
      <text:h text:style-name="Heading_20_2" text:outline-level="2"><text:bookmark-start text:name="halfway-there"/><text:bookmark-start text:name="__RefHeading___Toc6656_2439159395"/><text:soft-page-break/>Halfway There<text:bookmark-end text:name="halfway-there"/><text:bookmark-end text:name="__RefHeading___Toc6656_2439159395"/></text:h>
      <text:p text:style-name="First_20_paragraph">To help speed up the game, if the number of skill dice in any skill is equal to half the Target Number, the GM may consider it an automatic success.</text:p>
      <text:h text:style-name="Heading_20_2" text:outline-level="2"><text:bookmark-start text:name="traditional-opend6-hero-points"/><text:bookmark-start text:name="__RefHeading___Toc6658_2439159395"/>Traditional OpenD6 Hero Points<text:bookmark-end text:name="traditional-opend6-hero-points"/><text:bookmark-end text:name="__RefHeading___Toc6658_2439159395"/></text:h>
      <text:p text:style-name="First_20_paragraph">In traditional OpenD6, Hero Points work differently. Instead of giving a static +6 to a roll and allowing for other options such as Flesh Wounds, etc. they double the number of dice on any single roll. For example a spy has 4D+1 in <text:span text:style-name="T2">Security</text:span> and must disable a bomb. To help ensure success the player spends 1 HP doubling his roll to 8D+2.</text:p>
      <text:h text:style-name="Heading_20_2" text:outline-level="2"><text:bookmark-start text:name="traditional-opend6-character-points"/><text:bookmark-start text:name="__RefHeading___Toc6660_2439159395"/>Traditional OpenD6 Character Points<text:bookmark-end text:name="traditional-opend6-character-points"/><text:bookmark-end text:name="__RefHeading___Toc6660_2439159395"/></text:h>
      <text:p text:style-name="First_20_paragraph">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Heading_20_2" text:outline-level="2"><text:bookmark-start text:name="traditional-opend6-might-damage"/><text:bookmark-start text:name="__RefHeading___Toc6662_2439159395"/>Traditional OpenD6 Might Damage<text:bookmark-end text:name="traditional-opend6-might-damage"/><text:bookmark-end text:name="__RefHeading___Toc6662_2439159395"/></text:h>
      <text:p text:style-name="First_20_paragraph">In traditional OpenD6 the base amount of damage dealt in unarmed and melee combat is calculated differently. Characters use half their dice in their <text:span text:style-name="T2">Lift</text:span> skill ignoring pips and rounding down the result. For example, a character with a <text:span text:style-name="T2">Lift</text:span> skill of 3D+2 would deal 1D damage in unarmed combat or 1D+weapon damage when using a melee weapon.</text:p>
      <text:h text:style-name="Heading_20_2" text:outline-level="2"><text:bookmark-start text:name="buying-new-perks"/><text:bookmark-start text:name="__RefHeading___Toc6664_2439159395"/>Buying New Perks<text:bookmark-end text:name="buying-new-perks"/><text:bookmark-end text:name="__RefHeading___Toc6664_2439159395"/></text:h>
      <text:p text:style-name="First_20_paragraph">If you have a good reason and the GM agrees you may buy a perk after play has begun for 10 CP times the standard cost. Some perks make no sense; you don't wake up an elf.</text:p>
      <text:h text:style-name="Heading_20_2" text:outline-level="2"><text:bookmark-start text:name="buying-off-complications"/><text:bookmark-start text:name="__RefHeading___Toc6666_2439159395"/>Buying Off Complications<text:bookmark-end text:name="buying-off-complications"/><text:bookmark-end text:name="__RefHeading___Toc6666_2439159395"/></text:h>
      <text:p text:style-name="First_20_paragraph">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Heading_20_2" text:outline-level="2"><text:bookmark-start text:name="body-points-alternative-to-wound-levels"/><text:bookmark-start text:name="__RefHeading___Toc6668_2439159395"/>Body Points (alternative to Wound Levels)<text:bookmark-end text:name="body-points-alternative-to-wound-levels"/><text:bookmark-end text:name="__RefHeading___Toc6668_2439159395"/></text:h>
      <text:p text:style-name="First_20_paragraph">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p text:style-name="Text_20_body"><text:soft-page-break/><text:span text:style-name="T1">Damage Resistance Under Fast Static Combat:</text:span> 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p text:style-name="Text_20_body"><text:span text:style-name="T1">Damage Resistance Traditional OpenD6 Combat:</text:span> The damage resistance total equals a roll of the target character's die codes from armor or Special Abilities. Hero points can be spent to gain a +6 bonus to DR.</text:p>
      <text:p text:style-name="Text_20_body"><text:span text:style-name="T1">Taking Damage Under Both Systems:</text:span> When a character is hit they subtract their DR from the damage total. If the remaining total is one or more it is subtracted from the character's current BP total. If reduced to 0 or fewer BP, the character is dead.</text:p>
      <text:h text:style-name="Heading_20_3" text:outline-level="3"><text:bookmark-start text:name="natural-healing"/><text:bookmark-start text:name="__RefHeading___Toc6670_2439159395"/>Natural Healing<text:bookmark-end text:name="natural-healing"/><text:bookmark-end text:name="__RefHeading___Toc6670_2439159395"/></text:h>
      <text:p text:style-name="First_20_paragraph">To heal, the character needs complete rest. After resting one full day a Might check is made and the level of success achieved determines how many BP are recovered. Healing: BP are recovered as follows:</text:p>
      <table:table table:name="Table18" table:style-name="Table18">
        <table:table-column table:style-name="Table18.A"/>
        <table:table-column table:style-name="Table18.B"/>
        <table:table-header-rows>
          <table:table-row table:style-name="TableLine105553160839680">
            <table:table-cell table:style-name="Table18.A1" office:value-type="string">
              <text:p text:style-name="P9">Healing Difficulty</text:p>
            </table:table-cell>
            <table:table-cell table:style-name="Table18.A1" office:value-type="string">
              <text:p text:style-name="P9">BP Recovered</text:p>
            </table:table-cell>
          </table:table-row>
        </table:table-header-rows>
        <table:table-row table:style-name="TableLine105553160843264">
          <table:table-cell table:style-name="Table18.A1" office:value-type="string">
            <text:p text:style-name="Table_20_Contents">Very Easy</text:p>
          </table:table-cell>
          <table:table-cell table:style-name="Table18.A1" office:value-type="string">
            <text:p text:style-name="Table_20_Contents">2</text:p>
          </table:table-cell>
        </table:table-row>
        <table:table-row table:style-name="TableLine105553160844032">
          <table:table-cell table:style-name="Table18.A1" office:value-type="string">
            <text:p text:style-name="Table_20_Contents">Easy</text:p>
          </table:table-cell>
          <table:table-cell table:style-name="Table18.A1" office:value-type="string">
            <text:p text:style-name="Table_20_Contents">1D</text:p>
          </table:table-cell>
        </table:table-row>
        <table:table-row table:style-name="TableLine105553160844288">
          <table:table-cell table:style-name="Table18.A1" office:value-type="string">
            <text:p text:style-name="Table_20_Contents">Moderate</text:p>
          </table:table-cell>
          <table:table-cell table:style-name="Table18.A1" office:value-type="string">
            <text:p text:style-name="Table_20_Contents">2D</text:p>
          </table:table-cell>
        </table:table-row>
        <table:table-row table:style-name="TableLine105553160844544">
          <table:table-cell table:style-name="Table18.A1" office:value-type="string">
            <text:p text:style-name="Table_20_Contents">Difficult</text:p>
          </table:table-cell>
          <table:table-cell table:style-name="Table18.A1" office:value-type="string">
            <text:p text:style-name="Table_20_Contents">3D</text:p>
          </table:table-cell>
        </table:table-row>
        <table:table-row table:style-name="TableLine105553160844800">
          <table:table-cell table:style-name="Table18.A1" office:value-type="string">
            <text:p text:style-name="Table_20_Contents">Very Difficult</text:p>
          </table:table-cell>
          <table:table-cell table:style-name="Table18.A1" office:value-type="string">
            <text:p text:style-name="Table_20_Contents">4D</text:p>
          </table:table-cell>
        </table:table-row>
        <table:table-row table:style-name="TableLine105553160845056">
          <table:table-cell table:style-name="Table18.A1" office:value-type="string">
            <text:p text:style-name="Table_20_Contents">Heroic</text:p>
          </table:table-cell>
          <table:table-cell table:style-name="Table18.A1" office:value-type="string">
            <text:p text:style-name="Table_20_Contents">5D</text:p>
          </table:table-cell>
        </table:table-row>
      </table:table>
      <text:h text:style-name="Heading_20_3" text:outline-level="3"><text:bookmark-start text:name="assisted-healing-medicine"/><text:bookmark-start text:name="__RefHeading___Toc6672_2439159395"/>Assisted Healing (Medicine)<text:bookmark-end text:name="assisted-healing-medicine"/><text:bookmark-end text:name="__RefHeading___Toc6672_2439159395"/></text:h>
      <text:p text:style-name="First_20_paragraph">Once per day a character can assist another by making a <text:span text:style-name="T2">Medicine</text:span> skill check. The number of BP healed is based on the level of success achieved and uses the same chart as the character's Might check.</text:p>
      <text:h text:style-name="Heading_20_3" text:outline-level="3"><text:bookmark-start text:name="adjusting-deadliness"/><text:bookmark-start text:name="__RefHeading___Toc6674_2439159395"/>Adjusting Deadliness<text:bookmark-end text:name="adjusting-deadliness"/><text:bookmark-end text:name="__RefHeading___Toc6674_2439159395"/></text:h>
      <text:p text:style-name="First_20_paragraph">By increasing or decreasing the base number of BP the lethality of the game is changed. For extremely cinematic games the GM may allow players to double the Might total or roll twice and take the higher number.</text:p>
      <text:h text:style-name="Heading_20_1" text:outline-level="1"><text:bookmark-start text:name="making-the-game-your-own"/><text:bookmark-start text:name="__RefHeading___Toc6676_2439159395"/>Making the Game Your Own<text:bookmark-end text:name="making-the-game-your-own"/><text:bookmark-end text:name="__RefHeading___Toc6676_2439159395"/></text:h>
      <text:p text:style-name="First_20_paragraph">Its possible to sit down and play a game with Minimal OpenD6 on the fly using just what has been provided. However, the game is much more enjoyable when some advance thought is put into the world the characters will adventure in. For repeated campaign style play this is <text:soft-page-break/>practically a requirement.</text:p>
      <text:h text:style-name="Heading_20_2" text:outline-level="2"><text:bookmark-start text:name="developing-your-own-setting-or-stealing-from-the-great-ones"/><text:bookmark-start text:name="__RefHeading___Toc6678_2439159395"/>Developing Your Own Setting (or stealing from the Great Ones)<text:bookmark-end text:name="developing-your-own-setting-or-stealing-from-the-great-ones"/><text:bookmark-end text:name="__RefHeading___Toc6678_2439159395"/></text:h>
      <text:p text:style-name="First_20_paragraph">The first thing you need is an idea. If you don't already have one try asking your players what they want to do. Between talking with them and your own dreams one is likely to form. It might be based off a comic book, a show on TV, a recent hit movie, or any other source of mass media. Or it might be invented whole cloth from your imagination. Before we get all touchy feely and start sharing emotions let's crawl out of your head and get on to the next step.</text:p>
      <text:p text:style-name="Text_20_body">Now that you have a golden gem of an idea, you need to write down a short description. Imagine that your audience has never heard of anything similar before while also limiting yourself to just a couple of paragraphs at most. Don't worry about being Shakespeare, just write down the way you would explain it to the players. Think of it as the movie trailer for your setting. If fail to hit the high points no one will be interested or possibly even understand it. At this point though, do not bog yourself down in detail.</text:p>
      <text:h text:style-name="Heading_20_3" text:outline-level="3"><text:bookmark-start text:name="who-are-the-characters"/><text:bookmark-start text:name="__RefHeading___Toc6680_2439159395"/>Who are the Characters?<text:bookmark-end text:name="who-are-the-characters"/><text:bookmark-end text:name="__RefHeading___Toc6680_2439159395"/></text:h>
      <text:p text:style-name="First_20_paragraph">Think about it your game from the players' perspective. What kind of characters do they often like to play and what kind of characters do you see them playing in your game? You will need to be able to explain to them what kind of characters they can make and how they fit into the world. This must be followed up by the very important question what do they do? What kind of adventures will they go on? How can their characters fit into the adventure easily without you having to invent the flimsiest of reasons to include them. The easier you make it on them at this point, the less work it is going to be on you to bring them in and keep them all together.</text:p>
      <text:p text:style-name="Text_20_body">Some players get a sadistic joy out of playing against type. You might be casting a supers team made up of mutants that all work together and one person who declares himself to be the feral loner. These characters can complicate things quite a bit. We aren't saying not to allow them, although that is your call. You will need to speak with this player to make sure you are both on the same page. Maybe the crazy professor that pulled them together also gave them all radios to stay in constant communication. If all else fails gently remind them this is a group oriented game.</text:p>
      <text:h text:style-name="Heading_20_3" text:outline-level="3"><text:bookmark-start text:name="what-are-the-rules"/><text:bookmark-start text:name="__RefHeading___Toc6682_2439159395"/>What are the Rules?<text:bookmark-end text:name="what-are-the-rules"/><text:bookmark-end text:name="__RefHeading___Toc6682_2439159395"/></text:h>
      <text:p text:style-name="First_20_paragraph">We think we have a pretty good set here with Minimal OpenD6, but some might call us biased. You might be happy with the default rules, but maybe you want something a little different. Okay Mr. Picky, write down which optional rules you are going to use. Which combat system are you going to use? Hint, hint, we think Static is Faster, but maybe you're a traditionalist at heart. That's okay, we still love you. You might have your own ideas for another magic system if your game uses that or you decide to run with the Body Points system instead of Wound Levels.</text:p>
      <text:p text:style-name="Text_20_body">The optional rules you can use though are not just limited to the choices we give in this rule <text:soft-page-break/>book, it includes your own ideas and editions, those special flourishes that make the game your own. But whatever you do, be sure to write it down for consistency later and tell your players before they make characters. It is only the nice thing to do.</text:p>
      <text:h text:style-name="Heading_20_3" text:outline-level="3"><text:bookmark-start text:name="what-are-the-skills"/><text:bookmark-start text:name="__RefHeading___Toc6684_2439159395"/>What are the Skills?<text:bookmark-end text:name="what-are-the-skills"/><text:bookmark-end text:name="__RefHeading___Toc6684_2439159395"/></text:h>
      <text:p text:style-name="First_20_paragraph">Start by writing down the attributes in separate columns. Then place the skills under them that you think will be useful in the game you plan to run. Some skills may be broader than others depending on how useful they are in your opinion. For example, in many games there is just a skill called <text:span text:style-name="T2">Science</text:span> which covers Biology, Chemistry, Math, and many more boring subjects except for Medicine. But, if you are playing a game where the characters are scientists exploring the galaxy through stargates, you might need several different, more specific, Science skills.</text:p>
      <text:h text:style-name="Heading_20_3" text:outline-level="3"><text:bookmark-start text:name="new-perks-or-complications"/><text:bookmark-start text:name="__RefHeading___Toc6686_2439159395"/>New Perks or Complications?<text:bookmark-end text:name="new-perks-or-complications"/><text:bookmark-end text:name="__RefHeading___Toc6686_2439159395"/></text:h>
      <text:p text:style-name="First_20_paragraph">This is your chance to help reinforce the game through new racial perks you make, codes of honor, etc. Players love new stuff. It also serves to further develop any archetypes you dreamed up.</text:p>
      <text:h text:style-name="Heading_20_3" text:outline-level="3"><text:bookmark-start text:name="how-are-money-and-gear-handled"/><text:bookmark-start text:name="__RefHeading___Toc6688_2439159395"/>How are Money and Gear Handled?<text:bookmark-end text:name="how-are-money-and-gear-handled"/><text:bookmark-end text:name="__RefHeading___Toc6688_2439159395"/></text:h>
      <text:p text:style-name="First_20_paragraph">Most players are going to want to know how much stuff they can get their hands on. If your game is one where they count their dollars and spend specific amounts be sure to let them know and even prepare a price list and basic monetary notation. You might take a more laid back approach and say that a knight owns armor, a sword, and a horse; while his wizard companion has a pointed hat, musty books, and a stout walking stick. However you decide to do this, just try and be consistent and fair.</text:p>
      <text:h text:style-name="Heading_20_3" text:outline-level="3"><text:bookmark-start text:name="what-are-you-going-to-do-when-you-run-out-of-ideas"/><text:bookmark-start text:name="__RefHeading___Toc6690_2439159395"/>What are You Going to do When You Run Out of Ideas?<text:bookmark-end text:name="what-are-you-going-to-do-when-you-run-out-of-ideas"/><text:bookmark-end text:name="__RefHeading___Toc6690_2439159395"/></text:h>
      <text:p text:style-name="First_20_paragraph">Well, you're having ideas right now, so start writing these adventures seeds and save them for a rainy day. Just a paragraph or two is all you need to do. It will help keep it in your mind and when you are too busy with life or suffering from writer's block these morsels will be sitting there on your plate. A handy formula is a basic scenario plus one complication. Now have at it!</text:p>
      <text:h text:style-name="Heading_20_1" text:outline-level="1"><text:bookmark-start text:name="campaigning-the-tv-way"/><text:bookmark-start text:name="__RefHeading___Toc6692_2439159395"/>Campaigning the TV Way<text:bookmark-end text:name="campaigning-the-tv-way"/><text:bookmark-end text:name="__RefHeading___Toc6692_2439159395"/></text:h>
      <text:p text:style-name="First_20_paragraph">Think of the campaign as a television series. You can “cast” the characters and NPCs from celebrities instead of describing what your character looks like just name the actor that plays him. Keep in mind how dramatic and action oriented shows are structured. They have plot arcs that stretch many “episodes” and there is always a season finale. After the season is over take a break from that game and play something else. Even if everyone wants to dive back into it immediately take at least a short break. Run a game in a different setting, break out that $100 board game you bought, whatever. Think of this time off as a palette cleanser. And when the <text:soft-page-break/>game is started again that's a new season and everyone will be looking forward to it.</text:p>
      <text:p text:style-name="Text_20_body">One of the fun things about this style of play is the ability to use cinematic techniques like a director does. If your players enjoy this style there are some tricks to further spice things up. Research is easy, plop down in front of your favorite show and start watching, making mental notes about the things you like. With practice you could run a game like a Tarantino flick.</text:p>
      <text:h text:style-name="Heading_20_2" text:outline-level="2"><text:bookmark-start text:name="flash-forwards"/><text:bookmark-start text:name="__RefHeading___Toc6694_2439159395"/>Flash Forwards<text:bookmark-end text:name="flash-forwards"/><text:bookmark-end text:name="__RefHeading___Toc6694_2439159395"/></text:h>
      <text:p text:style-name="First_20_paragraph">Write down a few vague lines of dialogue on index cards and number them. Then hand them out but don't let your players look at them until their number comes up. The player with card number one reads their line, then two responds by reading his, and so on. You don't want to give the plot away or make anything too specific; it is more to tease them. Keep in mind that at some point they should catch up to the flash forward and will hopefully cooperate with what has already been established. This might be in the same session, or several later depending on how you plan the campaign.</text:p>
      <text:p text:style-name="Text_20_body">A second flash forward technique would start the adventure at some dramatic point between the middle and end of the episode. By describing what the characters are doing, how they look, and where they are, you can surprise them. Keep in mind though not to give too much away or nail down so many details they have no say in the path that brought them to this point. The characters should still have free will. For example, at the beginning of the session the GM narrates, “The three of you are standing before a pillar made of human skulls. Baelendor seems to have lost his lost his old armor; all the troupe's provisions are also missing. You are hot, tired, and bloody...” at some point one of the players will challenge how they got there. Then the GM says, “Two days previously...” and then start the adventure from the beginning. With luck they will eventually stand in that moment and the players will enjoy returning to that point in the story.</text:p>
      <text:p text:style-name="Text_20_body">When using flash forwards don't take away the players' free will. If they don't end up where the flash forward happened, that must have been some alternative future. If the players won't let go of their metagame knowledge of the flash forward don't use them again.</text:p>
      <text:h text:style-name="Heading_20_2" text:outline-level="2"><text:bookmark-start text:name="flash-backs"/><text:bookmark-start text:name="__RefHeading___Toc6696_2439159395"/>Flash Backs<text:bookmark-end text:name="flash-backs"/><text:bookmark-end text:name="__RefHeading___Toc6696_2439159395"/></text:h>
      <text:p text:style-name="First_20_paragraph">Another popular TV device is looking into the past. During the game it's possible to run an adventure from before the first episode. You will have to give some thought to how powerful the characters should be at that point in their development and it should tie to the current storyline. Some players may grumble that they earned skills they can't use because the character doesn't know them yet. Tell them to stop whining and remind them that they can still use the points they earned from the past they just played through on those skills they couldn't use. Of course if your players don't enjoy these occasional forays then don't use them. Because even if you enjoy them, you will not enjoy five people whining for three hours.</text:p>
      <text:h text:style-name="Heading_20_1" text:outline-level="1"><text:bookmark-start text:name="converting-between-minimal-opend6-traditional-opend6"/><text:bookmark-start text:name="__RefHeading___Toc6698_2439159395"/><text:soft-page-break/>Converting Between Minimal OpenD6 &amp; Traditional OpenD6<text:bookmark-end text:name="converting-between-minimal-opend6-traditional-opend6"/><text:bookmark-end text:name="__RefHeading___Toc6698_2439159395"/></text:h>
      <text:p text:style-name="First_20_paragraph">Even though Minimal OpenD6 is part of the OpenD6 family, it has been tweaked in several ways. By making the following changes and applying the noted optional rules you can make Minimal OpenD6 resemble its more recognized parent.</text:p>
      <text:h text:style-name="Heading_20_2" text:outline-level="2"><text:bookmark-start text:name="character-creation"/><text:bookmark-start text:name="__RefHeading___Toc6700_2439159395"/>Character Creation<text:bookmark-end text:name="character-creation"/><text:bookmark-end text:name="__RefHeading___Toc6700_2439159395"/></text:h>
      <text:p text:style-name="First_20_paragraph">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mal OpenD6, adjust for balance using common sense. If you have too few dice spent, then spend the remaining dice as best fits the character concept.</text:p>
      <table:table table:name="Table19" table:style-name="Table19">
        <table:table-column table:style-name="Table19.A"/>
        <table:table-column table:style-name="Table19.B"/>
        <table:table-column table:style-name="Table19.C"/>
        <table:table-column table:style-name="Table19.B"/>
        <table:table-header-rows>
          <table:table-row table:style-name="TableLine105553160842752">
            <table:table-cell table:style-name="Table19.A1" office:value-type="string">
              <text:p text:style-name="Table_20_Heading"><text:span text:style-name="T1">Minimal OpenD6</text:span> <text:span text:style-name="T1">Equivalent</text:span></text:p>
            </table:table-cell>
            <table:table-cell table:style-name="Table19.A1" office:value-type="string">
              <text:p text:style-name="Table_20_Heading"><text:span text:style-name="T1">OpenD6</text:span> <text:span text:style-name="T1">Fantasy</text:span></text:p>
            </table:table-cell>
            <table:table-cell table:style-name="Table19.A1" office:value-type="string">
              <text:p text:style-name="Table_20_Heading"><text:span text:style-name="T1">OpenD6</text:span> <text:span text:style-name="T1">Adventure</text:span></text:p>
            </table:table-cell>
            <table:table-cell table:style-name="Table19.A1" office:value-type="string">
              <text:p text:style-name="Table_20_Heading"><text:span text:style-name="T1">OpenD6</text:span> <text:span text:style-name="T1">Sci-Fi</text:span></text:p>
            </table:table-cell>
          </table:table-row>
        </table:table-header-rows>
        <table:table-row table:style-name="TableLine105553160878592">
          <table:table-cell table:style-name="Table19.A1" office:value-type="string">
            <text:p text:style-name="Table_20_Contents">Might</text:p>
          </table:table-cell>
          <table:table-cell table:style-name="Table19.A1" office:value-type="string">
            <text:p text:style-name="Table_20_Contents">Physique</text:p>
          </table:table-cell>
          <table:table-cell table:style-name="Table19.A1" office:value-type="string">
            <text:p text:style-name="Table_20_Contents">Physique</text:p>
          </table:table-cell>
          <table:table-cell table:style-name="Table19.A1" office:value-type="string">
            <text:p text:style-name="Table_20_Contents">Strength</text:p>
          </table:table-cell>
        </table:table-row>
        <table:table-row table:style-name="TableLine105553160879616">
          <table:table-cell table:style-name="Table19.A1" office:value-type="string">
            <text:p text:style-name="Table_20_Contents">Agility</text:p>
          </table:table-cell>
          <table:table-cell table:style-name="Table19.A1" office:value-type="string">
            <text:p text:style-name="Table_20_Contents">Agility</text:p>
          </table:table-cell>
          <table:table-cell table:style-name="Table19.A1" office:value-type="string">
            <text:p text:style-name="Table_20_Contents">Reflexes</text:p>
          </table:table-cell>
          <table:table-cell table:style-name="Table19.A1" office:value-type="string">
            <text:p text:style-name="Table_20_Contents">Dexterity</text:p>
          </table:table-cell>
        </table:table-row>
        <table:table-row table:style-name="TableLine105553160879872">
          <table:table-cell table:style-name="Table19.A1" office:value-type="string">
            <text:p text:style-name="Table_20_Contents">Agility</text:p>
          </table:table-cell>
          <table:table-cell table:style-name="Table19.A1" office:value-type="string">
            <text:p text:style-name="Table_20_Contents">Coordination</text:p>
          </table:table-cell>
          <table:table-cell table:style-name="Table19.A1" office:value-type="string">
            <text:p text:style-name="Table_20_Contents">Coordination</text:p>
          </table:table-cell>
          <table:table-cell table:style-name="Table19.A1" office:value-type="string">
            <text:p text:style-name="Standard"/>
          </table:table-cell>
        </table:table-row>
        <table:table-row table:style-name="TableLine105553160709120">
          <table:table-cell table:style-name="Table19.A1" office:value-type="string">
            <text:p text:style-name="Table_20_Contents">Wit</text:p>
          </table:table-cell>
          <table:table-cell table:style-name="Table19.A1" office:value-type="string">
            <text:p text:style-name="Table_20_Contents">Intellect</text:p>
          </table:table-cell>
          <table:table-cell table:style-name="Table19.A1" office:value-type="string">
            <text:p text:style-name="Table_20_Contents">Knowledge</text:p>
          </table:table-cell>
          <table:table-cell table:style-name="Table19.A1" office:value-type="string">
            <text:p text:style-name="Table_20_Contents">Knowledge</text:p>
          </table:table-cell>
        </table:table-row>
        <table:table-row table:style-name="TableLine105553160847360">
          <table:table-cell table:style-name="Table19.A1" office:value-type="string">
            <text:p text:style-name="Table_20_Contents">Charm</text:p>
          </table:table-cell>
          <table:table-cell table:style-name="Table19.A1" office:value-type="string">
            <text:p text:style-name="Table_20_Contents">Charm</text:p>
          </table:table-cell>
          <table:table-cell table:style-name="Table19.A1" office:value-type="string">
            <text:p text:style-name="Table_20_Contents">Presence</text:p>
          </table:table-cell>
          <table:table-cell table:style-name="Table19.A1" office:value-type="string">
            <text:p text:style-name="Standard"/>
          </table:table-cell>
        </table:table-row>
        <table:table-row table:style-name="TableLine105553160847616">
          <table:table-cell table:style-name="Table19.A1" office:value-type="string">
            <text:p text:style-name="Table_20_Contents">(Wit+Charm)/2</text:p>
          </table:table-cell>
          <table:table-cell table:style-name="Table19.A1" office:value-type="string">
            <text:p text:style-name="Table_20_Contents">Acumen</text:p>
          </table:table-cell>
          <table:table-cell table:style-name="Table19.A1" office:value-type="string">
            <text:p text:style-name="Table_20_Contents">Perception</text:p>
          </table:table-cell>
          <table:table-cell table:style-name="Table19.A1" office:value-type="string">
            <text:p text:style-name="Table_20_Contents">Perception</text:p>
          </table:table-cell>
        </table:table-row>
        <table:table-row table:style-name="TableLine105553160847872">
          <table:table-cell table:style-name="Table19.A1" office:value-type="string">
            <text:p text:style-name="Table_20_Contents">(Agility+Wit)/2</text:p>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Table_20_Contents">Mechanical</text:p>
          </table:table-cell>
        </table:table-row>
        <table:table-row table:style-name="TableLine105553160848128">
          <table:table-cell table:style-name="Table19.A1" office:value-type="string">
            <text:p text:style-name="Table_20_Contents">Wit</text:p>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Table_20_Contents">Technical</text:p>
          </table:table-cell>
        </table:table-row>
      </table:table>
      <text:p text:style-name="First_20_paragraph">Skills may move to new attributes. Simply review the skill list provided by the GM and note accordingly.</text:p>
      <text:h text:style-name="Heading_20_2" text:outline-level="2"><text:bookmark-start text:name="extranormal-skills"/><text:bookmark-start text:name="__RefHeading___Toc6702_2439159395"/>Extranormal Skills<text:bookmark-end text:name="extranormal-skills"/><text:bookmark-end text:name="__RefHeading___Toc6702_2439159395"/></text:h>
      <text:p text:style-name="First_20_paragraph">OpenD6 Fantasy has <text:span text:style-name="T2">Miracles</text:span> and <text:span text:style-name="T2">Magic</text:span>. OpenD6 Adventure has <text:span text:style-name="T2">Magic</text:span> and <text:span text:style-name="T2">Psionics</text:span>. OpenD6 Science Fiction has <text:span text:style-name="T2">Channel</text:span>, <text:span text:style-name="T2">Sense</text:span>, and <text:span text:style-name="T2">Transform</text:span>. All of these are considered Paranormal Abilities that use the Quasi Skills optional rule.</text:p>
      <text:h text:style-name="Heading_20_2" text:outline-level="2"><text:bookmark-start text:name="the-wild-die"/><text:bookmark-start text:name="__RefHeading___Toc6704_2439159395"/>The Wild Die<text:bookmark-end text:name="the-wild-die"/><text:bookmark-end text:name="__RefHeading___Toc6704_2439159395"/></text:h>
      <text:p text:style-name="First_20_paragraph">When a 1 is rolled on the Wild Die in traditional OpenD6 it can have three possible effects based on GM fiat:</text:p>
      <text:list xml:id="list3212361436" text:style-name="L6">
        <text:list-item>
          <text:p text:style-name="P16">It can be treated normally and added to the roll.</text:p>
        </text:list-item>
        <text:list-item>
          <text:p text:style-name="P16">It is ignored along with the highest normal die rolled.</text:p>
        </text:list-item>
        <text:list-item>
          <text:p text:style-name="P16">It causes a complication to the action taken.</text:p>
        </text:list-item>
      </text:list>
      <text:h text:style-name="Heading_20_2" text:outline-level="2"><text:bookmark-start text:name="options-used-by-traditional-opend6"/><text:bookmark-start text:name="__RefHeading___Toc6706_2439159395"/>Options Used by Traditional OpenD6<text:bookmark-end text:name="options-used-by-traditional-opend6"/><text:bookmark-end text:name="__RefHeading___Toc6706_2439159395"/></text:h>
      <text:list xml:id="list3617091574" text:style-name="L7">
        <text:list-item>
          <text:p text:style-name="P17">Traditional OpenD6 Combat</text:p>
        </text:list-item>
        <text:list-item>
          <text:p text:style-name="P17"><text:soft-page-break/>Traditional OpenD6 Hero Points</text:p>
        </text:list-item>
        <text:list-item>
          <text:p text:style-name="P17">Traditional OpenD6 Character Points</text:p>
        </text:list-item>
        <text:list-item>
          <text:p text:style-name="P17">Traditional OpenD6 Might Damage</text:p>
        </text:list-item>
        <text:list-item>
          <text:p text:style-name="P17">Perks are called Advantages</text:p>
        </text:list-item>
        <text:list-item>
          <text:p text:style-name="P17">Complications are called Disadvantages</text:p>
        </text:list-item>
      </text:list>
      <text:h text:style-name="Heading_20_1" text:outline-level="1"><text:bookmark-start text:name="sample-settings"/><text:bookmark-start text:name="__RefHeading___Toc6708_2439159395"/>Sample Settings<text:bookmark-end text:name="sample-settings"/><text:bookmark-end text:name="__RefHeading___Toc6708_2439159395"/></text:h>
      <text:h text:style-name="Heading_20_2" text:outline-level="2"><text:bookmark-start text:name="perdition-tales-of-damned-fool-heroes"/><text:bookmark-start text:name="__RefHeading___Toc6710_2439159395"/>Perdition: Tales of Damned Fool Heroes<text:bookmark-end text:name="perdition-tales-of-damned-fool-heroes"/><text:bookmark-end text:name="__RefHeading___Toc6710_2439159395"/></text:h>
      <text:p text:style-name="First_20_paragraph">“Your great-grandpa's great-grandpa came here in a big ship. It was so big that whole cities of people were inside. Here was so far away from Earth that everyone slept the whole way. They turned the ships into factories on the nicest worlds, and but nobody else ever came from Earth. Maybe they went to another system. Strange that we never heard anything. The first worlds filled up and they changed the ones that weren't so nice, the frontier worlds like ours, into better ones so that we could live here too. Folk being as they are, they fell to squabblin' soon enough. The First Worlds have it easy compared to us frontiersmen, but we've got something they'll never understand. You can't put it in a box, or put it in a book, or put a price on it even if they did win the war. It's still ours.” – Old man to his grandson</text:p>
      <text:p text:style-name="Text_20_body">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Text_20_body">The war lasted for six years, and hundreds of thousands died in battles both on the ground and in space. The frontier rebels were eventually defeated and Lantos and Leton rejoined the League, although their voices are weak in parliament.</text:p>
      <text:p text:style-name="Text_20_body">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Text_20_body">But they don't steal from the poor. They don't extort the virtuous. They always keep their word. They don't kill the innocent or leave them to die, 'cause deep down they're damned fool heroes.</text:p>
      <text:h text:style-name="Heading_20_3" text:outline-level="3"><text:bookmark-start text:name="character-creation-guidelines"/><text:bookmark-start text:name="__RefHeading___Toc6712_2439159395"/>Character Creation Guidelines<text:bookmark-end text:name="character-creation-guidelines"/><text:bookmark-end text:name="__RefHeading___Toc6712_2439159395"/></text:h>
      <text:p text:style-name="First_20_paragraph">Higher Attributes at a Price, up to 5D (See <text:a xlink:type="simple" xlink:href="#higher-attributes-at-a-price" text:style-name="Internet_20_link" text:visited-style-name="Visited_20_Internet_20_Link"><text:span text:style-name="Definition">Higher Attributes at a Price</text:span></text:a>).</text:p>
      <text:h text:style-name="Heading_20_4" text:outline-level="4"><text:bookmark-start text:name="skill-list"/><text:soft-page-break/>Skill List<text:bookmark-end text:name="skill-list"/></text:h>
      <text:list xml:id="list4007537988" text:style-name="L8">
        <text:list-item>
          <text:p text:style-name="P18"><text:span text:style-name="T1">Might:</text:span> Brawling, Melee Weapons, Lift, Stamina</text:p>
        </text:list-item>
        <text:list-item>
          <text:p text:style-name="P18"><text:span text:style-name="T1">Agility:</text:span> Athletics, BFG, Bow, Dodge, Drive, Pickpocket, Pilot, Pistol, Rifle, Stealth, Throwing</text:p>
        </text:list-item>
        <text:list-item>
          <text:p text:style-name="P18"><text:span text:style-name="T1">Wit:</text:span> Computer, History, Language, Medicine, Navigation, Repair, Science, Security, Tracking</text:p>
        </text:list-item>
        <text:list-item>
          <text:p text:style-name="P18"><text:span text:style-name="T1">Charm:</text:span> Command, Diplomacy, Persuasion, Riding, Seduce, Streetwise</text:p>
        </text:list-item>
      </text:list>
      <text:h text:style-name="Heading_20_4" text:outline-level="4"><text:bookmark-start text:name="new-complications"/>New Complications<text:bookmark-end text:name="new-complications"/></text:h>
      <text:p text:style-name="First_20_paragraph"><text:span text:style-name="T1">Bull in a China Shop:</text:span> The character is a klutz. Choose one Agility skill that the character can use without penalty. Increase the difficulty of all other Agility rolls by +5. <text:span text:style-name="T2">Dodge</text:span> skill isn't penalized. Earn one bonus CP each session.</text:p>
      <text:p text:style-name="Text_20_body"><text:span text:style-name="T1">Damned Fool Hero:</text:span>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p text:style-name="Text_20_body"><text:span text:style-name="T1">Not Pretty Cunning:</text:span> The character is uncouth and or unattractive. Choose one Charm skill that the character can use without penalty. Increase the difficulty of all other Charm skill rolls by +5. Earn one bonus CP each session.</text:p>
      <text:p text:style-name="Text_20_body"><text:span text:style-name="T1">No Book Learning:</text:span> The character didn't benefit from a League education. Choose one Wit skill that the character can use without penalty. Increase the difficulty of all other Wit skill rolls by +5. Earn one bonus CP each session.</text:p>
      <text:p text:style-name="Text_20_body"><text:span text:style-name="T1">Weak:</text:span> The character is less powerful than his build would imply. Choose one Might skill that the character can use without penalty. Increase the difficulty of all other Might skill rolls by +5. Resisting damage and healing checks aren't penalized. Earn one bonus CP each session.</text:p>
      <text:h text:style-name="Heading_20_3" text:outline-level="3"><text:bookmark-start text:name="advice-for-the-gm"/><text:bookmark-start text:name="__RefHeading___Toc6714_2439159395"/>Advice for the GM<text:bookmark-end text:name="advice-for-the-gm"/><text:bookmark-end text:name="__RefHeading___Toc6714_2439159395"/></text:h>
      <text:p text:style-name="First_20_paragraph">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Text_20_body">The industrialized worlds are little different from modern day Earth aside from these miracle techs. The League is strong there, but there are good folk on every world.</text:p>
      <text:p text:style-name="Text_20_body">The frontier worlds are rougher and more 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Heading_20_4" text:outline-level="4"><text:bookmark-start text:name="the-paranormal"/><text:soft-page-break/>The Paranormal<text:bookmark-end text:name="the-paranormal"/></text:h>
      <text:p text:style-name="First_20_paragraph">Psychics are rare, and most educated people don't believe they exist. For every real psychic, there are a hundred charlatans conning people out of their money. No other special abilities are known to exist aside from ESP.</text:p>
      <text:h text:style-name="Heading_20_4" text:outline-level="4"><text:bookmark-start text:name="adventure-seeds"/>Adventure Seeds<text:bookmark-end text:name="adventure-seeds"/></text:h>
      <text:p text:style-name="First_20_paragraph"><text:span text:style-name="T1">The Eosian Job:</text:span> 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p text:style-name="Text_20_body"><text:span text:style-name="T1">Strange Bedfellows:</text:span> The town of Baggs on Silenus asks for help against a cult who follow a supposed psychic. The leader of the gang is also wanted by the League for her crimes. The problem is that she's the eighteen year old daughter of a League minister.</text:p>
      <text:h text:style-name="Heading_20_4" text:outline-level="4"><text:bookmark-start text:name="the-worlds-of-the-vega-system"/>The Worlds of the Vega System<text:bookmark-end text:name="the-worlds-of-the-vega-system"/></text:h>
      <text:p text:style-name="First_20_paragraph">There are eleven true planets and another 78 moons in the Vega system. Of those, one planet is inhabited and three additional planets host a total of 37 moons that have been terraformed to human tolerance.</text:p>
      <text:p text:style-name="Text_20_body">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Heading_20_3" text:outline-level="3"><text:bookmark-start text:name="standard-travel-times"/><text:bookmark-start text:name="__RefHeading___Toc6716_2439159395"/>Standard Travel Times<text:bookmark-end text:name="standard-travel-times"/><text:bookmark-end text:name="__RefHeading___Toc6716_2439159395"/></text:h>
      <table:table table:name="Table20" table:style-name="Table20">
        <table:table-column table:style-name="Table20.A" table:number-columns-repeated="2"/>
        <table:table-column table:style-name="Table20.C"/>
        <table:table-header-rows>
          <table:table-row table:style-name="TableLine105553160766208">
            <table:table-cell table:style-name="Table20.A1" office:value-type="string">
              <text:p text:style-name="P9">From</text:p>
            </table:table-cell>
            <table:table-cell table:style-name="Table20.A1" office:value-type="string">
              <text:p text:style-name="P9">To</text:p>
            </table:table-cell>
            <table:table-cell table:style-name="Table20.A1" office:value-type="string">
              <text:p text:style-name="P9">Time</text:p>
            </table:table-cell>
          </table:table-row>
        </table:table-header-rows>
        <table:table-row table:style-name="TableLine105553160774400">
          <table:table-cell table:style-name="Table20.A1" office:value-type="string">
            <text:p text:style-name="Table_20_Contents">Nomos</text:p>
          </table:table-cell>
          <table:table-cell table:style-name="Table20.A1" office:value-type="string">
            <text:p text:style-name="Table_20_Contents">Belt</text:p>
          </table:table-cell>
          <table:table-cell table:style-name="Table20.A1" office:value-type="string">
            <text:p text:style-name="Table_20_Contents">1D6 + 1 Days</text:p>
          </table:table-cell>
        </table:table-row>
        <table:table-row table:style-name="TableLine105553160775168">
          <table:table-cell table:style-name="Table20.A1" office:value-type="string">
            <text:p text:style-name="Table_20_Contents">Nomos or Belt</text:p>
          </table:table-cell>
          <table:table-cell table:style-name="Table20.A1" office:value-type="string">
            <text:p text:style-name="Table_20_Contents">Ophion Worlds</text:p>
          </table:table-cell>
          <table:table-cell table:style-name="Table20.A1" office:value-type="string">
            <text:p text:style-name="Table_20_Contents">1 Week + 1D6 Days</text:p>
          </table:table-cell>
        </table:table-row>
        <table:table-row table:style-name="TableLine105553160775424">
          <table:table-cell table:style-name="Table20.A1" office:value-type="string">
            <text:p text:style-name="Table_20_Contents">Nomos or Belt</text:p>
          </table:table-cell>
          <table:table-cell table:style-name="Table20.A1" office:value-type="string">
            <text:p text:style-name="Table_20_Contents">Lelantosian Worlds</text:p>
          </table:table-cell>
          <table:table-cell table:style-name="Table20.A1" office:value-type="string">
            <text:p text:style-name="Table_20_Contents">2 Weeks + 1D6 Days</text:p>
          </table:table-cell>
        </table:table-row>
        <table:table-row table:style-name="TableLine105553160775680">
          <table:table-cell table:style-name="Table20.A1" office:value-type="string">
            <text:p text:style-name="Table_20_Contents">Nomos or Belt</text:p>
          </table:table-cell>
          <table:table-cell table:style-name="Table20.A1" office:value-type="string">
            <text:p text:style-name="Table_20_Contents">Leton Worlds</text:p>
          </table:table-cell>
          <table:table-cell table:style-name="Table20.A1" office:value-type="string">
            <text:p text:style-name="Table_20_Contents">3 Weeks + 1D6 Days</text:p>
          </table:table-cell>
        </table:table-row>
        <table:table-row table:style-name="TableLine105553160775936">
          <table:table-cell table:style-name="Table20.A1" office:value-type="string">
            <text:p text:style-name="Table_20_Contents">Ophion Worlds</text:p>
          </table:table-cell>
          <table:table-cell table:style-name="Table20.A1" office:value-type="string">
            <text:p text:style-name="Table_20_Contents">Ophion Worlds</text:p>
          </table:table-cell>
          <table:table-cell table:style-name="Table20.A1" office:value-type="string">
            <text:p text:style-name="Table_20_Contents">1D6 Weeks</text:p>
          </table:table-cell>
        </table:table-row>
        <table:table-row table:style-name="TableLine105553160776448">
          <table:table-cell table:style-name="Table20.A1" office:value-type="string">
            <text:p text:style-name="Table_20_Contents">Ophion Worlds</text:p>
          </table:table-cell>
          <table:table-cell table:style-name="Table20.A1" office:value-type="string">
            <text:p text:style-name="Table_20_Contents">Lelantosian Worlds</text:p>
          </table:table-cell>
          <table:table-cell table:style-name="Table20.A1" office:value-type="string">
            <text:p text:style-name="Table_20_Contents">1 Week + 2D6 Days</text:p>
          </table:table-cell>
        </table:table-row>
        <table:table-row table:style-name="TableLine105553160776704">
          <table:table-cell table:style-name="Table20.A1" office:value-type="string">
            <text:p text:style-name="Table_20_Contents">Ophion Worlds</text:p>
          </table:table-cell>
          <table:table-cell table:style-name="Table20.A1" office:value-type="string">
            <text:p text:style-name="Table_20_Contents">Leton Worlds</text:p>
          </table:table-cell>
          <table:table-cell table:style-name="Table20.A1" office:value-type="string">
            <text:p text:style-name="Table_20_Contents">2 Weeks + 2D6 Days</text:p>
          </table:table-cell>
        </table:table-row>
        <table:table-row table:style-name="TableLine105553160776960">
          <table:table-cell table:style-name="Table20.A1" office:value-type="string">
            <text:p text:style-name="Table_20_Contents">Lelantosian Worlds</text:p>
          </table:table-cell>
          <table:table-cell table:style-name="Table20.A1" office:value-type="string">
            <text:p text:style-name="Table_20_Contents">Lelantosian Worlds</text:p>
          </table:table-cell>
          <table:table-cell table:style-name="Table20.A1" office:value-type="string">
            <text:p text:style-name="Table_20_Contents">1D6 Days</text:p>
          </table:table-cell>
        </table:table-row>
        <table:table-row table:style-name="TableLine105553160777216">
          <table:table-cell table:style-name="Table20.A1" office:value-type="string">
            <text:p text:style-name="Table_20_Contents">Lelantosian Worlds</text:p>
          </table:table-cell>
          <table:table-cell table:style-name="Table20.A1" office:value-type="string">
            <text:p text:style-name="Table_20_Contents">Leton Worlds</text:p>
          </table:table-cell>
          <table:table-cell table:style-name="Table20.A1" office:value-type="string">
            <text:p text:style-name="Table_20_Contents">1 Week + 3D6 Days</text:p>
          </table:table-cell>
        </table:table-row>
        <table:table-row table:style-name="TableLine105553160777472">
          <table:table-cell table:style-name="Table20.A1" office:value-type="string">
            <text:p text:style-name="Table_20_Contents">Leton Worlds</text:p>
          </table:table-cell>
          <table:table-cell table:style-name="Table20.A1" office:value-type="string">
            <text:p text:style-name="Table_20_Contents">Leton Worlds</text:p>
          </table:table-cell>
          <table:table-cell table:style-name="Table20.A1" office:value-type="string">
            <text:p text:style-name="Table_20_Contents">1D6 Days</text:p>
          </table:table-cell>
        </table:table-row>
      </table:table>
      <text:h text:style-name="Heading_20_4" text:outline-level="4"><text:bookmark-start text:name="navigation-bonus"/>Navigation Bonus<text:bookmark-end text:name="navigation-bonus"/></text:h>
      <text:p text:style-name="First_20_paragraph">A pilot or another crewman can try to speed up the journey by making a special check. Roll the character's <text:span text:style-name="T2">Navigation</text:span> skill plus the Move of the vessel. Compare the result to the following:</text:p>
      <text:p text:style-name="Text_20_body"><text:soft-page-break/>10 or less: 200% Standard Time<text:line-break/>11–20: Standard Time<text:line-break/>21–40: 90% of Standard Time<text:line-break/>41+: 75% of Standard Time</text:p>
      <text:h text:style-name="Heading_20_4" text:outline-level="4"><text:bookmark-start text:name="a-mechanics-work-is-never-done"/>A Mechanic's Work is Never Done<text:bookmark-end text:name="a-mechanics-work-is-never-done"/></text:h>
      <text:p text:style-name="First_20_paragraph">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Heading_20_3" text:outline-level="3"><text:bookmark-start text:name="scarab-class-transport"/><text:bookmark-start text:name="__RefHeading___Toc6718_2439159395"/>Scarab Class Transport<text:bookmark-end text:name="scarab-class-transport"/><text:bookmark-end text:name="__RefHeading___Toc6718_2439159395"/></text:h>
      <text:p text:style-name="First_20_paragraph"><text:span text:style-name="T1">Cost:</text:span> $$$$<text:line-break/><text:span text:style-name="T1">Scale:</text:span> +6D<text:line-break/><text:span text:style-name="T1">Skill:</text:span> Pilot<text:line-break/><text:span text:style-name="T1">Body:</text:span> 3D+1<text:line-break/><text:span text:style-name="T1">MNV:</text:span> 2D<text:line-break/><text:span text:style-name="T1">Move:</text:span> 3D<text:line-break/><text:span text:style-name="T1">Crew:</text:span> 2<text:line-break/><text:span text:style-name="T1">Psg:</text:span> 12<text:line-break/><text:span text:style-name="T1">Weapons:</text:span> None<text:line-break/><text:span text:style-name="T1">Cargo:</text:span> 2 Shuttles + 100 Tons<text:line-break/><text:span text:style-name="T1">Shuttle:</text:span> $$$, Scale +4D, Skill: Pilot, MNV: 1D, Body: 2D+2, Move: 2D, Crew 1, Psg: 6, Cargo: 2 Tons</text:p>
      <text:p text:style-name="Text_20_body">The Scarab is an older generation of ship but well loved for its reliability and ruggedness. Its hold is adaptable to suit many types of cargo or can be converted for additional passenger berths.</text:p>
      <text:h text:style-name="Heading_20_3" text:outline-level="3"><text:bookmark-start text:name="character-templates"/><text:bookmark-start text:name="__RefHeading___Toc6720_2439159395"/>Character Templates<text:bookmark-end text:name="character-templates"/><text:bookmark-end text:name="__RefHeading___Toc6720_2439159395"/></text:h>
      <text:h text:style-name="Heading_20_4" text:outline-level="4"><text:bookmark-start text:name="space-cowboy"/>Space Cowboy<text:bookmark-end text:name="space-cowboy"/></text:h>
      <text:p text:style-name="P6">I might be aiming to raise a ruckus.</text:p>
      <text:p text:style-name="Text_20_body"><text:span text:style-name="T1">Might: 3D</text:span> — Brawling 4D<text:line-break/><text:span text:style-name="T1">Agility: 3D+1</text:span> — Dodge 5D+1, Pistol 5D+1<text:line-break/><text:span text:style-name="T1">Wit: 2D+1</text:span><text:line-break/><text:span text:style-name="T1">Charm: 3D+1</text:span> — Bluff 4D+1, Command 4D+1<text:line-break/><text:span text:style-name="T1">Static:</text:span> Dodge 16, Block 12, Parry 9, Soak 9<text:line-break/><text:span text:style-name="T1">Perks &amp; Comps:</text:span> None<text:line-break/><text:span text:style-name="T1">Gear:</text:span> Pistol</text:p>
      <text:h text:style-name="Heading_20_4" text:outline-level="4"><text:bookmark-start text:name="first-mate"/><text:soft-page-break/>First Mate<text:bookmark-end text:name="first-mate"/></text:h>
      <text:p text:style-name="P6">Captain your plan is, well, not good.</text:p>
      <text:p text:style-name="Text_20_body"><text:span text:style-name="T1">Might: 3D</text:span> — Brawling 4D<text:line-break/><text:span text:style-name="T1">Agility: 3D</text:span> — Dodge 5D, Rifle 5D<text:line-break/><text:span text:style-name="T1">Wit: 3D+1</text:span><text:line-break/><text:span text:style-name="T1">Charm: 2D+2</text:span> — Streetwise 4D+2<text:line-break/><text:span text:style-name="T1">Static:</text:span> Dodge 15, Block 12, Parry 9, Soak 9<text:line-break/><text:span text:style-name="T1">Perks &amp; Comps:</text:span> None<text:line-break/><text:span text:style-name="T1">Gear:</text:span> Shotgun</text:p>
      <text:h text:style-name="Heading_20_4" text:outline-level="4"><text:bookmark-start text:name="city-slicker-doc"/>City Slicker Doc<text:bookmark-end text:name="city-slicker-doc"/></text:h>
      <text:p text:style-name="P6">Could you be any cruder? I doubt it.</text:p>
      <text:p text:style-name="Text_20_body"><text:span text:style-name="T1">Might: 2D</text:span><text:line-break/><text:span text:style-name="T1">Agility: 3D</text:span> — Dodge 4D, Stealth 4D<text:line-break/><text:span text:style-name="T1">Wit: 4D</text:span> — Computer 5D, Medicine 6D, Science 5D<text:line-break/><text:span text:style-name="T1">Charm: 4D</text:span> — Diplomacy 4D<text:line-break/><text:span text:style-name="T1">Static:</text:span> Dodge 12, Block 6, Parry 6, Soak 6<text:line-break/><text:span text:style-name="T1">Perks &amp; Comps:</text:span> None<text:line-break/><text:span text:style-name="T1">Gear:</text:span> Medical Bag, Pocket Computer</text:p>
      <text:h text:style-name="Heading_20_4" text:outline-level="4"><text:bookmark-start text:name="pilot"/>Pilot<text:bookmark-end text:name="pilot"/></text:h>
      <text:p text:style-name="P6">Watch how I soar!</text:p>
      <text:p text:style-name="Text_20_body"><text:span text:style-name="T1">Might: 2D+1</text:span><text:line-break/><text:span text:style-name="T1">Agility: 3D+2</text:span> — Dodge 5D+1, Pilot 5D+2<text:line-break/><text:span text:style-name="T1">Wit: 3D+1</text:span> — Computer 4D, Navigation 5D+1, Repair 4D+1<text:line-break/><text:span text:style-name="T1">Charm: 2D+2</text:span> — Diplomacy 4D<text:line-break/><text:span text:style-name="T1">Static:</text:span> Dodge 16, Block 7, Parry 7, Soak 7<text:line-break/><text:span text:style-name="T1">Perks &amp; Comps:</text:span> None<text:line-break/><text:span text:style-name="T1">Gear:</text:span> Light Pistol</text:p>
      <text:h text:style-name="Heading_20_4" text:outline-level="4"><text:bookmark-start text:name="mechanic"/>Mechanic<text:bookmark-end text:name="mechanic"/></text:h>
      <text:p text:style-name="P6">What did you call our ship?!</text:p>
      <text:p text:style-name="Text_20_body"><text:span text:style-name="T1">Might: 2D+1</text:span><text:line-break/><text:span text:style-name="T1">Agility: 3D+2</text:span> — Dodge 5D+1, Pilot 5D+2<text:line-break/><text:span text:style-name="T1">Wit: 3D+1</text:span> — Computer 4D, Navigation 5D+1, Repair 4D+1<text:line-break/><text:span text:style-name="T1">Charm: 2D+2</text:span> — Diplomacy 4D<text:line-break/><text:span text:style-name="T1">Static:</text:span> Dodge 16, Block 7, Parry 7, Soak 7<text:line-break/><text:span text:style-name="T1">Perks &amp; Comps:</text:span> None<text:line-break/><text:soft-page-break/><text:span text:style-name="T1">Gear:</text:span> Light Pistol</text:p>
      <text:h text:style-name="Heading_20_4" text:outline-level="4"><text:bookmark-start text:name="brute"/>Brute<text:bookmark-end text:name="brute"/></text:h>
      <text:p text:style-name="P6">I get 10% AND my own bunk?!</text:p>
      <text:p text:style-name="Text_20_body"><text:span text:style-name="T1">Might: 5D</text:span> — Brawling 5D+1<text:line-break/><text:span text:style-name="T1">Agility: 2D+2</text:span> — BFG 4D+2, Dodge 4D+1, Rifle 4D+2, Throwing 3D+2<text:line-break/><text:span text:style-name="T1">Wit: 1D+2</text:span><text:line-break/><text:span text:style-name="T1">Charm: 2D+2</text:span><text:line-break/><text:span text:style-name="T1">Perks &amp; Comps:</text:span> None<text:line-break/><text:span text:style-name="T1">Static:</text:span> Dodge 13, Block 16, Parry 15, Soak 15<text:line-break/><text:span text:style-name="T1">Gear:</text:span> BFG (“I call 'er Betty. She's the only lady I trust.”), rifle, knife</text:p>
      <text:h text:style-name="Heading_20_4" text:outline-level="4"><text:bookmark-start text:name="outlaw-preacher"/>Outlaw Preacher<text:bookmark-end text:name="outlaw-preacher"/></text:h>
      <text:p text:style-name="P6">The Good Book's vague on kneecaping.</text:p>
      <text:p text:style-name="Text_20_body"><text:span text:style-name="T1">Might: 3D</text:span> — Brawling 5D<text:line-break/><text:span text:style-name="T1">Agility: 3D</text:span> — Dodge 5D, Rifle 4D<text:line-break/><text:span text:style-name="T1">Wit: 1D+2</text:span> — History 4D<text:line-break/><text:span text:style-name="T1">Charm: 2D+2</text:span> — Persuasion 4D<text:line-break/><text:span text:style-name="T1">Static:</text:span> Dodge 15, Block 15, Parry 9, Soak 9<text:line-break/><text:span text:style-name="T1">Perks &amp; Comps:</text:span> Age, Skeletons in the closet.<text:line-break/><text:span text:style-name="T1">Gear:</text:span> Holy Book</text:p>
      <text:h text:style-name="Heading_20_4" text:outline-level="4"><text:bookmark-start text:name="noble"/>Noble<text:bookmark-end text:name="noble"/></text:h>
      <text:p text:style-name="P6">We're all running from something.</text:p>
      <text:p text:style-name="Text_20_body"><text:span text:style-name="T1">Might: 1D+2</text:span><text:line-break/><text:span text:style-name="T1">Agility: 3D</text:span> — Bow 4D, Dodge 4D<text:line-break/><text:span text:style-name="T1">Wit: 3D+1</text:span><text:line-break/><text:span text:style-name="T1">Charm: 4D</text:span> — Diplomacy 5D, Persuasion 5D, Seduce 6D<text:line-break/><text:span text:style-name="T1">Static:</text:span> Dodge 12, Block 5, Parry 9, Soak 5<text:line-break/><text:span text:style-name="T1">Perks &amp; Comps:</text:span> Attractive<text:line-break/><text:span text:style-name="T1">Gear:</text:span> Fancy clothes, jewelry, bow.</text:p>
      <text:h text:style-name="Heading_20_4" text:outline-level="4"><text:bookmark-start text:name="psychic"/>Psychic<text:bookmark-end text:name="psychic"/></text:h>
      <text:p text:style-name="P6">Lost my happy thought, can I have yours?</text:p>
      <text:p text:style-name="Text_20_body"><text:span text:style-name="T1">Might: 2D</text:span><text:line-break/><text:span text:style-name="T1">Agility: 3D+2</text:span> — Athletics 4D+2, Dodge 5D+2<text:line-break/><text:span text:style-name="T1">Wit: 3D+1</text:span><text:line-break/><text:span text:style-name="T1">Charm: 4D</text:span><text:line-break/><text:soft-page-break/><text:span text:style-name="T1">Static:</text:span> Dodge 17, Block 6, Parry 6, Soak 6<text:line-break/><text:span text:style-name="T1">Perks &amp; Comps:</text:span> ESP, Crazy<text:line-break/><text:span text:style-name="T1">Gear:</text:span></text:p>
      <text:h text:style-name="Heading_20_2" text:outline-level="2"><text:bookmark-start text:name="rust-moon-of-castia"/><text:bookmark-start text:name="__RefHeading___Toc6722_2439159395"/>Rust Moon of Castia<text:bookmark-end text:name="rust-moon-of-castia"/><text:bookmark-end text:name="__RefHeading___Toc6722_2439159395"/></text:h>
      <text:p text:style-name="First_20_paragraph">They say the moon turned red when the Radiant Queen was born. Sages across the land studied the portent's meaning, but the skalds of Kauleshan knew that destiny was on their side. As she grew she united the northern tribes into a mighty force. Still this did not sate her thirst for power. She turned her covetous eye to the ancient throne of Castia. The war was harsh and swift. In the end only the four Elons stood against her horde but even they could not hold out in the face of her magic. In plundering our libraries she uncovered the Prophecy of the Marks of Radiance. Now she is obsessed with hunting our daughters. Her ambition is now twisted with her lust for eternal life. Now that we have learned to hide the vessel children things have gotten worse for the people. Rumors claim she has begun to grow old, she has grown desperate. — Mardegant the Wise, Secret Sage of Etain.</text:p>
      <text:p text:style-name="Text_20_body">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Text_20_body">Dark times fell across the land when the moon turned red. Each night when the Rusting Eye passed over, strife would spread by leagues. Sydra and Nehar began to bite at the borders while the Syndics of 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 During the plundering of Etain the new royal's sages unearthed the Prophecy of the Marks of Radiance. Few speak of it openly but all well travelled folk now know how it reads,</text:p>
      <text:p text:style-name="P2">“<text:span text:style-name="T2">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span>”</text:p>
      <text:p text:style-name="First_20_paragraph"><text:span text:style-name="T1">Devmora:</text:span>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Text_20_body"><text:span text:style-name="T1">Kauleshan:</text:span> the name of both the greatest northern city and the barbarian lands surrounding it. It is a brooding, cold land filled with harsh myths, dark cults, and berserker warriors. Not all of the <text:soft-page-break/>northern clans joined the Radiant Queen's cause. Those who resisted were cursed or publicly put to death. Still some clans chose exile or retreat into more remote places instead of surrendering their freedom for her promises of glory.</text:p>
      <text:p text:style-name="Text_20_body"><text:span text:style-name="T1">Etain:</text:spa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Text_20_body"><text:span text:style-name="T1">Engalt:</text:span>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Text_20_body"><text:span text:style-name="T1">Tarsis Elon:</text:spa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Heading_20_3" text:outline-level="3"><text:bookmark-start text:name="character-creation-guidelines-1"/><text:bookmark-start text:name="__RefHeading___Toc6724_2439159395"/>Character Creation Guidelines<text:bookmark-end text:name="character-creation-guidelines-1"/><text:bookmark-end text:name="__RefHeading___Toc6724_2439159395"/></text:h>
      <text:h text:style-name="Heading_20_4" text:outline-level="4"><text:bookmark-start text:name="skill-list-1"/>Skill List<text:bookmark-end text:name="skill-list-1"/></text:h>
      <text:list xml:id="list3159778580" text:style-name="L9">
        <text:list-item>
          <text:p text:style-name="P19"><text:span text:style-name="T1">Might:</text:span> Axe/Mace, Brawling, Knife, Lift, Smithing, Stamina, Pole Arm, Sword</text:p>
        </text:list-item>
        <text:list-item>
          <text:p text:style-name="P19"><text:span text:style-name="T1">Agility:</text:span> Athletics, Bow, Dodge, Pickpocket, Stealth, Throwing</text:p>
        </text:list-item>
        <text:list-item>
          <text:p text:style-name="P19"><text:span text:style-name="T1">Wit:</text:span> Crafts, Lore, Magic, Medicine, Pick Locks, Search, Tracking</text:p>
        </text:list-item>
        <text:list-item>
          <text:p text:style-name="P19"><text:span text:style-name="T1">Charm:</text:span> Command, Diplomacy, Persuasion, Riding, Seduce, Streetwise</text:p>
        </text:list-item>
      </text:list>
      <text:h text:style-name="Heading_20_4" text:outline-level="4"><text:bookmark-start text:name="new-perks"/>New Perks<text:bookmark-end text:name="new-perks"/></text:h>
      <text:p text:style-name="First_20_paragraph"><text:span text:style-name="T1">Brownie (4):</text:span> A small race standing only 12 to 15 inches tall. They normally live apart from humans, preferring the deep woodlands and hills. Only rarely do they meddle in the affairs of men. Brownies naturally speak with animals and birds while their tiny size gives them a bonus to <text:span text:style-name="T2">Stealth</text:span> (+2D) and <text:span text:style-name="T2">Dodge</text:span> (+2D) when fighting creatures man-sized or bigger. Unfortunately it also hinders them with the Tiny complication. The Brownie's maximum Might is limited to 3D while Agility may be up to 5D.</text:p>
      <text:p text:style-name="Text_20_body"><text:span text:style-name="T1">Hannedyn (2):</text:span> A short race standing half the size of men, they live in Engelt and the surrounding region. Humans tend to call them by their slang name Halfling or the popular insult Speck. While not technically subjects of the Castian throne they do pay tribute in exchange for <text:soft-page-break/>continued peace.</text:p>
      <text:p text:style-name="Text_20_body">Their small stature grants a bonus to <text:span text:style-name="T2">Stealth</text:span> (+1D) and <text:span text:style-name="T2">Dodge</text:span> (+1D) when fighting creatures man-sized or larger. All Hannedyn must take the Small complication while their Might is limited to 3D+1.</text:p>
      <text:h text:style-name="Heading_20_4" text:outline-level="4"><text:bookmark-start text:name="new-complications-1"/>New Complications<text:bookmark-end text:name="new-complications-1"/></text:h>
      <text:p text:style-name="First_20_paragraph"><text:span text:style-name="T1">Small:</text:span> This is a Racial Complication. Player Characters gain this only by the associated racial perk. Small characters receive a −5 penalty on all Might skill checks, Might based damage rolls, Block, and Parry. This penalty doesn't apply to <text:span text:style-name="T2">Stamina</text:span>, healing, and resisting damage. This penalty doesn't apply when fighting a Small or Tiny creature. Earn 1 bonus CP each session.</text:p>
      <text:p text:style-name="Text_20_body"><text:span text:style-name="T1">Tiny:</text:span> This is a Racial Complication. Player Characters gain this only by the associated racial perk. Tiny characters receive a −10 penalty on all Might skill checks, Might based damage rolls, Block, and Parry. This penalty doesn't apply to <text:span text:style-name="T2">Stamina</text:span>, healing, and resisting damage. This penalty doesn't apply when fighting another Tiny creature. Earn 1 bonus CP each session.</text:p>
      <text:p text:style-name="Text_20_body"><text:span text:style-name="T1">Vessel:</text:span> Available only to female characters. You were born with the Mark of Radiance. The Radiant Queen will hunt you all your days. Earn 1 bonus CP per session when you face her minions.</text:p>
      <text:h text:style-name="Heading_20_4" text:outline-level="4"><text:bookmark-start text:name="gear-for-brownies-and-hanedyn"/>Gear for Brownies and Hanedyn<text:bookmark-end text:name="gear-for-brownies-and-hanedyn"/></text:h>
      <text:p text:style-name="First_20_paragraph">Any item can be made for tiny or small characters. The statistics are the same as their normal sized counterparts. Simply apply the Tiny or Small penalty as appropriate. Characters that try to use items too big for their size suffer double normal penalties.</text:p>
      <text:h text:style-name="Heading_20_3" text:outline-level="3"><text:bookmark-start text:name="advice-for-the-gm-1"/><text:bookmark-start text:name="__RefHeading___Toc6726_2439159395"/>Advice for the GM<text:bookmark-end text:name="advice-for-the-gm-1"/><text:bookmark-end text:name="__RefHeading___Toc6726_2439159395"/></text:h>
      <text:p text:style-name="First_20_paragraph">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Heading_20_4" text:outline-level="4"><text:bookmark-start text:name="adventure-seeds-1"/>Adventure Seeds<text:bookmark-end text:name="adventure-seeds-1"/></text:h>
      <text:p text:style-name="First_20_paragraph"><text:span text:style-name="T1">The Golden Key:</text:span> 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p text:style-name="Text_20_body"><text:span text:style-name="T1">Down the Fairie Ring:</text:span> While travelling through the deep forest the player characters stumble <text:soft-page-break/>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Heading_20_3" text:outline-level="3"><text:bookmark-start text:name="character-templates-1"/><text:bookmark-start text:name="__RefHeading___Toc6728_2439159395"/>Character Templates<text:bookmark-end text:name="character-templates-1"/><text:bookmark-end text:name="__RefHeading___Toc6728_2439159395"/></text:h>
      <text:h text:style-name="Heading_20_4" text:outline-level="4"><text:bookmark-start text:name="mad-mercenary"/>Mad Mercenary<text:bookmark-end text:name="mad-mercenary"/></text:h>
      <text:p text:style-name="P6">Your leg? I would love to break it.</text:p>
      <text:p text:style-name="Text_20_body"><text:span text:style-name="T1">Might: 3D+2</text:span> — Athletics 4D+1, Brawling 4D+2, Sword 5D+2<text:line-break/><text:span text:style-name="T1">Agility: 3D+1</text:span> — Dodge 5D+1, Riding 4D<text:line-break/><text:span text:style-name="T1">Wit: 2D</text:span><text:line-break/><text:span text:style-name="T1">Charm: 3D</text:span><text:line-break/><text:span text:style-name="T1">Static:</text:span> Dodge 16, Block 14, Parry 17, Soak 11(17)<text:line-break/><text:span text:style-name="T1">Perks &amp; Comps:</text:span> None<text:line-break/><text:span text:style-name="T1">Gear:</text:span> Chain mail (+6), horse, and long sword.</text:p>
      <text:h text:style-name="Heading_20_4" text:outline-level="4"><text:bookmark-start text:name="hannedyn-apprentice"/>Hannedyn Apprentice<text:bookmark-end text:name="hannedyn-apprentice"/></text:h>
      <text:p text:style-name="P6">My finger is more powerful than you know.</text:p>
      <text:p text:style-name="Text_20_body"><text:span text:style-name="T1">Might: 2D</text:span><text:line-break/><text:span text:style-name="T1">Agility: 3D</text:span> — Dodge 4D<text:line-break/><text:span text:style-name="T1">Wit: 4D</text:span> — Magic 5D<text:line-break/><text:span text:style-name="T1">Charm: 3D</text:span><text:line-break/><text:span text:style-name="T1">Static:</text:span> Dodge 12 (15), Block 6, Parry 6, Soak 6<text:line-break/><text:span text:style-name="T1">Perks &amp; Comps:</text:span> Hannedyn, Small, Sorcerer<text:line-break/><text:span text:style-name="T1">Spells:</text:span> Choose 2 spells.<text:line-break/><text:span text:style-name="T1">Gear:</text:span> Spell book and walking stick.</text:p>
      <text:h text:style-name="Heading_20_4" text:outline-level="4"><text:bookmark-start text:name="warrior-maiden"/>Warrior Maiden<text:bookmark-end text:name="warrior-maiden"/></text:h>
      <text:p text:style-name="P6">Did my beauty or my axe strike you helpless?</text:p>
      <text:p text:style-name="Text_20_body"><text:span text:style-name="T1">Might: 3D</text:span> — Axe/Mace 5D<text:line-break/><text:span text:style-name="T1">Agility: 3D+2</text:span> — Dodge 5D+2<text:line-break/><text:span text:style-name="T1">Wit: 2D</text:span> — Lore 3D<text:line-break/><text:span text:style-name="T1">Charm: 3D+1</text:span> — Command 4D+1<text:line-break/><text:span text:style-name="T1">Static:</text:span> Dodge 17, Block 9, Parry 15, Soak 9(21)<text:line-break/><text:span text:style-name="T1">Perks &amp; Comps:</text:span> Attractive, Vessel.<text:line-break/><text:span text:style-name="T1">Gear:</text:span> Axe, chain mail (+6), shield (+4).</text:p>
      <text:h text:style-name="Heading_20_4" text:outline-level="4"><text:bookmark-start text:name="brownie-scout"/><text:soft-page-break/>Brownie Scout<text:bookmark-end text:name="brownie-scout"/></text:h>
      <text:p text:style-name="P6">This way! No… That way!</text:p>
      <text:p text:style-name="Text_20_body"><text:span text:style-name="T1">Might: 2D</text:span><text:line-break/><text:span text:style-name="T1">Agility: 5D</text:span> — Bow 6D<text:line-break/><text:span text:style-name="T1">Wit: 2D+1</text:span> — Tracking 4D+1<text:line-break/><text:span text:style-name="T1">Charm: 2D+2</text:span><text:line-break/><text:span text:style-name="T1">Static:</text:span> Dodge 15 (21), Block 6, Parry 6, Soak 6<text:line-break/><text:span text:style-name="T1">Perks &amp; Comps:</text:span> Brownie, Tiny<text:line-break/><text:span text:style-name="T1">Gear:</text:span> Brownie bow and ugly hat.</text:p>
      <text:h text:style-name="Heading_20_3" text:outline-level="3"><text:bookmark-start text:name="bestiary"/><text:bookmark-start text:name="__RefHeading___Toc6730_2439159395"/>Bestiary<text:bookmark-end text:name="bestiary"/><text:bookmark-end text:name="__RefHeading___Toc6730_2439159395"/></text:h>
      <text:h text:style-name="Heading_20_4" text:outline-level="4"><text:bookmark-start text:name="arnax"/>Arnax<text:bookmark-end text:name="arnax"/></text:h>
      <text:p text:style-name="P6">Leviathan of terror.</text:p>
      <text:p text:style-name="Text_20_body">Potency: *****, Scale: +4D<text:line-break/>Might: 3D+1, Agility: 2D+2, Wit: 1D+2, Charm: 2D<text:line-break/>Skills: Brawling 6D, Breath Attack 6D Attacks: Bite (character scale, 7D)<text:line-break/>Breath Fire (5D, range 30 ft)<text:line-break/>Perks: Two Heads (makes 2 bites with no penalty)<text:line-break/>Static: Dodge 10, Block 19, Parry 16, Soak 16</text:p>
      <text:h text:style-name="Heading_20_4" text:outline-level="4"><text:bookmark-start text:name="fairie-1"/>Fairie<text:bookmark-end text:name="fairie-1"/></text:h>
      <text:p text:style-name="P6">Tinkling lights in the forest.</text:p>
      <text:p text:style-name="Text_20_body">Potency: *, Scale: 0D<text:line-break/>Might: 1D+1, Agility: 5D+2, Wit: 2D, Charm: 3D<text:line-break/>Skills: Bow 6D+2, Dodge 8D+2, Stealth 8D+2<text:line-break/>Perks: ESP, Faint Glow (like a candle), Fly (60 ft/round), Mute, Tiny<text:line-break/>Static: Dodge 26, Block 4, Parry 4, Soak 4<text:line-break/>Gear: Fairie Bow, Fairie Dust</text:p>
      <text:h text:style-name="Heading_20_4" text:outline-level="4"><text:bookmark-start text:name="troll-ape"/>Troll Ape<text:bookmark-end text:name="troll-ape"/></text:h>
      <text:p text:style-name="P6">Smells worse than it looks.</text:p>
      <text:p text:style-name="Text_20_body">Potency: ***, Scale: 0D<text:line-break/>Might: 5D+1, Agility: 3D+1 Wit: 1D+1, Charm: 1D<text:line-break/>Skills: Athletics 4D+1, Brawling 6D+1, Tracking 4D+1<text:line-break/>Perks: Regeneration, Scale any Surface<text:line-break/>Static: Dodge 10, Block 19, Parry 16, Soak 16<text:line-break/>Gear: None</text:p>
      <text:h text:style-name="Heading_20_2" text:outline-level="2"><text:bookmark-start text:name="imperium-in-revolt"/><text:bookmark-start text:name="__RefHeading___Toc6732_2439159395"/><text:soft-page-break/>Imperium in Revolt<text:bookmark-end text:name="imperium-in-revolt"/><text:bookmark-end text:name="__RefHeading___Toc6732_2439159395"/></text:h>
      <text:p text:style-name="First_20_paragraph">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Text_20_body">Player characters take the role of rebels, smugglers, knights, and others who stand against the Imperium. They are fighting for freedom; even if only their own.</text:p>
      <text:p text:style-name="Text_20_body">For 5,000 years the Galactic Commonwealth grew, stretching across the galaxy. Starting from the Founding Systems who mastered the secrets of hyperspace travel, they explored and expanded bringing thousands of races together under a common banner of prosperity. What felt like an eternity of good fortune bred its own peculiar evil. At first none noticed the corruption taking seed in the honored halls of galactic power.</text:p>
      <text:p text:style-name="Text_20_body">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Text_20_body">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Text_20_body">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Text_20_body">In only a dozen years the senator concentrated enough power to declare himself Sovereign. At his fiery self-coronation the new dictator promised a new golden age in a Grand Imperium. Yet not all hope was lost.</text:p>
      <text:h text:style-name="Heading_20_3" text:outline-level="3"><text:bookmark-start text:name="character-creation-guidelines-2"/><text:bookmark-start text:name="__RefHeading___Toc6734_2439159395"/>Character Creation Guidelines<text:bookmark-end text:name="character-creation-guidelines-2"/><text:bookmark-end text:name="__RefHeading___Toc6734_2439159395"/></text:h>
      <text:p text:style-name="First_20_paragraph">Characters may purchase the Sorcerer perk. The Star Paladins section explains how magic is treated in the game universe and the complications related to selecting it.</text:p>
      <text:h text:style-name="Heading_20_4" text:outline-level="4"><text:bookmark-start text:name="skill-list-2"/>Skill List<text:bookmark-end text:name="skill-list-2"/></text:h>
      <text:list xml:id="list4135213384" text:style-name="L10">
        <text:list-item>
          <text:p text:style-name="P20"><text:span text:style-name="T1">Might:</text:span> Athletics, Brawling, Lift, Melee, Plasma Sword, Stamina, Swimming</text:p>
        </text:list-item>
        <text:list-item>
          <text:p text:style-name="P20"><text:span text:style-name="T1">Agility:</text:span> BFG, Dodge, Drive, Pilot, Pistol, Rifle, Stealth, Throwing</text:p>
        </text:list-item>
        <text:list-item>
          <text:p text:style-name="P20"><text:span text:style-name="T1">Wit:</text:span> Computers/Androids, Cultures, Demolitions, Gunnery, Languages, History, Magic, <text:soft-page-break/>Medicine, Navigation, Repair, Science, Search, Security, Star Systems, Tracking</text:p>
        </text:list-item>
        <text:list-item>
          <text:p text:style-name="P20"><text:span text:style-name="T1">Charm:</text:span> Command, Courage, Diplomacy, Gambling, Seduce, Streetwise</text:p>
        </text:list-item>
      </text:list>
      <text:h text:style-name="Heading_20_4" text:outline-level="4"><text:bookmark-start text:name="new-perks-1"/>New Perks<text:bookmark-end text:name="new-perks-1"/></text:h>
      <text:p text:style-name="First_20_paragraph"><text:span text:style-name="T1">Alien Races (varies):</text:span> Sample aliens provided include Avari, Kaishee, and Telmek but GMs are encouraged to create additional alien races to further flesh out the many races found within the Imperium. Just be reasonable and cautious when determining how much a race should cost (if anything) as a perk.</text:p>
      <text:p text:style-name="Text_20_body"><text:span text:style-name="T1">Avari (1):</text:span>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p text:style-name="Text_20_body"><text:span text:style-name="T1">Cyborg (2):</text:span> A significant portion of your body has been replaced with artificial components. You require half the sustenance others need and can override electronic pain receptors. You suffer 1D less wound penalties than others when injured to Wounded or worse. However the TN of all healing rolls is increased by +5.</text:p>
      <text:p text:style-name="Text_20_body"><text:span text:style-name="T1">Kaishee (1):</text:span>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text:span text:style-name="T2">Navigation</text:span>, <text:span text:style-name="T2">Search</text:span> and <text:span text:style-name="T2">Tracking</text:span>. Their eyes also provide them with natural light amplification and filtering reducing all penalties for darkness by half. Kaishee have a maximum Might of 5D but their maximum Wit is 3D and their maximum Agility is 3D+1.</text:p>
      <text:p text:style-name="Text_20_body"><text:span text:style-name="T1">Telmek (2):</text:span>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h text:style-name="Heading_20_4" text:outline-level="4"><text:bookmark-start text:name="new-complications-2"/>New Complications<text:bookmark-end text:name="new-complications-2"/></text:h>
      <text:p text:style-name="First_20_paragraph"><text:span text:style-name="T1">Hunted:</text:span>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p text:style-name="Text_20_body"><text:span text:style-name="T1">Large Debt:</text:span>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p text:style-name="Text_20_body"><text:soft-page-break/><text:span text:style-name="T1">Total Pacifist:</text:span> This complication is frequently hard programmed into civilian androids to keep them from turning on their masters.</text:p>
      <text:h text:style-name="Heading_20_3" text:outline-level="3"><text:bookmark-start text:name="order-of-the-star-paladins"/><text:bookmark-start text:name="__RefHeading___Toc6736_2439159395"/>Order of the Star Paladins<text:bookmark-end text:name="order-of-the-star-paladins"/><text:bookmark-end text:name="__RefHeading___Toc6736_2439159395"/></text:h>
      <text:p text:style-name="First_20_paragraph">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down to four simple statements:</text:p>
      <text:p text:style-name="First_20_paragraph">Justice tempered by mercy.<text:line-break/>Passion tempered by virtue.<text:line-break/>Honor tempered by humility.<text:line-break/>Knowledge tempered by Wisdom.</text:p>
      <text:p text:style-name="Text_20_body">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Text_20_body">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Heading_20_3" text:outline-level="3"><text:bookmark-start text:name="using-magic-in-the-imperium"/><text:bookmark-start text:name="__RefHeading___Toc6738_2439159395"/>Using Magic in the Imperium<text:bookmark-end text:name="using-magic-in-the-imperium"/><text:bookmark-end text:name="__RefHeading___Toc6738_2439159395"/></text:h>
      <text:p text:style-name="First_20_paragraph">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text:span text:style-name="T2">Beast Tongue</text:span>, <text:span text:style-name="T2">Bless</text:span>, <text:span text:style-name="T2">Charm</text:span>, <text:span text:style-name="T2">Curse</text:span>, <text:span text:style-name="T2">Dark Vision</text:span>, <text:span text:style-name="T2">Death Spell</text:span>, <text:span text:style-name="T2">Dispel Magic</text:span>, <text:span text:style-name="T2">Divination</text:span>, <text:span text:style-name="T2">ESP</text:span>, <text:span text:style-name="T2">Levitate</text:span> (see Fly), <text:span text:style-name="T2">Hasten</text:span>, <text:span text:style-name="T2">Illusions</text:span>, <text:span text:style-name="T2">Paralysis</text:span>, <text:span text:style-name="T2">Resist Elements</text:span>, <text:span text:style-name="T2">See Magic Aura</text:span>, <text:span text:style-name="T2">Slumber</text:span>, <text:span text:style-name="T2">Still Mind</text:span>, and <text:span text:style-name="T2">Telekinesis</text:span>.</text:p>
      <text:p text:style-name="Text_20_body">Additional powers can also be created to help showcase the unique powers of the Star Paladins. For Example:</text:p>
      <text:h text:style-name="Heading_20_4" text:outline-level="4"><text:bookmark-start text:name="sense-danger"/>Sense Danger<text:bookmark-end text:name="sense-danger"/></text:h>
      <text:p text:style-name="First_20_paragraph">TN: 19, Duration: Concentration, Range: Self, Resisted: None</text:p>
      <text:p text:style-name="Text_20_body">The caster attunes himself to any threats within 60 feet. This gives a +2D bonus to dodge, parry and block. The Paladin may also use his plasma sword to parry ranged attacks.</text:p>
      <text:h text:style-name="Heading_20_3" text:outline-level="3"><text:bookmark-start text:name="the-galaxy"/><text:bookmark-start text:name="__RefHeading___Toc6740_2439159395"/><text:soft-page-break/>The Galaxy<text:bookmark-end text:name="the-galaxy"/><text:bookmark-end text:name="__RefHeading___Toc6740_2439159395"/></text:h>
      <text:p text:style-name="First_20_paragraph">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Text_20_body">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Text_20_body"><text:span text:style-name="T1">Ajada:</text:span>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Text_20_body"><text:span text:style-name="T1">Kalavel:</text:span>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Text_20_body"><text:span text:style-name="T1">Petrion:</text:span> This system holds the seat of galactic power. Once home to the Grand Hall of the Senate, it now acts as host to the Sovereign's throne. A planet of bureaucrats and royal sycophants, it's extremely dangerous to be a rebel sympathizer here.</text:p>
      <text:p text:style-name="Text_20_body"><text:span text:style-name="T1">Tauran:</text:span> For millennia the noble houses of this Founding System were little more than figureheads. How the Sovereign converted an ancient honorific into a powerbase is unknown, but many Taurani hold their heads in shame at the terror they let loose from their world in a moment of weakness. Many in the Rebel Command claim Taurani heritage.</text:p>
      <text:h text:style-name="Heading_20_4" text:outline-level="4"><text:bookmark-start text:name="hyperdrive-technology"/>Hyperdrive Technology<text:bookmark-end text:name="hyperdrive-technology"/></text:h>
      <text:p text:style-name="First_20_paragraph">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text:p>
      <text:p text:style-name="Text_20_body">All ships built with HD's are given a rating. This acts as a multiplier applied to their travel time. It is against Imperium Law for any civilian craft to be equipped with a drive rated better than ×2.</text:p>
      <text:h text:style-name="Heading_20_4" text:outline-level="4"><text:bookmark-start text:name="sub-light-travel-times"/>Sub-Light Travel Times<text:bookmark-end text:name="sub-light-travel-times"/></text:h>
      <text:p text:style-name="First_20_paragraph">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Text_20_body"><text:soft-page-break/>Ships can choose to hide their approach by not using the beacons, network but this requires a Moderate <text:span text:style-name="T2">Navigation</text:span> roll. On a failure the ship goes off course doubling the travel time. Pilots can also attempt to speed up the travel time by rolling their <text:span text:style-name="T2">Pilot</text:span> skill adding the Move dice of the ship. If the pilot rolls a Moderate level of success the travel time is reduced 10%. A Difficult roll reduces travel time by 20%, a Very Difficult roll reduces travel time by 30% and a Heroic roll reduces the time by 50%.</text:p>
      <text:h text:style-name="Heading_20_4" text:outline-level="4"><text:bookmark-start text:name="travel-time-between-systems"/>Travel Time Between Systems<text:bookmark-end text:name="travel-time-between-systems"/></text:h>
      <text:p text:style-name="First_20_paragraph">The times listed below are the average amount of time needed to travel directly between two systems. To make the trip successfully a Moderate <text:span text:style-name="T2">Navigation</text:span> roll is required. Because of possible obstacles between two systems it is often faster to travel indirectly. By flying to an intermediary spaceport ships can save time.</text:p>
      <text:p text:style-name="Text_20_body">If the pilot plots their own coordinates they can attempt to reduce the time needed and avoid Imperium entanglements often found on the more common trade routes. If the pilot makes a Difficult <text:span text:style-name="T2">Navigation</text:spa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able:table table:name="Table21" table:style-name="Table21">
        <table:table-column table:style-name="Table21.A" table:number-columns-repeated="11"/>
        <table:table-column table:style-name="Table21.L"/>
        <table:table-header-rows>
          <table:table-row table:style-name="TableLine105553160848896">
            <table:table-cell table:style-name="Table21.A1" office:value-type="string">
              <text:p text:style-name="Table_20_Heading"> </text:p>
            </table:table-cell>
            <table:table-cell table:style-name="Table21.A1" office:value-type="string">
              <text:p text:style-name="P9">Chahnae</text:p>
            </table:table-cell>
            <table:table-cell table:style-name="Table21.A1" office:value-type="string">
              <text:p text:style-name="P9">Drougayn</text:p>
            </table:table-cell>
            <table:table-cell table:style-name="Table21.A1" office:value-type="string">
              <text:p text:style-name="P9">Helmar</text:p>
            </table:table-cell>
            <table:table-cell table:style-name="Table21.A1" office:value-type="string">
              <text:p text:style-name="P9">Kalavel</text:p>
            </table:table-cell>
            <table:table-cell table:style-name="Table21.A1" office:value-type="string">
              <text:p text:style-name="P9">Lesdin</text:p>
            </table:table-cell>
            <table:table-cell table:style-name="Table21.A1" office:value-type="string">
              <text:p text:style-name="P9">Peles</text:p>
            </table:table-cell>
            <table:table-cell table:style-name="Table21.A1" office:value-type="string">
              <text:p text:style-name="P9">Petrion</text:p>
            </table:table-cell>
            <table:table-cell table:style-name="Table21.A1" office:value-type="string">
              <text:p text:style-name="P9">Seljan</text:p>
            </table:table-cell>
            <table:table-cell table:style-name="Table21.A1" office:value-type="string">
              <text:p text:style-name="P9">Tauran</text:p>
            </table:table-cell>
            <table:table-cell table:style-name="Table21.A1" office:value-type="string">
              <text:p text:style-name="P9">Telmera</text:p>
            </table:table-cell>
            <table:table-cell table:style-name="Table21.A1" office:value-type="string">
              <text:p text:style-name="P9">Varos</text:p>
            </table:table-cell>
          </table:table-row>
        </table:table-header-rows>
        <table:table-row table:style-name="TableLine105553160773376">
          <table:table-cell table:style-name="Table21.A1" office:value-type="string">
            <text:p text:style-name="P8">Ajada</text:p>
          </table:table-cell>
          <table:table-cell table:style-name="Table21.A1" office:value-type="string">
            <text:p text:style-name="Table_20_Contents">11h</text:p>
          </table:table-cell>
          <table:table-cell table:style-name="Table21.A1" office:value-type="string">
            <text:p text:style-name="Table_20_Contents">19d 11h</text:p>
          </table:table-cell>
          <table:table-cell table:style-name="Table21.A1" office:value-type="string">
            <text:p text:style-name="Table_20_Contents">6d 3h</text:p>
          </table:table-cell>
          <table:table-cell table:style-name="Table21.A1" office:value-type="string">
            <text:p text:style-name="Table_20_Contents">5d 16h</text:p>
          </table:table-cell>
          <table:table-cell table:style-name="Table21.A1" office:value-type="string">
            <text:p text:style-name="Table_20_Contents">2d 1h</text:p>
          </table:table-cell>
          <table:table-cell table:style-name="Table21.A1" office:value-type="string">
            <text:p text:style-name="Table_20_Contents">4d 23h</text:p>
          </table:table-cell>
          <table:table-cell table:style-name="Table21.A1" office:value-type="string">
            <text:p text:style-name="Table_20_Contents">3h</text:p>
          </table:table-cell>
          <table:table-cell table:style-name="Table21.A1" office:value-type="string">
            <text:p text:style-name="Table_20_Contents">12d 16h</text:p>
          </table:table-cell>
          <table:table-cell table:style-name="Table21.A1" office:value-type="string">
            <text:p text:style-name="Table_20_Contents">9h</text:p>
          </table:table-cell>
          <table:table-cell table:style-name="Table21.A1" office:value-type="string">
            <text:p text:style-name="Table_20_Contents">1d 3h</text:p>
          </table:table-cell>
          <table:table-cell table:style-name="Table21.A1" office:value-type="string">
            <text:p text:style-name="Table_20_Contents">14h</text:p>
          </table:table-cell>
        </table:table-row>
        <table:table-row table:style-name="TableLine105553160778496">
          <table:table-cell table:style-name="Table21.A1" office:value-type="string">
            <text:p text:style-name="P8">Chahnae</text:p>
          </table:table-cell>
          <table:table-cell table:style-name="Table21.A1" office:value-type="string">
            <text:p text:style-name="Table_20_Contents">—</text:p>
          </table:table-cell>
          <table:table-cell table:style-name="Table21.A1" office:value-type="string">
            <text:p text:style-name="Table_20_Contents">12d 16h</text:p>
          </table:table-cell>
          <table:table-cell table:style-name="Table21.A1" office:value-type="string">
            <text:p text:style-name="Table_20_Contents">8d 12h</text:p>
          </table:table-cell>
          <table:table-cell table:style-name="Table21.A1" office:value-type="string">
            <text:p text:style-name="Table_20_Contents">4d 19h</text:p>
          </table:table-cell>
          <table:table-cell table:style-name="Table21.A1" office:value-type="string">
            <text:p text:style-name="Table_20_Contents">2d 17h</text:p>
          </table:table-cell>
          <table:table-cell table:style-name="Table21.A1" office:value-type="string">
            <text:p text:style-name="Table_20_Contents">6d 20h</text:p>
          </table:table-cell>
          <table:table-cell table:style-name="Table21.A1" office:value-type="string">
            <text:p text:style-name="Table_20_Contents">22h</text:p>
          </table:table-cell>
          <table:table-cell table:style-name="Table21.A1" office:value-type="string">
            <text:p text:style-name="Table_20_Contents">7d 22h</text:p>
          </table:table-cell>
          <table:table-cell table:style-name="Table21.A1" office:value-type="string">
            <text:p text:style-name="Table_20_Contents">12h</text:p>
          </table:table-cell>
          <table:table-cell table:style-name="Table21.A1" office:value-type="string">
            <text:p text:style-name="Table_20_Contents">8h</text:p>
          </table:table-cell>
          <table:table-cell table:style-name="Table21.A1" office:value-type="string">
            <text:p text:style-name="Table_20_Contents">16h</text:p>
          </table:table-cell>
        </table:table-row>
        <table:table-row table:style-name="TableLine105553160777984">
          <table:table-cell table:style-name="Table21.A1" office:value-type="string">
            <text:p text:style-name="P8">Drougayn</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5d 17h</text:p>
          </table:table-cell>
          <table:table-cell table:style-name="Table21.A1" office:value-type="string">
            <text:p text:style-name="Table_20_Contents">4d 6h</text:p>
          </table:table-cell>
          <table:table-cell table:style-name="Table21.A1" office:value-type="string">
            <text:p text:style-name="Table_20_Contents">12d 6h</text:p>
          </table:table-cell>
          <table:table-cell table:style-name="Table21.A1" office:value-type="string">
            <text:p text:style-name="Table_20_Contents">2d 19h</text:p>
          </table:table-cell>
          <table:table-cell table:style-name="Table21.A1" office:value-type="string">
            <text:p text:style-name="Table_20_Contents">11d 2h</text:p>
          </table:table-cell>
          <table:table-cell table:style-name="Table21.A1" office:value-type="string">
            <text:p text:style-name="Table_20_Contents">6d 21h</text:p>
          </table:table-cell>
          <table:table-cell table:style-name="Table21.A1" office:value-type="string">
            <text:p text:style-name="Table_20_Contents">9d 10h</text:p>
          </table:table-cell>
          <table:table-cell table:style-name="Table21.A1" office:value-type="string">
            <text:p text:style-name="Table_20_Contents">11d 11h</text:p>
          </table:table-cell>
          <table:table-cell table:style-name="Table21.A1" office:value-type="string">
            <text:p text:style-name="Table_20_Contents">7d 13h</text:p>
          </table:table-cell>
        </table:table-row>
        <table:table-row table:style-name="TableLine105553160778752">
          <table:table-cell table:style-name="Table21.A1" office:value-type="string">
            <text:p text:style-name="P8">Helmar</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9d 20h</text:p>
          </table:table-cell>
          <table:table-cell table:style-name="Table21.A1" office:value-type="string">
            <text:p text:style-name="Table_20_Contents">3d 18h</text:p>
          </table:table-cell>
          <table:table-cell table:style-name="Table21.A1" office:value-type="string">
            <text:p text:style-name="Table_20_Contents">5d 6h</text:p>
          </table:table-cell>
          <table:table-cell table:style-name="Table21.A1" office:value-type="string">
            <text:p text:style-name="Table_20_Contents">9d 3h</text:p>
          </table:table-cell>
          <table:table-cell table:style-name="Table21.A1" office:value-type="string">
            <text:p text:style-name="Table_20_Contents">3d 22h</text:p>
          </table:table-cell>
          <table:table-cell table:style-name="Table21.A1" office:value-type="string">
            <text:p text:style-name="Table_20_Contents">7d 2h</text:p>
          </table:table-cell>
          <table:table-cell table:style-name="Table21.A1" office:value-type="string">
            <text:p text:style-name="Table_20_Contents">5d 21h</text:p>
          </table:table-cell>
          <table:table-cell table:style-name="Table21.A1" office:value-type="string">
            <text:p text:style-name="Table_20_Contents">10d 15h</text:p>
          </table:table-cell>
        </table:table-row>
        <table:table-row table:style-name="TableLine105553160779008">
          <table:table-cell table:style-name="Table21.A1" office:value-type="string">
            <text:p text:style-name="P8">Kalavel</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7d 4h</text:p>
          </table:table-cell>
          <table:table-cell table:style-name="Table21.A1" office:value-type="string">
            <text:p text:style-name="Table_20_Contents">9d 6h</text:p>
          </table:table-cell>
          <table:table-cell table:style-name="Table21.A1" office:value-type="string">
            <text:p text:style-name="Table_20_Contents">10d 7h</text:p>
          </table:table-cell>
          <table:table-cell table:style-name="Table21.A1" office:value-type="string">
            <text:p text:style-name="Table_20_Contents">3d 5h</text:p>
          </table:table-cell>
          <table:table-cell table:style-name="Table21.A1" office:value-type="string">
            <text:p text:style-name="Table_20_Contents">12d 15h</text:p>
          </table:table-cell>
          <table:table-cell table:style-name="Table21.A1" office:value-type="string">
            <text:p text:style-name="Table_20_Contents">7d 14h</text:p>
          </table:table-cell>
          <table:table-cell table:style-name="Table21.A1" office:value-type="string">
            <text:p text:style-name="Table_20_Contents">10d 19h</text:p>
          </table:table-cell>
        </table:table-row>
        <table:table-row table:style-name="TableLine105553160779264">
          <table:table-cell table:style-name="Table21.A1" office:value-type="string">
            <text:p text:style-name="P8">Lesdin</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9d 11h</text:p>
          </table:table-cell>
          <table:table-cell table:style-name="Table21.A1" office:value-type="string">
            <text:p text:style-name="Table_20_Contents">11d 16h</text:p>
          </table:table-cell>
          <table:table-cell table:style-name="Table21.A1" office:value-type="string">
            <text:p text:style-name="Table_20_Contents">1d 23h</text:p>
          </table:table-cell>
          <table:table-cell table:style-name="Table21.A1" office:value-type="string">
            <text:p text:style-name="Table_20_Contents">10d 2h</text:p>
          </table:table-cell>
          <table:table-cell table:style-name="Table21.A1" office:value-type="string">
            <text:p text:style-name="Table_20_Contents">6d 8h</text:p>
          </table:table-cell>
          <table:table-cell table:style-name="Table21.A1" office:value-type="string">
            <text:p text:style-name="Table_20_Contents">7d 11h</text:p>
          </table:table-cell>
        </table:table-row>
        <table:table-row table:style-name="TableLine105553160779520">
          <table:table-cell table:style-name="Table21.A1" office:value-type="string">
            <text:p text:style-name="P8">Pele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9d 19h</text:p>
          </table:table-cell>
          <table:table-cell table:style-name="Table21.A1" office:value-type="string">
            <text:p text:style-name="Table_20_Contents">2d 14h</text:p>
          </table:table-cell>
          <table:table-cell table:style-name="Table21.A1" office:value-type="string">
            <text:p text:style-name="Table_20_Contents">3d 6h</text:p>
          </table:table-cell>
          <table:table-cell table:style-name="Table21.A1" office:value-type="string">
            <text:p text:style-name="Table_20_Contents">10d 20h</text:p>
          </table:table-cell>
          <table:table-cell table:style-name="Table21.A1" office:value-type="string">
            <text:p text:style-name="Table_20_Contents">4d 6h</text:p>
          </table:table-cell>
        </table:table-row>
        <table:table-row table:style-name="TableLine105553160779776">
          <table:table-cell table:style-name="Table21.A1" office:value-type="string">
            <text:p text:style-name="P8">Petrion</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4d 11h</text:p>
          </table:table-cell>
          <table:table-cell table:style-name="Table21.A1" office:value-type="string">
            <text:p text:style-name="Table_20_Contents">7d 18h</text:p>
          </table:table-cell>
          <table:table-cell table:style-name="Table21.A1" office:value-type="string">
            <text:p text:style-name="Table_20_Contents">3d 9h</text:p>
          </table:table-cell>
          <table:table-cell table:style-name="Table21.A1" office:value-type="string">
            <text:p text:style-name="Table_20_Contents">7h</text:p>
          </table:table-cell>
        </table:table-row>
        <table:table-row table:style-name="TableLine105553160780032">
          <table:table-cell table:style-name="Table21.A1" office:value-type="string">
            <text:p text:style-name="P8">Seljan</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6d 1h</text:p>
          </table:table-cell>
          <table:table-cell table:style-name="Table21.A1" office:value-type="string">
            <text:p text:style-name="Table_20_Contents">9d 5h</text:p>
          </table:table-cell>
          <table:table-cell table:style-name="Table21.A1" office:value-type="string">
            <text:p text:style-name="Table_20_Contents">13h</text:p>
          </table:table-cell>
        </table:table-row>
        <table:table-row table:style-name="TableLine105553160780288">
          <table:table-cell table:style-name="Table21.A1" office:value-type="string">
            <text:p text:style-name="P8">Tauran</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20h</text:p>
          </table:table-cell>
          <table:table-cell table:style-name="Table21.A1" office:value-type="string">
            <text:p text:style-name="Table_20_Contents">5h</text:p>
          </table:table-cell>
        </table:table-row>
        <table:table-row table:style-name="TableLine105553160780544">
          <table:table-cell table:style-name="Table21.A1" office:value-type="string">
            <text:p text:style-name="P8">Telmera</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text:p>
          </table:table-cell>
          <table:table-cell table:style-name="Table21.A1" office:value-type="string">
            <text:p text:style-name="Table_20_Contents">9h</text:p>
          </table:table-cell>
        </table:table-row>
      </table:table>
      <text:p text:style-name="P6"><text:soft-page-break/>d = Days, h = Hours</text:p>
      <text:h text:style-name="Heading_20_4" text:outline-level="4"><text:bookmark-start text:name="money-and-gear"/>Money and Gear<text:bookmark-end text:name="money-and-gear"/></text:h>
      <text:p text:style-name="First_20_paragraph">The coin of the galaxy is called the Imperial Credit. Several local systems and small independent worlds also issue their own currency, but they are seldom worth anything beyond the issuing region's border.</text:p>
      <text:p text:style-name="Text_20_body">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Text_20_body">Imperium law also forbids civilians from owning unregistered weapons, assault rifles, and body armor. Papers are issued locally. Fortunately forgeries are easy to come by and the data cores holding the information easily hacked.</text:p>
      <text:p text:style-name="Text_20_body">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Text_20_body">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Heading_20_3" text:outline-level="3"><text:bookmark-start text:name="advice-for-the-gm-2"/><text:bookmark-start text:name="__RefHeading___Toc6742_2439159395"/>Advice for the GM<text:bookmark-end text:name="advice-for-the-gm-2"/><text:bookmark-end text:name="__RefHeading___Toc6742_2439159395"/></text:h>
      <text:p text:style-name="First_20_paragraph">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Text_20_body">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desperation felt across the galaxy as it struggles for freedom.</text:p>
      <text:p text:style-name="Text_20_body">As for the Imperium itself, it works hard to put on a friendly protective face for the public but in truth its officers are frequently cruel, ambitious men who cannot be trusted. Despite this <text:soft-page-break/>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Heading_20_4" text:outline-level="4"><text:bookmark-start text:name="adventure-seeds-2"/>Adventure Seeds<text:bookmark-end text:name="adventure-seeds-2"/></text:h>
      <text:p text:style-name="First_20_paragraph"><text:span text:style-name="T1">The Salvage Yard:</text:span> 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Text_20_body">Unknown to both sides, hidden among the drifting ships and abandoned equipment are the aliens that destroyed the mining operation and they are getting hungry again.</text:p>
      <text:p text:style-name="Text_20_body"><text:span text:style-name="T1">Our New Hope:</text:span> 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Text_20_body">The GM may have the paladin be alive, fallen into wickedness, or already dead leaving only a few scraps of cryptic knowledge and a journal or maybe someone claiming to be his apprentice.</text:p>
      <text:h text:style-name="Heading_20_3" text:outline-level="3"><text:bookmark-start text:name="character-templates-2"/><text:bookmark-start text:name="__RefHeading___Toc6744_2439159395"/>Character Templates<text:bookmark-end text:name="character-templates-2"/><text:bookmark-end text:name="__RefHeading___Toc6744_2439159395"/></text:h>
      <text:h text:style-name="Heading_20_4" text:outline-level="4"><text:bookmark-start text:name="minor-paladin"/>Minor Paladin<text:bookmark-end text:name="minor-paladin"/></text:h>
      <text:p text:style-name="P6">Focus, honor, humility.</text:p>
      <text:p text:style-name="Text_20_body"><text:span text:style-name="T1">Might: 3D</text:span> — Plasma Sword 4D<text:line-break/><text:span text:style-name="T1">Agility: 3D</text:span> — Dodge 4D<text:line-break/><text:span text:style-name="T1">Wit: 4D</text:span> — Magic 6D<text:line-break/><text:span text:style-name="T1">Charm: 2D</text:span><text:line-break/><text:span text:style-name="T1">Static:</text:span> Dodge 12, Block 9, Parry 12, Soak 9<text:line-break/><text:span text:style-name="T1">Perks &amp; Comps:</text:span> Sorcerer, Hunted<text:line-break/><text:span text:style-name="T1">Spells:</text:span> Charm, ESP, Sense Danger<text:line-break/><text:span text:style-name="T1">Gear:</text:span> Plasma Sword</text:p>
      <text:h text:style-name="Heading_20_4" text:outline-level="4"><text:bookmark-start text:name="scruffy-smuggler"/>Scruffy Smuggler<text:bookmark-end text:name="scruffy-smuggler"/></text:h>
      <text:p text:style-name="P6">I can get ya there, no questions asked.</text:p>
      <text:p text:style-name="Text_20_body"><text:span text:style-name="T1">Might: 3D</text:span> — Brawling 4D<text:line-break/><text:span text:style-name="T1">Agility: 3D+2</text:span> — Dodge 5D, Pilot 4D+2, Pistol 5D<text:line-break/><text:span text:style-name="T1">Wit: 2D+1</text:span> — Navigation 3D+1<text:line-break/><text:soft-page-break/><text:span text:style-name="T1">Charm: 3D</text:span> — Streetwise 4D+1<text:line-break/><text:span text:style-name="T1">Static:</text:span> Dodge 15, Block 12, Parry 9, Soak 9<text:line-break/><text:span text:style-name="T1">Perks &amp; Comp:</text:span> Large Debt<text:line-break/><text:span text:style-name="T1">Gear:</text:span> Heavy Blaster, Light Transport</text:p>
      <text:h text:style-name="Heading_20_4" text:outline-level="4"><text:bookmark-start text:name="exiled-royal"/>Exiled Royal<text:bookmark-end text:name="exiled-royal"/></text:h>
      <text:p text:style-name="P6">Do you KNOW who I am?</text:p>
      <text:p text:style-name="Text_20_body"><text:span text:style-name="T1">Might: 2D+1</text:span> — Melee 3D<text:line-break/><text:span text:style-name="T1">Agility: 3D+2</text:span> — Dodge 5D, Pistol 3D,<text:line-break/><text:span text:style-name="T1">Wit: 3D+1</text:span> — History 4D<text:line-break/><text:span text:style-name="T1">Charm: 3D+1</text:span> — Command 5D+1, Diplomacy 4D+2<text:line-break/><text:span text:style-name="T1">Static:</text:span> Dodge 15, Block 7, Parry 9, Soak 7<text:line-break/><text:span text:style-name="T1">Perks:</text:span> Favors<text:line-break/><text:span text:style-name="T1">Gear:</text:span> hold-out pistol, wardrobe.</text:p>
      <text:h text:style-name="Heading_20_4" text:outline-level="4"><text:bookmark-start text:name="kaishee-pilot"/>Kaishee Pilot<text:bookmark-end text:name="kaishee-pilot"/></text:h>
      <text:p text:style-name="P6">You don't want to make me mad.</text:p>
      <text:p text:style-name="Text_20_body"><text:span text:style-name="T1">Might: 4D+2</text:span><text:line-break/><text:span text:style-name="T1">Agility: 3D+1</text:span> — Dodge 4D+1, Pilot 5D+1<text:line-break/><text:span text:style-name="T1">Wit: 2D</text:span> — Navigation 3D+2<text:line-break/><text:span text:style-name="T1">Charm: 2D</text:span> — Streetwise 4D<text:line-break/><text:span text:style-name="T1">Static:</text:span> Dodge 13, Block 14, Parry 14, Soak 14<text:line-break/><text:span text:style-name="T1">Perks:</text:span> Kaishee (1)<text:line-break/><text:span text:style-name="T1">Gear:</text:span> Plasma bolter, bandoliers.</text:p>
      <text:h text:style-name="Heading_20_4" text:outline-level="4"><text:bookmark-start text:name="android-companion"/>Android Companion<text:bookmark-end text:name="android-companion"/></text:h>
      <text:p text:style-name="P6">As you command.</text:p>
      <text:p text:style-name="Text_20_body"><text:span text:style-name="T1">Might: 2D</text:span><text:line-break/><text:span text:style-name="T1">Agility: 3D</text:span> — Dodge 4D<text:line-break/><text:span text:style-name="T1">Wit: 5D</text:span> — Languages 6D, Repair 6D<text:line-break/><text:span text:style-name="T1">Charm: 2D</text:span><text:line-break/><text:span text:style-name="T1">Static:</text:span> Dodge 12, Block 6, Parry 6, Soak 6<text:line-break/><text:span text:style-name="T1">Perks &amp; Comps:</text:span> Robot, Total Pacifist<text:line-break/><text:span text:style-name="T1">Gear:</text:span> Systems link, toolkit.</text:p>
      <text:h text:style-name="Heading_20_4" text:outline-level="4"><text:bookmark-start text:name="failed-apprentice"/>Failed Apprentice<text:bookmark-end text:name="failed-apprentice"/></text:h>
      <text:p text:style-name="P6">Honor? It 'n 2 creds buys a drink.</text:p>
      <text:p text:style-name="Text_20_body"><text:span text:style-name="T1">Might: 2D+2</text:span> — Plasma Sword 4D<text:line-break/><text:soft-page-break/><text:span text:style-name="T1">Agility: 3D+1</text:span> — Dodge 4D, Stealth 3D+2<text:line-break/><text:span text:style-name="T1">Wit: 3D+2</text:span> — Magic 4D+2<text:line-break/><text:span text:style-name="T1">Charm: 2D+1</text:span> — Courage 3D<text:line-break/><text:span text:style-name="T1">Static:</text:span> Dodge 12, Block 8, Parry 12, Soak 8<text:line-break/><text:span text:style-name="T1">Perks &amp; Comps:</text:span> Sorcerer, Hunted<text:line-break/><text:span text:style-name="T1">Gear:</text:span> Plasma sword, whiskey.</text:p>
      <text:h text:style-name="Heading_20_4" text:outline-level="4"><text:bookmark-start text:name="ex-imperium-officer"/>Ex-Imperium Officer<text:bookmark-end text:name="ex-imperium-officer"/></text:h>
      <text:p text:style-name="P6">I swore to defend. Not enslave.</text:p>
      <text:p text:style-name="Text_20_body"><text:span text:style-name="T1">Might: 3D</text:span> — Athletics 3D+2<text:line-break/><text:span text:style-name="T1">Agility: 3D</text:span> — Dodge 4D, Pistol 4D<text:line-break/><text:span text:style-name="T1">Wit: 3D</text:span> — Computer 4D, Navigation 4D<text:line-break/><text:span text:style-name="T1">Charm: 3D</text:span> — Command 5D, Courage 3D+1<text:line-break/><text:span text:style-name="T1">Static:</text:span> Dodge 12, Block 9, Parry 9, Soak 9<text:line-break/><text:span text:style-name="T1">Gear:</text:span> Laser Pistol. Naval Uniform.</text:p>
      <text:h text:style-name="Heading_20_4" text:outline-level="4"><text:bookmark-start text:name="high-inquisitor"/>High Inquisitor<text:bookmark-end text:name="high-inquisitor"/></text:h>
      <text:p text:style-name="P6">You will submit.</text:p>
      <text:p text:style-name="Text_20_body"><text:span text:style-name="T1">Might: 3D</text:span> — Brawling 4D+2, Plasma Sword 8D, Stamina 6D<text:line-break/><text:span text:style-name="T1">Agility: 2D+2</text:span> — Dodge 6D+2, Pistol 5D, Stealth 5D+1<text:line-break/><text:span text:style-name="T1">Wit: 4D</text:span> — Computer 5D, History 6D+1, Language 6D, Magic 9D+2, Tracking 7D<text:line-break/><text:span text:style-name="T1">Charm: 2D+1</text:span> — Command 7D+1, Courage 6D+2, Diplomacy 6D<text:line-break/><text:span text:style-name="T1">Static:</text:span> Dodge 20, Block 14, Parry 24, Soak 9(18)<text:line-break/><text:span text:style-name="T1">Perks:</text:span> Cyborg, Favors, Sorcerer<text:line-break/><text:span text:style-name="T1">Gear:</text:span> Custom body armor (+9), plasma sword, pistol</text:p>
      <text:h text:style-name="Heading_20_4" text:outline-level="4"><text:bookmark-start text:name="centurion"/>Centurion<text:bookmark-end text:name="centurion"/></text:h>
      <text:p text:style-name="P6">For the Imperium!</text:p>
      <text:p text:style-name="Text_20_body"><text:span text:style-name="T1">Might: 3D+1</text:span> — Brawling 4D+1, Stamina 4D<text:line-break/><text:span text:style-name="T1">Agility: 2D+2</text:span> — Dodge 3D+2, Pistol 4D, Rifle 4D+1<text:line-break/><text:span text:style-name="T1">Wit: 2D</text:span> — Search 3D<text:line-break/><text:span text:style-name="T1">Charm: 2D</text:span> — Command 2D+1<text:line-break/>**Static: Dodge 11, Block 13, Parry 10, Soak 10(16)<text:line-break/><text:span text:style-name="T1">Gear:</text:span> Body Armor (+6), Rifle</text:p>
      <text:h text:style-name="Heading_20_4" text:outline-level="4"><text:bookmark-start text:name="bounty-hunter"/>Bounty Hunter<text:bookmark-end text:name="bounty-hunter"/></text:h>
      <text:p text:style-name="P6">Everyone has a price on them.</text:p>
      <text:p text:style-name="Text_20_body"><text:span text:style-name="T1">Might: 3D+1</text:span> — Brawling 4D, Melee 4D<text:line-break/><text:soft-page-break/><text:span text:style-name="T1">Agility: 3D+1</text:span> — Dodge 4D, Pistol 4D, Rifle 4D<text:line-break/><text:span text:style-name="T1">Wit: 3D</text:span> — Computer 4D, Search 4D, Tracking 4D<text:line-break/><text:span text:style-name="T1">Charm: 2D+1</text:span> — Diplomacy 3D<text:line-break/><text:span text:style-name="T1">Static:</text:span> Dodge 12, Block 12, Parry 12, Soak 10(13)<text:line-break/><text:span text:style-name="T1">Gear:</text:span> Body armor (+6), rifle, taser manacles, tracking beacons</text:p>
      <text:h text:style-name="Heading_20_4" text:outline-level="4"><text:bookmark-start text:name="telmek-gangster"/>Telmek Gangster<text:bookmark-end text:name="telmek-gangster"/></text:h>
      <text:p text:style-name="P6">Of course I can help you out.</text:p>
      <text:p text:style-name="Text_20_body"><text:span text:style-name="T1">Might: 3D</text:span> — Brawling 4D+1, Melee 4D<text:line-break/><text:span text:style-name="T1">Agility: 2D+1</text:span> — Dodge 4D+2, Pilot 3D+2, Pistol 5D<text:line-break/><text:span text:style-name="T1">Wit: 3D</text:span> — Computer 5D, Languages 5D, Star Systems 6D, Search 4D<text:line-break/><text:span text:style-name="T1">Charm: 3D+2</text:span> — Command 5D+1, Courage 5D, Diplomacy 6D, Seduce 4D+1, Streetwise 7D<text:line-break/><text:span text:style-name="T1">Static:</text:span> Dodge 14, Block 13, Parry 12, Soak 9<text:line-break/><text:span text:style-name="T1">Perks:</text:span> Favors, Telmek<text:line-break/><text:span text:style-name="T1">Gear:</text:span> Pistol, pocket computer.</text:p>
      <text:h text:style-name="Heading_20_3" text:outline-level="3"><text:bookmark-start text:name="vehicles-1"/><text:bookmark-start text:name="__RefHeading___Toc6746_2439159395"/>Vehicles<text:bookmark-end text:name="vehicles-1"/><text:bookmark-end text:name="__RefHeading___Toc6746_2439159395"/></text:h>
      <text:p text:style-name="First_20_paragraph">The following are examples of the ships used in the galactic struggle. There are many more used by the various factions, both aligned and unaligned.</text:p>
      <text:h text:style-name="Heading_20_4" text:outline-level="4"><text:bookmark-start text:name="imperial-dreadnaught"/>Imperial Dreadnaught<text:bookmark-end text:name="imperial-dreadnaught"/></text:h>
      <text:p text:style-name="P6">Galaxy Class Dreadnaught</text:p>
      <text:p text:style-name="Text_20_body"><text:span text:style-name="T1">Cost:</text:span> $$$$$<text:line-break/><text:span text:style-name="T1">Scale:</text:span> +12D<text:line-break/><text:span text:style-name="T1">Skill:</text:span> Command<text:line-break/><text:span text:style-name="T1">Body:</text:span> 6D<text:line-break/><text:span text:style-name="T1">MNV:</text:span> 1D<text:line-break/><text:span text:style-name="T1">Move:</text:span> 4D<text:line-break/><text:span text:style-name="T1">Hyperdrive:</text:span> ×2<text:line-break/><text:span text:style-name="T1">Crew:</text:span> 29,000<text:line-break/><text:span text:style-name="T1">Psg:</text:span> 2,500<text:line-break/><text:span text:style-name="T1">Cargo:</text:span> 50ktn<text:line-break/><text:span text:style-name="T1">Troops:</text:span> 6,000 Centurions w/landing craft<text:line-break/><text:span text:style-name="T1">Fighters:</text:span> 64 Talon-ImPC<text:line-break/><text:span text:style-name="T1">Assault Bombers:</text:span> 16 Razor-ImAC<text:line-break/><text:span text:style-name="T1">Shields:</text:span> 3D<text:line-break/><text:span text:style-name="T1">Weapons:</text:span> 60 Quad-Laser Batteries (6D), 40 Ion Pulse Cannon Batteries (4D+1), 8 Tractor Beam Projectors (capture target), 24 Heavy Nova Torpedoes (8D), 120 AA Gun Batteries (4D, Fighter scale)</text:p>
      <text:h text:style-name="Heading_20_4" text:outline-level="4"><text:bookmark-start text:name="talon-impc"/><text:soft-page-break/>Talon-ImPC<text:bookmark-end text:name="talon-impc"/></text:h>
      <text:p text:style-name="P6">Space Superiority Fighter</text:p>
      <text:p text:style-name="Text_20_body"><text:span text:style-name="T1">Cost:</text:span> $$<text:line-break/><text:span text:style-name="T1">Scale:</text:span> +6D<text:line-break/><text:span text:style-name="T1">Skill:</text:span> Pilot<text:line-break/><text:span text:style-name="T1">Body:</text:span> 2D<text:line-break/><text:span text:style-name="T1">MNV:</text:span> 2D<text:line-break/><text:span text:style-name="T1">Move:</text:span> 5D<text:line-break/><text:span text:style-name="T1">Hyperdrive:</text:span> none<text:line-break/><text:span text:style-name="T1">Crew:</text:span> 1<text:line-break/><text:span text:style-name="T1">Psg:</text:span> 0<text:line-break/><text:span text:style-name="T1">Cargo:</text:span> none<text:line-break/><text:span text:style-name="T1">Shields:</text:span> none<text:line-break/><text:span text:style-name="T1">Weapons:</text:span> Weapons: Laser Cannon (5D)</text:p>
      <text:h text:style-name="Heading_20_4" text:outline-level="4"><text:bookmark-start text:name="razor-imaac"/>Razor-ImaAC<text:bookmark-end text:name="razor-imaac"/></text:h>
      <text:p text:style-name="P6">Heavy Bomber</text:p>
      <text:p text:style-name="Text_20_body"><text:span text:style-name="T1">Cost:</text:span> $$$$<text:line-break/><text:span text:style-name="T1">Scale:</text:span> +6D<text:line-break/><text:span text:style-name="T1">Skill:</text:span> Pilot<text:line-break/><text:span text:style-name="T1">Body:</text:span> 3D<text:line-break/><text:span text:style-name="T1">MNV:</text:span> 1D<text:line-break/><text:span text:style-name="T1">Move:</text:span> 3D+1<text:line-break/><text:span text:style-name="T1">Hyperdrive:</text:span> none<text:line-break/><text:span text:style-name="T1">Crew:</text:span> 2<text:line-break/><text:span text:style-name="T1">Psg:</text:span> 2<text:line-break/><text:span text:style-name="T1">Cargo:</text:span> none<text:line-break/><text:span text:style-name="T1">Shields:</text:span> 1D<text:line-break/><text:span text:style-name="T1">Weapons:</text:span> Laser Cannon (5D), 2 Nova Torpedo Tubes (9D), 2 EM Pulse Bombs (8D, if targets in area are Wounded all energized systems are disabled)</text:p>
      <text:h text:style-name="Heading_20_4" text:outline-level="4"><text:bookmark-start text:name="avari-frigate"/>Avari Frigate<text:bookmark-end text:name="avari-frigate"/></text:h>
      <text:p text:style-name="P6">Retrofitted Rebel Ship of the Line</text:p>
      <text:p text:style-name="Text_20_body"><text:span text:style-name="T1">Cost:</text:span> $$$$$<text:line-break/><text:span text:style-name="T1">Scale:</text:span> +12D<text:line-break/><text:span text:style-name="T1">Skill:</text:span> Command<text:line-break/><text:span text:style-name="T1">Body:</text:span> 4D<text:line-break/><text:span text:style-name="T1">MNV:</text:span> 1D<text:line-break/><text:span text:style-name="T1">Move:</text:span> 3D+2<text:line-break/><text:span text:style-name="T1">Hyperdrive:</text:span> ×1<text:line-break/><text:soft-page-break/><text:span text:style-name="T1">Crew:</text:span> 4,750<text:line-break/><text:span text:style-name="T1">Psg:</text:span> 400<text:line-break/><text:span text:style-name="T1">Cargo:</text:span> 20ktn<text:line-break/><text:span text:style-name="T1">Troops:</text:span> 1,000 marines w/ landing craft<text:line-break/><text:span text:style-name="T1">Shields:</text:span> 2D<text:line-break/><text:span text:style-name="T1">Weapons:</text:span> 24 Quad Laser Batteries (6D), 10 Ion Pulse Cannon Batteries (3D+2), 12 Heavy Nova Torpedo Tubes (8D), 60 AA Gun Batteries (4D, Fighter scale)</text:p>
      <text:h text:style-name="Heading_20_4" text:outline-level="4"><text:bookmark-start text:name="the-starhawk"/>The Starhawk<text:bookmark-end text:name="the-starhawk"/></text:h>
      <text:p text:style-name="P6">Customized Taurani Light Freighter</text:p>
      <text:p text:style-name="Text_20_body"><text:span text:style-name="T1">Cost:</text:span> $$$$<text:line-break/><text:span text:style-name="T1">Scale:</text:span> +6D<text:line-break/><text:span text:style-name="T1">Skill:</text:span> Pilot<text:line-break/><text:span text:style-name="T1">Body:</text:span> 5D<text:line-break/><text:span text:style-name="T1">MNV:</text:span> 1D<text:line-break/><text:span text:style-name="T1">Move:</text:span> 4D<text:line-break/><text:span text:style-name="T1">Hyperdrive:</text:span> ×½<text:line-break/><text:span text:style-name="T1">Crew:</text:span> 2<text:line-break/><text:span text:style-name="T1">Psg:</text:span> 6<text:line-break/><text:span text:style-name="T1">Cargo:</text:span> 100tn<text:line-break/><text:span text:style-name="T1">Shields:</text:span> 2D<text:line-break/><text:span text:style-name="T1">Weapons:</text:span> 1 Nova Torpedo Tube (9D), 2 Twin Barrel Laser Cannons (5D+1/ea), Ion Pulse Cannon (4D)</text:p>
      <text:h text:style-name="Heading_20_4" text:outline-level="4"><text:bookmark-start text:name="enigma-mk-ii"/>Enigma Mk II<text:bookmark-end text:name="enigma-mk-ii"/></text:h>
      <text:p text:style-name="P6">Rebel Attack Fighter</text:p>
      <text:p text:style-name="Text_20_body"><text:span text:style-name="T1">Cost:</text:span> $$$<text:line-break/><text:span text:style-name="T1">Scale:</text:span> +6D<text:line-break/><text:span text:style-name="T1">Skill:</text:span> Pilot<text:line-break/><text:span text:style-name="T1">Body:</text:span> 4D<text:line-break/><text:span text:style-name="T1">MNV:</text:span> 3D<text:line-break/><text:span text:style-name="T1">Move:</text:span> 4D<text:line-break/><text:span text:style-name="T1">Hyperdrive:</text:span> ×2<text:line-break/><text:span text:style-name="T1">Crew:</text:span> 1<text:line-break/><text:span text:style-name="T1">Psg:</text:span> 0<text:line-break/><text:span text:style-name="T1">Cargo:</text:span> none<text:line-break/><text:span text:style-name="T1">Shields:</text:span> 1D<text:line-break/><text:span text:style-name="T1">Weapons:</text:span> Quad Laser Cannon (6D), 4 Micro-Pulse Missiles (8D+1)</text:p>
      <text:h text:style-name="Heading_20_4" text:outline-level="4"><text:bookmark-start text:name="k-90"/><text:soft-page-break/>K-90<text:bookmark-end text:name="k-90"/></text:h>
      <text:p text:style-name="P6">In-System Interceptor</text:p>
      <text:p text:style-name="Text_20_body"><text:span text:style-name="T1">Cost:</text:span> $$<text:line-break/><text:span text:style-name="T1">Scale:</text:span> +6D<text:line-break/><text:span text:style-name="T1">Skill:</text:span> Pilot<text:line-break/><text:span text:style-name="T1">Body:</text:span> 2D+1<text:line-break/><text:span text:style-name="T1">MNV:</text:span> 3D<text:line-break/><text:span text:style-name="T1">Move:</text:span> 5D<text:line-break/><text:span text:style-name="T1">Hyperdrive:</text:span> none<text:line-break/><text:span text:style-name="T1">Crew:</text:span> 1<text:line-break/><text:span text:style-name="T1">Psg:</text:span> 0<text:line-break/><text:span text:style-name="T1">Cargo:</text:span> none<text:line-break/><text:span text:style-name="T1">Shields:</text:span> 1D<text:line-break/><text:span text:style-name="T1">Weapons:</text:span> Twin Barrel Ion Cannon (4D+1), Laser Cannon (5D)</text:p>
      <text:h text:style-name="Heading_20_1" text:outline-level="1"><text:bookmark-start text:name="open-game-license-version-1.0a"/><text:bookmark-start text:name="__RefHeading___Toc6748_2439159395"/>OPEN GAME LICENSE Version 1.0a<text:bookmark-end text:name="open-game-license-version-1.0a"/><text:bookmark-end text:name="__RefHeading___Toc6748_2439159395"/></text:h>
      <text:p text:style-name="First_20_paragraph">The following text is the property of Wizards of the Coast, Inc. and is Copyright 2000 Wizards of the Coast, Inc (“Wizards”). All Rights Reserved.</text:p>
      <text:p text:style-name="Text_20_body">1. 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text:soft-page-break/>Derivative Material of Open Game Content. (h) “You” or “Your” means the licensee in terms of this agreement.</text:p>
      <text:p text:style-name="Text_20_body">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Text_20_body">3. Offer and Acceptance: By Using the Open Game Content You indicate Your acceptance of the terms of this License.</text:p>
      <text:p text:style-name="Text_20_body">4. Grant and Consideration: In consideration for agreeing to use this License, the Contributors grant You a perpetual, worldwide, royalty-free, non exclusive license with the exact terms of this License to Use, the Open Game Content.</text:p>
      <text:p text:style-name="Text_20_body">5. Representation of Authority to Contribute: If You are contributing original material as Open Game Content, You represent that Your Contributions are Your original creation and/or You have sufficient rights to grant the rights conveyed by this License.</text:p>
      <text:p text:style-name="Text_20_body">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Text_20_body">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Text_20_body">8. Identification: If you distribute Open Game Content You must clearly indicate which portions of the work that you are distributing are Open Game Content.</text:p>
      <text:p text:style-name="Text_20_body">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Text_20_body">10. Copy of this License: You MUST include a copy of this License with every copy of the Open Game Content You Distribute.</text:p>
      <text:p text:style-name="Text_20_body">11. Use of Contributor Credits: You may not market or advertise the Open Game Content using the name of any Contributor unless You have written permission from the Contributor to do so.</text:p>
      <text:p text:style-name="Text_20_body"><text:soft-page-break/>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Text_20_body">13. Termination: This License will terminate automatically if You fail to comply with all terms herein and fail to cure such breach within 30 days of becoming aware of the breach. All sublicenses shall survive the termination of this License.</text:p>
      <text:p text:style-name="Text_20_body">14. Reformation: If any provision of this License is held to be unenforceable, such provision shall be reformed only to the extent necessary to make it enforceable.</text:p>
      <text:list xml:id="list1028839464" text:style-name="L11">
        <text:list-item>
          <text:p text:style-name="P21">COPYRIGHT NOTICE</text:p>
        </text:list-item>
      </text:list>
      <text:p text:style-name="First_20_paragraph">Open Game License v 1.0 Copyright 2000, Wizards of the Coast, Inc.<text:line-break/>D6 Adventure (WEG51011), Copyright 2004, Purgatory Publishing Inc.<text:line-break/>West End Games, WEG, and D6 System are trademarks and properties of Purgatory Publishing Inc.<text:line-break/>Mini Six Bare Bones Edition, Copyright 2010, AntiPaladin Games.<text:line-break/>Mini Six, and APG are trademarks and properties of AntiPaladin Games.</text:p>
      <text:p text:style-name="Text_20_body">PRODUCT IDENTIFICATION:</text:p>
      <text:p text:style-name="Text_20_body">Product Identity: The D6 System; the D6 trademarks, the D6 and related logos and any derivative trademarks not specified as Open Game Content are designated as Product Identity (PI) and are properties of Purgatory Publishing Inc. All rights reserved.</text:p>
      <text:p text:style-name="Text_20_body">The Mini Six and the Mini Six Bare Bones Edition trademarks and related logos and any derivative trademarks are designated as Product Identity (PI) and are properties of AntiPaladin Games. All rights reserved.</text:p>
      <text:p text:style-name="Text_20_body">Open Game Content: All game mechanics and material not covered under Product Identity (PI) above; OpenD6 trademark and OpenD6 logo.</text:p>
      <text:p text:style-name="Text_20_body">This is the end of the Open Game License.</text:p>
      <text:p text:style-name="Text_20_body">If you would like to use the Mini Six trademark or logo beyond the scope of fair use, please visit <text:a xlink:type="simple" xlink:href="http://www.antipaladingames.com/p/license.html" text:style-name="Internet_20_link" text:visited-style-name="Visited_20_Internet_20_Link"><text:span text:style-name="Definition">antipaladingames.com</text:span></text:a> for detai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5</text:page-number><text: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3.1$MacOSX_X86_64 LibreOffice_project/d7547858d014d4cf69878db179d326fc3483e082</meta:generator>
    <dc:title>Mimimal OpenD6 System Reference Document</dc:title>
    <dc:description/>
    <dc:subject/>
    <meta:keyword/>
    <meta:initial-creator/>
    <dc:creator>T. Kurt Bond</dc:creator>
    <meta:creation-date>2022-05-30T14:33:55Z</meta:creation-date>
    <dc:date>2022-05-30T10:34:17.084652421</dc:date>
    <meta:editing-duration>PT10S</meta:editing-duration>
    <meta:editing-cycles>1</meta:editing-cycles>
    <meta:document-statistic meta:table-count="21" meta:image-count="0" meta:object-count="0" meta:page-count="85" meta:paragraph-count="1730" meta:word-count="24782" meta:character-count="142519" meta:non-whitespace-character-count="119384"/>
  </office:meta>
</office:document-meta>
</file>